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1E293B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12" style:family="table-cell" style:parent-style-name="Comma_32_2_32_2" style:data-style-name="N3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Comma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Normal_32_2_32_2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Comma_32_2_32_2" style:data-style-name="N3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18.17687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8.60020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t_kerj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D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SPEKTO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EKRETARIAT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KRETARIAT DP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NA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kpd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unit_kerj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BIRO ORGANISASI DAN REFORMASI BIROKRAS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BIRO ADMINISTRASI PIMPI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BIRO PEREKONOMIAN DAN ADMINISTRASI PEMBANGU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BIRO UM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BIRO PENGADAAN BARANG/JAS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BIRO PEMERINTAHAN DAN KESEJAHTERAAN RAKY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BIRO HUK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SEKRETARIAT DPR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INSPEKTO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DAN PERENCANAAN PEMBANGUN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DAN PENDAPAT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DAN PENGELOLAAN KEUANGAN DAN ASET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DAN KEPEGAWAI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DAN PENGEMBANGAN SUMBER DAYA MANUSIA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ADAN PENGHUBU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NAS PENDIDIKAN DAN KEBUDAYA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NAS KESEHAT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NAS PEKERJAAN UMUM DAN TATA RUANG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INAS PERUMAHAN RAKYAT DAN KAWASAN PERMUKIM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INAS LINGKUNGAN HIDUP DAN KEHUT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INAS SOSI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INAS TENAGA KERJA DAN TRANSMIGRA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TUAN POLISI PAMONG PRAJ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INAS PEMBERDAYAAN PEREMPUAN, PERLINDUNGAN ANAK, KEPENDUDUKAN DAN KELUARGA BERENCA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INAS PEMBERDAYAAN MASYARAKAT DAN DES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INAS PERHUBU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INAS KOMUNIKASI, INFORMATIKA, STATISTIK DAN PERSANDI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INAS KOPERASI, USAHA KECIL DAN MENENGAH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INAS PELAYANAN TERPADU SATU PINTU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NAS KEPEMUDAAN DAN OLAHRAG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INAS PERPUSTAKAAN DAN ARSIP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NAS KELAUTAN DAN PERIK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NAS PARIWISAT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NAS PERTANI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NAS KETAHANAN PA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NAS ENERGI DAN SUMBER DAYA MINER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NAS PERINDUSTRIAN DAN PERDAGANG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jabatan" table:style-name="ta2">
        <table:table-column table:style-name="co1" table:default-cell-style-name="ce1"/>
        <table:table-column table:style-name="co5" table:default-cell-style-name="ce3"/>
        <table:table-column table:style-name="co6" table:default-cell-style-name="ce3"/>
        <table:table-column table:style-name="co1" table:number-columns-repeated="16381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3">
            <text:p>kode</text:p>
          </table:table-cell>
          <table:table-cell office:value-type="string" table:style-name="ce3">
            <text:p>nama</text:p>
          </table:table-cell>
          <table:table-cell office:value-type="string" table:style-name="ce1">
            <text:p>id_skpd</text:p>
          </table:table-cell>
          <table:table-cell office:value-type="string" table:style-name="ce1">
            <text:p>induk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">
            <text:p>A.1</text:p>
          </table:table-cell>
          <table:table-cell office:value-type="string" table:style-name="ce3">
            <text:p>KEPALA BIRO ORGANISASI DAN REFORMASI BIROKRASI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A.1.4</text:p>
          </table:table-cell>
          <table:table-cell office:value-type="string" table:style-name="ce3">
            <text:p>ARSIPARIS PELAKS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">
            <text:p>A.1.5</text:p>
          </table:table-cell>
          <table:table-cell office:value-type="string" table:style-name="ce3">
            <text:p>ARSIPARIS PELAKSANA LANJUT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A.1.6</text:p>
          </table:table-cell>
          <table:table-cell office:value-type="string" table:style-name="ce3">
            <text:p>ARSIPARIS PENYEL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5">
            <text:p>A.1.7</text:p>
          </table:table-cell>
          <table:table-cell office:value-type="string" table:style-name="ce3">
            <text:p>ARSIPARIS PERTA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">
            <text:p>A.1.8</text:p>
          </table:table-cell>
          <table:table-cell office:value-type="string" table:style-name="ce3">
            <text:p>ARSIPARIS MU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5">
            <text:p>A.1.9</text:p>
          </table:table-cell>
          <table:table-cell office:value-type="string" table:style-name="ce3">
            <text:p>ANALIS KEBIJAKAN AHLI PERTA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5">
            <text:p>A.1.10</text:p>
          </table:table-cell>
          <table:table-cell office:value-type="string" table:style-name="ce3">
            <text:p>ANALIS KEBIJAKAN AHLI MU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5">
            <text:p>A.1.11</text:p>
          </table:table-cell>
          <table:table-cell office:value-type="string" table:style-name="ce3">
            <text:p>ANALIS KEBIJAKAN AHLI MADY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5">
            <text:p>A.1.12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5">
            <text:p>A.1.13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5">
            <text:p>A.1.14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5">
            <text:p>A.1.15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5">
            <text:p>A.1.16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5">
            <text:p>A.1.17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5">
            <text:p>A.1.18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5">
            <text:p>A.1.19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4">
            <text:p>A.1.1</text:p>
          </table:table-cell>
          <table:table-cell office:value-type="string" table:style-name="ce3">
            <text:p>KEPALA BAGIAN KELEMBAGAAN DAN ANALISA JABAT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3">
            <text:p>A.1.1.1.1</text:p>
          </table:table-cell>
          <table:table-cell office:value-type="string" table:style-name="ce3">
            <text:p>ANALIS KOMPETENSI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3">
            <text:p>A.1.1.1.2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3">
            <text:p>A.1.1.1.3</text:p>
          </table:table-cell>
          <table:table-cell office:value-type="string" table:style-name="ce3">
            <text:p>ANALIS JABAT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3">
            <text:p>A.1.1.1.4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3">
            <text:p>A.1.1.1.5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3">
            <text:p>A.1.1.1.6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3">
            <text:p>A.1.1.1.7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3">
            <text:p>A.1.1.1.8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3">
            <text:p>A.1.1.1.9</text:p>
          </table:table-cell>
          <table:table-cell office:value-type="string" table:style-name="ce3">
            <text:p>ANALIS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3">
            <text:p>A.1.1.1.10</text:p>
          </table:table-cell>
          <table:table-cell office:value-type="string" table:style-name="ce3">
            <text:p>PENGOLAH DATA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3">
            <text:p>A.1.1.1.11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3">
            <text:p>A.1.1.1.12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3">
            <text:p>A.1.1.1.13</text:p>
          </table:table-cell>
          <table:table-cell office:value-type="string" table:style-name="ce3">
            <text:p>ANALIS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3">
            <text:p>A.1.1.1.14</text:p>
          </table:table-cell>
          <table:table-cell office:value-type="string" table:style-name="ce3">
            <text:p>PENGOLAH DATA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4">
            <text:p>A.1.2</text:p>
          </table:table-cell>
          <table:table-cell office:value-type="string" table:style-name="ce3">
            <text:p>KEPALA BAGIAN REFORMASI BIROKRASI DAN AKUNBILITAS KINERJ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5">
            <text:p>A.1.2.1.1</text:p>
          </table:table-cell>
          <table:table-cell office:value-type="string" table:style-name="ce3">
            <text:p>ANALIS AKUNTABILITAS KINERJ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5">
            <text:p>A.1.2.1.2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5">
            <text:p>A.1.2.1.3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5">
            <text:p>A.1.2.1.4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5">
            <text:p>A.1.2.1.5</text:p>
          </table:table-cell>
          <table:table-cell office:value-type="string" table:style-name="ce3">
            <text:p>ANALIS LAPORAN AKUNTABILITAS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5">
            <text:p>A.1.2.1.6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5">
            <text:p>A.1.2.1.7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5">
            <text:p>A.1.2.1.8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5">
            <text:p>A.1.2.1.9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5">
            <text:p>A.1.2.1.10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5">
            <text:p>A.1.2.1.11</text:p>
          </table:table-cell>
          <table:table-cell office:value-type="string" table:style-name="ce3">
            <text:p>ANALIS KINERJ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5">
            <text:p>A.1.2.1.12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5">
            <text:p>A.1.2.1.1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4">
            <text:p>A.1.3</text:p>
          </table:table-cell>
          <table:table-cell office:value-type="string" table:style-name="ce3">
            <text:p>KEPALA BAGIAN TATA LAKS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5">
            <text:p>A.1.3.1.16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5">
            <text:p>A.1.3.1.17</text:p>
          </table:table-cell>
          <table:table-cell office:value-type="string" table:style-name="ce3">
            <text:p>ANALISIS TATA LAKSAN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5">
            <text:p>A.1.3.1.18</text:p>
          </table:table-cell>
          <table:table-cell office:value-type="string" table:style-name="ce3">
            <text:p>PENGELOLA DATA TATA ORGANISASI DAN TATA LAKSAN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5">
            <text:p>A.1.3.1.19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5">
            <text:p>A.1.3.1.20</text:p>
          </table:table-cell>
          <table:table-cell office:value-type="string" table:style-name="ce3">
            <text:p>ANALIS PELAYANAN PUBLIK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5">
            <text:p>A.1.3.1.21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5">
            <text:p>A.1.3.1.22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5">
            <text:p>A.1.3.1.2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4">
            <text:p>A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5">
            <text:p>A.1.3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5">
            <text:p>A.1.3.1.2</text:p>
          </table:table-cell>
          <table:table-cell office:value-type="string" table:style-name="ce3">
            <text:p>VERIVIKATOR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5">
            <text:p>A.1.3.1.3</text:p>
          </table:table-cell>
          <table:table-cell office:value-type="string" table:style-name="ce3">
            <text:p>PENGELOLA AKUNTANS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5">
            <text:p>A.1.3.1.4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5">
            <text:p>A.1.3.1.5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5">
            <text:p>A.1.3.1.6</text:p>
          </table:table-cell>
          <table:table-cell office:value-type="string" table:style-name="ce3">
            <text:p>PENGADMINISTRASI KEPEGAWAI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5">
            <text:p>A.1.3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5">
            <text:p>A.1.3.1.8</text:p>
          </table:table-cell>
          <table:table-cell office:value-type="string" table:style-name="ce3">
            <text:p>PENGADMINISTRASI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5">
            <text:p>A.1.3.1.9</text:p>
          </table:table-cell>
          <table:table-cell office:value-type="string" table:style-name="ce3">
            <text:p>PENGELOLA KEPEGAWAI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5">
            <text:p>A.1.3.1.10</text:p>
          </table:table-cell>
          <table:table-cell office:value-type="string" table:style-name="ce3">
            <text:p>PENGELOLA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5">
            <text:p>A.1.3.1.11</text:p>
          </table:table-cell>
          <table:table-cell office:value-type="string" table:style-name="ce3">
            <text:p>PRAMU BAKT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5">
            <text:p>A.1.3.1.12</text:p>
          </table:table-cell>
          <table:table-cell office:value-type="string" table:style-name="ce3">
            <text:p>BENDAHARA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5">
            <text:p>A.1.3.1.1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5">
            <text:p>A.1.3.1.14</text:p>
          </table:table-cell>
          <table:table-cell office:value-type="string" table:style-name="ce3">
            <text:p>SEKRETARIS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5">
            <text:p>A.1.3.1.15</text:p>
          </table:table-cell>
          <table:table-cell office:value-type="string" table:style-name="ce3">
            <text:p>PENGELOLA KEGIATAN DAN ANGGAR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4">
            <text:p>B.1</text:p>
          </table:table-cell>
          <table:table-cell office:value-type="string" table:style-name="ce3">
            <text:p>KEPALA BIRO ADMINISTRASI PIMPINAN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5">
            <text:p>B.1.4</text:p>
          </table:table-cell>
          <table:table-cell office:value-type="string" table:style-name="ce3">
            <text:p>ARSIPARIS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5">
            <text:p>B.1.5</text:p>
          </table:table-cell>
          <table:table-cell office:value-type="string" table:style-name="ce3">
            <text:p>ARSIPARIS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5">
            <text:p>B.1.6</text:p>
          </table:table-cell>
          <table:table-cell office:value-type="string" table:style-name="ce3">
            <text:p>ARSIPARIS PELAKSAN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5">
            <text:p>B.1.7</text:p>
          </table:table-cell>
          <table:table-cell office:value-type="string" table:style-name="ce3">
            <text:p>ARSIPARIS PELAKSANA LANJUT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5">
            <text:p>B.1.8</text:p>
          </table:table-cell>
          <table:table-cell office:value-type="string" table:style-name="ce3">
            <text:p>ARSIPARIS PENYELI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5">
            <text:p>B.1.9</text:p>
          </table:table-cell>
          <table:table-cell office:value-type="string" table:style-name="ce3">
            <text:p>ANALIS KEBIJAKAN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5">
            <text:p>B.1.10</text:p>
          </table:table-cell>
          <table:table-cell office:value-type="string" table:style-name="ce3">
            <text:p>ANALIS KEBIJAKAN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5">
            <text:p>B.1.11</text:p>
          </table:table-cell>
          <table:table-cell office:value-type="string" table:style-name="ce3">
            <text:p>ANALIS KEBIJAKAN MADY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5">
            <text:p>B.1.12</text:p>
          </table:table-cell>
          <table:table-cell office:value-type="string" table:style-name="ce3">
            <text:p>ANALIS KEPEGAWAIAN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5">
            <text:p>B.1.13</text:p>
          </table:table-cell>
          <table:table-cell office:value-type="string" table:style-name="ce3">
            <text:p>ANALIS KEPEGAWAIAN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5">
            <text:p>B.1.14</text:p>
          </table:table-cell>
          <table:table-cell office:value-type="string" table:style-name="ce3">
            <text:p>ANALIS KEPEGAWAIAN MADY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5">
            <text:p>B.1.15</text:p>
          </table:table-cell>
          <table:table-cell office:value-type="string" table:style-name="ce3">
            <text:p>PERENCAN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5">
            <text:p>B.1.16</text:p>
          </table:table-cell>
          <table:table-cell office:value-type="string" table:style-name="ce3">
            <text:p>ANALIS KEPEGAWAI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5">
            <text:p>B.1.17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5">
            <text:p>B.1.18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5">
            <text:p>B.1.19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5">
            <text:p>B.1.20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5">
            <text:p>B.1.21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5">
            <text:p>B.1.22</text:p>
          </table:table-cell>
          <table:table-cell office:value-type="string" table:style-name="ce3">
            <text:p>PRANATA HUBUNGAN MASYARAKAT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4">
            <text:p>B.1.1</text:p>
          </table:table-cell>
          <table:table-cell office:value-type="string" table:style-name="ce3">
            <text:p>KEPALA BAGIAN MATERI DAN KOMUNIKASI PIMPIN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3">
            <text:p>B.1.1.1.1</text:p>
          </table:table-cell>
          <table:table-cell office:value-type="string" table:style-name="ce3">
            <text:p>PENYUSUN NASKAH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3">
            <text:p>B.1.1.1.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3">
            <text:p>B.1.1.1.3</text:p>
          </table:table-cell>
          <table:table-cell office:value-type="string" table:style-name="ce3">
            <text:p>OPERATOR KOMPUTER GRAFIS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3">
            <text:p>B.1.1.1.4</text:p>
          </table:table-cell>
          <table:table-cell office:value-type="string" table:style-name="ce3">
            <text:p>PENGELOLA TATA NASKAH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3">
            <text:p>B.1.1.1.5</text:p>
          </table:table-cell>
          <table:table-cell office:value-type="string" table:style-name="ce3">
            <text:p>PENGADMINISTRASI DATA PENYAJIAN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3">
            <text:p>B.1.1.1.6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7">
            <text:p>B.1.1.1.7</text:p>
          </table:table-cell>
          <table:table-cell office:value-type="string" table:style-name="ce3">
            <text:p>PENGELOLA DATA HUBUNGAN MASYARAKAT DAN RUMAH TANGG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3">
            <text:p>B.1.1.1.8</text:p>
          </table:table-cell>
          <table:table-cell office:value-type="string" table:style-name="ce3">
            <text:p>PENGELOLA LAYANAN KEHUMASAN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3">
            <text:p>B.1.1.1.9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3">
            <text:p>B.1.1.1.10</text:p>
          </table:table-cell>
          <table:table-cell office:value-type="string" table:style-name="ce3">
            <text:p>ANALIS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3">
            <text:p>B.1.1.1.11</text:p>
          </table:table-cell>
          <table:table-cell office:value-type="string" table:style-name="ce3">
            <text:p>ANALIS BERIT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3">
            <text:p>B.1.1.1.12</text:p>
          </table:table-cell>
          <table:table-cell office:value-type="string" table:style-name="ce3">
            <text:p>ANALIS KONTEN MEDIA SOSIAL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3">
            <text:p>B.1.1.1.13</text:p>
          </table:table-cell>
          <table:table-cell office:value-type="string" table:style-name="ce3">
            <text:p>PERANCANG GRAFIS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3">
            <text:p>B.1.1.1.14</text:p>
          </table:table-cell>
          <table:table-cell office:value-type="string" table:style-name="ce3">
            <text:p>PENYUSUN BERITA DAN PENDAPAT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3">
            <text:p>B.1.1.1.15</text:p>
          </table:table-cell>
          <table:table-cell office:value-type="string" table:style-name="ce3">
            <text:p>REDAKTUR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3">
            <text:p>B.1.1.1.16</text:p>
          </table:table-cell>
          <table:table-cell office:value-type="string" table:style-name="ce3">
            <text:p>PENGELOLA MEDIA CETAK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3">
            <text:p>B.1.1.1.17</text:p>
          </table:table-cell>
          <table:table-cell office:value-type="string" table:style-name="ce3">
            <text:p>PENGOLAH INFORMASI MEDI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3">
            <text:p>B.1.1.1.18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3">
            <text:p>B.1.1.1.19</text:p>
          </table:table-cell>
          <table:table-cell office:value-type="string" table:style-name="ce3">
            <text:p>PENGELOLA PENGADUAN PUBLIK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3">
            <text:p>B.1.1.1.20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3">
            <text:p>B.1.1.1.21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3">
            <text:p>B.1.1.1.22</text:p>
          </table:table-cell>
          <table:table-cell office:value-type="string" table:style-name="ce3">
            <text:p>PENGELOLA DOKUMENT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3">
            <text:p>B.1.1.1.23</text:p>
          </table:table-cell>
          <table:table-cell office:value-type="string" table:style-name="ce3">
            <text:p>PENGOLAH KONTEN MEDIA SOSIAL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3">
            <text:p>B.1.1.1.24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3">
            <text:p>B.1.1.1.25</text:p>
          </table:table-cell>
          <table:table-cell office:value-type="string" table:style-name="ce3">
            <text:p>PENATA LIPUTAN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4">
            <text:p>B.1.2</text:p>
          </table:table-cell>
          <table:table-cell office:value-type="string" table:style-name="ce3">
            <text:p>KEPALA BAGIAN PROTOKOL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5">
            <text:p>B.1.2.1.1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5">
            <text:p>B.1.2.1.2</text:p>
          </table:table-cell>
          <table:table-cell office:value-type="string" table:style-name="ce3">
            <text:p>PETUGA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5">
            <text:p>B.1.2.1.3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5">
            <text:p>B.1.2.1.4</text:p>
          </table:table-cell>
          <table:table-cell office:value-type="string" table:style-name="ce3">
            <text:p>ANALISI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5">
            <text:p>B.1.2.1.5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5">
            <text:p>B.1.2.1.6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5">
            <text:p>B.1.2.1.7</text:p>
          </table:table-cell>
          <table:table-cell office:value-type="string" table:style-name="ce3">
            <text:p>PETUGA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5">
            <text:p>B.1.2.1.8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5">
            <text:p>B.1.2.1.9</text:p>
          </table:table-cell>
          <table:table-cell office:value-type="string" table:style-name="ce3">
            <text:p>PENYUSUN BAHAN KEBIJAK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5">
            <text:p>B.1.2.1.10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5">
            <text:p>B.1.2.1.11</text:p>
          </table:table-cell>
          <table:table-cell office:value-type="string" table:style-name="ce3">
            <text:p>PRANATA JAMU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5">
            <text:p>B.1.2.1.1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5">
            <text:p>B.1.2.1.13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5">
            <text:p>B.1.2.1.14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5">
            <text:p>B.1.2.1.15</text:p>
          </table:table-cell>
          <table:table-cell office:value-type="string" table:style-name="ce3">
            <text:p>PENYUSUN BAHAN KEBIJAK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5">
            <text:p>B.1.2.1.16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5">
            <text:p>B.1.2.1.17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5">
            <text:p>B.1.2.1.18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4">
            <text:p>B.1.3</text:p>
          </table:table-cell>
          <table:table-cell office:value-type="string" table:style-name="ce3">
            <text:p>KEPALA BAGIAN PERENCANAAN, EVALUASI, PELAPORAN DAN KEPEGAWAIAN SEKRETARIAT DAERAH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5">
            <text:p>B.1.3.1.17</text:p>
          </table:table-cell>
          <table:table-cell office:value-type="string" table:style-name="ce3">
            <text:p>PENYUSUN PROGRAM, ANGGARAN DAN PELAPOR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5">
            <text:p>B.1.3.1.18</text:p>
          </table:table-cell>
          <table:table-cell office:value-type="string" table:style-name="ce3">
            <text:p>PENGELOLA PELAPORAN DAN EVALUASI PELAKSANAAN APBD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5">
            <text:p>B.1.3.1.19</text:p>
          </table:table-cell>
          <table:table-cell office:value-type="string" table:style-name="ce3">
            <text:p>PENGELOLA KEGIATAN DAN ANGGAR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5">
            <text:p>B.1.3.1.20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5">
            <text:p>B.1.3.1.21</text:p>
          </table:table-cell>
          <table:table-cell office:value-type="string" table:style-name="ce3">
            <text:p>ANALIS PERENCANA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5">
            <text:p>B.1.3.1.2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5">
            <text:p>B.1.3.1.23</text:p>
          </table:table-cell>
          <table:table-cell office:value-type="string" table:style-name="ce3">
            <text:p>PENGELOLA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5">
            <text:p>B.1.3.1.24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5">
            <text:p>B.1.3.1.25</text:p>
          </table:table-cell>
          <table:table-cell office:value-type="string" table:style-name="ce3">
            <text:p>PENGADMINISTRASI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5">
            <text:p>B.1.3.1.26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4">
            <text:p>B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5">
            <text:p>B.1.3.1.1</text:p>
          </table:table-cell>
          <table:table-cell office:value-type="string" table:style-name="ce3">
            <text:p>BENDAHARA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5">
            <text:p>B.1.3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5">
            <text:p>B.1.3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5">
            <text:p>B.1.3.1.4</text:p>
          </table:table-cell>
          <table:table-cell office:value-type="string" table:style-name="ce3">
            <text:p>VERIVIKATOR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5">
            <text:p>B.1.3.1.5</text:p>
          </table:table-cell>
          <table:table-cell office:value-type="string" table:style-name="ce3">
            <text:p>PENGELOLA AKUNTANS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5">
            <text:p>B.1.3.1.6</text:p>
          </table:table-cell>
          <table:table-cell office:value-type="string" table:style-name="ce3">
            <text:p>PENGOLAH DATA APLIKASI PENGELOLAAN DATA SISTEM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5">
            <text:p>B.1.3.1.7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5">
            <text:p>B.1.3.1.8</text:p>
          </table:table-cell>
          <table:table-cell office:value-type="string" table:style-name="ce3">
            <text:p>SEKRETARIS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5">
            <text:p>B.1.3.1.9</text:p>
          </table:table-cell>
          <table:table-cell office:value-type="string" table:style-name="ce3">
            <text:p>PENGELOLA KEPEGAWAI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5">
            <text:p>B.1.3.1.10</text:p>
          </table:table-cell>
          <table:table-cell office:value-type="string" table:style-name="ce3">
            <text:p>PENGELOLA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5">
            <text:p>B.1.3.1.11</text:p>
          </table:table-cell>
          <table:table-cell office:value-type="string" table:style-name="ce3">
            <text:p>PENGADMINISTRASI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5">
            <text:p>B.1.3.1.12</text:p>
          </table:table-cell>
          <table:table-cell office:value-type="string" table:style-name="ce3">
            <text:p>PENGADMINISTRASI KEPEGAWAI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5">
            <text:p>B.1.3.1.13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5">
            <text:p>B.1.3.1.14</text:p>
          </table:table-cell>
          <table:table-cell office:value-type="string" table:style-name="ce3">
            <text:p>PRAMU BAKT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5">
            <text:p>B.1.3.1.15</text:p>
          </table:table-cell>
          <table:table-cell office:value-type="string" table:style-name="ce3">
            <text:p>PENGELOLA SITUS ATAU WEB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5">
            <text:p>B.1.3.1.16</text:p>
          </table:table-cell>
          <table:table-cell office:value-type="string" table:style-name="ce3">
            <text:p>PENYUSUN PROGRAM, ANGGARAN DAN PELAPOR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4">
            <text:p>D.1</text:p>
          </table:table-cell>
          <table:table-cell office:value-type="string" table:style-name="ce3">
            <text:p>KEPALA BIRO PEREKONOMIAN DAN ADMINISTRASI PEMBANGUNAN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5">
            <text:p>D.1.1</text:p>
          </table:table-cell>
          <table:table-cell office:value-type="string" table:style-name="ce3">
            <text:p>ARSIPARIS PELAKSAN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5">
            <text:p>D.1.2</text:p>
          </table:table-cell>
          <table:table-cell office:value-type="string" table:style-name="ce3">
            <text:p>ARSIPARIS PELAKSANA LANJUT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5">
            <text:p>D.1.3</text:p>
          </table:table-cell>
          <table:table-cell office:value-type="string" table:style-name="ce3">
            <text:p>ARSIPARIS PENYELI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5">
            <text:p>D.1.4</text:p>
          </table:table-cell>
          <table:table-cell office:value-type="string" table:style-name="ce3">
            <text:p>ARSIPARIS PERTAM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5">
            <text:p>D.1.5</text:p>
          </table:table-cell>
          <table:table-cell office:value-type="string" table:style-name="ce3">
            <text:p>ARSIPARIS MUD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5">
            <text:p>D.1.6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5">
            <text:p>D.1.7</text:p>
          </table:table-cell>
          <table:table-cell office:value-type="string" table:style-name="ce3">
            <text:p>ANALIS DATA BLU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5">
            <text:p>D.1.8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5">
            <text:p>D.1.9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5">
            <text:p>D.1.10</text:p>
          </table:table-cell>
          <table:table-cell office:value-type="string" table:style-name="ce3">
            <text:p>PENELAAH PERKEMBANGAN BUMD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5">
            <text:p>D.1.11</text:p>
          </table:table-cell>
          <table:table-cell office:value-type="string" table:style-name="ce3">
            <text:p>PENGELOLA PEMBINAAN DAN PENGEMBANGAN PEREKONOM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5">
            <text:p>D.1.1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5">
            <text:p>D.1.13</text:p>
          </table:table-cell>
          <table:table-cell office:value-type="string" table:style-name="ce3">
            <text:p>ANALIS PARIWIS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5">
            <text:p>D.1.14</text:p>
          </table:table-cell>
          <table:table-cell office:value-type="string" table:style-name="ce3">
            <text:p>ANALIS EKONOMI KREATIF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5">
            <text:p>D.1.15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5">
            <text:p>D.1.16</text:p>
          </table:table-cell>
          <table:table-cell office:value-type="string" table:style-name="ce3">
            <text:p>ANALIS TENAGA KERJ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5">
            <text:p>D.1.17</text:p>
          </table:table-cell>
          <table:table-cell office:value-type="string" table:style-name="ce3">
            <text:p>ANALIS PERDAG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5">
            <text:p>D.1.18</text:p>
          </table:table-cell>
          <table:table-cell office:value-type="string" table:style-name="ce3">
            <text:p>ANALIS KOPERAS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5">
            <text:p>D.1.19</text:p>
          </table:table-cell>
          <table:table-cell office:value-type="string" table:style-name="ce3">
            <text:p>ANALIS INDUSTR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5">
            <text:p>D.1.20</text:p>
          </table:table-cell>
          <table:table-cell office:value-type="string" table:style-name="ce3">
            <text:p>PRANATA KETRANSMIGRAS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5">
            <text:p>D.1.21</text:p>
          </table:table-cell>
          <table:table-cell office:value-type="string" table:style-name="ce3">
            <text:p>PENGELOLA PERINDUSTRIAN, PERDAGANGAN DAN BADAN USAHA DAERAH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5">
            <text:p>D.1.22</text:p>
          </table:table-cell>
          <table:table-cell office:value-type="string" table:style-name="ce3">
            <text:p>PENGELOLA PERMODALAN KOPERASI DAN USAHA KECIL, MIKRO DAN MENENGAH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5">
            <text:p>D.1.2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5">
            <text:p>D.1.24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5">
            <text:p>D.1.25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5">
            <text:p>D.1.26</text:p>
          </table:table-cell>
          <table:table-cell office:value-type="string" table:style-name="ce3">
            <text:p>ANALIS P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5">
            <text:p>D.1.27</text:p>
          </table:table-cell>
          <table:table-cell office:value-type="string" table:style-name="ce3">
            <text:p>ANALIS INFORMASI HASIL PERTAN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5">
            <text:p>D.1.28</text:p>
          </table:table-cell>
          <table:table-cell office:value-type="string" table:style-name="ce3">
            <text:p>ANALIS LINGKUNGAN HIDUP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5">
            <text:p>D.1.29</text:p>
          </table:table-cell>
          <table:table-cell office:value-type="string" table:style-name="ce3">
            <text:p>ANALIS KELAUTAN DAN PERIKA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5">
            <text:p>D.1.30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5">
            <text:p>D.1.31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5">
            <text:p>D.1.3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5">
            <text:p>D.1.3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5">
            <text:p>D.1.34</text:p>
          </table:table-cell>
          <table:table-cell office:value-type="string" table:style-name="ce3">
            <text:p>PENGELOLA PENGA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5">
            <text:p>D.1.35</text:p>
          </table:table-cell>
          <table:table-cell office:value-type="string" table:style-name="ce3">
            <text:p>PENYUSUN RENCANA PENGAWAS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5">
            <text:p>D.1.36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5">
            <text:p>D.1.37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5">
            <text:p>D.1.38</text:p>
          </table:table-cell>
          <table:table-cell office:value-type="string" table:style-name="ce3">
            <text:p>PENGELOLA LAPORAN DAN EVALUASI PELAKSANAAN DANA ALOKASI UMUM DAN BANTUAN KEU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5">
            <text:p>D.1.39</text:p>
          </table:table-cell>
          <table:table-cell office:value-type="string" table:style-name="ce3">
            <text:p>PENGELOLA PENGE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5">
            <text:p>D.1.40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5">
            <text:p>D.1.41</text:p>
          </table:table-cell>
          <table:table-cell office:value-type="string" table:style-name="ce3">
            <text:p>PENGELOLA PENGE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5">
            <text:p>D.1.42</text:p>
          </table:table-cell>
          <table:table-cell office:value-type="string" table:style-name="ce3">
            <text:p>PENYUSUN RENCANA PENGAWAS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5">
            <text:p>D.1.4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5">
            <text:p>D.1.44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5">
            <text:p>D.1.45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5">
            <text:p>D.1.46</text:p>
          </table:table-cell>
          <table:table-cell office:value-type="string" table:style-name="ce3">
            <text:p>ANALIS DATA DAN INFORMAS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5">
            <text:p>D.1.47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5">
            <text:p>D.1.48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5">
            <text:p>D.1.49</text:p>
          </table:table-cell>
          <table:table-cell office:value-type="string" table:style-name="ce3">
            <text:p>ANALIS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5">
            <text:p>D.1.50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5">
            <text:p>D.1.51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5">
            <text:p>D.1.5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5">
            <text:p>D.1.53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5">
            <text:p>D.1.54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5">
            <text:p>D.1.55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5">
            <text:p>D.1.56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5">
            <text:p>D.1.57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5">
            <text:p>D.1.58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5">
            <text:p>D.1.59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5">
            <text:p>D.1.60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5">
            <text:p>D.1.61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5">
            <text:p>D.1.62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5">
            <text:p>D.1.63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4">
            <text:p>D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3">
            <text:p>D.1.1.1.1</text:p>
          </table:table-cell>
          <table:table-cell office:value-type="string" table:style-name="ce3">
            <text:p>PENGELOLA AKUNTANS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3">
            <text:p>D.1.1.1.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3">
            <text:p>D.1.1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3">
            <text:p>D.1.1.1.4</text:p>
          </table:table-cell>
          <table:table-cell office:value-type="string" table:style-name="ce3">
            <text:p>PENGELOLA BARANG MILIK NEGARA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3">
            <text:p>D.1.1.1.5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5">
            <text:p>D.1.1.1.6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3">
            <text:p>D.1.1.1.7</text:p>
          </table:table-cell>
          <table:table-cell office:value-type="string" table:style-name="ce3">
            <text:p>PRAMU BAKT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3">
            <text:p>D.1.1.1.8</text:p>
          </table:table-cell>
          <table:table-cell office:value-type="string" table:style-name="ce3">
            <text:p>SEKRETARIS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3">
            <text:p>D.1.1.1.9</text:p>
          </table:table-cell>
          <table:table-cell office:value-type="string" table:style-name="ce3">
            <text:p>PENGELOLA KEPEGAWAI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3">
            <text:p>D.1.1.1.1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3">
            <text:p>D.1.1.1.11</text:p>
          </table:table-cell>
          <table:table-cell office:value-type="string" table:style-name="ce3">
            <text:p>BENDAHARA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3">
            <text:p>D.1.1.1.12</text:p>
          </table:table-cell>
          <table:table-cell office:value-type="string" table:style-name="ce3">
            <text:p>PENGADMINISTRASI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3">
            <text:p>D.1.1.1.13</text:p>
          </table:table-cell>
          <table:table-cell office:value-type="string" table:style-name="ce3">
            <text:p>PENGELOLA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3">
            <text:p>D.1.1.1.14</text:p>
          </table:table-cell>
          <table:table-cell office:value-type="string" table:style-name="ce3">
            <text:p>PENGADMINISTRASI KEPEGAWAI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3">
            <text:p>D.1.1.1.15</text:p>
          </table:table-cell>
          <table:table-cell office:value-type="string" table:style-name="ce3">
            <text:p>VERIFIKATOR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4">
            <text:p>C.1</text:p>
          </table:table-cell>
          <table:table-cell office:value-type="string" table:style-name="ce3">
            <text:p>KEPALA BIRO UMUM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5">
            <text:p>C.1.4</text:p>
          </table:table-cell>
          <table:table-cell office:value-type="string" table:style-name="ce3">
            <text:p>ARSIPARIS PELAKSAN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5">
            <text:p>C.1.5</text:p>
          </table:table-cell>
          <table:table-cell office:value-type="string" table:style-name="ce3">
            <text:p>ARSIPARIS PELAKSANA LANJUT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5">
            <text:p>C.1.6</text:p>
          </table:table-cell>
          <table:table-cell office:value-type="string" table:style-name="ce3">
            <text:p>ARSIPARIS PENYELI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5">
            <text:p>C.1.7</text:p>
          </table:table-cell>
          <table:table-cell office:value-type="string" table:style-name="ce3">
            <text:p>ARSIPARIS MUD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5">
            <text:p>C.1.8</text:p>
          </table:table-cell>
          <table:table-cell office:value-type="string" table:style-name="ce3">
            <text:p>ARSIPARIS PERTAM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5">
            <text:p>C.1.9</text:p>
          </table:table-cell>
          <table:table-cell office:value-type="string" table:style-name="ce3">
            <text:p>PUSTAKAWAN PELAKSAN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5">
            <text:p>C.1.10</text:p>
          </table:table-cell>
          <table:table-cell office:value-type="string" table:style-name="ce3">
            <text:p>PUSTAKAWAN PELAKSANA LANJUT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5">
            <text:p>C.1.11</text:p>
          </table:table-cell>
          <table:table-cell office:value-type="string" table:style-name="ce3">
            <text:p>PUSTAKAWAN PENYELI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5">
            <text:p>C.1.12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5">
            <text:p>C.1.13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5">
            <text:p>C.1.14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5">
            <text:p>C.1.15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5">
            <text:p>C.1.16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5">
            <text:p>C.1.17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string" table:style-name="ce5">
            <text:p>C.1.18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string" table:style-name="ce5">
            <text:p>C.1.19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4">
            <text:p>C.1.1</text:p>
          </table:table-cell>
          <table:table-cell office:value-type="string" table:style-name="ce3">
            <text:p>KEPALA BAGIAN PENGELOLAAN BARANG MILIK DAERAH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3">
            <text:p>C.1.1.1.1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3">
            <text:p>C.1.1.1.2</text:p>
          </table:table-cell>
          <table:table-cell office:value-type="string" table:style-name="ce3">
            <text:p>VERIVIKATOR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3">
            <text:p>C.1.1.1.3</text:p>
          </table:table-cell>
          <table:table-cell office:value-type="string" table:style-name="ce3">
            <text:p>PENGELOLA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3">
            <text:p>C.1.1.1.4</text:p>
          </table:table-cell>
          <table:table-cell office:value-type="string" table:style-name="ce3">
            <text:p>PENGELOLA GAJ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3">
            <text:p>C.1.1.1.5</text:p>
          </table:table-cell>
          <table:table-cell office:value-type="string" table:style-name="ce3">
            <text:p>PENGELOLA PERJALANAN DINAS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3">
            <text:p>C.1.1.1.6</text:p>
          </table:table-cell>
          <table:table-cell office:value-type="string" table:style-name="ce3">
            <text:p>PENGOLAH DAFTAR GAJ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string" table:style-name="ce3">
            <text:p>C.1.1.1.7</text:p>
          </table:table-cell>
          <table:table-cell office:value-type="string" table:style-name="ce3">
            <text:p>BENDAHAR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3">
            <text:p>C.1.1.1.8</text:p>
          </table:table-cell>
          <table:table-cell office:value-type="string" table:style-name="ce3">
            <text:p>PENGELOLA BARANG MILIK NEGAR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3">
            <text:p>C.1.1.1.9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3">
            <text:p>C.1.1.1.10</text:p>
          </table:table-cell>
          <table:table-cell office:value-type="string" table:style-name="ce3">
            <text:p>PENYUSUN LAPORAN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3">
            <text:p>C.1.1.1.11</text:p>
          </table:table-cell>
          <table:table-cell office:value-type="string" table:style-name="ce3">
            <text:p>PENGELOLA AKUNTANS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3">
            <text:p>C.1.1.1.12</text:p>
          </table:table-cell>
          <table:table-cell office:value-type="string" table:style-name="ce3">
            <text:p>PENYUSUN KEBUTUHAN BARANG INVENTARIS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3">
            <text:p>C.1.1.1.13</text:p>
          </table:table-cell>
          <table:table-cell office:value-type="string" table:style-name="ce3">
            <text:p>PENGELOLA SARANA DAN PRASARANA KANTOR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3">
            <text:p>C.1.1.1.14</text:p>
          </table:table-cell>
          <table:table-cell office:value-type="string" table:style-name="ce3">
            <text:p>PENGELOLA BANGUNAN GEDUNG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string" table:style-name="ce3">
            <text:p>C.1.1.1.15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string" table:style-name="ce3">
            <text:p>C.1.1.1.16</text:p>
          </table:table-cell>
          <table:table-cell office:value-type="string" table:style-name="ce3">
            <text:p>PENYUSUN RENCANA PENGADAAN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3">
            <text:p>C.1.1.1.17</text:p>
          </table:table-cell>
          <table:table-cell office:value-type="string" table:style-name="ce3">
            <text:p>PENGADMINISTRASI PEMELIHARAAN GEDUNG KANTOR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string" table:style-name="ce3">
            <text:p>C.1.1.1.18</text:p>
          </table:table-cell>
          <table:table-cell office:value-type="string" table:style-name="ce3">
            <text:p>TEKNISI PEMELIHARAAN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string" table:style-name="ce4">
            <text:p>C.1.2</text:p>
          </table:table-cell>
          <table:table-cell office:value-type="string" table:style-name="ce3">
            <text:p>KEPALA BAGIAN RUMAH TANGGA PIMPIN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string" table:style-name="ce5">
            <text:p>C.1.2.1.1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string" table:style-name="ce5">
            <text:p>C.1.2.1.2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string" table:style-name="ce5">
            <text:p>C.1.2.1.3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string" table:style-name="ce5">
            <text:p>C.1.2.1.4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string" table:style-name="ce5">
            <text:p>C.1.2.1.5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string" table:style-name="ce5">
            <text:p>C.1.2.1.6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string" table:style-name="ce5">
            <text:p>C.1.2.1.7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string" table:style-name="ce5">
            <text:p>C.1.2.1.8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string" table:style-name="ce5">
            <text:p>C.1.2.1.9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string" table:style-name="ce5">
            <text:p>C.1.2.1.10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string" table:style-name="ce5">
            <text:p>C.1.2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string" table:style-name="ce5">
            <text:p>C.1.2.1.12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string" table:style-name="ce5">
            <text:p>C.1.2.1.13</text:p>
          </table:table-cell>
          <table:table-cell office:value-type="string" table:style-name="ce3">
            <text:p>PRANATA JAMU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string" table:style-name="ce5">
            <text:p>C.1.2.1.14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string" table:style-name="ce5">
            <text:p>C.1.2.1.15</text:p>
          </table:table-cell>
          <table:table-cell office:value-type="string" table:style-name="ce3">
            <text:p>PRAMU BAKTI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string" table:style-name="ce4">
            <text:p>C.1.3</text:p>
          </table:table-cell>
          <table:table-cell office:value-type="string" table:style-name="ce3">
            <text:p>KEPALA BAGIAN UMUM DAN KEUANG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string" table:style-name="ce5">
            <text:p>C.1.3.1.19</text:p>
          </table:table-cell>
          <table:table-cell office:value-type="string" table:style-name="ce3">
            <text:p>PENATA KENDARAAN DINAS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string" table:style-name="ce5">
            <text:p>C.1.3.1.20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5">
            <text:p>C.1.3.1.21</text:p>
          </table:table-cell>
          <table:table-cell office:value-type="string" table:style-name="ce3">
            <text:p>PENGELOLA KENDARA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5">
            <text:p>C.1.3.1.22</text:p>
          </table:table-cell>
          <table:table-cell office:value-type="string" table:style-name="ce3">
            <text:p>TEKNISI PERALATAN DAN MESI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string" table:style-name="ce5">
            <text:p>C.1.3.1.23</text:p>
          </table:table-cell>
          <table:table-cell office:value-type="string" table:style-name="ce3">
            <text:p>PENGEMUDI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5">
            <text:p>C.1.3.1.24</text:p>
          </table:table-cell>
          <table:table-cell office:value-type="string" table:style-name="ce3">
            <text:p>PRANATA KEARSIP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5">
            <text:p>C.1.3.1.25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5">
            <text:p>C.1.3.1.26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5">
            <text:p>C.1.3.1.27</text:p>
          </table:table-cell>
          <table:table-cell office:value-type="string" table:style-name="ce3">
            <text:p>PENGADMINISTRASI PERSURAT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4">
            <text:p>C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5">
            <text:p>C.1.3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5">
            <text:p>C.1.3.1.2</text:p>
          </table:table-cell>
          <table:table-cell office:value-type="string" table:style-name="ce3">
            <text:p>PENGADMINISTRASI KEPEGAWAI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5">
            <text:p>C.1.3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5">
            <text:p>C.1.3.1.4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5">
            <text:p>C.1.3.1.5</text:p>
          </table:table-cell>
          <table:table-cell office:value-type="string" table:style-name="ce3">
            <text:p>PENGELOLA PERPUSTAKA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5">
            <text:p>C.1.3.1.6</text:p>
          </table:table-cell>
          <table:table-cell office:value-type="string" table:style-name="ce3">
            <text:p>PENGELOLA AKUNTANSI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5">
            <text:p>C.1.3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5">
            <text:p>C.1.3.1.8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5">
            <text:p>C.1.3.1.9</text:p>
          </table:table-cell>
          <table:table-cell office:value-type="string" table:style-name="ce3">
            <text:p>PENGELOLA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5">
            <text:p>C.1.3.1.10</text:p>
          </table:table-cell>
          <table:table-cell office:value-type="string" table:style-name="ce3">
            <text:p>PENGELOLA KEPEGAWAI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5">
            <text:p>C.1.3.1.11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string" table:style-name="ce5">
            <text:p>C.1.3.1.12</text:p>
          </table:table-cell>
          <table:table-cell office:value-type="string" table:style-name="ce3">
            <text:p>BENDAHARA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5">
            <text:p>C.1.3.1.13</text:p>
          </table:table-cell>
          <table:table-cell office:value-type="string" table:style-name="ce3">
            <text:p>VERIFIKATOR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5">
            <text:p>C.1.3.1.14</text:p>
          </table:table-cell>
          <table:table-cell office:value-type="string" table:style-name="ce3">
            <text:p>PENGELOLA KEGIATAN DAN ANGGAR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string" table:style-name="ce5">
            <text:p>C.1.3.1.15</text:p>
          </table:table-cell>
          <table:table-cell office:value-type="string" table:style-name="ce3">
            <text:p>PENGADMINISTRASI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string" table:style-name="ce5">
            <text:p>C.1.3.1.16</text:p>
          </table:table-cell>
          <table:table-cell office:value-type="string" table:style-name="ce3">
            <text:p>KOMANDAN PETUGAS KEAMAN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5">
            <text:p>C.1.3.1.17</text:p>
          </table:table-cell>
          <table:table-cell office:value-type="string" table:style-name="ce3">
            <text:p>PRANATA PASUKAN PENGAMANAN DALAM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string" table:style-name="ce5">
            <text:p>C.1.3.1.18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string" table:style-name="ce4">
            <text:p>E.1</text:p>
          </table:table-cell>
          <table:table-cell office:value-type="string" table:style-name="ce3">
            <text:p>KEPALA BIRO PENGADAAN BARANG/JASA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5">
            <text:p>E.1.4</text:p>
          </table:table-cell>
          <table:table-cell office:value-type="string" table:style-name="ce3">
            <text:p>ARSIPARIS PELAKSAN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string" table:style-name="ce5">
            <text:p>E.1.5</text:p>
          </table:table-cell>
          <table:table-cell office:value-type="string" table:style-name="ce3">
            <text:p>ARSIPARIS PERTAM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string" table:style-name="ce5">
            <text:p>E.1.6</text:p>
          </table:table-cell>
          <table:table-cell office:value-type="string" table:style-name="ce3">
            <text:p>ARSIPARIS PENYELI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string" table:style-name="ce5">
            <text:p>E.1.7</text:p>
          </table:table-cell>
          <table:table-cell office:value-type="string" table:style-name="ce3">
            <text:p>ARSIPARIS MUD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string" table:style-name="ce5">
            <text:p>E.1.8</text:p>
          </table:table-cell>
          <table:table-cell office:value-type="string" table:style-name="ce3">
            <text:p>ARSIPARIS PELAKSANA LANJUT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string" table:style-name="ce5">
            <text:p>E.1.9</text:p>
          </table:table-cell>
          <table:table-cell office:value-type="string" table:style-name="ce3">
            <text:p>PENGELOLA PENGADAAN BARANG/JASA PERTAM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string" table:style-name="ce5">
            <text:p>E.1.10</text:p>
          </table:table-cell>
          <table:table-cell office:value-type="string" table:style-name="ce3">
            <text:p>PENGELOLA PENGADAAN BARANG/JASA MUD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string" table:style-name="ce5">
            <text:p>E.1.11</text:p>
          </table:table-cell>
          <table:table-cell office:value-type="string" table:style-name="ce3">
            <text:p>PENGELOLA PENGADAAN BARANG/JASA MADY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string" table:style-name="ce5">
            <text:p>E.1.12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string" table:style-name="ce5">
            <text:p>E.1.13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string" table:style-name="ce5">
            <text:p>E.1.14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string" table:style-name="ce5">
            <text:p>E.1.15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string" table:style-name="ce5">
            <text:p>E.1.16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string" table:style-name="ce5">
            <text:p>E.1.17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string" table:style-name="ce5">
            <text:p>E.1.18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string" table:style-name="ce5">
            <text:p>E.1.19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string" table:style-name="ce4">
            <text:p>E.1.1</text:p>
          </table:table-cell>
          <table:table-cell office:value-type="string" table:style-name="ce3">
            <text:p>KEPALA BAGIAN PENGELOLAAN PENGADAAN BARANG/JAS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string" table:style-name="ce3">
            <text:p>E.1.1.1.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string" table:style-name="ce3">
            <text:p>E.1.1.1.2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string" table:style-name="ce3">
            <text:p>E.1.1.1.3</text:p>
          </table:table-cell>
          <table:table-cell office:value-type="string" table:style-name="ce3">
            <text:p>ANALIS PERENCANA STRATEGIS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string" table:style-name="ce3">
            <text:p>E.1.1.1.4</text:p>
          </table:table-cell>
          <table:table-cell office:value-type="string" table:style-name="ce3">
            <text:p>ANALIS MANAJEMEN RESIKO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string" table:style-name="ce3">
            <text:p>E.1.1.1.5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string" table:style-name="ce3">
            <text:p>E.1.1.1.6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string" table:style-name="ce3">
            <text:p>E.1.1.1.7</text:p>
          </table:table-cell>
          <table:table-cell office:value-type="string" table:style-name="ce3">
            <text:p>PERANCANG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string" table:style-name="ce3">
            <text:p>E.1.1.1.8</text:p>
          </table:table-cell>
          <table:table-cell office:value-type="string" table:style-name="ce3">
            <text:p>PENGELOLA UNIT LAYANAN PENGADA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3">
            <text:p>E.1.1.1.9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string" table:style-name="ce3">
            <text:p>E.1.1.1.10</text:p>
          </table:table-cell>
          <table:table-cell office:value-type="string" table:style-name="ce3">
            <text:p>ANALIS PELAKSANAAN PROYEK PEMERINTAH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3">
            <text:p>E.1.1.1.11</text:p>
          </table:table-cell>
          <table:table-cell office:value-type="string" table:style-name="ce3">
            <text:p>PENGELOLA MONITORING DAN EVALUASI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3">
            <text:p>E.1.1.1.12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3">
            <text:p>E.1.1.1.13</text:p>
          </table:table-cell>
          <table:table-cell office:value-type="string" table:style-name="ce3">
            <text:p>PENGADMINISTRASI PERTANAH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3">
            <text:p>E.1.1.1.14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3">
            <text:p>E.1.1.1.15</text:p>
          </table:table-cell>
          <table:table-cell office:value-type="string" table:style-name="ce3">
            <text:p>PENGELOLA INFORMASI PERTANAH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4">
            <text:p>E.1.2</text:p>
          </table:table-cell>
          <table:table-cell office:value-type="string" table:style-name="ce3">
            <text:p>KEPALA BAGIAN PENGELOLAAN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5">
            <text:p>E.1.2.1.1</text:p>
          </table:table-cell>
          <table:table-cell office:value-type="string" table:style-name="ce3">
            <text:p>ANALIS PELAYANAN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string" table:style-name="ce5">
            <text:p>E.1.2.1.2</text:p>
          </table:table-cell>
          <table:table-cell office:value-type="string" table:style-name="ce3">
            <text:p>PENGELOLA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5">
            <text:p>E.1.2.1.3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string" table:style-name="ce5">
            <text:p>E.1.2.1.4</text:p>
          </table:table-cell>
          <table:table-cell office:value-type="string" table:style-name="ce3">
            <text:p>PERANCANG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string" table:style-name="ce5">
            <text:p>E.1.2.1.5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string" table:style-name="ce5">
            <text:p>E.1.2.1.6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string" table:style-name="ce5">
            <text:p>E.1.2.1.7</text:p>
          </table:table-cell>
          <table:table-cell office:value-type="string" table:style-name="ce3">
            <text:p>PENELAAH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string" table:style-name="ce5">
            <text:p>E.1.2.1.8</text:p>
          </table:table-cell>
          <table:table-cell office:value-type="string" table:style-name="ce3">
            <text:p>ANALIS SISTEM INFORMASI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5">
            <text:p>E.1.2.1.9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5">
            <text:p>E.1.2.1.10</text:p>
          </table:table-cell>
          <table:table-cell office:value-type="string" table:style-name="ce3">
            <text:p>PENGELOLA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5">
            <text:p>E.1.2.1.11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string" table:style-name="ce5">
            <text:p>E.1.2.1.12</text:p>
          </table:table-cell>
          <table:table-cell office:value-type="string" table:style-name="ce3">
            <text:p>ANALIS DATA DAN INFORMASI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string" table:style-name="ce5">
            <text:p>E.1.2.1.13</text:p>
          </table:table-cell>
          <table:table-cell office:value-type="string" table:style-name="ce3">
            <text:p>PENELAAH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string" table:style-name="ce5">
            <text:p>E.1.2.1.14</text:p>
          </table:table-cell>
          <table:table-cell office:value-type="string" table:style-name="ce3">
            <text:p>PRANATA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5">
            <text:p>E.1.2.1.15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string" table:style-name="ce4">
            <text:p>E.1.3</text:p>
          </table:table-cell>
          <table:table-cell office:value-type="string" table:style-name="ce3">
            <text:p>KEPALA BAGIAN PEMBINAAN DAN ADVOKASI PENGADAAN BARANG/JAS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5">
            <text:p>E.1.3.1.17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5">
            <text:p>E.1.3.1.18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string" table:style-name="ce5">
            <text:p>E.1.3.1.19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5">
            <text:p>E.1.3.1.20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string" table:style-name="ce5">
            <text:p>E.1.3.1.2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5">
            <text:p>E.1.3.1.22</text:p>
          </table:table-cell>
          <table:table-cell office:value-type="string" table:style-name="ce3">
            <text:p>ANALIS ADVOKASI HUK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string" table:style-name="ce5">
            <text:p>E.1.3.1.23</text:p>
          </table:table-cell>
          <table:table-cell office:value-type="string" table:style-name="ce3">
            <text:p>PRANATA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string" table:style-name="ce5">
            <text:p>E.1.3.1.24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string" table:style-name="ce4">
            <text:p>E.1.3.1</text:p>
          </table:table-cell>
          <table:table-cell office:value-type="string" table:style-name="ce3">
            <text:p>KEPALA SUB BAGIAN PERENCANAAN, KEUANGAN DAN PENGENDALIAN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string" table:style-name="ce3">
            <text:p>E.1.3.1.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string" table:style-name="ce3">
            <text:p>E.1.3.1.2</text:p>
          </table:table-cell>
          <table:table-cell office:value-type="string" table:style-name="ce3">
            <text:p>BENDAHARA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3">
            <text:p>E.1.3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3">
            <text:p>E.1.3.1.4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3">
            <text:p>E.1.3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3">
            <text:p>E.1.3.1.6</text:p>
          </table:table-cell>
          <table:table-cell office:value-type="string" table:style-name="ce3">
            <text:p>VERIFIKATOR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3">
            <text:p>E.1.3.1.7</text:p>
          </table:table-cell>
          <table:table-cell office:value-type="string" table:style-name="ce3">
            <text:p>PENGELOLA AKUNTANS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5">
            <text:p>E.1.3.1.8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string" table:style-name="ce3">
            <text:p>E.1.3.1.9</text:p>
          </table:table-cell>
          <table:table-cell office:value-type="string" table:style-name="ce3">
            <text:p>PENGADMINISTRASI KEPEGAWAI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string" table:style-name="ce3">
            <text:p>E.1.3.1.10</text:p>
          </table:table-cell>
          <table:table-cell office:value-type="string" table:style-name="ce3">
            <text:p>PENGELOLA KEPEGAWAI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3">
            <text:p>E.1.3.1.11</text:p>
          </table:table-cell>
          <table:table-cell office:value-type="string" table:style-name="ce3">
            <text:p>PENGADMINISTRASI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3">
            <text:p>E.1.3.1.12</text:p>
          </table:table-cell>
          <table:table-cell office:value-type="string" table:style-name="ce3">
            <text:p>PRAMU BAKT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string" table:style-name="ce3">
            <text:p>E.1.3.1.13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string" table:style-name="ce3">
            <text:p>E.1.3.1.14</text:p>
          </table:table-cell>
          <table:table-cell office:value-type="string" table:style-name="ce3">
            <text:p>PENGELOLA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string" table:style-name="ce3">
            <text:p>E.1.3.1.15</text:p>
          </table:table-cell>
          <table:table-cell office:value-type="string" table:style-name="ce3">
            <text:p>SEKRETARIS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3">
            <text:p>E.1.3.1.16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4">
            <text:p>F.1</text:p>
          </table:table-cell>
          <table:table-cell office:value-type="string" table:style-name="ce3">
            <text:p>KEPALA BIRO PEMERINTAHAN DAN KESEJAHTERAAN RAKYAT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5">
            <text:p>F.1.2</text:p>
          </table:table-cell>
          <table:table-cell office:value-type="string" table:style-name="ce3">
            <text:p>ARSIPARIS MUD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5">
            <text:p>F.1.3</text:p>
          </table:table-cell>
          <table:table-cell office:value-type="string" table:style-name="ce3">
            <text:p>ARSIPARIS PERTAM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string" table:style-name="ce5">
            <text:p>F.1.4</text:p>
          </table:table-cell>
          <table:table-cell office:value-type="string" table:style-name="ce3">
            <text:p>ARSIPARIS PELAKSAN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string" table:style-name="ce5">
            <text:p>F.1.5</text:p>
          </table:table-cell>
          <table:table-cell office:value-type="string" table:style-name="ce3">
            <text:p>ARSIPARIS PELAKSANA LANJUT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string" table:style-name="ce5">
            <text:p>F.1.6</text:p>
          </table:table-cell>
          <table:table-cell office:value-type="string" table:style-name="ce3">
            <text:p>ARSIPARIS PENYELI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string" table:style-name="ce5">
            <text:p>F.1.7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string" table:style-name="ce5">
            <text:p>F.1.8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string" table:style-name="ce5">
            <text:p>F.1.9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string" table:style-name="ce5">
            <text:p>F.1.1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string" table:style-name="ce5">
            <text:p>F.1.11</text:p>
          </table:table-cell>
          <table:table-cell office:value-type="string" table:style-name="ce3">
            <text:p>PENGELOLA PENYELENGGARA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string" table:style-name="ce5">
            <text:p>F.1.12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string" table:style-name="ce5">
            <text:p>F.1.13</text:p>
          </table:table-cell>
          <table:table-cell office:value-type="string" table:style-name="ce3">
            <text:p>ANALIS PENGEMBANGAN WILAY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string" table:style-name="ce5">
            <text:p>F.1.14</text:p>
          </table:table-cell>
          <table:table-cell office:value-type="string" table:style-name="ce3">
            <text:p>ANALIS PENATAAN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string" table:style-name="ce5">
            <text:p>F.1.15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string" table:style-name="ce5">
            <text:p>F.1.16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string" table:style-name="ce5">
            <text:p>F.1.17</text:p>
          </table:table-cell>
          <table:table-cell office:value-type="string" table:style-name="ce3">
            <text:p>PENGADMINISTRASI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string" table:style-name="ce5">
            <text:p>F.1.18</text:p>
          </table:table-cell>
          <table:table-cell office:value-type="string" table:style-name="ce3">
            <text:p>PENGELOLA LAPORAN PENYELENGGARAAN PEMERINTAHAN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string" table:style-name="ce5">
            <text:p>F.1.19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string" table:style-name="ce5">
            <text:p>F.1.2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string" table:style-name="ce5">
            <text:p>F.1.21</text:p>
          </table:table-cell>
          <table:table-cell office:value-type="string" table:style-name="ce3">
            <text:p>PRANATA TEKNOLOGI INFORMASI KOMPUTER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string" table:style-name="ce5">
            <text:p>F.1.22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string" table:style-name="ce5">
            <text:p>F.1.23</text:p>
          </table:table-cell>
          <table:table-cell office:value-type="string" table:style-name="ce3">
            <text:p>ANALIS MONITORING, EVALUSI DAN PELAPOR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string" table:style-name="ce5">
            <text:p>F.1.24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string" table:style-name="ce5">
            <text:p>F.1.25</text:p>
          </table:table-cell>
          <table:table-cell office:value-type="string" table:style-name="ce3">
            <text:p>PENGELOLA KEMASYARAKATAN SPIRITUAL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string" table:style-name="ce5">
            <text:p>F.1.26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5">
            <text:p>F.1.27</text:p>
          </table:table-cell>
          <table:table-cell office:value-type="string" table:style-name="ce3">
            <text:p>PENGELOLA KEGIATAN HARI BESAR KEAGAMA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string" table:style-name="ce5">
            <text:p>F.1.28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string" table:style-name="ce5">
            <text:p>F.1.29</text:p>
          </table:table-cell>
          <table:table-cell office:value-type="string" table:style-name="ce3">
            <text:p>PENGELOLA BANTUAN SOSIAL DAN HIB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string" table:style-name="ce5">
            <text:p>F.1.30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string" table:style-name="ce5">
            <text:p>F.1.31</text:p>
          </table:table-cell>
          <table:table-cell office:value-type="string" table:style-name="ce3">
            <text:p>ANALIS PELAYAN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string" table:style-name="ce5">
            <text:p>F.1.32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string" table:style-name="ce5">
            <text:p>F.1.33</text:p>
          </table:table-cell>
          <table:table-cell office:value-type="string" table:style-name="ce3">
            <text:p>PENGELOLA PEMBERDAYAAN, PERLINDUNGAN PEREMPUAN DAN ANAK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string" table:style-name="ce5">
            <text:p>F.1.34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string" table:style-name="ce5">
            <text:p>F.1.35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string" table:style-name="ce5">
            <text:p>F.1.36</text:p>
          </table:table-cell>
          <table:table-cell office:value-type="string" table:style-name="ce3">
            <text:p>PRANATA KETRANSMIGRASI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string" table:style-name="ce5">
            <text:p>F.1.37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string" table:style-name="ce5">
            <text:p>F.1.38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string" table:style-name="ce5">
            <text:p>F.1.39</text:p>
          </table:table-cell>
          <table:table-cell office:value-type="string" table:style-name="ce3">
            <text:p>ANALIS PELAYAN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string" table:style-name="ce5">
            <text:p>F.1.4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string" table:style-name="ce3">
            <text:p>F.1.41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string" table:style-name="ce5">
            <text:p>F.1.42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string" table:style-name="ce5">
            <text:p>F.1.43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string" table:style-name="ce5">
            <text:p>F.1.44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string" table:style-name="ce5">
            <text:p>F.1.45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string" table:style-name="ce3">
            <text:p>F.1.46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string" table:style-name="ce5">
            <text:p>F.1.47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string" table:style-name="ce5">
            <text:p>F.1.48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string" table:style-name="ce5">
            <text:p>F.1.49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string" table:style-name="ce5">
            <text:p>F.1.50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string" table:style-name="ce4">
            <text:p>F.1.1</text:p>
          </table:table-cell>
          <table:table-cell office:value-type="string" table:style-name="ce3">
            <text:p>KEPALA BAGIAN PEMERINTAHAN, OTONOMI DAERAH DAN KESEJAHTERAAN RAKYAT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string" table:style-name="ce3">
            <text:p>F.1.1.1.15</text:p>
          </table:table-cell>
          <table:table-cell office:value-type="string" table:style-name="ce3">
            <text:p>ANALIS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string" table:style-name="ce3">
            <text:p>F.1.1.1.16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string" table:style-name="ce3">
            <text:p>F.1.1.1.17</text:p>
          </table:table-cell>
          <table:table-cell office:value-type="string" table:style-name="ce3">
            <text:p>ANALIS BATAS WILAY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string" table:style-name="ce3">
            <text:p>F.1.1.1.18</text:p>
          </table:table-cell>
          <table:table-cell office:value-type="string" table:style-name="ce3">
            <text:p>PENGELOLA TOPONIMI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string" table:style-name="ce3">
            <text:p>F.1.1.1.19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string" table:style-name="ce3">
            <text:p>F.1.1.1.20</text:p>
          </table:table-cell>
          <table:table-cell office:value-type="string" table:style-name="ce3">
            <text:p>PENGELOLA SISTEM INFORMASI GEOGRAFIS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string" table:style-name="ce5">
            <text:p>F.1.1.1.21</text:p>
          </table:table-cell>
          <table:table-cell office:value-type="string" table:style-name="ce3">
            <text:p>PENGELOLA LAPORAN PENYELENGGARAAN PEMERINTAHAN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string" table:style-name="ce3">
            <text:p>F.1.1.1.22</text:p>
          </table:table-cell>
          <table:table-cell office:value-type="string" table:style-name="ce3">
            <text:p>PENGADMINISTRASI BATAS WILAY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string" table:style-name="ce3">
            <text:p>F.1.1.1.23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string" table:style-name="ce3">
            <text:p>F.1.1.1.24</text:p>
          </table:table-cell>
          <table:table-cell office:value-type="string" table:style-name="ce3">
            <text:p>PENGELOLA BATAS WILAYAH, RUPABUMI DAN PATE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string" table:style-name="ce3">
            <text:p>F.1.1.1.25</text:p>
          </table:table-cell>
          <table:table-cell office:value-type="string" table:style-name="ce3">
            <text:p>PENGELOLA ADMINISTRASI KERJASAMA LUAR NEGERI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string" table:style-name="ce3">
            <text:p>F.1.1.1.26</text:p>
          </table:table-cell>
          <table:table-cell office:value-type="string" table:style-name="ce3">
            <text:p>ANALIS PERENCANA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string" table:style-name="ce3">
            <text:p>F.1.1.1.27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string" table:style-name="ce3">
            <text:p>F.1.1.1.28</text:p>
          </table:table-cell>
          <table:table-cell office:value-type="string" table:style-name="ce3">
            <text:p>ANALIS RANCANGAN NASKAH PERJANJI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string" table:style-name="ce3">
            <text:p>F.1.1.1.29</text:p>
          </table:table-cell>
          <table:table-cell office:value-type="string" table:style-name="ce3">
            <text:p>PENYUSUN PROGRAM KELEMBAGA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string" table:style-name="ce3">
            <text:p>F.1.1.1.30</text:p>
          </table:table-cell>
          <table:table-cell office:value-type="string" table:style-name="ce3">
            <text:p>PENYUSUN RENCANA KERJASAMA KELEMBAGA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string" table:style-name="ce3">
            <text:p>F.1.1.1.31</text:p>
          </table:table-cell>
          <table:table-cell office:value-type="string" table:style-name="ce3">
            <text:p>PENGELOLA INFORMASI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string" table:style-name="ce3">
            <text:p>F.1.1.1.32</text:p>
          </table:table-cell>
          <table:table-cell office:value-type="string" table:style-name="ce3">
            <text:p>PENGELOLA TERJEMAH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string" table:style-name="ce3">
            <text:p>F.1.1.1.33</text:p>
          </table:table-cell>
          <table:table-cell office:value-type="string" table:style-name="ce3">
            <text:p>PENGELOLA PENYELENGGARA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string" table:style-name="ce3">
            <text:p>F.1.1.1.34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string" table:style-name="ce3">
            <text:p>F.1.1.1.35</text:p>
          </table:table-cell>
          <table:table-cell office:value-type="string" table:style-name="ce3">
            <text:p>PENGADMINISTRASI PROGRAM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string" table:style-name="ce3">
            <text:p>F.1.1.1.36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string" table:style-name="ce4">
            <text:p>F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string" table:style-name="ce3">
            <text:p>F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string" table:style-name="ce3">
            <text:p>F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string" table:style-name="ce3">
            <text:p>F.1.1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string" table:style-name="ce3">
            <text:p>F.1.1.1.4</text:p>
          </table:table-cell>
          <table:table-cell office:value-type="string" table:style-name="ce3">
            <text:p>VERIFIKATOR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string" table:style-name="ce3">
            <text:p>F.1.1.1.5</text:p>
          </table:table-cell>
          <table:table-cell office:value-type="string" table:style-name="ce3">
            <text:p>PENGELOLA AKUNTANSI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string" table:style-name="ce3">
            <text:p>F.1.1.1.6</text:p>
          </table:table-cell>
          <table:table-cell office:value-type="string" table:style-name="ce3">
            <text:p>PENGELOLA KEGIATAN DAN ANGGAR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string" table:style-name="ce5">
            <text:p>F.1.1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string" table:style-name="ce3">
            <text:p>F.1.1.1.8</text:p>
          </table:table-cell>
          <table:table-cell office:value-type="string" table:style-name="ce3">
            <text:p>PENGADMINISTRASI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string" table:style-name="ce3">
            <text:p>F.1.1.1.9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string" table:style-name="ce3">
            <text:p>F.1.1.1.10</text:p>
          </table:table-cell>
          <table:table-cell office:value-type="string" table:style-name="ce3">
            <text:p>SEKRETARIS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string" table:style-name="ce3">
            <text:p>F.1.1.1.11</text:p>
          </table:table-cell>
          <table:table-cell office:value-type="string" table:style-name="ce3">
            <text:p>PENGELOLA KEPEGAWAI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string" table:style-name="ce3">
            <text:p>F.1.1.1.12</text:p>
          </table:table-cell>
          <table:table-cell office:value-type="string" table:style-name="ce3">
            <text:p>PENGELOLA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string" table:style-name="ce3">
            <text:p>F.1.1.1.13</text:p>
          </table:table-cell>
          <table:table-cell office:value-type="string" table:style-name="ce3">
            <text:p>BENDAHARA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string" table:style-name="ce3">
            <text:p>F.1.1.1.14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string" table:style-name="ce4">
            <text:p>G.1</text:p>
          </table:table-cell>
          <table:table-cell office:value-type="string" table:style-name="ce3">
            <text:p>KEPALA BIRO HUKUM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string" table:style-name="ce5">
            <text:p>G.1.3</text:p>
          </table:table-cell>
          <table:table-cell office:value-type="string" table:style-name="ce3">
            <text:p>PERANCANG PERATURAN PERUNDANG-UNDANGAN PERTAM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string" table:style-name="ce5">
            <text:p>G.1.4</text:p>
          </table:table-cell>
          <table:table-cell office:value-type="string" table:style-name="ce3">
            <text:p>ARSIPARIS MUD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string" table:style-name="ce5">
            <text:p>G.1.5</text:p>
          </table:table-cell>
          <table:table-cell office:value-type="string" table:style-name="ce3">
            <text:p>ARSIPARIS PELAKSAN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string" table:style-name="ce5">
            <text:p>G.1.6</text:p>
          </table:table-cell>
          <table:table-cell office:value-type="string" table:style-name="ce3">
            <text:p>ARSIPARIS PELAKSANA LANJUT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string" table:style-name="ce5">
            <text:p>G.1.7</text:p>
          </table:table-cell>
          <table:table-cell office:value-type="string" table:style-name="ce3">
            <text:p>ARSIPARIS PENYELI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string" table:style-name="ce5">
            <text:p>G.1.8</text:p>
          </table:table-cell>
          <table:table-cell office:value-type="string" table:style-name="ce3">
            <text:p>ARSIPARIS PERTAM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string" table:style-name="ce5">
            <text:p>G.1.9</text:p>
          </table:table-cell>
          <table:table-cell office:value-type="string" table:style-name="ce3">
            <text:p>PERANCANG PERATURAN PERUNDANG-UNDANGAN MUD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string" table:style-name="ce5">
            <text:p>G.1.10</text:p>
          </table:table-cell>
          <table:table-cell office:value-type="string" table:style-name="ce3">
            <text:p>PERANCANG PERATURAN PERUNDANG-UNDANGAN MADY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string" table:style-name="ce5">
            <text:p>G.1.11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string" table:style-name="ce5">
            <text:p>G.1.12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string" table:style-name="ce5">
            <text:p>G.1.13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string" table:style-name="ce5">
            <text:p>G.1.14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string" table:style-name="ce5">
            <text:p>G.1.15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string" table:style-name="ce5">
            <text:p>G.1.16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string" table:style-name="ce5">
            <text:p>G.1.17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string" table:style-name="ce5">
            <text:p>G.1.18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string" table:style-name="ce5">
            <text:p>G.1.19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string" table:style-name="ce4">
            <text:p>G.1.1</text:p>
          </table:table-cell>
          <table:table-cell office:value-type="string" table:style-name="ce3">
            <text:p>KEPALA BAGI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string" table:style-name="ce3">
            <text:p>G.1.1.1.1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string" table:style-name="ce3">
            <text:p>G.1.1.1.2</text:p>
          </table:table-cell>
          <table:table-cell office:value-type="string" table:style-name="ce3">
            <text:p>PENGADMINISTRASI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string" table:style-name="ce3">
            <text:p>G.1.1.1.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string" table:style-name="ce3">
            <text:p>G.1.1.1.4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string" table:style-name="ce3">
            <text:p>G.1.1.1.5</text:p>
          </table:table-cell>
          <table:table-cell office:value-type="string" table:style-name="ce3">
            <text:p>PENGELOLA PENGKAJIAN DAN PENELAAHAN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string" table:style-name="ce3">
            <text:p>G.1.1.1.6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string" table:style-name="ce3">
            <text:p>G.1.1.1.7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string" table:style-name="ce5">
            <text:p>G.1.1.1.8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string" table:style-name="ce3">
            <text:p>G.1.1.1.9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string" table:style-name="ce3">
            <text:p>G.1.1.1.10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string" table:style-name="ce3">
            <text:p>G.1.1.1.11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string" table:style-name="ce3">
            <text:p>G.1.1.1.12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string" table:style-name="ce3">
            <text:p>G.1.1.1.13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string" table:style-name="ce3">
            <text:p>G.1.1.1.14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string" table:style-name="ce5">
            <text:p>G.1.1.1.15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string" table:style-name="ce3">
            <text:p>G.1.1.1.16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string" table:style-name="ce3">
            <text:p>G.1.1.1.17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string" table:style-name="ce3">
            <text:p>G.1.1.1.18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string" table:style-name="ce3">
            <text:p>G.1.1.1.19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string" table:style-name="ce3">
            <text:p>G.1.1.1.20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string" table:style-name="ce3">
            <text:p>G.1.1.1.21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string" table:style-name="ce3">
            <text:p>G.1.1.1.22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string" table:style-name="ce5">
            <text:p>G.1.1.1.23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string" table:style-name="ce3">
            <text:p>G.1.1.1.24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string" table:style-name="ce3">
            <text:p>G.1.1.1.25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string" table:style-name="ce3">
            <text:p>G.1.1.1.2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string" table:style-name="ce3">
            <text:p>G.1.1.1.27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string" table:style-name="ce3">
            <text:p>G.1.1.1.28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string" table:style-name="ce3">
            <text:p>G.1.1.1.29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string" table:style-name="ce5">
            <text:p>G.1.1.1.30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string" table:style-name="ce3">
            <text:p>G.1.1.1.31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string" table:style-name="ce3">
            <text:p>G.1.1.1.32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string" table:style-name="ce3">
            <text:p>G.1.1.1.3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string" table:style-name="ce4">
            <text:p>G.1.2</text:p>
          </table:table-cell>
          <table:table-cell office:value-type="string" table:style-name="ce3">
            <text:p>KEPALA BAGIAN BANTUAN HUKUM DAN HAM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string" table:style-name="ce5">
            <text:p>G.1.2.1.1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string" table:style-name="ce5">
            <text:p>G.1.2.1.17</text:p>
          </table:table-cell>
          <table:table-cell office:value-type="string" table:style-name="ce3">
            <text:p>ANALIS ADVOKASI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string" table:style-name="ce5">
            <text:p>G.1.2.1.18</text:p>
          </table:table-cell>
          <table:table-cell office:value-type="string" table:style-name="ce3">
            <text:p>ANALIS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string" table:style-name="ce5">
            <text:p>G.1.2.1.19</text:p>
          </table:table-cell>
          <table:table-cell office:value-type="string" table:style-name="ce3">
            <text:p>PENGELOLA PERKAR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string" table:style-name="ce5">
            <text:p>G.1.2.1.20</text:p>
          </table:table-cell>
          <table:table-cell office:value-type="string" table:style-name="ce3">
            <text:p>ANALIS PERMASALAH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string" table:style-name="ce5">
            <text:p>G.1.2.1.21</text:p>
          </table:table-cell>
          <table:table-cell office:value-type="string" table:style-name="ce3">
            <text:p>PENYUSUN BAHAN BANTU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string" table:style-name="ce5">
            <text:p>G.1.2.1.22</text:p>
          </table:table-cell>
          <table:table-cell office:value-type="string" table:style-name="ce3">
            <text:p>PENGELOLA BANTU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string" table:style-name="ce5">
            <text:p>G.1.2.1.2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string" table:style-name="ce5">
            <text:p>G.1.2.1.24</text:p>
          </table:table-cell>
          <table:table-cell office:value-type="string" table:style-name="ce3">
            <text:p>ANALIS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string" table:style-name="ce5">
            <text:p>G.1.2.1.25</text:p>
          </table:table-cell>
          <table:table-cell office:value-type="string" table:style-name="ce3">
            <text:p>PENYULUH HAK ASASI MANUSI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string" table:style-name="ce5">
            <text:p>G.1.2.1.26</text:p>
          </table:table-cell>
          <table:table-cell office:value-type="string" table:style-name="ce3">
            <text:p>PENYUSUN BAHAN PENYULUH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string" table:style-name="ce5">
            <text:p>G.1.2.1.27</text:p>
          </table:table-cell>
          <table:table-cell office:value-type="string" table:style-name="ce3">
            <text:p>PENGELOLA LAYAN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string" table:style-name="ce5">
            <text:p>G.1.2.1.28</text:p>
          </table:table-cell>
          <table:table-cell office:value-type="string" table:style-name="ce3">
            <text:p>PENGOLAH DAT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string" table:style-name="ce5">
            <text:p>G.1.2.1.29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string" table:style-name="ce5">
            <text:p>G.1.2.1.30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string" table:style-name="ce5">
            <text:p>G.1.2.1.31</text:p>
          </table:table-cell>
          <table:table-cell office:value-type="string" table:style-name="ce3">
            <text:p>PENGELOLA DOKUMEN DAN INFORMASI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string" table:style-name="ce5">
            <text:p>G.1.2.1.32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string" table:style-name="ce5">
            <text:p>G.1.2.1.33</text:p>
          </table:table-cell>
          <table:table-cell office:value-type="string" table:style-name="ce3">
            <text:p>PENGOLAH DAT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string" table:style-name="ce5">
            <text:p>G.1.2.1.34</text:p>
          </table:table-cell>
          <table:table-cell office:value-type="string" table:style-name="ce3">
            <text:p>ANALIS SISTEM INFORMASI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string" table:style-name="ce4">
            <text:p>G.1.2.1</text:p>
          </table:table-cell>
          <table:table-cell office:value-type="string" table:style-name="ce3">
            <text:p>KEPALA SUB BAGIAN TATA USAH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string" table:style-name="ce3">
            <text:p>G.1.2.1.1</text:p>
          </table:table-cell>
          <table:table-cell office:value-type="string" table:style-name="ce3">
            <text:p>VERIFIKITOR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string" table:style-name="ce3">
            <text:p>G.1.2.1.2</text:p>
          </table:table-cell>
          <table:table-cell office:value-type="string" table:style-name="ce3">
            <text:p>PENGELOLA AKUNTANS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string" table:style-name="ce3">
            <text:p>G.1.2.1.3</text:p>
          </table:table-cell>
          <table:table-cell office:value-type="string" table:style-name="ce3">
            <text:p>PENGADMINISTRASI KEPEGAWAI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string" table:style-name="ce3">
            <text:p>G.1.2.1.4</text:p>
          </table:table-cell>
          <table:table-cell office:value-type="string" table:style-name="ce3">
            <text:p>PENGELOLA KEGIATAN DAN ANGGAR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string" table:style-name="ce3">
            <text:p>G.1.2.1.5</text:p>
          </table:table-cell>
          <table:table-cell office:value-type="string" table:style-name="ce3">
            <text:p>SEKRETARIS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string" table:style-name="ce3">
            <text:p>G.1.2.1.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string" table:style-name="ce5">
            <text:p>G.1.2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string" table:style-name="ce3">
            <text:p>G.1.2.1.8</text:p>
          </table:table-cell>
          <table:table-cell office:value-type="string" table:style-name="ce3">
            <text:p>BENDAHARA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string" table:style-name="ce3">
            <text:p>G.1.2.1.9</text:p>
          </table:table-cell>
          <table:table-cell office:value-type="string" table:style-name="ce3">
            <text:p>PENGELOLA BARANG MILIK NEGARA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string" table:style-name="ce3">
            <text:p>G.1.2.1.1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string" table:style-name="ce3">
            <text:p>G.1.2.1.11</text:p>
          </table:table-cell>
          <table:table-cell office:value-type="string" table:style-name="ce3">
            <text:p>PENGADMINISTRASI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string" table:style-name="ce3">
            <text:p>G.1.2.1.12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string" table:style-name="ce3">
            <text:p>G.1.2.1.13</text:p>
          </table:table-cell>
          <table:table-cell office:value-type="string" table:style-name="ce3">
            <text:p>PENGELOLA KEPEGAWAI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string" table:style-name="ce3">
            <text:p>G.1.2.1.14</text:p>
          </table:table-cell>
          <table:table-cell office:value-type="string" table:style-name="ce3">
            <text:p>PENGELOLA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string" table:style-name="ce3">
            <text:p>G.1.2.1.15</text:p>
          </table:table-cell>
          <table:table-cell office:value-type="string" table:style-name="ce3">
            <text:p>PRAMUBAKT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string" table:style-name="ce4">
            <text:p>H.1</text:p>
          </table:table-cell>
          <table:table-cell office:value-type="string" table:style-name="ce3">
            <text:p>SEKRETARIS DPRD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string" table:style-name="ce5">
            <text:p>H.1.5</text:p>
          </table:table-cell>
          <table:table-cell office:value-type="string" table:style-name="ce3">
            <text:p>ARSIPARIS PELAKSAN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string" table:style-name="ce5">
            <text:p>H.1.6</text:p>
          </table:table-cell>
          <table:table-cell office:value-type="string" table:style-name="ce3">
            <text:p>ARSIPARIS PELAKSANA LANJUT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string" table:style-name="ce5">
            <text:p>H.1.7</text:p>
          </table:table-cell>
          <table:table-cell office:value-type="string" table:style-name="ce3">
            <text:p>ARSIPARIS PENYELI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string" table:style-name="ce5">
            <text:p>H.1.8</text:p>
          </table:table-cell>
          <table:table-cell office:value-type="string" table:style-name="ce3">
            <text:p>ARSIPARIS MUD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string" table:style-name="ce5">
            <text:p>H.1.9</text:p>
          </table:table-cell>
          <table:table-cell office:value-type="string" table:style-name="ce3">
            <text:p>ARSIPARIS PERTAM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string" table:style-name="ce5">
            <text:p>H.1.10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string" table:style-name="ce5">
            <text:p>H.1.11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string" table:style-name="ce5">
            <text:p>H.1.12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string" table:style-name="ce5">
            <text:p>H.1.13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string" table:style-name="ce5">
            <text:p>H.1.14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string" table:style-name="ce5">
            <text:p>H.1.15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string" table:style-name="ce5">
            <text:p>H.1.16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string" table:style-name="ce5">
            <text:p>H.1.17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string" table:style-name="ce5">
            <text:p>H.1.18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string" table:style-name="ce5">
            <text:p>H.1.19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string" table:style-name="ce5">
            <text:p>H.1.20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string" table:style-name="ce4">
            <text:p>H.1.1</text:p>
          </table:table-cell>
          <table:table-cell office:value-type="string" table:style-name="ce3">
            <text:p>KEPALA BAGIAN PERSIDANGAN, ASPIRASI DAN HUMAS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string" table:style-name="ce3">
            <text:p>H.1.1.1.1</text:p>
          </table:table-cell>
          <table:table-cell office:value-type="string" table:style-name="ce3">
            <text:p>PRANATA FOTOGRAF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string" table:style-name="ce3">
            <text:p>H.1.1.1.2</text:p>
          </table:table-cell>
          <table:table-cell office:value-type="string" table:style-name="ce3">
            <text:p>ANALIS HUMAS DAN PROTOKOL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string" table:style-name="ce3">
            <text:p>H.1.1.1.3</text:p>
          </table:table-cell>
          <table:table-cell office:value-type="string" table:style-name="ce3">
            <text:p>PRANATA ACAR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string" table:style-name="ce3">
            <text:p>H.1.1.1.4</text:p>
          </table:table-cell>
          <table:table-cell office:value-type="string" table:style-name="ce3">
            <text:p>PETUGAS PROTOKOL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string" table:style-name="ce3">
            <text:p>H.1.1.1.5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string" table:style-name="ce3">
            <text:p>H.1.1.1.6</text:p>
          </table:table-cell>
          <table:table-cell office:value-type="string" table:style-name="ce3">
            <text:p>TENAGA PELIPUTAN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string" table:style-name="ce3">
            <text:p>H.1.1.1.7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string" table:style-name="ce3">
            <text:p>H.1.1.1.8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string" table:style-name="ce3">
            <text:p>H.1.1.1.9</text:p>
          </table:table-cell>
          <table:table-cell office:value-type="string" table:style-name="ce3">
            <text:p>PRANATA FOTOGRAF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string" table:style-name="ce3">
            <text:p>H.1.1.1.10</text:p>
          </table:table-cell>
          <table:table-cell office:value-type="string" table:style-name="ce3">
            <text:p>PENGELOLA DOKUMENT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string" table:style-name="ce3">
            <text:p>H.1.1.1.1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string" table:style-name="ce3">
            <text:p>H.1.1.1.12</text:p>
          </table:table-cell>
          <table:table-cell office:value-type="string" table:style-name="ce3">
            <text:p>ANALIS PUBLIK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string" table:style-name="ce3">
            <text:p>H.1.1.1.13</text:p>
          </table:table-cell>
          <table:table-cell office:value-type="string" table:style-name="ce3">
            <text:p>ANALIS INFORM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string" table:style-name="ce3">
            <text:p>H.1.1.1.14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string" table:style-name="ce3">
            <text:p>H.1.1.1.15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string" table:style-name="ce3">
            <text:p>H.1.1.1.16</text:p>
          </table:table-cell>
          <table:table-cell office:value-type="string" table:style-name="ce3">
            <text:p>PENGELOLA PENGABDIAN KEPADA MASYARAK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string" table:style-name="ce3">
            <text:p>H.1.1.1.17</text:p>
          </table:table-cell>
          <table:table-cell office:value-type="string" table:style-name="ce3">
            <text:p>ANALIS PENGADUAN MASYARAK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string" table:style-name="ce3">
            <text:p>H.1.1.1.18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string" table:style-name="ce3">
            <text:p>H.1.1.1.19</text:p>
          </table:table-cell>
          <table:table-cell office:value-type="string" table:style-name="ce3">
            <text:p>NOTULIS RAP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string" table:style-name="ce3">
            <text:p>H.1.1.1.20</text:p>
          </table:table-cell>
          <table:table-cell office:value-type="string" table:style-name="ce3">
            <text:p>PENGELOLA PENGADUAN PUBLIK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string" table:style-name="ce3">
            <text:p>H.1.1.1.21</text:p>
          </table:table-cell>
          <table:table-cell office:value-type="string" table:style-name="ce3">
            <text:p>PENGADMINISTRASI RISALAH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string" table:style-name="ce3">
            <text:p>H.1.1.1.2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string" table:style-name="ce4">
            <text:p>H.1.2</text:p>
          </table:table-cell>
          <table:table-cell office:value-type="string" table:style-name="ce3">
            <text:p>KEPALA BAGIAN PROGRAM DAN KEUANG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string" table:style-name="ce3">
            <text:p>H.1.2.1.1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string" table:style-name="ce3">
            <text:p>H.1.2.1.2</text:p>
          </table:table-cell>
          <table:table-cell office:value-type="string" table:style-name="ce3">
            <text:p>PENGELOLA BAHAN PERENCANA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string" table:style-name="ce3">
            <text:p>H.1.2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string" table:style-name="ce3">
            <text:p>H.1.2.1.4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string" table:style-name="ce5">
            <text:p>H.1.2.1.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string" table:style-name="ce3">
            <text:p>H.1.2.1.6</text:p>
          </table:table-cell>
          <table:table-cell office:value-type="string" table:style-name="ce3">
            <text:p>VERIFIKATOR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string" table:style-name="ce3">
            <text:p>H.1.2.1.7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string" table:style-name="ce3">
            <text:p>H.1.2.1.8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string" table:style-name="ce3">
            <text:p>H.1.2.1.9</text:p>
          </table:table-cell>
          <table:table-cell office:value-type="string" table:style-name="ce3">
            <text:p>PENGELOLA AKUNTANSI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string" table:style-name="ce3">
            <text:p>H.1.2.1.10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string" table:style-name="ce3">
            <text:p>H.1.2.1.11</text:p>
          </table:table-cell>
          <table:table-cell office:value-type="string" table:style-name="ce3">
            <text:p>BENDAHARA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string" table:style-name="ce3">
            <text:p>H.1.2.1.12</text:p>
          </table:table-cell>
          <table:table-cell office:value-type="string" table:style-name="ce3">
            <text:p>PENGELOLA GAJI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string" table:style-name="ce3">
            <text:p>H.1.2.1.13</text:p>
          </table:table-cell>
          <table:table-cell office:value-type="string" table:style-name="ce3">
            <text:p>PENGADMINISTRASI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string" table:style-name="ce3">
            <text:p>H.1.2.1.14</text:p>
          </table:table-cell>
          <table:table-cell office:value-type="string" table:style-name="ce3">
            <text:p>PENGADMINISTRASI PAJAK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string" table:style-name="ce4">
            <text:p>H.1.3</text:p>
          </table:table-cell>
          <table:table-cell office:value-type="string" table:style-name="ce3">
            <text:p>KEPALA BAGIAN PERUNDANG-UNDANGAN, FASILITASI ANGGARAN DAN PENGAWAS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string" table:style-name="ce3">
            <text:p>H.1.3.1.1</text:p>
          </table:table-cell>
          <table:table-cell office:value-type="string" table:style-name="ce3">
            <text:p>SEKRETARIS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string" table:style-name="ce3">
            <text:p>H.1.3.1.2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string" table:style-name="ce3">
            <text:p>H.1.3.1.3</text:p>
          </table:table-cell>
          <table:table-cell office:value-type="string" table:style-name="ce3">
            <text:p>AJUD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string" table:style-name="ce3">
            <text:p>H.1.3.1.4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string" table:style-name="ce3">
            <text:p>H.1.3.1.5</text:p>
          </table:table-cell>
          <table:table-cell office:value-type="string" table:style-name="ce3">
            <text:p>NOTULIS RAPAT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string" table:style-name="ce3">
            <text:p>H.1.3.1.6</text:p>
          </table:table-cell>
          <table:table-cell office:value-type="string" table:style-name="ce3">
            <text:p>PENYUSUN NASKAH RAPAT PIMPIN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string" table:style-name="ce3">
            <text:p>H.1.3.1.7</text:p>
          </table:table-cell>
          <table:table-cell office:value-type="string" table:style-name="ce3">
            <text:p>PENGADMINISTRASI RISALAH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string" table:style-name="ce3">
            <text:p>H.1.3.1.8</text:p>
          </table:table-cell>
          <table:table-cell office:value-type="string" table:style-name="ce3">
            <text:p>PENGELOLA DOKUMEN DAN INFORMASI HUK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string" table:style-name="ce3">
            <text:p>H.1.3.1.9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string" table:style-name="ce3">
            <text:p>H.1.3.1.10</text:p>
          </table:table-cell>
          <table:table-cell office:value-type="string" table:style-name="ce3">
            <text:p>ANALIS PRODUK HUK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string" table:style-name="ce3">
            <text:p>H.1.3.1.1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string" table:style-name="ce3">
            <text:p>H.1.3.1.1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string" table:style-name="ce3">
            <text:p>H.1.3.1.13</text:p>
          </table:table-cell>
          <table:table-cell office:value-type="string" table:style-name="ce3">
            <text:p>PENYUSUN RANCANGAN PERUNDANG-UN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string" table:style-name="ce3">
            <text:p>H.1.3.1.14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string" table:style-name="ce3">
            <text:p>H.1.3.1.15</text:p>
          </table:table-cell>
          <table:table-cell office:value-type="string" table:style-name="ce3">
            <text:p>PENYUSUN RISALAH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string" table:style-name="ce3">
            <text:p>H.1.3.1.16</text:p>
          </table:table-cell>
          <table:table-cell office:value-type="string" table:style-name="ce3">
            <text:p>PENGADMINISTRASI RAPAT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string" table:style-name="ce3">
            <text:p>H.1.3.1.17</text:p>
          </table:table-cell>
          <table:table-cell office:value-type="string" table:style-name="ce3">
            <text:p>PENYUSUN NASKAH RAPAT PIMPIN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string" table:style-name="ce3">
            <text:p>H.1.3.1.18</text:p>
          </table:table-cell>
          <table:table-cell office:value-type="string" table:style-name="ce3">
            <text:p>PENGELOLA PERSI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string" table:style-name="ce3">
            <text:p>H.1.3.1.19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string" table:style-name="ce4">
            <text:p>H.1.4</text:p>
          </table:table-cell>
          <table:table-cell office:value-type="string" table:style-name="ce3">
            <text:p>KEPALA BAGIAN UMUM DAN KEPEGAWAI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string" table:style-name="ce3">
            <text:p>H.1.4.1.11</text:p>
          </table:table-cell>
          <table:table-cell office:value-type="string" table:style-name="ce3">
            <text:p>PENGELOLA BARANG MILIK NEGAR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string" table:style-name="ce3">
            <text:p>H.1.4.1.12</text:p>
          </table:table-cell>
          <table:table-cell office:value-type="string" table:style-name="ce3">
            <text:p>PRANATA BARANG DAN JAS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string" table:style-name="ce3">
            <text:p>H.1.4.1.13</text:p>
          </table:table-cell>
          <table:table-cell office:value-type="string" table:style-name="ce3">
            <text:p>PENYUSUN RENCANA PENGADAAN SARANA DAN PRASARAN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string" table:style-name="ce3">
            <text:p>H.1.4.1.14</text:p>
          </table:table-cell>
          <table:table-cell office:value-type="string" table:style-name="ce3">
            <text:p>PEMELIHARA SARANA DAN PRASARAN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string" table:style-name="ce3">
            <text:p>H.1.4.1.15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string" table:style-name="ce3">
            <text:p>H.1.4.1.16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string" table:style-name="ce3">
            <text:p>H.1.4.1.17</text:p>
          </table:table-cell>
          <table:table-cell office:value-type="string" table:style-name="ce3">
            <text:p>KOORDINATOR PERGUDANG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string" table:style-name="ce3">
            <text:p>H.1.4.1.18</text:p>
          </table:table-cell>
          <table:table-cell office:value-type="string" table:style-name="ce3">
            <text:p>PENGEMUDI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string" table:style-name="ce3">
            <text:p>H.1.4.1.19</text:p>
          </table:table-cell>
          <table:table-cell office:value-type="string" table:style-name="ce3">
            <text:p>PENGELOLA SARANA DAN PRASARANA RUMAH TANGGA DINAS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string" table:style-name="ce3">
            <text:p>H.1.4.1.20</text:p>
          </table:table-cell>
          <table:table-cell office:value-type="string" table:style-name="ce3">
            <text:p>PETUGAS KEAMAN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string" table:style-name="ce3">
            <text:p>H.1.4.1.2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string" table:style-name="ce3">
            <text:p>H.1.4.1.2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string" table:style-name="ce4">
            <text:p>H.1.4.1</text:p>
          </table:table-cell>
          <table:table-cell office:value-type="string" table:style-name="ce3">
            <text:p>KEPALA SUB BAGIAN TATA USAHA DAN KEPEGAWAI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string" table:style-name="ce3">
            <text:p>H.1.4.1.1</text:p>
          </table:table-cell>
          <table:table-cell office:value-type="string" table:style-name="ce3">
            <text:p>PENGADMINISTRASI KEPEGAWAI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string" table:style-name="ce3">
            <text:p>H.1.4.1.2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string" table:style-name="ce3">
            <text:p>H.1.4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string" table:style-name="ce3">
            <text:p>H.1.4.1.4</text:p>
          </table:table-cell>
          <table:table-cell office:value-type="string" table:style-name="ce3">
            <text:p>PRANATA KEARSIP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string" table:style-name="ce3">
            <text:p>H.1.4.1.5</text:p>
          </table:table-cell>
          <table:table-cell office:value-type="string" table:style-name="ce3">
            <text:p>PENGELOLA PERJALANAN DINAS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string" table:style-name="ce3">
            <text:p>H.1.4.1.6</text:p>
          </table:table-cell>
          <table:table-cell office:value-type="string" table:style-name="ce3">
            <text:p>PRAMU TAM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string" table:style-name="ce3">
            <text:p>H.1.4.1.7</text:p>
          </table:table-cell>
          <table:table-cell office:value-type="string" table:style-name="ce3">
            <text:p>PRAMU KEBERSIH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string" table:style-name="ce3">
            <text:p>H.1.4.1.8</text:p>
          </table:table-cell>
          <table:table-cell office:value-type="string" table:style-name="ce3">
            <text:p>SEKRETARIS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string" table:style-name="ce3">
            <text:p>H.1.4.1.9</text:p>
          </table:table-cell>
          <table:table-cell office:value-type="string" table:style-name="ce3">
            <text:p>PRAMU BAKTI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string" table:style-name="ce3">
            <text:p>H.1.4.1.10</text:p>
          </table:table-cell>
          <table:table-cell office:value-type="string" table:style-name="ce3">
            <text:p>PENGELOLA PERPUSTAKA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string" table:style-name="ce4">
            <text:p>I.1</text:p>
          </table:table-cell>
          <table:table-cell office:value-type="string" table:style-name="ce3">
            <text:p>INSPEKTUR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string" table:style-name="ce5">
            <text:p>I.1.6</text:p>
          </table:table-cell>
          <table:table-cell office:value-type="string" table:style-name="ce3">
            <text:p>ARSIPARIS PELAKSANA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string" table:style-name="ce5">
            <text:p>I.1.7</text:p>
          </table:table-cell>
          <table:table-cell office:value-type="string" table:style-name="ce3">
            <text:p>ARSIPARIS PELAKSANA LANJUTAN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string" table:style-name="ce5">
            <text:p>I.1.8</text:p>
          </table:table-cell>
          <table:table-cell office:value-type="string" table:style-name="ce3">
            <text:p>ARSIPARIS PERTAM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string" table:style-name="ce5">
            <text:p>I.1.9</text:p>
          </table:table-cell>
          <table:table-cell office:value-type="string" table:style-name="ce3">
            <text:p>ARSIPARIS MUD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string" table:style-name="ce5">
            <text:p>I.1.10</text:p>
          </table:table-cell>
          <table:table-cell office:value-type="string" table:style-name="ce3">
            <text:p>ARSIPARIS PENYELI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string" table:style-name="ce4">
            <text:p>I.1.1</text:p>
          </table:table-cell>
          <table:table-cell office:value-type="string" table:style-name="ce3">
            <text:p>SEKRETARIS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string" table:style-name="ce4">
            <text:p>I.1.1.1</text:p>
          </table:table-cell>
          <table:table-cell office:value-type="string" table:style-name="ce3">
            <text:p>KEPALA SUB BAGIAN ANALISIS DAN EVALUASI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string" table:style-name="ce5">
            <text:p>I.1.1.1.1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string" table:style-name="ce5">
            <text:p>I.1.1.1.2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string" table:style-name="ce5">
            <text:p>I.1.1.1.3</text:p>
          </table:table-cell>
          <table:table-cell office:value-type="string" table:style-name="ce3">
            <text:p>PENGELOLA BAHAN PERENCANA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string" table:style-name="ce5">
            <text:p>I.1.1.1.4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string" table:style-name="ce5">
            <text:p>I.1.1.1.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string" table:style-name="ce5">
            <text:p>I.1.1.1.6</text:p>
          </table:table-cell>
          <table:table-cell office:value-type="string" table:style-name="ce3">
            <text:p>PENGOLAH DATA TINDAK LANJUT PEMERIKSA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string" table:style-name="ce5">
            <text:p>I.1.1.1.7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string" table:style-name="ce4">
            <text:p>I.1.1.2</text:p>
          </table:table-cell>
          <table:table-cell office:value-type="string" table:style-name="ce3">
            <text:p>KEPALA SUB BAGIAN ADMINISTRASI UMUM DAN KEUANGAN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string" table:style-name="ce5">
            <text:p>I.1.1.2.1</text:p>
          </table:table-cell>
          <table:table-cell office:value-type="string" table:style-name="ce3">
            <text:p>BENDAHARA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string" table:style-name="ce5">
            <text:p>I.1.1.2.2</text:p>
          </table:table-cell>
          <table:table-cell office:value-type="string" table:style-name="ce3">
            <text:p>PENGADMINISTRASI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string" table:style-name="ce5">
            <text:p>I.1.1.2.3</text:p>
          </table:table-cell>
          <table:table-cell office:value-type="string" table:style-name="ce3">
            <text:p>VERIFIKATOR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string" table:style-name="ce5">
            <text:p>I.1.1.2.4</text:p>
          </table:table-cell>
          <table:table-cell office:value-type="string" table:style-name="ce3">
            <text:p>PENGADMINISTRASI PAJAK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string" table:style-name="ce5">
            <text:p>I.1.1.2.5</text:p>
          </table:table-cell>
          <table:table-cell office:value-type="string" table:style-name="ce3">
            <text:p>PENGELOLA AKUNTANSI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string" table:style-name="ce5">
            <text:p>I.1.1.2.6</text:p>
          </table:table-cell>
          <table:table-cell office:value-type="string" table:style-name="ce3">
            <text:p>PENGELOLA GAJI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string" table:style-name="ce5">
            <text:p>I.1.1.2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string" table:style-name="ce4">
            <text:p>I.1.1.3</text:p>
          </table:table-cell>
          <table:table-cell office:value-type="string" table:style-name="ce3">
            <text:p>KEPALA SUB BAGIAN PERENCANAAN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string" table:style-name="ce5">
            <text:p>I.1.1.3.1</text:p>
          </table:table-cell>
          <table:table-cell office:value-type="string" table:style-name="ce3">
            <text:p>PENGADMINISTRASI KEPEGAWAI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string" table:style-name="ce5">
            <text:p>I.1.1.3.2</text:p>
          </table:table-cell>
          <table:table-cell office:value-type="string" table:style-name="ce3">
            <text:p>PEMELIHARA SARANA DAN PRASARAN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string" table:style-name="ce5">
            <text:p>I.1.1.3.3</text:p>
          </table:table-cell>
          <table:table-cell office:value-type="string" table:style-name="ce3">
            <text:p>PENGADMINISTRASI UMUM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string" table:style-name="ce5">
            <text:p>I.1.1.3.4</text:p>
          </table:table-cell>
          <table:table-cell office:value-type="string" table:style-name="ce3">
            <text:p>PENGELOLA BARANG MILIK NEGAR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string" table:style-name="ce5">
            <text:p>I.1.1.3.5</text:p>
          </table:table-cell>
          <table:table-cell office:value-type="string" table:style-name="ce3">
            <text:p>PENGELOLA KEGIATAN DAN ANGGAR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string" table:style-name="ce5">
            <text:p>I.1.1.3.6</text:p>
          </table:table-cell>
          <table:table-cell office:value-type="string" table:style-name="ce3">
            <text:p>PENGELOLA PERJALANAN DINAS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string" table:style-name="ce5">
            <text:p>I.1.1.3.7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string" table:style-name="ce5">
            <text:p>I.1.1.3.8</text:p>
          </table:table-cell>
          <table:table-cell office:value-type="string" table:style-name="ce3">
            <text:p>PRANATA KEARSIP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string" table:style-name="ce5">
            <text:p>I.1.1.3.9</text:p>
          </table:table-cell>
          <table:table-cell office:value-type="string" table:style-name="ce3">
            <text:p>SEKRETARIS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string" table:style-name="ce5">
            <text:p>I.1.1.3.10</text:p>
          </table:table-cell>
          <table:table-cell office:value-type="string" table:style-name="ce3">
            <text:p>PENGELOLA PERPUSTAKA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string" table:style-name="ce5">
            <text:p>I.1.1.3.11</text:p>
          </table:table-cell>
          <table:table-cell office:value-type="string" table:style-name="ce3">
            <text:p>PRANATA BARANG DAN JAS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string" table:style-name="ce5">
            <text:p>I.1.1.3.12</text:p>
          </table:table-cell>
          <table:table-cell office:value-type="string" table:style-name="ce3">
            <text:p>PENGEMUDI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string" table:style-name="ce5">
            <text:p>I.1.1.3.13</text:p>
          </table:table-cell>
          <table:table-cell office:value-type="string" table:style-name="ce3">
            <text:p>PETUGAS KEAMAN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string" table:style-name="ce5">
            <text:p>I.1.1.3.14</text:p>
          </table:table-cell>
          <table:table-cell office:value-type="string" table:style-name="ce3">
            <text:p>PRAMU BAKTI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string" table:style-name="ce4">
            <text:p>I.1.2</text:p>
          </table:table-cell>
          <table:table-cell office:value-type="string" table:style-name="ce3">
            <text:p>INSPEKTUR PEMBANTU WILAYAH 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string" table:style-name="ce3">
            <text:p>I.1.2.1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string" table:style-name="ce3">
            <text:p>I.1.2.2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string" table:style-name="ce3">
            <text:p>I.1.2.3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string" table:style-name="ce3">
            <text:p>I.1.2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string" table:style-name="ce3">
            <text:p>I.1.2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string" table:style-name="ce3">
            <text:p>I.1.2.6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string" table:style-name="ce3">
            <text:p>I.1.2.7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string" table:style-name="ce4">
            <text:p>I.1.3</text:p>
          </table:table-cell>
          <table:table-cell office:value-type="string" table:style-name="ce3">
            <text:p>INSPEKTUR PEMBANTU WILAYAH I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string" table:style-name="ce3">
            <text:p>I.1.3.1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string" table:style-name="ce3">
            <text:p>I.1.3.2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string" table:style-name="ce3">
            <text:p>I.1.3.3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string" table:style-name="ce3">
            <text:p>I.1.3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string" table:style-name="ce3">
            <text:p>I.1.3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string" table:style-name="ce3">
            <text:p>I.1.3.6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string" table:style-name="ce3">
            <text:p>I.1.3.7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string" table:style-name="ce4">
            <text:p>I.1.4</text:p>
          </table:table-cell>
          <table:table-cell office:value-type="string" table:style-name="ce3">
            <text:p>INSPEKTUR PEMBANTU WILAYAH II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string" table:style-name="ce3">
            <text:p>I.1.4.1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string" table:style-name="ce3">
            <text:p>I.1.4.2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string" table:style-name="ce3">
            <text:p>I.1.4.3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string" table:style-name="ce3">
            <text:p>I.1.4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string" table:style-name="ce3">
            <text:p>I.1.4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string" table:style-name="ce3">
            <text:p>I.1.4.6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string" table:style-name="ce3">
            <text:p>I.1.4.7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string" table:style-name="ce4">
            <text:p>I.1.5</text:p>
          </table:table-cell>
          <table:table-cell office:value-type="string" table:style-name="ce3">
            <text:p>INSPEKTUR PEMBANTU WILAYAH IV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string" table:style-name="ce3">
            <text:p>I.1.5.1</text:p>
          </table:table-cell>
          <table:table-cell office:value-type="string" table:style-name="ce3">
            <text:p>AUDITOR KEPEGAWAIAN PER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string" table:style-name="ce3">
            <text:p>I.1.5.2</text:p>
          </table:table-cell>
          <table:table-cell office:value-type="string" table:style-name="ce3">
            <text:p>AUDITOR KEPEGAWAIAN MUD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string" table:style-name="ce3">
            <text:p>I.1.5.3</text:p>
          </table:table-cell>
          <table:table-cell office:value-type="string" table:style-name="ce3">
            <text:p>AUDITOR KEPEGAWAIAN MADY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string" table:style-name="ce3">
            <text:p>I.1.5.4</text:p>
          </table:table-cell>
          <table:table-cell office:value-type="string" table:style-name="ce3">
            <text:p>PENGAWAS PENYELENGGARA URUSAN PEMERINTAHAN (P2UPD) AHLI PER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string" table:style-name="ce3">
            <text:p>I.1.5.5</text:p>
          </table:table-cell>
          <table:table-cell office:value-type="string" table:style-name="ce3">
            <text:p>PENGAWAS PENYELENGGARA URUSAN PEMERINTAHAN (P2UPD) AHLI MUD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string" table:style-name="ce3">
            <text:p>I.1.5.6</text:p>
          </table:table-cell>
          <table:table-cell office:value-type="string" table:style-name="ce3">
            <text:p>PENGAWAS PENYELENGGARA URUSAN PEMERINTAHAN (P2UPD) AHLI MADY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string" table:style-name="ce3">
            <text:p>I.1.5.7</text:p>
          </table:table-cell>
          <table:table-cell office:value-type="string" table:style-name="ce3">
            <text:p>PENGAWAS PENYELENGGARA URUSAN PEMERINTAHAN (P2UPD) AHLI U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string" table:style-name="ce4">
            <text:p>J.1</text:p>
          </table:table-cell>
          <table:table-cell office:value-type="string" table:style-name="ce3">
            <text:p>KEPALA BADAN PERENCANAAN PEMBANGUNAN DAERAH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string" table:style-name="ce5">
            <text:p>J.1.7</text:p>
          </table:table-cell>
          <table:table-cell office:value-type="string" table:style-name="ce3">
            <text:p>PERENCANA AHLI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string" table:style-name="ce5">
            <text:p>J.1.8</text:p>
          </table:table-cell>
          <table:table-cell office:value-type="string" table:style-name="ce3">
            <text:p>PERENCANA AHL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string" table:style-name="ce5">
            <text:p>J.1.9</text:p>
          </table:table-cell>
          <table:table-cell office:value-type="string" table:style-name="ce3">
            <text:p>PERENCANA AHLI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string" table:style-name="ce5">
            <text:p>J.1.10</text:p>
          </table:table-cell>
          <table:table-cell office:value-type="string" table:style-name="ce3">
            <text:p>PERENCANA AHLI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string" table:style-name="ce5">
            <text:p>J.1.11</text:p>
          </table:table-cell>
          <table:table-cell office:value-type="string" table:style-name="ce3">
            <text:p>PENELIT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string" table:style-name="ce5">
            <text:p>J.1.12</text:p>
          </table:table-cell>
          <table:table-cell office:value-type="string" table:style-name="ce3">
            <text:p>PENELITI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string" table:style-name="ce5">
            <text:p>J.1.13</text:p>
          </table:table-cell>
          <table:table-cell office:value-type="string" table:style-name="ce3">
            <text:p>PENELITI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string" table:style-name="ce5">
            <text:p>J.1.14</text:p>
          </table:table-cell>
          <table:table-cell office:value-type="string" table:style-name="ce3">
            <text:p>ANALIS KEBIJAKAN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string" table:style-name="ce5">
            <text:p>J.1.15</text:p>
          </table:table-cell>
          <table:table-cell office:value-type="string" table:style-name="ce3">
            <text:p>ANALIS KEBIJAKAN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string" table:style-name="ce5">
            <text:p>J.1.16</text:p>
          </table:table-cell>
          <table:table-cell office:value-type="string" table:style-name="ce3">
            <text:p>ANALIS KEBIJAKAN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string" table:style-name="ce5">
            <text:p>J.1.17</text:p>
          </table:table-cell>
          <table:table-cell office:value-type="string" table:style-name="ce3">
            <text:p>ANALIS KEBIJAKAN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string" table:style-name="ce5">
            <text:p>J.1.18</text:p>
          </table:table-cell>
          <table:table-cell office:value-type="string" table:style-name="ce3">
            <text:p>PRANATA KOMPUTER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string" table:style-name="ce5">
            <text:p>J.1.19</text:p>
          </table:table-cell>
          <table:table-cell office:value-type="string" table:style-name="ce3">
            <text:p>PRANATA KOMPUTER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string" table:style-name="ce5">
            <text:p>J.1.20</text:p>
          </table:table-cell>
          <table:table-cell office:value-type="string" table:style-name="ce3">
            <text:p>PRANATA KOMPUTER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string" table:style-name="ce5">
            <text:p>J.1.21</text:p>
          </table:table-cell>
          <table:table-cell office:value-type="string" table:style-name="ce3">
            <text:p>PRANATA KOMPUTER PENYEL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string" table:style-name="ce5">
            <text:p>J.1.22</text:p>
          </table:table-cell>
          <table:table-cell office:value-type="string" table:style-name="ce3">
            <text:p>PRANATA KOMPUTER PELAKSAN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string" table:style-name="ce5">
            <text:p>J.1.23</text:p>
          </table:table-cell>
          <table:table-cell office:value-type="string" table:style-name="ce3">
            <text:p>PRANATA KOMPUTER PELAKSANA PEMUL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string" table:style-name="ce5">
            <text:p>J.1.24</text:p>
          </table:table-cell>
          <table:table-cell office:value-type="string" table:style-name="ce3">
            <text:p>ARSIPARIS PELAKSAN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string" table:style-name="ce5">
            <text:p>J.1.25</text:p>
          </table:table-cell>
          <table:table-cell office:value-type="string" table:style-name="ce3">
            <text:p>ARSIPARIS PELAKSANA LANJUT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string" table:style-name="ce5">
            <text:p>J.1.26</text:p>
          </table:table-cell>
          <table:table-cell office:value-type="string" table:style-name="ce3">
            <text:p>ARSIPARIS PENYEL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string" table:style-name="ce5">
            <text:p>J.1.27</text:p>
          </table:table-cell>
          <table:table-cell office:value-type="string" table:style-name="ce3">
            <text:p>ARSIPARIS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string" table:style-name="ce5">
            <text:p>J.1.28</text:p>
          </table:table-cell>
          <table:table-cell office:value-type="string" table:style-name="ce3">
            <text:p>ARSIPARIS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string" table:style-name="ce5">
            <text:p>J.1.29</text:p>
          </table:table-cell>
          <table:table-cell office:value-type="string" table:style-name="ce3">
            <text:p>PERENCANA AHL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string" table:style-name="ce5">
            <text:p>J.1.30</text:p>
          </table:table-cell>
          <table:table-cell office:value-type="string" table:style-name="ce3">
            <text:p>PRANATA KOMPUTER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string" table:style-name="ce5">
            <text:p>J.1.31</text:p>
          </table:table-cell>
          <table:table-cell office:value-type="string" table:style-name="ce3">
            <text:p>PRANATA KOMPUTER PELAKSANA LANJUT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string" table:style-name="ce5">
            <text:p>J.1.32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string" table:style-name="ce5">
            <text:p>J.1.33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string" table:style-name="ce5">
            <text:p>J.1.34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string" table:style-name="ce5">
            <text:p>J.1.35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string" table:style-name="ce5">
            <text:p>J.1.36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string" table:style-name="ce5">
            <text:p>J.1.37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string" table:style-name="ce5">
            <text:p>J.1.38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string" table:style-name="ce5">
            <text:p>J.1.39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string" table:style-name="ce5">
            <text:p>J.1.40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string" table:style-name="ce5">
            <text:p>J.1.41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string" table:style-name="ce5">
            <text:p>J.1.42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string" table:style-name="ce5">
            <text:p>J.1.43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string" table:style-name="ce5">
            <text:p>J.1.44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string" table:style-name="ce3">
            <text:p>J.1.45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string" table:style-name="ce4">
            <text:p>J.1.1</text:p>
          </table:table-cell>
          <table:table-cell office:value-type="string" table:style-name="ce3">
            <text:p>SEKRETARIS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string" table:style-name="ce3">
            <text:p>J.1.1.1.1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string" table:style-name="ce3">
            <text:p>J.1.1.1.17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string" table:style-name="ce3">
            <text:p>J.1.1.1.18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string" table:style-name="ce3">
            <text:p>J.1.1.1.19</text:p>
          </table:table-cell>
          <table:table-cell office:value-type="string" table:style-name="ce3">
            <text:p>BENDAHARA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string" table:style-name="ce3">
            <text:p>J.1.1.1.20</text:p>
          </table:table-cell>
          <table:table-cell office:value-type="string" table:style-name="ce3">
            <text:p>VERIFIKATOR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string" table:style-name="ce3">
            <text:p>J.1.1.1.21</text:p>
          </table:table-cell>
          <table:table-cell office:value-type="string" table:style-name="ce3">
            <text:p>PENGELOLA AKUNTANSI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string" table:style-name="ce3">
            <text:p>J.1.1.1.22</text:p>
          </table:table-cell>
          <table:table-cell office:value-type="string" table:style-name="ce3">
            <text:p>PENGADMINISTRASI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string" table:style-name="ce3">
            <text:p>J.1.1.1.23</text:p>
          </table:table-cell>
          <table:table-cell office:value-type="string" table:style-name="ce3">
            <text:p>PENGELOLA GAJI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string" table:style-name="ce5">
            <text:p>J.1.1.1.24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string" table:style-name="ce3">
            <text:p>J.1.1.1.25</text:p>
          </table:table-cell>
          <table:table-cell office:value-type="string" table:style-name="ce3">
            <text:p>PENGADMINISTRASI PAJAK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string" table:style-name="ce8">
            <text:p>J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string" table:style-name="ce3">
            <text:p>J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string" table:style-name="ce3">
            <text:p>J.1.1.1.2</text:p>
          </table:table-cell>
          <table:table-cell office:value-type="string" table:style-name="ce3">
            <text:p>PRANATA KEARSIP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string" table:style-name="ce3">
            <text:p>J.1.1.1.3</text:p>
          </table:table-cell>
          <table:table-cell office:value-type="string" table:style-name="ce3">
            <text:p>PENGADMINISTRASI KEPEGAWAI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string" table:style-name="ce3">
            <text:p>J.1.1.1.4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string" table:style-name="ce3">
            <text:p>J.1.1.1.5</text:p>
          </table:table-cell>
          <table:table-cell office:value-type="string" table:style-name="ce3">
            <text:p>PENGELOLA PERJALANAN DINAS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string" table:style-name="ce3">
            <text:p>J.1.1.1.6</text:p>
          </table:table-cell>
          <table:table-cell office:value-type="string" table:style-name="ce3">
            <text:p>PENGEMUDI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string" table:style-name="ce3">
            <text:p>J.1.1.1.7</text:p>
          </table:table-cell>
          <table:table-cell office:value-type="string" table:style-name="ce3">
            <text:p>PETUGAS KEAMAN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string" table:style-name="ce3">
            <text:p>J.1.1.1.8</text:p>
          </table:table-cell>
          <table:table-cell office:value-type="string" table:style-name="ce3">
            <text:p>PRAMU BAKTI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string" table:style-name="ce3">
            <text:p>J.1.1.1.9</text:p>
          </table:table-cell>
          <table:table-cell office:value-type="string" table:style-name="ce3">
            <text:p>PRAMU KEBERSIH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string" table:style-name="ce5">
            <text:p>J.1.1.1.10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string" table:style-name="ce3">
            <text:p>J.1.1.1.11</text:p>
          </table:table-cell>
          <table:table-cell office:value-type="string" table:style-name="ce3">
            <text:p>PEMELIHARAAN SARANA DAN PRASARAN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string" table:style-name="ce3">
            <text:p>J.1.1.1.12</text:p>
          </table:table-cell>
          <table:table-cell office:value-type="string" table:style-name="ce3">
            <text:p>PRAMU TAM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string" table:style-name="ce3">
            <text:p>J.1.1.1.13</text:p>
          </table:table-cell>
          <table:table-cell office:value-type="string" table:style-name="ce3">
            <text:p>PENGELOLA PERPUSTAKA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string" table:style-name="ce3">
            <text:p>J.1.1.1.14</text:p>
          </table:table-cell>
          <table:table-cell office:value-type="string" table:style-name="ce3">
            <text:p>SEKRETARIS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string" table:style-name="ce3">
            <text:p>J.1.1.1.15</text:p>
          </table:table-cell>
          <table:table-cell office:value-type="string" table:style-name="ce3">
            <text:p>PENGELOLA DAT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string" table:style-name="ce4">
            <text:p>J.1.2</text:p>
          </table:table-cell>
          <table:table-cell office:value-type="string" table:style-name="ce3">
            <text:p>KEPALA BIDANG RISET DAN INOVASI DAERAH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string" table:style-name="ce3">
            <text:p>J.1.2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string" table:style-name="ce3">
            <text:p>J.1.2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string" table:style-name="ce3">
            <text:p>J.1.2.1.3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string" table:style-name="ce3">
            <text:p>J.1.2.1.4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string" table:style-name="ce3">
            <text:p>J.1.2.1.5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string" table:style-name="ce3">
            <text:p>J.1.2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string" table:style-name="ce3">
            <text:p>J.1.2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string" table:style-name="ce3">
            <text:p>J.1.2.1.8</text:p>
          </table:table-cell>
          <table:table-cell office:value-type="string" table:style-name="ce3">
            <text:p>PENYUSUN PROGRAM KREATIVITAS DAN INOVASI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string" table:style-name="ce3">
            <text:p>J.1.2.1.9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string" table:style-name="ce3">
            <text:p>J.1.2.1.10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string" table:style-name="ce3">
            <text:p>J.1.2.1.11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string" table:style-name="ce3">
            <text:p>J.1.2.1.1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string" table:style-name="ce3">
            <text:p>J.1.2.1.13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string" table:style-name="ce4">
            <text:p>J.1.3</text:p>
          </table:table-cell>
          <table:table-cell office:value-type="string" table:style-name="ce3">
            <text:p>KEPALA BIDANG PENGENDALIAN, EVALUASI DAN KERJASAMA PEMBANGUN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3">
            <text:p>J.1.3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string" table:style-name="ce3">
            <text:p>J.1.3.1.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string" table:style-name="ce3">
            <text:p>J.1.3.1.3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string" table:style-name="ce3">
            <text:p>J.1.3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string" table:style-name="ce3">
            <text:p>J.1.3.1.5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string" table:style-name="ce3">
            <text:p>J.1.3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string" table:style-name="ce3">
            <text:p>J.1.3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string" table:style-name="ce3">
            <text:p>J.1.3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string" table:style-name="ce3">
            <text:p>J.1.3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string" table:style-name="ce4">
            <text:p>J.1.4</text:p>
          </table:table-cell>
          <table:table-cell office:value-type="string" table:style-name="ce3">
            <text:p>KEPALA BIDANG PERENCANAAN DATA DAN SISTEM INFORMASI PEMBANGUN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string" table:style-name="ce3">
            <text:p>J.1.4.1.1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string" table:style-name="ce3">
            <text:p>J.1.4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string" table:style-name="ce3">
            <text:p>J.1.4.1.3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1" table:style-name="ce1">
            <text:p>841</text:p>
          </table:table-cell>
          <table:table-cell office:value-type="string" table:style-name="ce3">
            <text:p>J.1.4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string" table:style-name="ce3">
            <text:p>J.1.4.1.5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string" table:style-name="ce3">
            <text:p>J.1.4.1.6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string" table:style-name="ce3">
            <text:p>J.1.4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string" table:style-name="ce3">
            <text:p>J.1.4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string" table:style-name="ce3">
            <text:p>J.1.4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string" table:style-name="ce4">
            <text:p>J.1.6</text:p>
          </table:table-cell>
          <table:table-cell office:value-type="string" table:style-name="ce3">
            <text:p>KEPALA BIDANG PEREKONOMIAN, SDA, INFRASTRUKTUR DAN KEWILAYAH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string" table:style-name="ce3">
            <text:p>J.1.6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string" table:style-name="ce3">
            <text:p>J.1.6.1.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string" table:style-name="ce3">
            <text:p>J.1.6.1.3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string" table:style-name="ce3">
            <text:p>J.1.6.1.4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string" table:style-name="ce3">
            <text:p>J.1.6.1.5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string" table:style-name="ce3">
            <text:p>J.1.6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string" table:style-name="ce3">
            <text:p>J.1.6.1.7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string" table:style-name="ce3">
            <text:p>J.1.6.1.8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string" table:style-name="ce3">
            <text:p>J.1.6.1.9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string" table:style-name="ce4">
            <text:p>J.1.5</text:p>
          </table:table-cell>
          <table:table-cell office:value-type="string" table:style-name="ce3">
            <text:p>KEPALA BIDANG PEMERINTAHAN DAN SUMBER DAYA MANUS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string" table:style-name="ce3">
            <text:p>J.1.5.1.1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string" table:style-name="ce3">
            <text:p>J.1.5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string" table:style-name="ce3">
            <text:p>J.1.5.1.3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string" table:style-name="ce3">
            <text:p>J.1.5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string" table:style-name="ce3">
            <text:p>J.1.5.1.5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string" table:style-name="ce3">
            <text:p>J.1.5.1.6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string" table:style-name="ce3">
            <text:p>J.1.5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string" table:style-name="ce3">
            <text:p>J.1.5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string" table:style-name="ce3">
            <text:p>J.1.5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string" table:style-name="ce4">
            <text:p>K.1</text:p>
          </table:table-cell>
          <table:table-cell office:value-type="string" table:style-name="ce3">
            <text:p>KEPALA BADAN PENDAPATAN DAERAH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string" table:style-name="ce5">
            <text:p>K.1.5</text:p>
          </table:table-cell>
          <table:table-cell office:value-type="string" table:style-name="ce3">
            <text:p>ARSIPARIS PELAKSAN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string" table:style-name="ce5">
            <text:p>K.1.6</text:p>
          </table:table-cell>
          <table:table-cell office:value-type="string" table:style-name="ce3">
            <text:p>ARSIPARIS PELAKSANA LANJUT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string" table:style-name="ce5">
            <text:p>K.1.7</text:p>
          </table:table-cell>
          <table:table-cell office:value-type="string" table:style-name="ce3">
            <text:p>ARSIPARIS PENYELI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string" table:style-name="ce5">
            <text:p>K.1.8</text:p>
          </table:table-cell>
          <table:table-cell office:value-type="string" table:style-name="ce3">
            <text:p>ARSIPARIS PERTAM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string" table:style-name="ce5">
            <text:p>K.1.9</text:p>
          </table:table-cell>
          <table:table-cell office:value-type="string" table:style-name="ce3">
            <text:p>ARSIPARIS MUD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string" table:style-name="ce5">
            <text:p>K.1.10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string" table:style-name="ce5">
            <text:p>K.1.11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string" table:style-name="ce5">
            <text:p>K.1.12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string" table:style-name="ce5">
            <text:p>K.1.13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string" table:style-name="ce4">
            <text:p>K.1.1</text:p>
          </table:table-cell>
          <table:table-cell office:value-type="string" table:style-name="ce3">
            <text:p>SEKRETARIS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string" table:style-name="ce5">
            <text:p>K.1.1.1.17</text:p>
          </table:table-cell>
          <table:table-cell office:value-type="string" table:style-name="ce3">
            <text:p>BENDAHARA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string" table:style-name="ce5">
            <text:p>K.1.1.1.18</text:p>
          </table:table-cell>
          <table:table-cell office:value-type="string" table:style-name="ce3">
            <text:p>PENATA LAPORAN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string" table:style-name="ce5">
            <text:p>K.1.1.1.19</text:p>
          </table:table-cell>
          <table:table-cell office:value-type="string" table:style-name="ce3">
            <text:p>VERIFIKATOR PAJAK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string" table:style-name="ce5">
            <text:p>K.1.1.1.20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string" table:style-name="ce5">
            <text:p>K.1.1.1.21</text:p>
          </table:table-cell>
          <table:table-cell office:value-type="string" table:style-name="ce3">
            <text:p>PENGADMINISTRASI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string" table:style-name="ce5">
            <text:p>K.1.1.1.22</text:p>
          </table:table-cell>
          <table:table-cell office:value-type="string" table:style-name="ce3">
            <text:p>PENGADMINISTRASI PAJAK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string" table:style-name="ce5">
            <text:p>K.1.1.1.23</text:p>
          </table:table-cell>
          <table:table-cell office:value-type="string" table:style-name="ce3">
            <text:p>PENGELOLA GAJI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string" table:style-name="ce5">
            <text:p>K.1.1.1.24</text:p>
          </table:table-cell>
          <table:table-cell office:value-type="string" table:style-name="ce3">
            <text:p>PENGELOLA AKUNTANSI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string" table:style-name="ce5">
            <text:p>K.1.1.1.25</text:p>
          </table:table-cell>
          <table:table-cell office:value-type="string" table:style-name="ce3">
            <text:p>VERIFIKATOR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string" table:style-name="ce5">
            <text:p>K.1.1.1.26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string" table:style-name="ce5">
            <text:p>K.1.1.1.27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string" table:style-name="ce5">
            <text:p>K.1.1.1.28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string" table:style-name="ce4">
            <text:p>K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string" table:style-name="ce5">
            <text:p>K.1.1.1.1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string" table:style-name="ce5">
            <text:p>K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string" table:style-name="ce5">
            <text:p>K.1.1.1.3</text:p>
          </table:table-cell>
          <table:table-cell office:value-type="string" table:style-name="ce3">
            <text:p>PEMELIHARA SARANA DAN PRASARAN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string" table:style-name="ce5">
            <text:p>K.1.1.1.4</text:p>
          </table:table-cell>
          <table:table-cell office:value-type="string" table:style-name="ce3">
            <text:p>PRANATA BARANG DAN JAS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string" table:style-name="ce5">
            <text:p>K.1.1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string" table:style-name="ce5">
            <text:p>K.1.1.1.6</text:p>
          </table:table-cell>
          <table:table-cell office:value-type="string" table:style-name="ce3">
            <text:p>SEKRETARIS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string" table:style-name="ce5">
            <text:p>K.1.1.1.7</text:p>
          </table:table-cell>
          <table:table-cell office:value-type="string" table:style-name="ce3">
            <text:p>PENGADMINISTRASI PERSURAT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string" table:style-name="ce5">
            <text:p>K.1.1.1.8</text:p>
          </table:table-cell>
          <table:table-cell office:value-type="string" table:style-name="ce3">
            <text:p>PRANATA KEARSIP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string" table:style-name="ce5">
            <text:p>K.1.1.1.9</text:p>
          </table:table-cell>
          <table:table-cell office:value-type="string" table:style-name="ce3">
            <text:p>PENGEMUDI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string" table:style-name="ce5">
            <text:p>K.1.1.1.10</text:p>
          </table:table-cell>
          <table:table-cell office:value-type="string" table:style-name="ce3">
            <text:p>PRAMU BAKTI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string" table:style-name="ce5">
            <text:p>K.1.1.1.11</text:p>
          </table:table-cell>
          <table:table-cell office:value-type="string" table:style-name="ce3">
            <text:p>PETUGAS KEAMAN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string" table:style-name="ce5">
            <text:p>K.1.1.1.1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string" table:style-name="ce5">
            <text:p>K.1.1.1.13</text:p>
          </table:table-cell>
          <table:table-cell office:value-type="string" table:style-name="ce3">
            <text:p>PENGELOLA KEGIATAN DAN ANGGAR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string" table:style-name="ce5">
            <text:p>K.1.1.1.14</text:p>
          </table:table-cell>
          <table:table-cell office:value-type="string" table:style-name="ce3">
            <text:p>PENGELOLA PERJALANAN DINAS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string" table:style-name="ce5">
            <text:p>K.1.1.1.15</text:p>
          </table:table-cell>
          <table:table-cell office:value-type="string" table:style-name="ce3">
            <text:p>PENGELOLA PERPUSTAKA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string" table:style-name="ce5">
            <text:p>K.1.1.1.16</text:p>
          </table:table-cell>
          <table:table-cell office:value-type="string" table:style-name="ce3">
            <text:p>PENGAWAS RESI GUDANG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string" table:style-name="ce4">
            <text:p>K.1.2</text:p>
          </table:table-cell>
          <table:table-cell office:value-type="string" table:style-name="ce3">
            <text:p>KEPALA BIDANG PENGELOLA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string" table:style-name="ce5">
            <text:p>K.1.2.3.1</text:p>
          </table:table-cell>
          <table:table-cell office:value-type="string" table:style-name="ce3">
            <text:p>PENGELOLA DATA PELAYANAN PERPAJAKAN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string" table:style-name="ce5">
            <text:p>K.1.2.3.2</text:p>
          </table:table-cell>
          <table:table-cell office:value-type="string" table:style-name="ce3">
            <text:p>ANALIS PAJAK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string" table:style-name="ce5">
            <text:p>K.1.2.3.3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string" table:style-name="ce5">
            <text:p>K.1.2.3.4</text:p>
          </table:table-cell>
          <table:table-cell office:value-type="string" table:style-name="ce3">
            <text:p>PENYUSUN BAHAN KEBIJAKAN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string" table:style-name="ce4">
            <text:p>K.1.2.1</text:p>
          </table:table-cell>
          <table:table-cell office:value-type="string" table:style-name="ce3">
            <text:p>KEPALA SUB BIDANG PENDAFTARAN, PENETAPAN DAN PENAGIHAN PAJAK DAERAH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string" table:style-name="ce5">
            <text:p>K.1.2.1.1</text:p>
          </table:table-cell>
          <table:table-cell office:value-type="string" table:style-name="ce3">
            <text:p>PENGELOLA DATA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string" table:style-name="ce5">
            <text:p>K.1.2.1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string" table:style-name="ce5">
            <text:p>K.1.2.1.3</text:p>
          </table:table-cell>
          <table:table-cell office:value-type="string" table:style-name="ce3">
            <text:p>PENGELOLA PENDAFTARAN DAN PENDATAAN PAJAK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string" table:style-name="ce5">
            <text:p>K.1.2.1.4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string" table:style-name="ce4">
            <text:p>K.1.2.2</text:p>
          </table:table-cell>
          <table:table-cell office:value-type="string" table:style-name="ce3">
            <text:p>KEPALA SUB BIDANG PEMBINAAN DAN PENGAWASAN PAJAK DAERAH, RETRIBUSI DAERAH DAN PENDAPATAN LAINNYA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string" table:style-name="ce5">
            <text:p>K.1.2.2.1</text:p>
          </table:table-cell>
          <table:table-cell office:value-type="string" table:style-name="ce3">
            <text:p>ANALIS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string" table:style-name="ce5">
            <text:p>K.1.2.2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string" table:style-name="ce5">
            <text:p>K.1.2.2.3</text:p>
          </table:table-cell>
          <table:table-cell office:value-type="string" table:style-name="ce3">
            <text:p>PENGOLAH DATA PENAGIHAN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string" table:style-name="ce5">
            <text:p>K.1.2.2.4</text:p>
          </table:table-cell>
          <table:table-cell office:value-type="string" table:style-name="ce3">
            <text:p>VERIFIKATOR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string" table:style-name="ce5">
            <text:p>K.1.2.2.5</text:p>
          </table:table-cell>
          <table:table-cell office:value-type="string" table:style-name="ce3">
            <text:p>PENGELOLA PENDAPATAN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string" table:style-name="ce5">
            <text:p>K.1.2.2.6</text:p>
          </table:table-cell>
          <table:table-cell office:value-type="string" table:style-name="ce3">
            <text:p>PENGELOLA DATA DAN DOKUMEN PERPAJAKAN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string" table:style-name="ce4">
            <text:p>K.1.3</text:p>
          </table:table-cell>
          <table:table-cell office:value-type="string" table:style-name="ce3">
            <text:p>KEPALA BIDANG PERENCANAAN DAN PENGEMBANG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string" table:style-name="ce4">
            <text:p>K.1.3.1</text:p>
          </table:table-cell>
          <table:table-cell office:value-type="string" table:style-name="ce3">
            <text:p>KEPALA SUB BIDANG PERENCANA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9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string" table:style-name="ce5">
            <text:p>K.1.3.1.1</text:p>
          </table:table-cell>
          <table:table-cell office:value-type="string" table:style-name="ce3">
            <text:p>PENGELOLA WAJIB PAJAK/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string" table:style-name="ce5">
            <text:p>K.1.3.1.2</text:p>
          </table:table-cell>
          <table:table-cell office:value-type="string" table:style-name="ce3">
            <text:p>PENGELOLA REALISASI LAPORAN PENERIMAAN 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string" table:style-name="ce5">
            <text:p>K.1.3.1.3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string" table:style-name="ce5">
            <text:p>K.1.3.1.4</text:p>
          </table:table-cell>
          <table:table-cell office:value-type="string" table:style-name="ce3">
            <text:p>PENGELOLA PENDAPATAN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string" table:style-name="ce5">
            <text:p>K.1.3.1.5</text:p>
          </table:table-cell>
          <table:table-cell office:value-type="string" table:style-name="ce3">
            <text:p>PENGELOLA SUMBER PENDAPATAN ASL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string" table:style-name="ce5">
            <text:p>K.1.3.1.6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string" table:style-name="ce4">
            <text:p>K.1.3.2</text:p>
          </table:table-cell>
          <table:table-cell office:value-type="string" table:style-name="ce3">
            <text:p>KEPALA SUB BIDANG PENGEMBANGAN, REGULASI DAN KERJASAMA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9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string" table:style-name="ce5">
            <text:p>K.1.3.2.1</text:p>
          </table:table-cell>
          <table:table-cell office:value-type="string" table:style-name="ce3">
            <text:p>PENGOLAH DATA KEBIJAKAN DANA BAGI HASIL</text:p>
          </table:table-cell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9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string" table:style-name="ce5">
            <text:p>K.1.3.2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9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string" table:style-name="ce4">
            <text:p>K.1.4</text:p>
          </table:table-cell>
          <table:table-cell office:value-type="string" table:style-name="ce3">
            <text:p>KEPALA BIDANG PENGENDALIAN DAN EVALUASI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string" table:style-name="ce4">
            <text:p>K.1.4.1</text:p>
          </table:table-cell>
          <table:table-cell office:value-type="string" table:style-name="ce3">
            <text:p>KEPALA SUB BIDANG PENGENDALIAN DAN EVALUASI</text:p>
          </table:table-cell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string" table:style-name="ce5">
            <text:p>K.1.4.1.1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string" table:style-name="ce5">
            <text:p>K.1.4.1.2</text:p>
          </table:table-cell>
          <table:table-cell office:value-type="string" table:style-name="ce3">
            <text:p>PENGOLAH DATA ADMINISTRASI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string" table:style-name="ce5">
            <text:p>K.1.4.1.3</text:p>
          </table:table-cell>
          <table:table-cell office:value-type="string" table:style-name="ce3">
            <text:p>ANALIS TINDAK LANJUT LAPORAN HASIL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string" table:style-name="ce5">
            <text:p>K.1.4.1.4</text:p>
          </table:table-cell>
          <table:table-cell office:value-type="string" table:style-name="ce3">
            <text:p>PENGOLAH DATA TINDAK LANJUT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string" table:style-name="ce5">
            <text:p>K.1.4.1.5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string" table:style-name="ce5">
            <text:p>K.1.4.1.6</text:p>
          </table:table-cell>
          <table:table-cell office:value-type="string" table:style-name="ce3">
            <text:p>PENGELOLA MONITORING DAN EVALUASI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string" table:style-name="ce5">
            <text:p>K.1.4.1.7</text:p>
          </table:table-cell>
          <table:table-cell office:value-type="string" table:style-name="ce3">
            <text:p>ANALIS MONITORING DAN EVALUASI KEBIJAKAN PAJAK DAERAH DAN 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string" table:style-name="ce5">
            <text:p>K.1.4.1.8</text:p>
          </table:table-cell>
          <table:table-cell office:value-type="string" table:style-name="ce3">
            <text:p>PENGOLAH DATA MONITORING DAN EVALUSI KEBIJAKAN PDRD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string" table:style-name="ce5">
            <text:p>K.1.4.1.9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string" table:style-name="ce4">
            <text:p>K.1.4.2</text:p>
          </table:table-cell>
          <table:table-cell office:value-type="string" table:style-name="ce3">
            <text:p>KEPALA SUB BIDANG PENGELOLAAN SISTEM INFORMASI</text:p>
          </table:table-cell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string" table:style-name="ce5">
            <text:p>K.1.4.2.1</text:p>
          </table:table-cell>
          <table:table-cell office:value-type="string" table:style-name="ce3">
            <text:p>PENGELOLA DATABASE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string" table:style-name="ce5">
            <text:p>K.1.4.2.2</text:p>
          </table:table-cell>
          <table:table-cell office:value-type="string" table:style-name="ce3">
            <text:p>PENGELOLA PERENCANAAN DAN PENGEMBANGAN PENDAPAT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string" table:style-name="ce5">
            <text:p>K.1.4.2.3</text:p>
          </table:table-cell>
          <table:table-cell office:value-type="string" table:style-name="ce3">
            <text:p>PENGELOLA SISTEM JARING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string" table:style-name="ce5">
            <text:p>K.1.4.2.4</text:p>
          </table:table-cell>
          <table:table-cell office:value-type="string" table:style-name="ce3">
            <text:p>PENGELOLA DATA DAN INFORMASI PERPAJAK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string" table:style-name="ce5">
            <text:p>K.1.4.2.5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string" table:style-name="ce5">
            <text:p>K.1.4.2.6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string" table:style-name="ce4">
            <text:p>L.1</text:p>
          </table:table-cell>
          <table:table-cell office:value-type="string" table:style-name="ce3">
            <text:p>KEPALA BADAN PENGELOLAAN KEUANGAN DAN ASET DAERAH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string" table:style-name="ce5">
            <text:p>L.1.5</text:p>
          </table:table-cell>
          <table:table-cell office:value-type="string" table:style-name="ce3">
            <text:p>ANALIS KEUANGAN PUSAT DAN DAERAH AHLI MADY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string" table:style-name="ce5">
            <text:p>L.1.6</text:p>
          </table:table-cell>
          <table:table-cell office:value-type="string" table:style-name="ce3">
            <text:p>ANALIS KEUANGAN PUSAT DAN DAERAH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string" table:style-name="ce5">
            <text:p>L.1.7</text:p>
          </table:table-cell>
          <table:table-cell office:value-type="string" table:style-name="ce3">
            <text:p>ANALIS KEUANGAN PUSAT DAN DAERAH AHLI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string" table:style-name="ce5">
            <text:p>L.1.8</text:p>
          </table:table-cell>
          <table:table-cell office:value-type="string" table:style-name="ce3">
            <text:p>ANALIS KEUANGAN PUSAT DAN DAERAH AHLI U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string" table:style-name="ce5">
            <text:p>L.1.9</text:p>
          </table:table-cell>
          <table:table-cell office:value-type="string" table:style-name="ce3">
            <text:p>PRANATA KOMPUTER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string" table:style-name="ce5">
            <text:p>L.1.10</text:p>
          </table:table-cell>
          <table:table-cell office:value-type="string" table:style-name="ce3">
            <text:p>ARSIPARIS PELAKSAN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string" table:style-name="ce5">
            <text:p>L.1.11</text:p>
          </table:table-cell>
          <table:table-cell office:value-type="string" table:style-name="ce3">
            <text:p>ARSIPARIS PELAKSANA LANJUT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string" table:style-name="ce5">
            <text:p>L.1.12</text:p>
          </table:table-cell>
          <table:table-cell office:value-type="string" table:style-name="ce3">
            <text:p>ARSIPARIS PENYELI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string" table:style-name="ce5">
            <text:p>L.1.13</text:p>
          </table:table-cell>
          <table:table-cell office:value-type="string" table:style-name="ce3">
            <text:p>ARSIPARIS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string" table:style-name="ce5">
            <text:p>L.1.14</text:p>
          </table:table-cell>
          <table:table-cell office:value-type="string" table:style-name="ce3">
            <text:p>ARSIPARIS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string" table:style-name="ce5">
            <text:p>L.1.15</text:p>
          </table:table-cell>
          <table:table-cell office:value-type="string" table:style-name="ce3">
            <text:p>ANALIS KEBIJAKAN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string" table:style-name="ce5">
            <text:p>L.1.16</text:p>
          </table:table-cell>
          <table:table-cell office:value-type="string" table:style-name="ce3">
            <text:p>ANALIS KEBIJAKAN AHLI MADY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string" table:style-name="ce5">
            <text:p>L.1.17</text:p>
          </table:table-cell>
          <table:table-cell office:value-type="string" table:style-name="ce3">
            <text:p>ANALIS KEBIJAKAN AHLI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string" table:style-name="ce5">
            <text:p>L.1.18</text:p>
          </table:table-cell>
          <table:table-cell office:value-type="string" table:style-name="ce3">
            <text:p>PERENCANA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5">
            <text:p>L.1.19</text:p>
          </table:table-cell>
          <table:table-cell office:value-type="string" table:style-name="ce3">
            <text:p>PENILAI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5">
            <text:p>L.1.20</text:p>
          </table:table-cell>
          <table:table-cell office:value-type="string" table:style-name="ce3">
            <text:p>PENATA LAKSANA BARANG TERAMPIL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string" table:style-name="ce5">
            <text:p>L.1.21</text:p>
          </table:table-cell>
          <table:table-cell office:value-type="string" table:style-name="ce3">
            <text:p>PENATA LAKSANA BARANG MAHIR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5">
            <text:p>L.1.22</text:p>
          </table:table-cell>
          <table:table-cell office:value-type="string" table:style-name="ce3">
            <text:p>PENATA LAKSANA BARANG PENYELI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5">
            <text:p>L.1.23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5">
            <text:p>L.1.24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5">
            <text:p>L.1.25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string" table:style-name="ce5">
            <text:p>L.1.26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string" table:style-name="ce4">
            <text:p>L.1.1</text:p>
          </table:table-cell>
          <table:table-cell office:value-type="string" table:style-name="ce3">
            <text:p>SEKRETARIS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5">
            <text:p>L.1.1.1.15</text:p>
          </table:table-cell>
          <table:table-cell office:value-type="string" table:style-name="ce3">
            <text:p>PENGADMINISTRASI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string" table:style-name="ce5">
            <text:p>L.1.1.1.16</text:p>
          </table:table-cell>
          <table:table-cell office:value-type="string" table:style-name="ce3">
            <text:p>BENDAHARA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string" table:style-name="ce5">
            <text:p>L.1.1.1.17</text:p>
          </table:table-cell>
          <table:table-cell office:value-type="string" table:style-name="ce3">
            <text:p>VERIFIKATOR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5">
            <text:p>L.1.1.1.18</text:p>
          </table:table-cell>
          <table:table-cell office:value-type="string" table:style-name="ce3">
            <text:p>PENGELOLA GAJI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5">
            <text:p>L.1.1.1.19</text:p>
          </table:table-cell>
          <table:table-cell office:value-type="string" table:style-name="ce3">
            <text:p>PENGADMINISTRASI PAJAK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5">
            <text:p>L.1.1.1.20</text:p>
          </table:table-cell>
          <table:table-cell office:value-type="string" table:style-name="ce3">
            <text:p>PENGELOLA AKUNTANSI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string" table:style-name="ce5">
            <text:p>L.1.1.1.21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string" table:style-name="ce5">
            <text:p>L.1.1.1.22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string" table:style-name="ce5">
            <text:p>L.1.1.1.2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5">
            <text:p>L.1.1.1.24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string" table:style-name="ce5">
            <text:p>L.1.1.1.2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string" table:style-name="ce5">
            <text:p>L.1.1.1.26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4">
            <text:p>L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5">
            <text:p>L.1.1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string" table:style-name="ce5">
            <text:p>L.1.1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5">
            <text:p>L.1.1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5">
            <text:p>L.1.1.1.4</text:p>
          </table:table-cell>
          <table:table-cell office:value-type="string" table:style-name="ce3">
            <text:p>PENGELOLA PERJALANAN DINAS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string" table:style-name="ce5">
            <text:p>L.1.1.1.5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string" table:style-name="ce5">
            <text:p>L.1.1.1.6</text:p>
          </table:table-cell>
          <table:table-cell office:value-type="string" table:style-name="ce3">
            <text:p>PRANATA KEARSIP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string" table:style-name="ce5">
            <text:p>L.1.1.1.7</text:p>
          </table:table-cell>
          <table:table-cell office:value-type="string" table:style-name="ce3">
            <text:p>SEKRETARIS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5">
            <text:p>L.1.1.1.8</text:p>
          </table:table-cell>
          <table:table-cell office:value-type="string" table:style-name="ce3">
            <text:p>PRANATA BARANG DAN JAS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string" table:style-name="ce5">
            <text:p>L.1.1.1.9</text:p>
          </table:table-cell>
          <table:table-cell office:value-type="string" table:style-name="ce3">
            <text:p>PETUGAS KEAMAN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string" table:style-name="ce5">
            <text:p>L.1.1.1.10</text:p>
          </table:table-cell>
          <table:table-cell office:value-type="string" table:style-name="ce3">
            <text:p>PRAMUBAKTI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5">
            <text:p>L.1.1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5">
            <text:p>L.1.1.1.12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string" table:style-name="ce5">
            <text:p>L.1.1.1.13</text:p>
          </table:table-cell>
          <table:table-cell office:value-type="string" table:style-name="ce3">
            <text:p>PENGEMUDI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string" table:style-name="ce5">
            <text:p>L.1.1.1.14</text:p>
          </table:table-cell>
          <table:table-cell office:value-type="string" table:style-name="ce3">
            <text:p>PENGELOLA KEPEGAWAI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4">
            <text:p>L.1.2</text:p>
          </table:table-cell>
          <table:table-cell office:value-type="string" table:style-name="ce3">
            <text:p>KEPALA BIDANG PERENCANAAN ANGGARAN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string" table:style-name="ce5">
            <text:p>L.1.2.3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string" table:style-name="ce5">
            <text:p>L.1.2.3.2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string" table:style-name="ce5">
            <text:p>L.1.2.3.3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string" table:style-name="ce5">
            <text:p>L.1.2.3.4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string" table:style-name="ce5">
            <text:p>L.1.2.3.5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string" table:style-name="ce5">
            <text:p>L.1.2.3.6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string" table:style-name="ce5">
            <text:p>L.1.2.3.7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string" table:style-name="ce5">
            <text:p>L.1.2.3.8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string" table:style-name="ce5">
            <text:p>L.1.2.3.9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string" table:style-name="ce4">
            <text:p>L.1.2.1</text:p>
          </table:table-cell>
          <table:table-cell office:value-type="string" table:style-name="ce3">
            <text:p>KEPALA SUB BIDANG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string" table:style-name="ce5">
            <text:p>L.1.2.1.1</text:p>
          </table:table-cell>
          <table:table-cell office:value-type="string" table:style-name="ce3">
            <text:p>PENGELOLA 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string" table:style-name="ce5">
            <text:p>L.1.2.1.2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string" table:style-name="ce5">
            <text:p>L.1.2.1.3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string" table:style-name="ce5">
            <text:p>L.1.2.1.4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string" table:style-name="ce5">
            <text:p>L.1.2.1.5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string" table:style-name="ce5">
            <text:p>L.1.2.1.6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string" table:style-name="ce5">
            <text:p>L.1.2.1.7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string" table:style-name="ce5">
            <text:p>L.1.2.1.8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string" table:style-name="ce5">
            <text:p>L.1.2.1.9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string" table:style-name="ce4">
            <text:p>L.1.2.2</text:p>
          </table:table-cell>
          <table:table-cell office:value-type="string" table:style-name="ce3">
            <text:p>KEPALA SUB BIDANG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string" table:style-name="ce5">
            <text:p>L.1.2.2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string" table:style-name="ce5">
            <text:p>L.1.2.2.2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string" table:style-name="ce5">
            <text:p>L.1.2.2.3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string" table:style-name="ce5">
            <text:p>L.1.2.2.4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string" table:style-name="ce5">
            <text:p>L.1.2.2.5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string" table:style-name="ce5">
            <text:p>L.1.2.2.6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string" table:style-name="ce5">
            <text:p>L.1.2.2.7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string" table:style-name="ce5">
            <text:p>L.1.2.2.8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string" table:style-name="ce5">
            <text:p>L.1.2.2.9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string" table:style-name="ce4">
            <text:p>L.1.3</text:p>
          </table:table-cell>
          <table:table-cell office:value-type="string" table:style-name="ce3">
            <text:p>KEPALA BIDANG PERBENDAHARAAN DAN AKUNTANSI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string" table:style-name="ce5">
            <text:p>L.1.3.3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string" table:style-name="ce5">
            <text:p>L.1.3.3.2</text:p>
          </table:table-cell>
          <table:table-cell office:value-type="string" table:style-name="ce3">
            <text:p>PENGELOLA AKUNTANSI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string" table:style-name="ce5">
            <text:p>L.1.3.3.3</text:p>
          </table:table-cell>
          <table:table-cell office:value-type="string" table:style-name="ce3">
            <text:p>PENGELOLA DATA REKONSILIASI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string" table:style-name="ce5">
            <text:p>L.1.3.3.4</text:p>
          </table:table-cell>
          <table:table-cell office:value-type="string" table:style-name="ce3">
            <text:p>ANALIS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string" table:style-name="ce5">
            <text:p>L.1.3.3.5</text:p>
          </table:table-cell>
          <table:table-cell office:value-type="string" table:style-name="ce3">
            <text:p>PENGELOL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string" table:style-name="ce5">
            <text:p>L.1.3.3.6</text:p>
          </table:table-cell>
          <table:table-cell office:value-type="string" table:style-name="ce3">
            <text:p>PENGOLAH DAT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string" table:style-name="ce5">
            <text:p>L.1.3.3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string" table:style-name="ce5">
            <text:p>L.1.3.3.8</text:p>
          </table:table-cell>
          <table:table-cell office:value-type="string" table:style-name="ce3">
            <text:p>PENGELOLA DATA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string" table:style-name="ce5">
            <text:p>L.1.3.3.9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string" table:style-name="ce5">
            <text:p>L.1.3.3.10</text:p>
          </table:table-cell>
          <table:table-cell office:value-type="string" table:style-name="ce3">
            <text:p>ANALIS LAPORAN REALISASI ANGGAR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string" table:style-name="ce4">
            <text:p>L.1.3.1</text:p>
          </table:table-cell>
          <table:table-cell office:value-type="string" table:style-name="ce3">
            <text:p>KEPALA SUB BIDANG KAS DAERAH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string" table:style-name="ce5">
            <text:p>L.1.3.1.1</text:p>
          </table:table-cell>
          <table:table-cell office:value-type="string" table:style-name="ce3">
            <text:p>PE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string" table:style-name="ce5">
            <text:p>L.1.3.1.2</text:p>
          </table:table-cell>
          <table:table-cell office:value-type="string" table:style-name="ce3">
            <text:p>PENGELOLA PERBENDAHARAAN DAN PELAYAN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string" table:style-name="ce5">
            <text:p>L.1.3.1.3</text:p>
          </table:table-cell>
          <table:table-cell office:value-type="string" table:style-name="ce3">
            <text:p>PENGELOLA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string" table:style-name="ce5">
            <text:p>L.1.3.1.4</text:p>
          </table:table-cell>
          <table:table-cell office:value-type="string" table:style-name="ce3">
            <text:p>PENGOLAH DATA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string" table:style-name="ce5">
            <text:p>L.1.3.1.5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string" table:style-name="ce5">
            <text:p>L.1.3.1.6</text:p>
          </table:table-cell>
          <table:table-cell office:value-type="string" table:style-name="ce3">
            <text:p>PENGELOL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string" table:style-name="ce5">
            <text:p>L.1.3.1.7</text:p>
          </table:table-cell>
          <table:table-cell office:value-type="string" table:style-name="ce3">
            <text:p>PENGELOLA DATA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string" table:style-name="ce5">
            <text:p>L.1.3.1.8</text:p>
          </table:table-cell>
          <table:table-cell office:value-type="string" table:style-name="ce3">
            <text:p>ANALIS PEMBIAYAAN DAERAH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string" table:style-name="ce5">
            <text:p>L.1.3.1.9</text:p>
          </table:table-cell>
          <table:table-cell office:value-type="string" table:style-name="ce3">
            <text:p>ANALIS LAPORAN REALISASI ANGGAR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string" table:style-name="ce5">
            <text:p>L.1.3.1.10</text:p>
          </table:table-cell>
          <table:table-cell office:value-type="string" table:style-name="ce3">
            <text:p>ANALIS DANA BAGI HASIL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string" table:style-name="ce5">
            <text:p>L.1.3.1.11</text:p>
          </table:table-cell>
          <table:table-cell office:value-type="string" table:style-name="ce3">
            <text:p>ANALIS KEUANGAN BLU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string" table:style-name="ce4">
            <text:p>L.1.3.2</text:p>
          </table:table-cell>
          <table:table-cell office:value-type="string" table:style-name="ce3">
            <text:p>KEPALA SUB BIDANG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string" table:style-name="ce5">
            <text:p>L.1.3.2.1</text:p>
          </table:table-cell>
          <table:table-cell office:value-type="string" table:style-name="ce3">
            <text:p>VERIFIKATOR KEUANG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59" table:style-name="ce1">
            <text:p>1059</text:p>
          </table:table-cell>
          <table:table-cell office:value-type="string" table:style-name="ce5">
            <text:p>L.1.3.2.2</text:p>
          </table:table-cell>
          <table:table-cell office:value-type="string" table:style-name="ce3">
            <text:p>PENGOLAH DATA PENGELOLAAN SISTEM INFORMASI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string" table:style-name="ce5">
            <text:p>L.1.3.2.3</text:p>
          </table:table-cell>
          <table:table-cell office:value-type="string" table:style-name="ce3">
            <text:p>PENGELOLA PERBENDAHARAAN DAN PELAYAN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string" table:style-name="ce5">
            <text:p>L.1.3.2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string" table:style-name="ce5">
            <text:p>L.1.3.2.5</text:p>
          </table:table-cell>
          <table:table-cell office:value-type="string" table:style-name="ce3">
            <text:p>PENGOLAH DATA PENGEMBANGAN SISTEM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string" table:style-name="ce5">
            <text:p>L.1.3.2.6</text:p>
          </table:table-cell>
          <table:table-cell office:value-type="string" table:style-name="ce3">
            <text:p>PENGOLAH DATA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string" table:style-name="ce5">
            <text:p>L.1.3.2.7</text:p>
          </table:table-cell>
          <table:table-cell office:value-type="string" table:style-name="ce3">
            <text:p>ANALIS PENGELOLAAN SISTEM INFORMASI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string" table:style-name="ce5">
            <text:p>L.1.3.2.8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string" table:style-name="ce4">
            <text:p>L.1.4</text:p>
          </table:table-cell>
          <table:table-cell office:value-type="string" table:style-name="ce3">
            <text:p>KEPALA BIDANG PENGELOLA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string" table:style-name="ce4">
            <text:p>L.1.4.1</text:p>
          </table:table-cell>
          <table:table-cell office:value-type="string" table:style-name="ce3">
            <text:p>KEPALA SUB BIDANG PENATAUSAHAAN DAN PELAPOR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string" table:style-name="ce5">
            <text:p>L.1.4.1.1</text:p>
          </table:table-cell>
          <table:table-cell office:value-type="string" table:style-name="ce3">
            <text:p>ANALIS KEBIJAKAN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string" table:style-name="ce5">
            <text:p>L.1.4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string" table:style-name="ce5">
            <text:p>L.1.4.1.3</text:p>
          </table:table-cell>
          <table:table-cell office:value-type="string" table:style-name="ce3">
            <text:p>ANALIS ASET DAERAH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string" table:style-name="ce5">
            <text:p>L.1.4.1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string" table:style-name="ce5">
            <text:p>L.1.4.1.5</text:p>
          </table:table-cell>
          <table:table-cell office:value-type="string" table:style-name="ce3">
            <text:p>PENGELOLA DATA REKONSILIASI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string" table:style-name="ce4">
            <text:p>L.1.4.2</text:p>
          </table:table-cell>
          <table:table-cell office:value-type="string" table:style-name="ce3">
            <text:p>KEPALA SUB BIDANG PEMBINAAN DAN PEMINDAHTANGAN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string" table:style-name="ce5">
            <text:p>L.1.4.2.1</text:p>
          </table:table-cell>
          <table:table-cell office:value-type="string" table:style-name="ce3">
            <text:p>PENYUSUN RENCANA HASIL TELAAHAN USUL PENGHAPUSAN BARANG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string" table:style-name="ce5">
            <text:p>L.1.4.2.2</text:p>
          </table:table-cell>
          <table:table-cell office:value-type="string" table:style-name="ce3">
            <text:p>PENGELOLA PEMANFAAT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string" table:style-name="ce5">
            <text:p>L.1.4.2.3</text:p>
          </table:table-cell>
          <table:table-cell office:value-type="string" table:style-name="ce3">
            <text:p>ANALIS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string" table:style-name="ce5">
            <text:p>L.1.4.2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string" table:style-name="ce5">
            <text:p>L.1.4.2.5</text:p>
          </table:table-cell>
          <table:table-cell office:value-type="string" table:style-name="ce3">
            <text:p>PENGELOLA PENATAAN SARANA DAN PRASARAN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string" table:style-name="ce5">
            <text:p>L.1.4.2.6</text:p>
          </table:table-cell>
          <table:table-cell office:value-type="string" table:style-name="ce3">
            <text:p>ASISTEN PELELANG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string" table:style-name="ce5">
            <text:p>L.1.4.2.7</text:p>
          </table:table-cell>
          <table:table-cell office:value-type="string" table:style-name="ce3">
            <text:p>PENGELOLA TUNTUTAN PERBENDAHARAAN DAN TEMUAN GANTI RUGI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string" table:style-name="ce5">
            <text:p>L.1.4.2.8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string" table:style-name="ce5">
            <text:p>L.1.4.2.9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string" table:style-name="ce5">
            <text:p>L.1.4.2.10</text:p>
          </table:table-cell>
          <table:table-cell office:value-type="string" table:style-name="ce3">
            <text:p>PENGELOLA PENGAWASAN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string" table:style-name="ce5">
            <text:p>L.1.4.2.11</text:p>
          </table:table-cell>
          <table:table-cell office:value-type="string" table:style-name="ce3">
            <text:p>PENYUSUN BAHAN PEMBINAAN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string" table:style-name="ce5">
            <text:p>L.1.4.2.12</text:p>
          </table:table-cell>
          <table:table-cell office:value-type="string" table:style-name="ce3">
            <text:p>PENGELOLA TUNTUTAN PERBENDAHARAAN DAN TEMUAN GANTI RUGI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string" table:style-name="ce5">
            <text:p>L.1.4.2.13</text:p>
          </table:table-cell>
          <table:table-cell office:value-type="string" table:style-name="ce3">
            <text:p>ANALIS ASET DAERAH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string" table:style-name="ce4">
            <text:p>M.1</text:p>
          </table:table-cell>
          <table:table-cell office:value-type="string" table:style-name="ce3">
            <text:p>KEPALA BADAN KEPEGAWAIAN DAERAH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string" table:style-name="ce5">
            <text:p>M.1.5</text:p>
          </table:table-cell>
          <table:table-cell office:value-type="string" table:style-name="ce3">
            <text:p>PRANATA KOMPUTER U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string" table:style-name="ce5">
            <text:p>M.1.6</text:p>
          </table:table-cell>
          <table:table-cell office:value-type="string" table:style-name="ce3">
            <text:p>PRANATA KOMPUTER MADY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string" table:style-name="ce5">
            <text:p>M.1.7</text:p>
          </table:table-cell>
          <table:table-cell office:value-type="string" table:style-name="ce3">
            <text:p>PRANATA KOMPUTER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string" table:style-name="ce5">
            <text:p>M.1.8</text:p>
          </table:table-cell>
          <table:table-cell office:value-type="string" table:style-name="ce3">
            <text:p>PRANATA KOMPUTER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string" table:style-name="ce5">
            <text:p>M.1.9</text:p>
          </table:table-cell>
          <table:table-cell office:value-type="string" table:style-name="ce3">
            <text:p>PRANATA KOMPUTER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string" table:style-name="ce5">
            <text:p>M.1.10</text:p>
          </table:table-cell>
          <table:table-cell office:value-type="string" table:style-name="ce3">
            <text:p>PRANATA KOMPUTER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string" table:style-name="ce5">
            <text:p>M.1.11</text:p>
          </table:table-cell>
          <table:table-cell office:value-type="string" table:style-name="ce3">
            <text:p>PRANATA KOMPUTER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string" table:style-name="ce5">
            <text:p>M.1.12</text:p>
          </table:table-cell>
          <table:table-cell office:value-type="string" table:style-name="ce3">
            <text:p>PRANATA KOMPUTER PELAKSANA PEMUL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string" table:style-name="ce5">
            <text:p>M.1.13</text:p>
          </table:table-cell>
          <table:table-cell office:value-type="string" table:style-name="ce3">
            <text:p>ANALIS KEPEGAWAIAN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string" table:style-name="ce5">
            <text:p>M.1.14</text:p>
          </table:table-cell>
          <table:table-cell office:value-type="string" table:style-name="ce3">
            <text:p>ANALIS KEPEGAWAIAN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string" table:style-name="ce5">
            <text:p>M.1.15</text:p>
          </table:table-cell>
          <table:table-cell office:value-type="string" table:style-name="ce3">
            <text:p>ANALIS KEPEGAWAIAN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string" table:style-name="ce5">
            <text:p>M.1.16</text:p>
          </table:table-cell>
          <table:table-cell office:value-type="string" table:style-name="ce3">
            <text:p>ANALIS KEPEGAWAIAN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string" table:style-name="ce5">
            <text:p>M.1.17</text:p>
          </table:table-cell>
          <table:table-cell office:value-type="string" table:style-name="ce3">
            <text:p>ANALIS KEPEGAWAIAN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string" table:style-name="ce5">
            <text:p>M.1.18</text:p>
          </table:table-cell>
          <table:table-cell office:value-type="string" table:style-name="ce3">
            <text:p>ANALIS KEPEGAWAIAN MADY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string" table:style-name="ce5">
            <text:p>M.1.19</text:p>
          </table:table-cell>
          <table:table-cell office:value-type="string" table:style-name="ce3">
            <text:p>ARSIPARIS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string" table:style-name="ce5">
            <text:p>M.1.20</text:p>
          </table:table-cell>
          <table:table-cell office:value-type="string" table:style-name="ce3">
            <text:p>ARSIPARIS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string" table:style-name="ce5">
            <text:p>M.1.21</text:p>
          </table:table-cell>
          <table:table-cell office:value-type="string" table:style-name="ce3">
            <text:p>ARSIPARIS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string" table:style-name="ce5">
            <text:p>M.1.22</text:p>
          </table:table-cell>
          <table:table-cell office:value-type="string" table:style-name="ce3">
            <text:p>ARSIPARIS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string" table:style-name="ce5">
            <text:p>M.1.23</text:p>
          </table:table-cell>
          <table:table-cell office:value-type="string" table:style-name="ce3">
            <text:p>ARSIPARIS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string" table:style-name="ce5">
            <text:p>M.1.24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string" table:style-name="ce5">
            <text:p>M.1.25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string" table:style-name="ce5">
            <text:p>M.1.26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string" table:style-name="ce5">
            <text:p>M.1.27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string" table:style-name="ce5">
            <text:p>M.1.28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string" table:style-name="ce5">
            <text:p>M.1.29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string" table:style-name="ce5">
            <text:p>M.1.30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string" table:style-name="ce5">
            <text:p>M.1.31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string" table:style-name="ce5">
            <text:p>M.1.32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string" table:style-name="ce5">
            <text:p>M.1.33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string" table:style-name="ce4">
            <text:p>M.1.1</text:p>
          </table:table-cell>
          <table:table-cell office:value-type="string" table:style-name="ce3">
            <text:p>SEKRETARIS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string" table:style-name="ce3">
            <text:p>M.1.1.1.15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string" table:style-name="ce3">
            <text:p>M.1.1.1.16</text:p>
          </table:table-cell>
          <table:table-cell office:value-type="string" table:style-name="ce3">
            <text:p>BENDAHARA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string" table:style-name="ce3">
            <text:p>M.1.1.1.17</text:p>
          </table:table-cell>
          <table:table-cell office:value-type="string" table:style-name="ce3">
            <text:p>VERIFIKATOR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string" table:style-name="ce3">
            <text:p>M.1.1.1.18</text:p>
          </table:table-cell>
          <table:table-cell office:value-type="string" table:style-name="ce3">
            <text:p>PENGELOLA GAJI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string" table:style-name="ce3">
            <text:p>M.1.1.1.19</text:p>
          </table:table-cell>
          <table:table-cell office:value-type="string" table:style-name="ce3">
            <text:p>PENGADMINISTRASI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string" table:style-name="ce3">
            <text:p>M.1.1.1.20</text:p>
          </table:table-cell>
          <table:table-cell office:value-type="string" table:style-name="ce3">
            <text:p>PENGADMINISTRASI PAJAK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string" table:style-name="ce5">
            <text:p>M.1.1.1.21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string" table:style-name="ce3">
            <text:p>M.1.1.1.22</text:p>
          </table:table-cell>
          <table:table-cell office:value-type="string" table:style-name="ce3">
            <text:p>PENGELOLA AKUNTANSI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string" table:style-name="ce3">
            <text:p>M.1.1.1.2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string" table:style-name="ce3">
            <text:p>M.1.1.1.24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string" table:style-name="ce3">
            <text:p>M.1.1.1.25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string" table:style-name="ce8">
            <text:p>M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string" table:style-name="ce3">
            <text:p>M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string" table:style-name="ce3">
            <text:p>M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string" table:style-name="ce3">
            <text:p>M.1.1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string" table:style-name="ce3">
            <text:p>M.1.1.1.4</text:p>
          </table:table-cell>
          <table:table-cell office:value-type="string" table:style-name="ce3">
            <text:p>PENGELOLA KEGIATAN DAN ANGGAR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string" table:style-name="ce3">
            <text:p>M.1.1.1.5</text:p>
          </table:table-cell>
          <table:table-cell office:value-type="string" table:style-name="ce3">
            <text:p>PENGEMUDI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string" table:style-name="ce3">
            <text:p>M.1.1.1.6</text:p>
          </table:table-cell>
          <table:table-cell office:value-type="string" table:style-name="ce3">
            <text:p>PETUGAS KEAMAN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string" table:style-name="ce3">
            <text:p>M.1.1.1.7</text:p>
          </table:table-cell>
          <table:table-cell office:value-type="string" table:style-name="ce3">
            <text:p>PRAMU BAKTI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string" table:style-name="ce3">
            <text:p>M.1.1.1.8</text:p>
          </table:table-cell>
          <table:table-cell office:value-type="string" table:style-name="ce3">
            <text:p>PRANATA KEARSIP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string" table:style-name="ce3">
            <text:p>M.1.1.1.9</text:p>
          </table:table-cell>
          <table:table-cell office:value-type="string" table:style-name="ce3">
            <text:p>SEKRETARIS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string" table:style-name="ce3">
            <text:p>M.1.1.1.10</text:p>
          </table:table-cell>
          <table:table-cell office:value-type="string" table:style-name="ce3">
            <text:p>PENGELOLA PERJALANAN DINAS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string" table:style-name="ce3">
            <text:p>M.1.1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string" table:style-name="ce3">
            <text:p>M.1.1.1.12</text:p>
          </table:table-cell>
          <table:table-cell office:value-type="string" table:style-name="ce3">
            <text:p>PENGELOLA PERPUSTAKA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string" table:style-name="ce5">
            <text:p>M.1.1.1.13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string" table:style-name="ce3">
            <text:p>M.1.1.1.14</text:p>
          </table:table-cell>
          <table:table-cell office:value-type="string" table:style-name="ce3">
            <text:p>PRANATA BARANG DAN JAS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string" table:style-name="ce4">
            <text:p>M.1.2</text:p>
          </table:table-cell>
          <table:table-cell office:value-type="string" table:style-name="ce3">
            <text:p>KEPALA BIDANG PENGADAAN, PEMBERHENTIAN, KINERJA DAN DISIPLI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string" table:style-name="ce3">
            <text:p>M.1.2.1.1</text:p>
          </table:table-cell>
          <table:table-cell office:value-type="string" table:style-name="ce3">
            <text:p>PENGELOLA DISIPLIN PEGAWAI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string" table:style-name="ce3">
            <text:p>M.1.2.1.2</text:p>
          </table:table-cell>
          <table:table-cell office:value-type="string" table:style-name="ce3">
            <text:p>PENGELOLA LHKP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string" table:style-name="ce3">
            <text:p>M.1.2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string" table:style-name="ce3">
            <text:p>M.1.2.1.4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string" table:style-name="ce3">
            <text:p>M.1.2.1.5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string" table:style-name="ce3">
            <text:p>M.1.2.1.6</text:p>
          </table:table-cell>
          <table:table-cell office:value-type="string" table:style-name="ce3">
            <text:p>ANALIS KINERJ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string" table:style-name="ce3">
            <text:p>M.1.2.1.7</text:p>
          </table:table-cell>
          <table:table-cell office:value-type="string" table:style-name="ce3">
            <text:p>PENGELOLA PENILAIAN KINERJA PEGAWAI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string" table:style-name="ce3">
            <text:p>M.1.2.1.8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string" table:style-name="ce3">
            <text:p>M.1.2.1.9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string" table:style-name="ce5">
            <text:p>M.1.2.1.10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string" table:style-name="ce3">
            <text:p>M.1.2.1.11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string" table:style-name="ce3">
            <text:p>M.1.2.1.12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string" table:style-name="ce3">
            <text:p>M.1.2.1.1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string" table:style-name="ce3">
            <text:p>M.1.2.1.14</text:p>
          </table:table-cell>
          <table:table-cell office:value-type="string" table:style-name="ce3">
            <text:p>PERANCANG SISTEM INFORM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string" table:style-name="ce4">
            <text:p>M.1.3</text:p>
          </table:table-cell>
          <table:table-cell office:value-type="string" table:style-name="ce3">
            <text:p>KEPALA BIDANG MUTASI DAN PROMOSI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string" table:style-name="ce3">
            <text:p>M.1.3.1.1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string" table:style-name="ce3">
            <text:p>M.1.3.1.2</text:p>
          </table:table-cell>
          <table:table-cell office:value-type="string" table:style-name="ce3">
            <text:p>PENGELOLA FORMASI DAN PENGADAAN PEGAWAI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string" table:style-name="ce3">
            <text:p>M.1.3.1.3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string" table:style-name="ce5">
            <text:p>M.1.3.1.4</text:p>
          </table:table-cell>
          <table:table-cell office:value-type="string" table:style-name="ce3">
            <text:p>ANALIS PERENCANAAN SUMBER DAYA MANUSIA APARATUR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string" table:style-name="ce3">
            <text:p>M.1.3.1.5</text:p>
          </table:table-cell>
          <table:table-cell office:value-type="string" table:style-name="ce3">
            <text:p>ANALIS JABAT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string" table:style-name="ce3">
            <text:p>M.1.3.1.6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string" table:style-name="ce5">
            <text:p>M.1.3.1.7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string" table:style-name="ce3">
            <text:p>M.1.3.1.8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string" table:style-name="ce3">
            <text:p>M.1.3.1.9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string" table:style-name="ce3">
            <text:p>M.1.3.1.10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string" table:style-name="ce3">
            <text:p>M.1.3.1.11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string" table:style-name="ce3">
            <text:p>M.1.3.1.12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string" table:style-name="ce3">
            <text:p>M.1.3.1.13</text:p>
          </table:table-cell>
          <table:table-cell office:value-type="string" table:style-name="ce3">
            <text:p>PENYUSUN RENCANA MUTASI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string" table:style-name="ce4">
            <text:p>M.1.4</text:p>
          </table:table-cell>
          <table:table-cell office:value-type="string" table:style-name="ce3">
            <text:p>KEPALA BIDANG PENGEMBANGAN AS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string" table:style-name="ce3">
            <text:p>M.1.4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string" table:style-name="ce3">
            <text:p>M.1.4.1.2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string" table:style-name="ce3">
            <text:p>M.1.4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string" table:style-name="ce3">
            <text:p>M.1.4.1.4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string" table:style-name="ce3">
            <text:p>M.1.4.1.5</text:p>
          </table:table-cell>
          <table:table-cell office:value-type="string" table:style-name="ce3">
            <text:p>PRANATA PROMOSI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string" table:style-name="ce3">
            <text:p>M.1.4.1.6</text:p>
          </table:table-cell>
          <table:table-cell office:value-type="string" table:style-name="ce3">
            <text:p>ANALIS PENGEMBANGAN SDM APARATUR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string" table:style-name="ce3">
            <text:p>M.1.4.1.7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string" table:style-name="ce3">
            <text:p>M.1.4.1.8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string" table:style-name="ce3">
            <text:p>M.1.4.1.9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string" table:style-name="ce3">
            <text:p>M.1.4.1.10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string" table:style-name="ce3">
            <text:p>M.1.4.1.11</text:p>
          </table:table-cell>
          <table:table-cell office:value-type="string" table:style-name="ce3">
            <text:p>ANALIS PENGEMBANGAN KOMPETENSI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string" table:style-name="ce4">
            <text:p>N.1</text:p>
          </table:table-cell>
          <table:table-cell office:value-type="string" table:style-name="ce3">
            <text:p>KEPALA BADAN PENGEMBANGAN SUMBER DAYA MANUSIA DAERAH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string" table:style-name="ce5">
            <text:p>N.1.5</text:p>
          </table:table-cell>
          <table:table-cell office:value-type="string" table:style-name="ce3">
            <text:p>WIDYAISWARA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string" table:style-name="ce5">
            <text:p>N.1.6</text:p>
          </table:table-cell>
          <table:table-cell office:value-type="string" table:style-name="ce3">
            <text:p>WIDYAISWARA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string" table:style-name="ce5">
            <text:p>N.1.7</text:p>
          </table:table-cell>
          <table:table-cell office:value-type="string" table:style-name="ce3">
            <text:p>ASSESOR SUMBER DAYA MANUSIA APARATUR U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string" table:style-name="ce5">
            <text:p>N.1.8</text:p>
          </table:table-cell>
          <table:table-cell office:value-type="string" table:style-name="ce3">
            <text:p>ASSESOR SUMBER DAYA MANUSIA APARATUR MADY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string" table:style-name="ce5">
            <text:p>N.1.9</text:p>
          </table:table-cell>
          <table:table-cell office:value-type="string" table:style-name="ce3">
            <text:p>ASSESOR SUMBER DAYA MANUSIA APARATUR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string" table:style-name="ce5">
            <text:p>N.1.10</text:p>
          </table:table-cell>
          <table:table-cell office:value-type="string" table:style-name="ce3">
            <text:p>ASSESOR SUMBER DAYA MANUSIA APARATUR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string" table:style-name="ce5">
            <text:p>N.1.11</text:p>
          </table:table-cell>
          <table:table-cell office:value-type="string" table:style-name="ce3">
            <text:p>PUSTAKAWAN PENYELI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string" table:style-name="ce5">
            <text:p>N.1.12</text:p>
          </table:table-cell>
          <table:table-cell office:value-type="string" table:style-name="ce3">
            <text:p>PUSTAKAWAN PELAKSANA LANJUT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string" table:style-name="ce5">
            <text:p>N.1.13</text:p>
          </table:table-cell>
          <table:table-cell office:value-type="string" table:style-name="ce3">
            <text:p>PUSTAKAWAN PELAKSAN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string" table:style-name="ce5">
            <text:p>N.1.14</text:p>
          </table:table-cell>
          <table:table-cell office:value-type="string" table:style-name="ce3">
            <text:p>ARSIPARIS PENYELI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string" table:style-name="ce5">
            <text:p>N.1.15</text:p>
          </table:table-cell>
          <table:table-cell office:value-type="string" table:style-name="ce3">
            <text:p>ARSIPARIS PELAKSANA LANJUT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string" table:style-name="ce5">
            <text:p>N.1.16</text:p>
          </table:table-cell>
          <table:table-cell office:value-type="string" table:style-name="ce3">
            <text:p>ARSIPARIS PELAKSAN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string" table:style-name="ce5">
            <text:p>N.1.17</text:p>
          </table:table-cell>
          <table:table-cell office:value-type="string" table:style-name="ce3">
            <text:p>ARSIPARIS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string" table:style-name="ce5">
            <text:p>N.1.18</text:p>
          </table:table-cell>
          <table:table-cell office:value-type="string" table:style-name="ce3">
            <text:p>ARSIPARIS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string" table:style-name="ce5">
            <text:p>N.1.19</text:p>
          </table:table-cell>
          <table:table-cell office:value-type="string" table:style-name="ce3">
            <text:p>WIDYAISWARA MADY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string" table:style-name="ce5">
            <text:p>N.1.20</text:p>
          </table:table-cell>
          <table:table-cell office:value-type="string" table:style-name="ce3">
            <text:p>WIDYAISWARA U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string" table:style-name="ce5">
            <text:p>N.1.21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string" table:style-name="ce5">
            <text:p>N.1.22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string" table:style-name="ce5">
            <text:p>N.1.23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string" table:style-name="ce5">
            <text:p>N.1.24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string" table:style-name="ce5">
            <text:p>N.1.25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string" table:style-name="ce5">
            <text:p>N.1.26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string" table:style-name="ce5">
            <text:p>N.1.27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string" table:style-name="ce5">
            <text:p>N.1.28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string" table:style-name="ce5">
            <text:p>N.1.29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string" table:style-name="ce5">
            <text:p>N.1.30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string" table:style-name="ce4">
            <text:p>N.1.1</text:p>
          </table:table-cell>
          <table:table-cell office:value-type="string" table:style-name="ce3">
            <text:p>SEKRETARIS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string" table:style-name="ce3">
            <text:p>N.1.1.1.17</text:p>
          </table:table-cell>
          <table:table-cell office:value-type="string" table:style-name="ce3">
            <text:p>BENDAHARA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string" table:style-name="ce3">
            <text:p>N.1.1.1.18</text:p>
          </table:table-cell>
          <table:table-cell office:value-type="string" table:style-name="ce3">
            <text:p>PENGELOLA GAJI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string" table:style-name="ce3">
            <text:p>N.1.1.1.19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string" table:style-name="ce3">
            <text:p>N.1.1.1.2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string" table:style-name="ce3">
            <text:p>N.1.1.1.21</text:p>
          </table:table-cell>
          <table:table-cell office:value-type="string" table:style-name="ce3">
            <text:p>PENGELOLA AKUNTANSI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string" table:style-name="ce3">
            <text:p>N.1.1.1.22</text:p>
          </table:table-cell>
          <table:table-cell office:value-type="string" table:style-name="ce3">
            <text:p>VERIFIKATOR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string" table:style-name="ce5">
            <text:p>N.1.1.1.23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string" table:style-name="ce3">
            <text:p>N.1.1.1.24</text:p>
          </table:table-cell>
          <table:table-cell office:value-type="string" table:style-name="ce3">
            <text:p>PENGADMINISTRASI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string" table:style-name="ce3">
            <text:p>N.1.1.1.25</text:p>
          </table:table-cell>
          <table:table-cell office:value-type="string" table:style-name="ce3">
            <text:p>PENGADMINISTRASI PAJAK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string" table:style-name="ce3">
            <text:p>N.1.1.1.26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string" table:style-name="ce3">
            <text:p>N.1.1.1.27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string" table:style-name="ce8">
            <text:p>N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string" table:style-name="ce3">
            <text:p>N.1.1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string" table:style-name="ce3">
            <text:p>N.1.1.1.2</text:p>
          </table:table-cell>
          <table:table-cell office:value-type="string" table:style-name="ce3">
            <text:p>PENGEMUDI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string" table:style-name="ce3">
            <text:p>N.1.1.1.3</text:p>
          </table:table-cell>
          <table:table-cell office:value-type="string" table:style-name="ce3">
            <text:p>PENGELOLA PERJALANAN DINAS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string" table:style-name="ce3">
            <text:p>N.1.1.1.4</text:p>
          </table:table-cell>
          <table:table-cell office:value-type="string" table:style-name="ce3">
            <text:p>PENGELOLA PERPUSTAKA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string" table:style-name="ce3">
            <text:p>N.1.1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string" table:style-name="ce3">
            <text:p>N.1.1.1.6</text:p>
          </table:table-cell>
          <table:table-cell office:value-type="string" table:style-name="ce3">
            <text:p>PENGELOLA KEGIATAN DAN ANGGAR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string" table:style-name="ce3">
            <text:p>N.1.1.1.7</text:p>
          </table:table-cell>
          <table:table-cell office:value-type="string" table:style-name="ce3">
            <text:p>PETUGAS KEAMAN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string" table:style-name="ce3">
            <text:p>N.1.1.1.8</text:p>
          </table:table-cell>
          <table:table-cell office:value-type="string" table:style-name="ce3">
            <text:p>PRAMU BAKTI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string" table:style-name="ce3">
            <text:p>N.1.1.1.9</text:p>
          </table:table-cell>
          <table:table-cell office:value-type="string" table:style-name="ce3">
            <text:p>SEKRETARIS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string" table:style-name="ce3">
            <text:p>N.1.1.1.10</text:p>
          </table:table-cell>
          <table:table-cell office:value-type="string" table:style-name="ce3">
            <text:p>PRANATA KEARSIP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string" table:style-name="ce3">
            <text:p>N.1.1.1.11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string" table:style-name="ce3">
            <text:p>N.1.1.1.12</text:p>
          </table:table-cell>
          <table:table-cell office:value-type="string" table:style-name="ce3">
            <text:p>PRANATA BARANG DAN JAS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string" table:style-name="ce3">
            <text:p>N.1.1.1.13</text:p>
          </table:table-cell>
          <table:table-cell office:value-type="string" table:style-name="ce3">
            <text:p>PEMELIHARA SARANA DAN PRASARAN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string" table:style-name="ce3">
            <text:p>N.1.1.1.14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string" table:style-name="ce3">
            <text:p>N.1.1.1.15</text:p>
          </table:table-cell>
          <table:table-cell office:value-type="string" table:style-name="ce3">
            <text:p>PRAMU KEBERSIH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string" table:style-name="ce3">
            <text:p>N.1.1.1.16</text:p>
          </table:table-cell>
          <table:table-cell office:value-type="string" table:style-name="ce3">
            <text:p>PRAMU TAM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string" table:style-name="ce4">
            <text:p>N.1.2</text:p>
          </table:table-cell>
          <table:table-cell office:value-type="string" table:style-name="ce3">
            <text:p>KEPALA BIDANG PENGEMBANGAN KOMPETENSI TEKNIS DAN PEMERINTAH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string" table:style-name="ce3">
            <text:p>N.1.2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string" table:style-name="ce3">
            <text:p>N.1.2.1.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string" table:style-name="ce3">
            <text:p>N.1.2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string" table:style-name="ce3">
            <text:p>N.1.2.1.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string" table:style-name="ce3">
            <text:p>N.1.2.1.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string" table:style-name="ce3">
            <text:p>N.1.2.1.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string" table:style-name="ce3">
            <text:p>N.1.2.1.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string" table:style-name="ce3">
            <text:p>N.1.2.1.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string" table:style-name="ce3">
            <text:p>N.1.2.1.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string" table:style-name="ce3">
            <text:p>N.1.2.1.1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string" table:style-name="ce3">
            <text:p>N.1.2.1.11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string" table:style-name="ce3">
            <text:p>N.1.2.1.12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string" table:style-name="ce3">
            <text:p>N.1.2.1.13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string" table:style-name="ce3">
            <text:p>N.1.2.1.14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string" table:style-name="ce3">
            <text:p>N.1.2.1.15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string" table:style-name="ce3">
            <text:p>N.1.2.1.16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string" table:style-name="ce3">
            <text:p>N.1.2.1.17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string" table:style-name="ce3">
            <text:p>N.1.2.1.18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string" table:style-name="ce3">
            <text:p>N.1.2.1.19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string" table:style-name="ce3">
            <text:p>N.1.2.1.2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string" table:style-name="ce3">
            <text:p>N.1.2.1.2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string" table:style-name="ce3">
            <text:p>N.1.2.1.2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string" table:style-name="ce3">
            <text:p>N.1.2.1.2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string" table:style-name="ce3">
            <text:p>N.1.2.1.2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string" table:style-name="ce3">
            <text:p>N.1.2.1.2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string" table:style-name="ce5">
            <text:p>N.1.2.1.26</text:p>
          </table:table-cell>
          <table:table-cell office:value-type="string" table:style-name="ce3">
            <text:p>PENYUSUN TEKNIS PELATIHAN FUNGSIONAL BAGI APARATUR DAN NON APARATUR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string" table:style-name="ce3">
            <text:p>N.1.2.1.27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string" table:style-name="ce3">
            <text:p>N.1.2.1.28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string" table:style-name="ce3">
            <text:p>N.1.2.1.29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string" table:style-name="ce3">
            <text:p>N.1.2.1.30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string" table:style-name="ce4">
            <text:p>N.1.3</text:p>
          </table:table-cell>
          <table:table-cell office:value-type="string" table:style-name="ce3">
            <text:p>KEPALA BIDANG SERTIFIKASI KOMPETENSI PENGENDALIAN MUTU DIKLAT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string" table:style-name="ce3">
            <text:p>N.1.3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string" table:style-name="ce3">
            <text:p>N.1.3.1.2</text:p>
          </table:table-cell>
          <table:table-cell office:value-type="string" table:style-name="ce3">
            <text:p>PETUGAS STANDARISASI DAN SERTIFIKA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string" table:style-name="ce3">
            <text:p>N.1.3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string" table:style-name="ce3">
            <text:p>N.1.3.1.4</text:p>
          </table:table-cell>
          <table:table-cell office:value-type="string" table:style-name="ce3">
            <text:p>ANALIS KERJASAMA DIKLAT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string" table:style-name="ce3">
            <text:p>N.1.3.1.5</text:p>
          </table:table-cell>
          <table:table-cell office:value-type="string" table:style-name="ce3">
            <text:p>PENGOLAH DATA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string" table:style-name="ce3">
            <text:p>N.1.3.1.6</text:p>
          </table:table-cell>
          <table:table-cell office:value-type="string" table:style-name="ce3">
            <text:p>PENATA ASESMENT CENTE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string" table:style-name="ce3">
            <text:p>N.1.3.1.7</text:p>
          </table:table-cell>
          <table:table-cell office:value-type="string" table:style-name="ce3">
            <text:p>PENGADMINISTRASIAN KERJASAMA PELATIH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string" table:style-name="ce3">
            <text:p>N.1.3.1.8</text:p>
          </table:table-cell>
          <table:table-cell office:value-type="string" table:style-name="ce3">
            <text:p>PENGELOLA ADMINISTRASI TEMPAT UJI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string" table:style-name="ce3">
            <text:p>N.1.3.1.9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3">
            <text:p>N.1.3.1.10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string" table:style-name="ce3">
            <text:p>N.1.3.1.11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string" table:style-name="ce3">
            <text:p>N.1.3.1.12</text:p>
          </table:table-cell>
          <table:table-cell office:value-type="string" table:style-name="ce3">
            <text:p>ANALIS PENGEMBANGAN SDM APARATU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string" table:style-name="ce3">
            <text:p>N.1.3.1.13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string" table:style-name="ce3">
            <text:p>N.1.3.1.14</text:p>
          </table:table-cell>
          <table:table-cell office:value-type="string" table:style-name="ce3">
            <text:p>ANALIS TEKNOLOGI PEMBELAJAR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string" table:style-name="ce3">
            <text:p>N.1.3.1.15</text:p>
          </table:table-cell>
          <table:table-cell office:value-type="string" table:style-name="ce3">
            <text:p>ANALIS KURIKULUM DAN PEMBELAJAR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string" table:style-name="ce3">
            <text:p>N.1.3.1.16</text:p>
          </table:table-cell>
          <table:table-cell office:value-type="string" table:style-name="ce3">
            <text:p>PENYUSUN KURIKULUM, MODUL DAN BAHAN AJA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string" table:style-name="ce4">
            <text:p>N.1.4</text:p>
          </table:table-cell>
          <table:table-cell office:value-type="string" table:style-name="ce3">
            <text:p>KEPALA BIDANG PENGEMBANGAN KOMPETENSI MANAJERIAL DAN FUNGSIONAL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string" table:style-name="ce3">
            <text:p>N.1.4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string" table:style-name="ce3">
            <text:p>N.1.4.1.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string" table:style-name="ce3">
            <text:p>N.1.4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string" table:style-name="ce3">
            <text:p>N.1.4.1.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string" table:style-name="ce3">
            <text:p>N.1.4.1.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string" table:style-name="ce3">
            <text:p>N.1.4.1.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string" table:style-name="ce3">
            <text:p>N.1.4.1.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string" table:style-name="ce3">
            <text:p>N.1.4.1.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string" table:style-name="ce3">
            <text:p>N.1.4.1.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string" table:style-name="ce3">
            <text:p>N.1.4.1.1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string" table:style-name="ce3">
            <text:p>N.1.4.1.1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string" table:style-name="ce3">
            <text:p>N.1.4.1.1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string" table:style-name="ce3">
            <text:p>N.1.4.1.1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string" table:style-name="ce3">
            <text:p>N.1.4.1.1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string" table:style-name="ce3">
            <text:p>N.1.4.1.1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string" table:style-name="ce3">
            <text:p>N.1.4.1.1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string" table:style-name="ce3">
            <text:p>N.1.4.1.1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string" table:style-name="ce3">
            <text:p>N.1.4.1.1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string" table:style-name="ce3">
            <text:p>N.1.4.1.1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string" table:style-name="ce3">
            <text:p>N.1.4.1.2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string" table:style-name="ce3">
            <text:p>N.1.4.1.2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string" table:style-name="ce3">
            <text:p>N.1.4.1.2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string" table:style-name="ce3">
            <text:p>N.1.4.1.2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string" table:style-name="ce3">
            <text:p>N.1.4.1.2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string" table:style-name="ce3">
            <text:p>N.1.4.1.2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string" table:style-name="ce3">
            <text:p>N.1.4.1.2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string" table:style-name="ce3">
            <text:p>N.1.4.1.2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string" table:style-name="ce3">
            <text:p>N.1.4.1.2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string" table:style-name="ce3">
            <text:p>N.1.4.1.2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string" table:style-name="ce3">
            <text:p>N.1.4.1.3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string" table:style-name="ce4">
            <text:p>O.1.1</text:p>
          </table:table-cell>
          <table:table-cell office:value-type="string" table:style-name="ce3">
            <text:p>KEPALA BADAN PENGHUBUNG</text:p>
          </table:table-cell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string" table:style-name="ce3">
            <text:p>O.1.1.5</text:p>
          </table:table-cell>
          <table:table-cell office:value-type="string" table:style-name="ce3">
            <text:p>ARSIPARIS PELAKSAN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string" table:style-name="ce3">
            <text:p>O.1.1.6</text:p>
          </table:table-cell>
          <table:table-cell office:value-type="string" table:style-name="ce3">
            <text:p>ARSIPARIS PELAKSANA LANJUTAN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string" table:style-name="ce3">
            <text:p>O.1.1.7</text:p>
          </table:table-cell>
          <table:table-cell office:value-type="string" table:style-name="ce3">
            <text:p>ARSIPARIS PENYELI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string" table:style-name="ce3">
            <text:p>O.1.1.8</text:p>
          </table:table-cell>
          <table:table-cell office:value-type="string" table:style-name="ce3">
            <text:p>ARSIPARIS PERTAM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string" table:style-name="ce3">
            <text:p>O.1.1.9</text:p>
          </table:table-cell>
          <table:table-cell office:value-type="string" table:style-name="ce3">
            <text:p>ARSIPARIS MUD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string" table:style-name="ce8">
            <text:p>O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string" table:style-name="ce3">
            <text:p>O.1.1.1.1</text:p>
          </table:table-cell>
          <table:table-cell office:value-type="string" table:style-name="ce3">
            <text:p>PENGELOLA GAJI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string" table:style-name="ce3">
            <text:p>O.1.1.1.2</text:p>
          </table:table-cell>
          <table:table-cell office:value-type="string" table:style-name="ce3">
            <text:p>PRANATA KEARSIP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string" table:style-name="ce3">
            <text:p>O.1.1.1.3</text:p>
          </table:table-cell>
          <table:table-cell office:value-type="string" table:style-name="ce3">
            <text:p>PENGELOLA AKUNTANSI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string" table:style-name="ce3">
            <text:p>O.1.1.1.4</text:p>
          </table:table-cell>
          <table:table-cell office:value-type="string" table:style-name="ce3">
            <text:p>BENDAHAR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string" table:style-name="ce3">
            <text:p>O.1.1.1.5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string" table:style-name="ce5">
            <text:p>O.1.1.1.6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string" table:style-name="ce3">
            <text:p>O.1.1.1.7</text:p>
          </table:table-cell>
          <table:table-cell office:value-type="string" table:style-name="ce3">
            <text:p>PENGELOLA BARANG MILIK NEGAR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string" table:style-name="ce3">
            <text:p>O.1.1.1.8</text:p>
          </table:table-cell>
          <table:table-cell office:value-type="string" table:style-name="ce3">
            <text:p>VERIFIKATOR KEUANG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string" table:style-name="ce3">
            <text:p>O.1.1.1.9</text:p>
          </table:table-cell>
          <table:table-cell office:value-type="string" table:style-name="ce3">
            <text:p>PENGELOLA KEPEGAWAI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string" table:style-name="ce5">
            <text:p>O.1.1.1.10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string" table:style-name="ce4">
            <text:p>O.1.1.2</text:p>
          </table:table-cell>
          <table:table-cell office:value-type="string" table:style-name="ce3">
            <text:p>KEPALA SUB BIDANG FASILITASI HUBUNGAN ANTAR LEMBAGA DAN PENYELENGGARAAN PEMERINTAH DAERAH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string" table:style-name="ce5">
            <text:p>O.1.1.2.1</text:p>
          </table:table-cell>
          <table:table-cell office:value-type="string" table:style-name="ce3">
            <text:p>PETUGAS PROTOKOL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string" table:style-name="ce5">
            <text:p>O.1.1.2.2</text:p>
          </table:table-cell>
          <table:table-cell office:value-type="string" table:style-name="ce3">
            <text:p>PENGELOLA WISMA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string" table:style-name="ce5">
            <text:p>O.1.1.2.3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string" table:style-name="ce5">
            <text:p>O.1.1.2.4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4">
            <text:p>O.1.1.3</text:p>
          </table:table-cell>
          <table:table-cell office:value-type="string" table:style-name="ce3">
            <text:p>KEPALA SUB BIDANG INFORMASI DAN PELAYANAN MASYARAKAT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string" table:style-name="ce5">
            <text:p>O.1.1.3.1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string" table:style-name="ce5">
            <text:p>O.1.1.3.2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string" table:style-name="ce5">
            <text:p>O.1.1.3.3</text:p>
          </table:table-cell>
          <table:table-cell office:value-type="string" table:style-name="ce3">
            <text:p>PENGADMINISTRASI DATA PENYAJIAN DAN PUBLIKASI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string" table:style-name="ce5">
            <text:p>O.1.1.3.4</text:p>
          </table:table-cell>
          <table:table-cell office:value-type="string" table:style-name="ce3">
            <text:p>ANALIS DATA DAN INFORMASI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string" table:style-name="ce4">
            <text:p>O.1.1.4</text:p>
          </table:table-cell>
          <table:table-cell office:value-type="string" table:style-name="ce3">
            <text:p>KEPALA SUB BIDANG PROMOSI DAN INVESTASI PEMERINTAH DAERAH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string" table:style-name="ce3">
            <text:p>O.1.1.4.1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string" table:style-name="ce3">
            <text:p>O.1.1.4.2</text:p>
          </table:table-cell>
          <table:table-cell office:value-type="string" table:style-name="ce3">
            <text:p>PENGELOLA SARANA WIS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string" table:style-name="ce3">
            <text:p>O.1.1.4.3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string" table:style-name="ce3">
            <text:p>O.1.1.4.4</text:p>
          </table:table-cell>
          <table:table-cell office:value-type="string" table:style-name="ce3">
            <text:p>PENGELOLA PROMOSI DAN INFORMASI WIS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string" table:style-name="ce4">
            <text:p>P.1</text:p>
          </table:table-cell>
          <table:table-cell office:value-type="string" table:style-name="ce9">
            <text:p>KEPALA DINAS PENDIDIKAN DAN KEBUDAYAAN<text:s/></text:p>
          </table:table-cell>
          <table:table-cell office:value-type="float" office:value="16" table:style-name="ce1">
            <text:p>16</text:p>
          </table:table-cell>
          <table:table-cell table:number-columns-repeated="16380" table:style-name="ce1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string" table:style-name="ce5">
            <text:p>P.1.7</text:p>
          </table:table-cell>
          <table:table-cell office:value-type="string" table:style-name="ce10">
            <text:p>ARSIPARIS PELAKSAN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string" table:style-name="ce5">
            <text:p>P.1.8</text:p>
          </table:table-cell>
          <table:table-cell office:value-type="string" table:style-name="ce10">
            <text:p>ARSIPARIS PELAKSANA LANJUTAN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string" table:style-name="ce5">
            <text:p>P.1.9</text:p>
          </table:table-cell>
          <table:table-cell office:value-type="string" table:style-name="ce10">
            <text:p>ARSIPARIS PENYELI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string" table:style-name="ce5">
            <text:p>P.1.10</text:p>
          </table:table-cell>
          <table:table-cell office:value-type="string" table:style-name="ce10">
            <text:p>ARSIPARIS PERTAM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string" table:style-name="ce5">
            <text:p>P.1.11</text:p>
          </table:table-cell>
          <table:table-cell office:value-type="string" table:style-name="ce10">
            <text:p>ARSIPARIS PERTAM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string" table:style-name="ce5">
            <text:p>P.1.12</text:p>
          </table:table-cell>
          <table:table-cell office:value-type="string" table:style-name="ce10">
            <text:p>ANALIS KEBIJAKAN 1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string" table:style-name="ce5">
            <text:p>P.1.13</text:p>
          </table:table-cell>
          <table:table-cell office:value-type="string" table:style-name="ce10">
            <text:p>ANALIS KEBIJAKAN 2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string" table:style-name="ce5">
            <text:p>P.1.14</text:p>
          </table:table-cell>
          <table:table-cell office:value-type="string" table:style-name="ce10">
            <text:p>ANALIS KEBIJAKAN 3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string" table:style-name="ce5">
            <text:p>P.1.15</text:p>
          </table:table-cell>
          <table:table-cell office:value-type="string" table:style-name="ce10">
            <text:p>ANALIS KEBIJAKAN 4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string" table:style-name="ce5">
            <text:p>P.1.16</text:p>
          </table:table-cell>
          <table:table-cell office:value-type="string" table:style-name="ce10">
            <text:p>ANALIS KEBIJAKAN 5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string" table:style-name="ce5">
            <text:p>P.1.17</text:p>
          </table:table-cell>
          <table:table-cell office:value-type="string" table:style-name="ce10">
            <text:p>ANALIS KEBIJAKAN 6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string" table:style-name="ce5">
            <text:p>P.1.18</text:p>
          </table:table-cell>
          <table:table-cell office:value-type="string" table:style-name="ce10">
            <text:p>ANALIS KEBIJAKAN 7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string" table:style-name="ce5">
            <text:p>P.1.19</text:p>
          </table:table-cell>
          <table:table-cell office:value-type="string" table:style-name="ce10">
            <text:p>ANALIS KEBIJAKAN 8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string" table:style-name="ce5">
            <text:p>P.1.20</text:p>
          </table:table-cell>
          <table:table-cell office:value-type="string" table:style-name="ce10">
            <text:p>ANALIS KEBIJAKAN 9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string" table:style-name="ce5">
            <text:p>P.1.21</text:p>
          </table:table-cell>
          <table:table-cell office:value-type="string" table:style-name="ce10">
            <text:p>ANALIS KEBIJAKAN 10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string" table:style-name="ce5">
            <text:p>P.1.22</text:p>
          </table:table-cell>
          <table:table-cell office:value-type="string" table:style-name="ce10">
            <text:p>ANALIS KEBIJAKAN 11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string" table:style-name="ce5">
            <text:p>P.1.23</text:p>
          </table:table-cell>
          <table:table-cell office:value-type="string" table:style-name="ce10">
            <text:p>ANALIS KEBIJAKAN 12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string" table:style-name="ce5">
            <text:p>P.1.24</text:p>
          </table:table-cell>
          <table:table-cell office:value-type="string" table:style-name="ce10">
            <text:p>ANALIS KEBIJAKAN 13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string" table:style-name="ce5">
            <text:p>P.1.25</text:p>
          </table:table-cell>
          <table:table-cell office:value-type="string" table:style-name="ce10">
            <text:p>ANALIS KEBIJAKAN 14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string" table:style-name="ce5">
            <text:p>P.1.26</text:p>
          </table:table-cell>
          <table:table-cell office:value-type="string" table:style-name="ce10">
            <text:p>ANALIS KEBIJAKAN 15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string" table:style-name="ce5">
            <text:p>P.1.27</text:p>
          </table:table-cell>
          <table:table-cell office:value-type="string" table:style-name="ce10">
            <text:p>ANALIS KEBIJAKAN 16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string" table:style-name="ce5">
            <text:p>P.1.28</text:p>
          </table:table-cell>
          <table:table-cell office:value-type="string" table:style-name="ce10">
            <text:p>ANALIS KEBIJAKAN 17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string" table:style-name="ce4">
            <text:p>P.1.1</text:p>
          </table:table-cell>
          <table:table-cell office:value-type="string" table:style-name="ce8">
            <text:p>SEKRETARI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string" table:style-name="ce3">
            <text:p>P.1.1.2.1</text:p>
          </table:table-cell>
          <table:table-cell office:value-type="string" table:style-name="ce11">
            <text:p>PENGELOLA BAHAN PERENCANA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string" table:style-name="ce3">
            <text:p>P.1.1.2.2</text:p>
          </table:table-cell>
          <table:table-cell office:value-type="string" table:style-name="ce11">
            <text:p>PENGELOLA PROGRAM DAN KEGIAT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string" table:style-name="ce3">
            <text:p>P.1.1.2.3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string" table:style-name="ce3">
            <text:p>P.1.1.2.4</text:p>
          </table:table-cell>
          <table:table-cell office:value-type="string" table:style-name="ce11">
            <text:p>PENYUSUN RENCANA KEGIATAN DAN ANGGR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string" table:style-name="ce3">
            <text:p>P.1.1.2.5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string" table:style-name="ce5">
            <text:p>P.1.1.2.6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string" table:style-name="ce3">
            <text:p>P.1.1.2.7</text:p>
          </table:table-cell>
          <table:table-cell office:value-type="string" table:style-name="ce11">
            <text:p>PENGEVALUASI PROGRAM DAN KINERJA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string" table:style-name="ce3">
            <text:p>P.1.1.2.8</text:p>
          </table:table-cell>
          <table:table-cell office:value-type="string" table:style-name="ce11">
            <text:p>BENDAHARA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string" table:style-name="ce3">
            <text:p>P.1.1.2.9</text:p>
          </table:table-cell>
          <table:table-cell office:value-type="string" table:style-name="ce11">
            <text:p>PENGELOLA AKUNTANSI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string" table:style-name="ce3">
            <text:p>P.1.1.2.10</text:p>
          </table:table-cell>
          <table:table-cell office:value-type="string" table:style-name="ce11">
            <text:p>PENGOLAH GAJI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string" table:style-name="ce3">
            <text:p>P.1.1.2.11</text:p>
          </table:table-cell>
          <table:table-cell office:value-type="string" table:style-name="ce11">
            <text:p>VERIFIKATOR KEUANG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string" table:style-name="ce3">
            <text:p>P.1.1.2.12</text:p>
          </table:table-cell>
          <table:table-cell office:value-type="string" table:style-name="ce11">
            <text:p>PENGADMINISTRASI PAJAK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string" table:style-name="ce5">
            <text:p>P.1.1.2.13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string" table:style-name="ce4">
            <text:p>P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string" table:style-name="ce5">
            <text:p>P.1.1.1.1</text:p>
          </table:table-cell>
          <table:table-cell office:value-type="string" table:style-name="ce10">
            <text:p>PENGELOLA SISTEM INFORMASI MANAJEMEN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string" table:style-name="ce5">
            <text:p>P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string" table:style-name="ce5">
            <text:p>P.1.1.1.3</text:p>
          </table:table-cell>
          <table:table-cell office:value-type="string" table:style-name="ce11">
            <text:p>PENGADMINISTRASI PERSURAT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string" table:style-name="ce5">
            <text:p>P.1.1.1.4</text:p>
          </table:table-cell>
          <table:table-cell office:value-type="string" table:style-name="ce11">
            <text:p>PRANATA BARANG DAN JASA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string" table:style-name="ce5">
            <text:p>P.1.1.1.5</text:p>
          </table:table-cell>
          <table:table-cell office:value-type="string" table:style-name="ce11">
            <text:p>PENGELOLA BARANG MILIK NEGARA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string" table:style-name="ce5">
            <text:p>P.1.1.1.6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string" table:style-name="ce5">
            <text:p>P.1.1.1.7</text:p>
          </table:table-cell>
          <table:table-cell office:value-type="string" table:style-name="ce11">
            <text:p>PRANATA KEARSIP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string" table:style-name="ce5">
            <text:p>P.1.1.1.8</text:p>
          </table:table-cell>
          <table:table-cell office:value-type="string" table:style-name="ce11">
            <text:p>PENGELOLA PERJALANAN DINAS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string" table:style-name="ce5">
            <text:p>P.1.1.1.9</text:p>
          </table:table-cell>
          <table:table-cell office:value-type="string" table:style-name="ce11">
            <text:p>SEKRETARIS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string" table:style-name="ce5">
            <text:p>P.1.1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string" table:style-name="ce4">
            <text:p>P.1.2</text:p>
          </table:table-cell>
          <table:table-cell office:value-type="string" table:style-name="ce9">
            <text:p>KEPALA BIDANG SEKOLAH MENENGAH ATA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string" table:style-name="ce3">
            <text:p>P.1.2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string" table:style-name="ce3">
            <text:p>P.1.2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string" table:style-name="ce3">
            <text:p>P.1.2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string" table:style-name="ce3">
            <text:p>P.1.2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string" table:style-name="ce3">
            <text:p>P.1.2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string" table:style-name="ce3">
            <text:p>P.1.2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string" table:style-name="ce3">
            <text:p>P.1.2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string" table:style-name="ce3">
            <text:p>P.1.2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string" table:style-name="ce3">
            <text:p>P.1.2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string" table:style-name="ce3">
            <text:p>P.1.2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string" table:style-name="ce4">
            <text:p>P.1.3</text:p>
          </table:table-cell>
          <table:table-cell office:value-type="string" table:style-name="ce9">
            <text:p>KEPALA BIDANG SEKOLAH MENENGAH KEJURU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string" table:style-name="ce3">
            <text:p>P.1.3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string" table:style-name="ce3">
            <text:p>P.1.3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string" table:style-name="ce3">
            <text:p>P.1.3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string" table:style-name="ce3">
            <text:p>P.1.3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string" table:style-name="ce3">
            <text:p>P.1.3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string" table:style-name="ce3">
            <text:p>P.1.3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string" table:style-name="ce3">
            <text:p>P.1.3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string" table:style-name="ce3">
            <text:p>P.1.3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string" table:style-name="ce3">
            <text:p>P.1.3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string" table:style-name="ce3">
            <text:p>P.1.3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string" table:style-name="ce4">
            <text:p>P.1.4</text:p>
          </table:table-cell>
          <table:table-cell office:value-type="string" table:style-name="ce9">
            <text:p>KEPALA BIDANG PENDIDIKAN KHUSU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string" table:style-name="ce3">
            <text:p>P.1.4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string" table:style-name="ce3">
            <text:p>P.1.4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string" table:style-name="ce3">
            <text:p>P.1.4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string" table:style-name="ce3">
            <text:p>P.1.4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string" table:style-name="ce3">
            <text:p>P.1.4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string" table:style-name="ce3">
            <text:p>P.1.4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string" table:style-name="ce3">
            <text:p>P.1.4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string" table:style-name="ce3">
            <text:p>P.1.4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string" table:style-name="ce3">
            <text:p>P.1.4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string" table:style-name="ce3">
            <text:p>P.1.4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string" table:style-name="ce4">
            <text:p>P.1.5</text:p>
          </table:table-cell>
          <table:table-cell office:value-type="string" table:style-name="ce9">
            <text:p>KEPALA BIDANG PENDIDIK DAN TENAGA KEPENDIDIK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string" table:style-name="ce5">
            <text:p>P.1.5.1.1</text:p>
          </table:table-cell>
          <table:table-cell office:value-type="string" table:style-name="ce11">
            <text:p>ANALIS DATA DAN INFORMASI PENDIDIK DAN TENAGA KEPENDIDIKAN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string" table:style-name="ce3">
            <text:p>P.1.5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string" table:style-name="ce3">
            <text:p>P.1.5.1.3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string" table:style-name="ce5">
            <text:p>P.1.5.1.4</text:p>
          </table:table-cell>
          <table:table-cell office:value-type="string" table:style-name="ce11">
            <text:p>ANALIS DATA DAN INFORMASI PENDIDIK DAN TENAGA KEPENDIDIKAN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string" table:style-name="ce3">
            <text:p>P.1.5.1.5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string" table:style-name="ce3">
            <text:p>P.1.5.1.6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string" table:style-name="ce3">
            <text:p>P.1.5.1.7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string" table:style-name="ce3">
            <text:p>P.1.5.1.8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string" table:style-name="ce4">
            <text:p>P.1.6</text:p>
          </table:table-cell>
          <table:table-cell office:value-type="string" table:style-name="ce8">
            <text:p>KEPALA BIDANG KEBUDAYA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string" table:style-name="ce3">
            <text:p>P.1.6.1.1</text:p>
          </table:table-cell>
          <table:table-cell office:value-type="string" table:style-name="ce11">
            <text:p>TEKNISI PELESTARI CAGAR BUDAY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string" table:style-name="ce3">
            <text:p>P.1.6.1.2</text:p>
          </table:table-cell>
          <table:table-cell office:value-type="string" table:style-name="ce11">
            <text:p>ANALIS PELESTARIAN CAGAR BUDAYA DAN PERMUSEUMAN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string" table:style-name="ce3">
            <text:p>P.1.6.1.3</text:p>
          </table:table-cell>
          <table:table-cell office:value-type="string" table:style-name="ce11">
            <text:p>PENGELOLA DATA CAGAR BUDAYA DAN KOLEKSI MUSE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string" table:style-name="ce3">
            <text:p>P.1.6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string" table:style-name="ce3">
            <text:p>P.1.6.1.5</text:p>
          </table:table-cell>
          <table:table-cell office:value-type="string" table:style-name="ce11">
            <text:p>ANALIS SUMBER SEJA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string" table:style-name="ce3">
            <text:p>P.1.6.1.6</text:p>
          </table:table-cell>
          <table:table-cell office:value-type="string" table:style-name="ce11">
            <text:p>PENGELOLA DATA SEJA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string" table:style-name="ce3">
            <text:p>P.1.6.1.7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string" table:style-name="ce3">
            <text:p>P.1.6.1.8</text:p>
          </table:table-cell>
          <table:table-cell office:value-type="string" table:style-name="ce11">
            <text:p>ANALIS KESENIAN DAN BUDAYA DAE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string" table:style-name="ce3">
            <text:p>P.1.6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string" table:style-name="ce3">
            <text:p>P.1.6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string" table:style-name="ce3">
            <text:p>P.1.6.1.11</text:p>
          </table:table-cell>
          <table:table-cell office:value-type="string" table:style-name="ce11">
            <text:p>PENYULUH BAHAS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string" table:style-name="ce3">
            <text:p>P.1.6.1.12</text:p>
          </table:table-cell>
          <table:table-cell office:value-type="string" table:style-name="ce3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string" table:style-name="ce4">
            <text:p>Q.1</text:p>
          </table:table-cell>
          <table:table-cell office:value-type="string" table:style-name="ce9">
            <text:p>KEPALA DINAS KESEHATAN</text:p>
          </table:table-cell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string" table:style-name="ce5">
            <text:p>Q.1.6</text:p>
          </table:table-cell>
          <table:table-cell office:value-type="string" table:style-name="ce11">
            <text:p>EPIDEMIOLOG KESEHATAN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string" table:style-name="ce5">
            <text:p>Q.1.7</text:p>
          </table:table-cell>
          <table:table-cell office:value-type="string" table:style-name="ce12">
            <text:p>EPIDEMIOG KESEHATAN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string" table:style-name="ce5">
            <text:p>Q.1.8</text:p>
          </table:table-cell>
          <table:table-cell office:value-type="string" table:style-name="ce12">
            <text:p>EPIDEMIOLOG KESEHATAN MADY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string" table:style-name="ce5">
            <text:p>Q.1.9</text:p>
          </table:table-cell>
          <table:table-cell office:value-type="string" table:style-name="ce12">
            <text:p>SANITARIAN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string" table:style-name="ce5">
            <text:p>Q.1.10</text:p>
          </table:table-cell>
          <table:table-cell office:value-type="string" table:style-name="ce12">
            <text:p>SANITARIAN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string" table:style-name="ce5">
            <text:p>Q.1.11</text:p>
          </table:table-cell>
          <table:table-cell office:value-type="string" table:style-name="ce12">
            <text:p>SANITARIAN MADY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string" table:style-name="ce5">
            <text:p>Q.1.12</text:p>
          </table:table-cell>
          <table:table-cell office:value-type="string" table:style-name="ce12">
            <text:p>ARSIPARIS PELAKSAN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string" table:style-name="ce5">
            <text:p>Q.1.13</text:p>
          </table:table-cell>
          <table:table-cell office:value-type="string" table:style-name="ce12">
            <text:p>ARSIPARIS PELAKSANA LANJU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string" table:style-name="ce5">
            <text:p>Q.1.14</text:p>
          </table:table-cell>
          <table:table-cell office:value-type="string" table:style-name="ce12">
            <text:p>ARSIPARIS PENYELI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string" table:style-name="ce5">
            <text:p>Q.1.15</text:p>
          </table:table-cell>
          <table:table-cell office:value-type="string" table:style-name="ce12">
            <text:p>ARSIPARIS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string" table:style-name="ce5">
            <text:p>Q.1.16</text:p>
          </table:table-cell>
          <table:table-cell office:value-type="string" table:style-name="ce12">
            <text:p>ARSIPARIS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string" table:style-name="ce5">
            <text:p>Q.1.17</text:p>
          </table:table-cell>
          <table:table-cell office:value-type="string" table:style-name="ce12">
            <text:p>ANALIS KEBIJAKAN 1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string" table:style-name="ce5">
            <text:p>Q.1.18</text:p>
          </table:table-cell>
          <table:table-cell office:value-type="string" table:style-name="ce12">
            <text:p>ANALIS KEBIJAKAN 2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string" table:style-name="ce5">
            <text:p>Q.1.19</text:p>
          </table:table-cell>
          <table:table-cell office:value-type="string" table:style-name="ce12">
            <text:p>ANALIS KEBIJAKAN 3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string" table:style-name="ce5">
            <text:p>Q.1.20</text:p>
          </table:table-cell>
          <table:table-cell office:value-type="string" table:style-name="ce12">
            <text:p>ANALIS KEBIJAKAN 4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string" table:style-name="ce5">
            <text:p>Q.1.21</text:p>
          </table:table-cell>
          <table:table-cell office:value-type="string" table:style-name="ce12">
            <text:p>ANALIS KEBIJAKAN 5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string" table:style-name="ce5">
            <text:p>Q.1.22</text:p>
          </table:table-cell>
          <table:table-cell office:value-type="string" table:style-name="ce12">
            <text:p>ANALIS KEBIJAKAN 6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string" table:style-name="ce4">
            <text:p>Q.1.1</text:p>
          </table:table-cell>
          <table:table-cell office:value-type="string" table:style-name="ce8">
            <text:p>SEKRETARIS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string" table:style-name="ce3">
            <text:p>Q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string" table:style-name="ce3">
            <text:p>Q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string" table:style-name="ce3">
            <text:p>Q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string" table:style-name="ce3">
            <text:p>Q.1.1.2.4</text:p>
          </table:table-cell>
          <table:table-cell office:value-type="string" table:style-name="ce11">
            <text:p>PENGELOLA BAHAN PERENCANA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string" table:style-name="ce5">
            <text:p>Q.1.1.2.5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string" table:style-name="ce3">
            <text:p>Q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string" table:style-name="ce3">
            <text:p>Q.1.1.2.7</text:p>
          </table:table-cell>
          <table:table-cell office:value-type="string" table:style-name="ce11">
            <text:p>BENDAHARA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string" table:style-name="ce3">
            <text:p>Q.1.1.2.8</text:p>
          </table:table-cell>
          <table:table-cell office:value-type="string" table:style-name="ce11">
            <text:p>PENGADMINISTRASI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string" table:style-name="ce3">
            <text:p>Q.1.1.2.9</text:p>
          </table:table-cell>
          <table:table-cell office:value-type="string" table:style-name="ce11">
            <text:p>VERIFIKATOR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string" table:style-name="ce3">
            <text:p>Q.1.1.2.10</text:p>
          </table:table-cell>
          <table:table-cell office:value-type="string" table:style-name="ce11">
            <text:p>PENGELOLA GAJI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string" table:style-name="ce3">
            <text:p>Q.1.1.2.11</text:p>
          </table:table-cell>
          <table:table-cell office:value-type="string" table:style-name="ce11">
            <text:p>PENGELOLA AKUNTANSI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string" table:style-name="ce5">
            <text:p>Q.1.1.2.12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string" table:style-name="ce3">
            <text:p>Q.1.1.2.13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string" table:style-name="ce4">
            <text:p>Q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string" table:style-name="ce5">
            <text:p>Q.1.1.1.1</text:p>
          </table:table-cell>
          <table:table-cell office:value-type="string" table:style-name="ce5">
            <text:p>PENGADMINISTRASI KEPEGAWAI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string" table:style-name="ce5">
            <text:p>Q.1.1.1.2</text:p>
          </table:table-cell>
          <table:table-cell office:value-type="string" table:style-name="ce11">
            <text:p>PENGELOLA BARANG MILIK NEGAR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string" table:style-name="ce5">
            <text:p>Q.1.1.1.3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string" table:style-name="ce5">
            <text:p>Q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string" table:style-name="ce5">
            <text:p>Q.1.1.1.5</text:p>
          </table:table-cell>
          <table:table-cell office:value-type="string" table:style-name="ce11">
            <text:p>PRANATA KEARSIP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string" table:style-name="ce5">
            <text:p>Q.1.1.1.6</text:p>
          </table:table-cell>
          <table:table-cell office:value-type="string" table:style-name="ce11">
            <text:p>SEKRETARIS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string" table:style-name="ce5">
            <text:p>Q.1.1.1.7</text:p>
          </table:table-cell>
          <table:table-cell office:value-type="string" table:style-name="ce11">
            <text:p>PRANATA BARANG DAN JAS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string" table:style-name="ce5">
            <text:p>Q.1.1.1.8</text:p>
          </table:table-cell>
          <table:table-cell office:value-type="string" table:style-name="ce11">
            <text:p>PETUGAS KEAMAN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string" table:style-name="ce5">
            <text:p>Q.1.1.1.9</text:p>
          </table:table-cell>
          <table:table-cell office:value-type="string" table:style-name="ce11">
            <text:p>PRAMU BAKTI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string" table:style-name="ce5">
            <text:p>Q.1.1.1.10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string" table:style-name="ce5">
            <text:p>Q.1.1.1.11</text:p>
          </table:table-cell>
          <table:table-cell office:value-type="string" table:style-name="ce11">
            <text:p>PEMELIHARA SARANA DAN PRASARAN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string" table:style-name="ce5">
            <text:p>Q.1.1.1.12</text:p>
          </table:table-cell>
          <table:table-cell office:value-type="string" table:style-name="ce11">
            <text:p>PENGEMUDI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string" table:style-name="ce4">
            <text:p>Q.1.2</text:p>
          </table:table-cell>
          <table:table-cell office:value-type="string" table:style-name="ce9">
            <text:p>KEPALA BIDANG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string" table:style-name="ce4">
            <text:p>Q.1.2.1</text:p>
          </table:table-cell>
          <table:table-cell office:value-type="string" table:style-name="ce9">
            <text:p>KEPALA SEKSI MUTU DAN PELAYANAN KESEHATAN PRIMER<text:s/></text:p>
          </table:table-cell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string" table:style-name="ce5">
            <text:p>Q.1.2.1.1</text:p>
          </table:table-cell>
          <table:table-cell office:value-type="string" table:style-name="ce11">
            <text:p>INSPEKTUR SARANA DAN PRASARANA FASILITAS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string" table:style-name="ce5">
            <text:p>Q.1.2.1.2</text:p>
          </table:table-cell>
          <table:table-cell office:value-type="string" table:style-name="ce11">
            <text:p>PENGELOLA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string" table:style-name="ce5">
            <text:p>Q.1.2.1.3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string" table:style-name="ce5">
            <text:p>Q.1.2.1.4</text:p>
          </table:table-cell>
          <table:table-cell office:value-type="string" table:style-name="ce11">
            <text:p>ANAL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string" table:style-name="ce5">
            <text:p>Q.1.2.1.5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string" table:style-name="ce5">
            <text:p>Q.1.2.1.6</text:p>
          </table:table-cell>
          <table:table-cell office:value-type="string" table:style-name="ce11">
            <text:p>PENGELOLA PROGRAM JAMINAN PEMELIHARA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string" table:style-name="ce5">
            <text:p>Q.1.2.1.7</text:p>
          </table:table-cell>
          <table:table-cell office:value-type="string" table:style-name="ce11">
            <text:p>PENGOLAH DATA PEMBAYARAN JAMI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string" table:style-name="ce5">
            <text:p>Q.1.2.1.8</text:p>
          </table:table-cell>
          <table:table-cell office:value-type="string" table:style-name="ce11">
            <text:p>ANALIS PEMBAYARAN JAMI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string" table:style-name="ce4">
            <text:p>Q.1.2.2</text:p>
          </table:table-cell>
          <table:table-cell office:value-type="string" table:style-name="ce9">
            <text:p>KEPALA SEKSI MUTU DAN PELAYANAN KESEHATAN RUJUKAN<text:s/></text:p>
          </table:table-cell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string" table:style-name="ce3">
            <text:p>Q.1.2.2.1</text:p>
          </table:table-cell>
          <table:table-cell office:value-type="string" table:style-name="ce11">
            <text:p>PENGELOLA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string" table:style-name="ce3">
            <text:p>Q.1.2.2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string" table:style-name="ce3">
            <text:p>Q.1.2.2.3</text:p>
          </table:table-cell>
          <table:table-cell office:value-type="string" table:style-name="ce11">
            <text:p>ANAL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string" table:style-name="ce3">
            <text:p>Q.1.2.2.4</text:p>
          </table:table-cell>
          <table:table-cell office:value-type="string" table:style-name="ce11">
            <text:p>PENGELOLA RUJUK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string" table:style-name="ce5">
            <text:p>Q.1.2.2.5</text:p>
          </table:table-cell>
          <table:table-cell office:value-type="string" table:style-name="ce11">
            <text:p>INSPEKTUR SARANA DAN PRASARANA FASILITAS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string" table:style-name="ce4">
            <text:p>Q.1.3</text:p>
          </table:table-cell>
          <table:table-cell office:value-type="string" table:style-name="ce9">
            <text:p>KEPALA BIDANG KESEHATAN MASYARAKAT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string" table:style-name="ce8">
            <text:p>Q.1.3.1</text:p>
          </table:table-cell>
          <table:table-cell office:value-type="string" table:style-name="ce9">
            <text:p>KEPALA SEKSI GIZI DAN KESEHATAN IBU DAN ANAK</text:p>
          </table:table-cell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9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string" table:style-name="ce3">
            <text:p>Q.1.3.1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string" table:style-name="ce3">
            <text:p>Q.1.3.1.2</text:p>
          </table:table-cell>
          <table:table-cell office:value-type="string" table:style-name="ce11">
            <text:p>ANALIS GIZI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string" table:style-name="ce3">
            <text:p>Q.1.3.1.3</text:p>
          </table:table-cell>
          <table:table-cell office:value-type="string" table:style-name="ce11">
            <text:p>PENGELOLA PROGRAM GIZI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string" table:style-name="ce3">
            <text:p>Q.1.3.1.4</text:p>
          </table:table-cell>
          <table:table-cell office:value-type="string" table:style-name="ce11">
            <text:p>ANALIS KESEHATAN IBU DAN ANAK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string" table:style-name="ce3">
            <text:p>Q.1.3.1.5</text:p>
          </table:table-cell>
          <table:table-cell office:value-type="string" table:style-name="ce11">
            <text:p>PENGELOLA PROGRAM KESEHATAN KELUARGA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string" table:style-name="ce5">
            <text:p>Q.1.3.1.6</text:p>
          </table:table-cell>
          <table:table-cell office:value-type="string" table:style-name="ce11">
            <text:p>PENGELOLA PENGGERAK PERAN SERTA MASYARAKAT DI BIDANG KESEHATAN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string" table:style-name="ce3">
            <text:p>Q.1.3.1.7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string" table:style-name="ce3">
            <text:p>Q.1.3.1.8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string" table:style-name="ce3">
            <text:p>Q.1.3.1.9</text:p>
          </table:table-cell>
          <table:table-cell office:value-type="string" table:style-name="ce11">
            <text:p>PENGELOLA PEMBERDAYAAN MASYARAKAT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string" table:style-name="ce5">
            <text:p>Q.1.3.1.10</text:p>
          </table:table-cell>
          <table:table-cell office:value-type="string" table:style-name="ce11">
            <text:p>PENGELOLA PENGGERAK PERAN SERTA MASYARAKAT DI BIDANG KESEHATAN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3">
          <table:table-cell office:value-type="float" office:value="1528" table:style-name="ce1">
            <text:p>1528</text:p>
          </table:table-cell>
          <table:table-cell office:value-type="string" table:style-name="ce4">
            <text:p>Q.1.3.2</text:p>
          </table:table-cell>
          <table:table-cell office:value-type="string" table:style-name="ce9">
            <text:p>KEPALA SEKSI KESEHATAN JIWA (NAPZA) DAN TATA KELOLA KESEHATAN MASYARAKAT (PUSKESMAS DAN KESTRAD PEMBERDAYAAN MASYARAKAT DAN KESEHATAN KERJA)</text:p>
          </table:table-cell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9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string" table:style-name="ce5">
            <text:p>Q.1.3.2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string" table:style-name="ce5">
            <text:p>Q.1.3.2.2</text:p>
          </table:table-cell>
          <table:table-cell office:value-type="string" table:style-name="ce11">
            <text:p>PEMERIKSA SANITASI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string" table:style-name="ce5">
            <text:p>Q.1.3.2.3</text:p>
          </table:table-cell>
          <table:table-cell office:value-type="string" table:style-name="ce11">
            <text:p>PENYULUH KESEHATAN DAN KESELAMATAN KERJA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string" table:style-name="ce5">
            <text:p>Q.1.3.2.4</text:p>
          </table:table-cell>
          <table:table-cell office:value-type="string" table:style-name="ce11">
            <text:p>PENGELOLA SARANA KESEHATAN LINGKUNGAN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string" table:style-name="ce5">
            <text:p>Q.1.3.2.5</text:p>
          </table:table-cell>
          <table:table-cell office:value-type="string" table:style-name="ce11">
            <text:p>ANALIS KESEHATAN KERJA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string" table:style-name="ce4">
            <text:p>Q.1.4</text:p>
          </table:table-cell>
          <table:table-cell office:value-type="string" table:style-name="ce9">
            <text:p>KEPALA BIDANG PENCEGAHAN DAN PENGENDALIAN PENYAKIT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string" table:style-name="ce4">
            <text:p>Q.1.4.1</text:p>
          </table:table-cell>
          <table:table-cell office:value-type="string" table:style-name="ce9">
            <text:p>KEPALA SEKSI PENCEGAHAN DAN PENGENDALIAN PENYAKIT MENULAR DAN TIDAK MENULAR</text:p>
          </table:table-cell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9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string" table:style-name="ce5">
            <text:p>Q.1.4.1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string" table:style-name="ce5">
            <text:p>Q.1.4.1.2</text:p>
          </table:table-cell>
          <table:table-cell office:value-type="string" table:style-name="ce11">
            <text:p>PENGELOLA PEMBERANTASAN PENYAKIT MENULAR LANGSUNG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string" table:style-name="ce5">
            <text:p>Q.1.4.1.3</text:p>
          </table:table-cell>
          <table:table-cell office:value-type="string" table:style-name="ce11">
            <text:p>PENGELOLA PEMBERANTASAN PENYAKIT BERSUMBER BINATANG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string" table:style-name="ce5">
            <text:p>Q.1.4.1.4</text:p>
          </table:table-cell>
          <table:table-cell office:value-type="string" table:style-name="ce11">
            <text:p>PENGADMINISTRASI PROGRAM PEMBERANTASAN PENYAKIT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string" table:style-name="ce5">
            <text:p>Q.1.4.1.5</text:p>
          </table:table-cell>
          <table:table-cell office:value-type="string" table:style-name="ce11">
            <text:p>ANALIS PENYAKIT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string" table:style-name="ce5">
            <text:p>Q.1.4.1.6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string" table:style-name="ce5">
            <text:p>Q.1.4.1.7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string" table:style-name="ce5">
            <text:p>Q.1.4.1.8</text:p>
          </table:table-cell>
          <table:table-cell office:value-type="string" table:style-name="ce11">
            <text:p>PENGELOLA PENYAKIT TIDAK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string" table:style-name="ce5">
            <text:p>Q.1.4.1.9</text:p>
          </table:table-cell>
          <table:table-cell office:value-type="string" table:style-name="ce11">
            <text:p>PENYULUH KESEHATAN DAN PENCEGAHAN PENYAKIT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3">
          <table:table-cell office:value-type="float" office:value="1545" table:style-name="ce1">
            <text:p>1545</text:p>
          </table:table-cell>
          <table:table-cell office:value-type="string" table:style-name="ce4">
            <text:p>Q.1.4.2</text:p>
          </table:table-cell>
          <table:table-cell office:value-type="string" table:style-name="ce9">
            <text:p>KEPALA SEKSI PENGELOLAAN IMUNISASI, SURVAILNS, KEKARANTINAAN KESEHATAN DAN PENYEHATAN LINGKUNGAN</text:p>
          </table:table-cell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9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string" table:style-name="ce5">
            <text:p>Q.1.4.2.1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string" table:style-name="ce5">
            <text:p>Q.1.4.2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string" table:style-name="ce5">
            <text:p>Q.1.4.2.3</text:p>
          </table:table-cell>
          <table:table-cell office:value-type="string" table:style-name="ce11">
            <text:p>PENGELOLA PROGRAM IMUNISASI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string" table:style-name="ce5">
            <text:p>Q.1.4.2.4</text:p>
          </table:table-cell>
          <table:table-cell office:value-type="string" table:style-name="ce11">
            <text:p>PENGELOLA PENGAMATAN PENYAKIT DAN IMUNISASI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string" table:style-name="ce5">
            <text:p>Q.1.4.2.5</text:p>
          </table:table-cell>
          <table:table-cell office:value-type="string" table:style-name="ce11">
            <text:p>ANALIS PENANGGULANGAN KRIS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string" table:style-name="ce4">
            <text:p>Q.1.5</text:p>
          </table:table-cell>
          <table:table-cell office:value-type="string" table:style-name="ce9">
            <text:p>KEPALA BIDANG SUMBER DAYA KESEHATAN, KEFARMASIAN DAN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string" table:style-name="ce8">
            <text:p>Q.1.5.1</text:p>
          </table:table-cell>
          <table:table-cell office:value-type="string" table:style-name="ce9">
            <text:p>KEPALA SEKSI SUMBER DAYA MANUSIA KESEHATAN</text:p>
          </table:table-cell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9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string" table:style-name="ce3">
            <text:p>Q.1.5.1.1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string" table:style-name="ce3">
            <text:p>Q.1.5.1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string" table:style-name="ce3">
            <text:p>Q.1.5.1.3</text:p>
          </table:table-cell>
          <table:table-cell office:value-type="string" table:style-name="ce11">
            <text:p>PENGELOLA PROFESI SUMBER DAYA MANUSIA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string" table:style-name="ce3">
            <text:p>Q.1.5.1.4</text:p>
          </table:table-cell>
          <table:table-cell office:value-type="string" table:style-name="ce11">
            <text:p>PENGELOLA KEPEGAWAIAN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3">
          <table:table-cell office:value-type="float" office:value="1557" table:style-name="ce1">
            <text:p>1557</text:p>
          </table:table-cell>
          <table:table-cell office:value-type="string" table:style-name="ce4">
            <text:p>Q.1.5.2</text:p>
          </table:table-cell>
          <table:table-cell office:value-type="string" table:style-name="ce9">
            <text:p>KEPALA SEKSI KETAHANAN PRODUKSI, DISTRIBUSI, PENGAWASAN ALAT KESEHATAN, PENGELOLAAN DAN PELAYANAN KEFARMASIAN</text:p>
          </table:table-cell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9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string" table:style-name="ce3">
            <text:p>Q.1.5.2.1</text:p>
          </table:table-cell>
          <table:table-cell office:value-type="string" table:style-name="ce11">
            <text:p>PENGADMINISTRASI GUDANG FARMASI<text:s/>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string" table:style-name="ce3">
            <text:p>Q.1.5.2.2</text:p>
          </table:table-cell>
          <table:table-cell office:value-type="string" table:style-name="ce11">
            <text:p>PENGELOLA OBAT DAN ALAT -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string" table:style-name="ce3">
            <text:p>Q.1.5.2.3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string" table:style-name="ce3">
            <text:p>Q.1.5.2.4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string" table:style-name="ce3">
            <text:p>Q.1.5.2.5</text:p>
          </table:table-cell>
          <table:table-cell office:value-type="string" table:style-name="ce11">
            <text:p>PENGELOLA OBAT DAN ALAT -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string" table:style-name="ce3">
            <text:p>Q.1.5.2.6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string" table:style-name="ce3">
            <text:p>Q.1.5.2.7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string" table:style-name="ce3">
            <text:p>Q.1.5.2.8</text:p>
          </table:table-cell>
          <table:table-cell office:value-type="string" table:style-name="ce11">
            <text:p>PENGELOLA KEFARMASI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string" table:style-name="ce4">
            <text:p>R.1</text:p>
          </table:table-cell>
          <table:table-cell office:value-type="string" table:style-name="ce9">
            <text:p>KEPALA DINAS PEKERJAAN UMUM DAN TATA RUANG</text:p>
          </table:table-cell>
          <table:table-cell office:value-type="float" office:value="18" table:style-name="ce1">
            <text:p>18</text:p>
          </table:table-cell>
          <table:table-cell table:number-columns-repeated="16380" table:style-name="ce1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string" table:style-name="ce5">
            <text:p>R.1.7</text:p>
          </table:table-cell>
          <table:table-cell office:value-type="string" table:style-name="ce11">
            <text:p>ARSIPARIS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string" table:style-name="ce5">
            <text:p>R.1.8</text:p>
          </table:table-cell>
          <table:table-cell office:value-type="string" table:style-name="ce11">
            <text:p>ARSIPARIS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string" table:style-name="ce5">
            <text:p>R.1.9</text:p>
          </table:table-cell>
          <table:table-cell office:value-type="string" table:style-name="ce11">
            <text:p>ARSIPARIS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string" table:style-name="ce5">
            <text:p>R.1.10</text:p>
          </table:table-cell>
          <table:table-cell office:value-type="string" table:style-name="ce11">
            <text:p>TEKNIK PENGAIRAN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string" table:style-name="ce5">
            <text:p>R.1.11</text:p>
          </table:table-cell>
          <table:table-cell office:value-type="string" table:style-name="ce11">
            <text:p>TEKNIS PENGAIRAN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string" table:style-name="ce5">
            <text:p>R.1.12</text:p>
          </table:table-cell>
          <table:table-cell office:value-type="string" table:style-name="ce11">
            <text:p>TEKNIK PENGAIRAN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string" table:style-name="ce5">
            <text:p>R.1.13</text:p>
          </table:table-cell>
          <table:table-cell office:value-type="string" table:style-name="ce11">
            <text:p>TEKNIK PENGAIRAN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string" table:style-name="ce5">
            <text:p>R.1.14</text:p>
          </table:table-cell>
          <table:table-cell office:value-type="string" table:style-name="ce11">
            <text:p>TEKNIK PENGAIRAN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string" table:style-name="ce5">
            <text:p>R.1.15</text:p>
          </table:table-cell>
          <table:table-cell office:value-type="string" table:style-name="ce3">
            <text:p>TEKNIK PENGAIRAN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string" table:style-name="ce5">
            <text:p>R.1.16</text:p>
          </table:table-cell>
          <table:table-cell office:value-type="string" table:style-name="ce11">
            <text:p>TEKNIK JALAN DAN JEMBATAN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string" table:style-name="ce5">
            <text:p>R.1.17</text:p>
          </table:table-cell>
          <table:table-cell office:value-type="string" table:style-name="ce11">
            <text:p>TEKNIK JALAN DAN JEMBATAN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string" table:style-name="ce5">
            <text:p>R.1.18</text:p>
          </table:table-cell>
          <table:table-cell office:value-type="string" table:style-name="ce11">
            <text:p>TEKNIK JALAN DAN JEMBATAN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string" table:style-name="ce5">
            <text:p>R.1.19</text:p>
          </table:table-cell>
          <table:table-cell office:value-type="string" table:style-name="ce11">
            <text:p>TEKNIK JALAN DAN JEMBATAN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string" table:style-name="ce5">
            <text:p>R.1.20</text:p>
          </table:table-cell>
          <table:table-cell office:value-type="string" table:style-name="ce11">
            <text:p>TEKNIK JALAN DAN JEMBATAN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string" table:style-name="ce5">
            <text:p>R.1.21</text:p>
          </table:table-cell>
          <table:table-cell office:value-type="string" table:style-name="ce3">
            <text:p>TEKNIK JALAN DAN JEMBATAN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string" table:style-name="ce5">
            <text:p>R.1.22</text:p>
          </table:table-cell>
          <table:table-cell office:value-type="string" table:style-name="ce11">
            <text:p>PENATA RUANG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string" table:style-name="ce5">
            <text:p>R.1.23</text:p>
          </table:table-cell>
          <table:table-cell office:value-type="string" table:style-name="ce11">
            <text:p>PENATA RUANG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string" table:style-name="ce5">
            <text:p>R.1.24</text:p>
          </table:table-cell>
          <table:table-cell office:value-type="string" table:style-name="ce11">
            <text:p>PENATA RUANG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string" table:style-name="ce5">
            <text:p>R.1.25</text:p>
          </table:table-cell>
          <table:table-cell office:value-type="string" table:style-name="ce11">
            <text:p>PEMBINA JASA KONSTRUKSI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string" table:style-name="ce5">
            <text:p>R.1.26</text:p>
          </table:table-cell>
          <table:table-cell office:value-type="string" table:style-name="ce11">
            <text:p>PEMBINA JASA KONSTRUKSI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string" table:style-name="ce5">
            <text:p>R.1.27</text:p>
          </table:table-cell>
          <table:table-cell office:value-type="string" table:style-name="ce11">
            <text:p>PEMBINA JASA KONSTRUKSI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string" table:style-name="ce5">
            <text:p>R.1.28</text:p>
          </table:table-cell>
          <table:table-cell office:value-type="string" table:style-name="ce3">
            <text:p>PEMBINA JASA KONSTRUKSI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string" table:style-name="ce5">
            <text:p>R.1.29</text:p>
          </table:table-cell>
          <table:table-cell office:value-type="string" table:style-name="ce11">
            <text:p>ARSIPARIS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string" table:style-name="ce5">
            <text:p>R.1.30</text:p>
          </table:table-cell>
          <table:table-cell office:value-type="string" table:style-name="ce11">
            <text:p>ARSIPARIS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string" table:style-name="ce5">
            <text:p>R.1.31</text:p>
          </table:table-cell>
          <table:table-cell office:value-type="string" table:style-name="ce10">
            <text:p>TEKNIK PENGAIRAN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string" table:style-name="ce5">
            <text:p>R.1.32</text:p>
          </table:table-cell>
          <table:table-cell office:value-type="string" table:style-name="ce10">
            <text:p>TEKNIK JALAN DAN JEMBATAN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string" table:style-name="ce5">
            <text:p>R.1.33</text:p>
          </table:table-cell>
          <table:table-cell office:value-type="string" table:style-name="ce10">
            <text:p>PEMBINA JASA KONSTRUKSI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string" table:style-name="ce5">
            <text:p>R.1.34</text:p>
          </table:table-cell>
          <table:table-cell office:value-type="string" table:style-name="ce10">
            <text:p>PENATA RUANG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string" table:style-name="ce5">
            <text:p>R.1.35</text:p>
          </table:table-cell>
          <table:table-cell office:value-type="string" table:style-name="ce10">
            <text:p>ANALIS KEBIJAKAN 1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string" table:style-name="ce5">
            <text:p>R.1.36</text:p>
          </table:table-cell>
          <table:table-cell office:value-type="string" table:style-name="ce10">
            <text:p>ANALIS KEBIJAKAN 2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string" table:style-name="ce5">
            <text:p>R.1.37</text:p>
          </table:table-cell>
          <table:table-cell office:value-type="string" table:style-name="ce10">
            <text:p>ANALIS KEBIJAKAN 3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string" table:style-name="ce5">
            <text:p>R.1.38</text:p>
          </table:table-cell>
          <table:table-cell office:value-type="string" table:style-name="ce10">
            <text:p>ANALIS KEBIJAKAN 4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string" table:style-name="ce5">
            <text:p>R.1.39</text:p>
          </table:table-cell>
          <table:table-cell office:value-type="string" table:style-name="ce10">
            <text:p>ANALIS KEBIJAKAN 5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string" table:style-name="ce5">
            <text:p>R.1.40</text:p>
          </table:table-cell>
          <table:table-cell office:value-type="string" table:style-name="ce10">
            <text:p>ANALIS KEBIJAKAN 6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string" table:style-name="ce4">
            <text:p>R.1.1</text:p>
          </table:table-cell>
          <table:table-cell office:value-type="string" table:style-name="ce8">
            <text:p>SEKRETARIS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string" table:style-name="ce3">
            <text:p>R.1.1.2.1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string" table:style-name="ce3">
            <text:p>R.1.1.2.2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string" table:style-name="ce3">
            <text:p>R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string" table:style-name="ce3">
            <text:p>R.1.1.2.4</text:p>
          </table:table-cell>
          <table:table-cell office:value-type="string" table:style-name="ce11">
            <text:p>BENDAHARA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string" table:style-name="ce3">
            <text:p>R.1.1.2.5</text:p>
          </table:table-cell>
          <table:table-cell office:value-type="string" table:style-name="ce11">
            <text:p>PENGADMINISTRASI PAJAK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string" table:style-name="ce3">
            <text:p>R.1.1.2.6</text:p>
          </table:table-cell>
          <table:table-cell office:value-type="string" table:style-name="ce11">
            <text:p>VERIFIKATOR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string" table:style-name="ce3">
            <text:p>R.1.1.2.7</text:p>
          </table:table-cell>
          <table:table-cell office:value-type="string" table:style-name="ce11">
            <text:p>PENGADMINISTRASI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string" table:style-name="ce3">
            <text:p>R.1.1.2.8</text:p>
          </table:table-cell>
          <table:table-cell office:value-type="string" table:style-name="ce11">
            <text:p>PENGELOLA AKUNTANSI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string" table:style-name="ce3">
            <text:p>R.1.1.2.9</text:p>
          </table:table-cell>
          <table:table-cell office:value-type="string" table:style-name="ce11">
            <text:p>PENGELOLA GAJI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string" table:style-name="ce3">
            <text:p>R.1.1.2.10</text:p>
          </table:table-cell>
          <table:table-cell office:value-type="string" table:style-name="ce11">
            <text:p>PENGOLAH DATA APLIKASI DAN PENGOLAH DATA SISTEM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string" table:style-name="ce3">
            <text:p>R.1.1.2.11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string" table:style-name="ce4">
            <text:p>R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string" table:style-name="ce5">
            <text:p>R.1.1.1.1</text:p>
          </table:table-cell>
          <table:table-cell office:value-type="string" table:style-name="ce5">
            <text:p>PENGADMINISTRASI KEPEGAWAI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string" table:style-name="ce5">
            <text:p>R.1.1.1.2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string" table:style-name="ce5">
            <text:p>R.1.1.1.3</text:p>
          </table:table-cell>
          <table:table-cell office:value-type="string" table:style-name="ce11">
            <text:p>PRANATA KEARSIP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string" table:style-name="ce5">
            <text:p>R.1.1.1.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string" table:style-name="ce5">
            <text:p>R.1.1.1.5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string" table:style-name="ce5">
            <text:p>R.1.1.1.6</text:p>
          </table:table-cell>
          <table:table-cell office:value-type="string" table:style-name="ce11">
            <text:p>PENGELOLA PERJALANAN DINAS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string" table:style-name="ce5">
            <text:p>R.1.1.1.7</text:p>
          </table:table-cell>
          <table:table-cell office:value-type="string" table:style-name="ce11">
            <text:p>PENGELOLA BARANG MILIK NEGAR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string" table:style-name="ce5">
            <text:p>R.1.1.1.8</text:p>
          </table:table-cell>
          <table:table-cell office:value-type="string" table:style-name="ce11">
            <text:p>SEKRETARIS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string" table:style-name="ce5">
            <text:p>R.1.1.1.9</text:p>
          </table:table-cell>
          <table:table-cell office:value-type="string" table:style-name="ce11">
            <text:p>PRANATA BARANG DAN JAS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string" table:style-name="ce5">
            <text:p>R.1.1.1.10</text:p>
          </table:table-cell>
          <table:table-cell office:value-type="string" table:style-name="ce11">
            <text:p>PRAMU BAKTI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string" table:style-name="ce5">
            <text:p>R.1.1.1.11</text:p>
          </table:table-cell>
          <table:table-cell office:value-type="string" table:style-name="ce11">
            <text:p>PEMELIHARA SARANA DAN PRASARAN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string" table:style-name="ce5">
            <text:p>R.1.1.1.12</text:p>
          </table:table-cell>
          <table:table-cell office:value-type="string" table:style-name="ce11">
            <text:p>PENGEMUDI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string" table:style-name="ce5">
            <text:p>R.1.1.1.13</text:p>
          </table:table-cell>
          <table:table-cell office:value-type="string" table:style-name="ce11">
            <text:p>PETUGAS KEAMAN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string" table:style-name="ce4">
            <text:p>R.1.2</text:p>
          </table:table-cell>
          <table:table-cell office:value-type="string" table:style-name="ce9">
            <text:p>KEPALA BIDANG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string" table:style-name="ce4">
            <text:p>R.1.2.1</text:p>
          </table:table-cell>
          <table:table-cell office:value-type="string" table:style-name="ce9">
            <text:p>KEPALA SEKSI PERENCANAAN DAN PENGEMBANGAN SDA</text:p>
          </table:table-cell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9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string" table:style-name="ce5">
            <text:p>R.1.2.1.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string" table:style-name="ce5">
            <text:p>R.1.2.1.2</text:p>
          </table:table-cell>
          <table:table-cell office:value-type="string" table:style-name="ce11">
            <text:p>ANALIS PENGELOLA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string" table:style-name="ce5">
            <text:p>R.1.2.1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string" table:style-name="ce5">
            <text:p>R.1.2.1.4</text:p>
          </table:table-cell>
          <table:table-cell office:value-type="string" table:style-name="ce11">
            <text:p>PENGELOLA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string" table:style-name="ce5">
            <text:p>R.1.2.1.5</text:p>
          </table:table-cell>
          <table:table-cell office:value-type="string" table:style-name="ce11">
            <text:p>PEMERIKSA SEKTOR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string" table:style-name="ce5">
            <text:p>R.1.2.1.6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string" table:style-name="ce8">
            <text:p>R.1.2.2</text:p>
          </table:table-cell>
          <table:table-cell office:value-type="string" table:style-name="ce9">
            <text:p>KEPALA SEKSI PENGELOLAAN SDA DAN PEMANFAATAN AIR</text:p>
          </table:table-cell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9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string" table:style-name="ce3">
            <text:p>R.1.2.2.1</text:p>
          </table:table-cell>
          <table:table-cell office:value-type="string" table:style-name="ce11">
            <text:p>ANALIS INFRASTRUKTU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string" table:style-name="ce3">
            <text:p>R.1.2.2.2</text:p>
          </table:table-cell>
          <table:table-cell office:value-type="string" table:style-name="ce11">
            <text:p>JURU OPERASI SDA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string" table:style-name="ce3">
            <text:p>R.1.2.2.3</text:p>
          </table:table-cell>
          <table:table-cell office:value-type="string" table:style-name="ce11">
            <text:p>ANALIS PENGELOLA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string" table:style-name="ce3">
            <text:p>R.1.2.2.4</text:p>
          </table:table-cell>
          <table:table-cell office:value-type="string" table:style-name="ce11">
            <text:p>PRANATA DAERAH ALIRAN SUNGAI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string" table:style-name="ce3">
            <text:p>R.1.2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string" table:style-name="ce3">
            <text:p>R.1.2.2.6</text:p>
          </table:table-cell>
          <table:table-cell office:value-type="string" table:style-name="ce11">
            <text:p>PENGELOLA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string" table:style-name="ce3">
            <text:p>R.1.2.2.7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string" table:style-name="ce3">
            <text:p>R.1.2.2.8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string" table:style-name="ce3">
            <text:p>R.1.2.2.9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string" table:style-name="ce3">
            <text:p>R.1.2.2.10</text:p>
          </table:table-cell>
          <table:table-cell office:value-type="string" table:style-name="ce11">
            <text:p>ANALIS LABORATORI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string" table:style-name="ce3">
            <text:p>R.1.2.2.11</text:p>
          </table:table-cell>
          <table:table-cell office:value-type="string" table:style-name="ce11">
            <text:p>PENGELOL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string" table:style-name="ce4">
            <text:p>R.1.3</text:p>
          </table:table-cell>
          <table:table-cell office:value-type="string" table:style-name="ce9">
            <text:p>KEPALA BIDANG CIPTA KAR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string" table:style-name="ce8">
            <text:p>R.1.3.1</text:p>
          </table:table-cell>
          <table:table-cell office:value-type="string" table:style-name="ce9">
            <text:p>KEPALA SEKSI SPAM, PERSAMPAHAN DAN AIR LIMBAH</text:p>
          </table:table-cell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9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string" table:style-name="ce3">
            <text:p>R.1.3.1.1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string" table:style-name="ce3">
            <text:p>R.1.3.1.2</text:p>
          </table:table-cell>
          <table:table-cell office:value-type="string" table:style-name="ce11">
            <text:p>PENGAWAS IRIGASI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string" table:style-name="ce3">
            <text:p>R.1.3.1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string" table:style-name="ce3">
            <text:p>R.1.3.1.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3">
          <table:table-cell office:value-type="float" office:value="1653" table:style-name="ce1">
            <text:p>1653</text:p>
          </table:table-cell>
          <table:table-cell office:value-type="string" table:style-name="ce4">
            <text:p>R.1.3.2</text:p>
          </table:table-cell>
          <table:table-cell office:value-type="string" table:style-name="ce9">
            <text:p>KEPALA SEKSI PENYELENGGARAAN INFRASTRUKTUR, PERMUKIMAN, BANGUNAN DAN LINGKUNGAN</text:p>
          </table:table-cell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9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string" table:style-name="ce5">
            <text:p>R.1.3.2.1</text:p>
          </table:table-cell>
          <table:table-cell office:value-type="string" table:style-name="ce11">
            <text:p>PENGELOLA IRIGAS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string" table:style-name="ce5">
            <text:p>R.1.3.2.2</text:p>
          </table:table-cell>
          <table:table-cell office:value-type="string" table:style-name="ce11">
            <text:p>PENGOLAH SARANA DAN PRASARANA PENGAIRAN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string" table:style-name="ce5">
            <text:p>R.1.3.2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string" table:style-name="ce5">
            <text:p>R.1.3.2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string" table:style-name="ce5">
            <text:p>R.1.3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string" table:style-name="ce5">
            <text:p>R.1.3.2.6</text:p>
          </table:table-cell>
          <table:table-cell office:value-type="string" table:style-name="ce11">
            <text:p>ANALIS TEKNIK DAN MATER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string" table:style-name="ce5">
            <text:p>R.1.3.2.7</text:p>
          </table:table-cell>
          <table:table-cell office:value-type="string" table:style-name="ce11">
            <text:p>PEMERIKSA IRIGAS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string" table:style-name="ce5">
            <text:p>R.1.3.2.8</text:p>
          </table:table-cell>
          <table:table-cell office:value-type="string" table:style-name="ce11">
            <text:p>PENGELOLA PENGGUNAAN DAN PENGENDALIAN PEMANFAAT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string" table:style-name="ce5">
            <text:p>R.1.3.2.9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string" table:style-name="ce5">
            <text:p>R.1.3.2.10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string" table:style-name="ce5">
            <text:p>R.1.3.2.11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string" table:style-name="ce4">
            <text:p>R.1.4</text:p>
          </table:table-cell>
          <table:table-cell office:value-type="string" table:style-name="ce9">
            <text:p>KEPALA BIDANG BINA MARG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string" table:style-name="ce4">
            <text:p>R.1.4.1</text:p>
          </table:table-cell>
          <table:table-cell office:value-type="string" table:style-name="ce9">
            <text:p>KEPALA SEKSI PERENCANAAN DAN PENGAWASAN TEKNIS JALAN, JEMBATAN DAN DRAINASE</text:p>
          </table:table-cell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9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string" table:style-name="ce5">
            <text:p>R.1.4.1.1</text:p>
          </table:table-cell>
          <table:table-cell office:value-type="string" table:style-name="ce11">
            <text:p>ANALIS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string" table:style-name="ce5">
            <text:p>R.1.4.1.2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string" table:style-name="ce5">
            <text:p>R.1.4.1.3</text:p>
          </table:table-cell>
          <table:table-cell office:value-type="string" table:style-name="ce11">
            <text:p>ANALIS PERENCANA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string" table:style-name="ce5">
            <text:p>R.1.4.1.4</text:p>
          </table:table-cell>
          <table:table-cell office:value-type="string" table:style-name="ce11">
            <text:p>ANALIS SISTEM JARINGAN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string" table:style-name="ce5">
            <text:p>R.1.4.1.5</text:p>
          </table:table-cell>
          <table:table-cell office:value-type="string" table:style-name="ce11">
            <text:p>ANALIS DAT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string" table:style-name="ce5">
            <text:p>R.1.4.1.6</text:p>
          </table:table-cell>
          <table:table-cell office:value-type="string" table:style-name="ce11">
            <text:p>ANALIS PENGATURAN DAN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string" table:style-name="ce5">
            <text:p>R.1.4.1.7</text:p>
          </table:table-cell>
          <table:table-cell office:value-type="string" table:style-name="ce11">
            <text:p>PENGELOLA PEMBANGUNAN DAN PEMELIHARA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string" table:style-name="ce5">
            <text:p>R.1.4.1.8</text:p>
          </table:table-cell>
          <table:table-cell office:value-type="string" table:style-name="ce11">
            <text:p>PENGELOL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string" table:style-name="ce5">
            <text:p>R.1.4.1.9</text:p>
          </table:table-cell>
          <table:table-cell office:value-type="string" table:style-name="ce11">
            <text:p>PENGELOLA KEGIATAN SURVEY DAN PERENCANA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string" table:style-name="ce5">
            <text:p>R.1.4.1.10</text:p>
          </table:table-cell>
          <table:table-cell office:value-type="string" table:style-name="ce11">
            <text:p>PEMERIKSA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string" table:style-name="ce5">
            <text:p>R.1.4.1.1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string" table:style-name="ce5">
            <text:p>R.1.4.1.12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string" table:style-name="ce4">
            <text:p>R.1.4.2</text:p>
          </table:table-cell>
          <table:table-cell office:value-type="string" table:style-name="ce9">
            <text:p>KEPALA SEKSI PEMBANGUNAN JALAN, JEMBATAN DAN DRAINASE</text:p>
          </table:table-cell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9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string" table:style-name="ce5">
            <text:p>R.1.4.2.1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string" table:style-name="ce5">
            <text:p>R.1.4.2.2</text:p>
          </table:table-cell>
          <table:table-cell office:value-type="string" table:style-name="ce11">
            <text:p>PENGAWAS TEKNIS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string" table:style-name="ce5">
            <text:p>R.1.4.2.3</text:p>
          </table:table-cell>
          <table:table-cell office:value-type="string" table:style-name="ce11">
            <text:p>PENATA PENGELOLAAN LEGER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string" table:style-name="ce5">
            <text:p>R.1.4.2.4</text:p>
          </table:table-cell>
          <table:table-cell office:value-type="string" table:style-name="ce11">
            <text:p>PENGELOLA KELENGKAP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string" table:style-name="ce5">
            <text:p>R.1.4.2.5</text:p>
          </table:table-cell>
          <table:table-cell office:value-type="string" table:style-name="ce11">
            <text:p>PENGELOLA SISTEM MANAJEME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string" table:style-name="ce5">
            <text:p>R.1.4.2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string" table:style-name="ce5">
            <text:p>R.1.4.2.7</text:p>
          </table:table-cell>
          <table:table-cell office:value-type="string" table:style-name="ce11">
            <text:p>ANALIS PENGATURAN DAN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string" table:style-name="ce5">
            <text:p>R.1.4.2.8</text:p>
          </table:table-cell>
          <table:table-cell office:value-type="string" table:style-name="ce11">
            <text:p>PENGADMINISTRASI PERTANAH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string" table:style-name="ce5">
            <text:p>R.1.4.2.9</text:p>
          </table:table-cell>
          <table:table-cell office:value-type="string" table:style-name="ce11">
            <text:p>PENELAAH BAH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string" table:style-name="ce5">
            <text:p>R.1.4.2.10</text:p>
          </table:table-cell>
          <table:table-cell office:value-type="string" table:style-name="ce11">
            <text:p>PENELAAH PENGELOLAAN LEGER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string" table:style-name="ce5">
            <text:p>R.1.4.2.11</text:p>
          </table:table-cell>
          <table:table-cell office:value-type="string" table:style-name="ce11">
            <text:p>ANALIS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string" table:style-name="ce5">
            <text:p>R.1.4.2.12</text:p>
          </table:table-cell>
          <table:table-cell office:value-type="string" table:style-name="ce11">
            <text:p>PENGELOLA PEMBANGUNAN DAN PENINGKAT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string" table:style-name="ce5">
            <text:p>R.1.4.2.13</text:p>
          </table:table-cell>
          <table:table-cell office:value-type="string" table:style-name="ce11">
            <text:p>PENGADMINISTRASI PERTANAH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string" table:style-name="ce5">
            <text:p>R.1.4.2.1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string" table:style-name="ce5">
            <text:p>R.1.4.2.15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string" table:style-name="ce5">
            <text:p>R.1.4.2.16</text:p>
          </table:table-cell>
          <table:table-cell office:value-type="string" table:style-name="ce11">
            <text:p>PENGELOLA PEMBANGUNAN DAN PENINGKAT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string" table:style-name="ce5">
            <text:p>R.1.4.2.17</text:p>
          </table:table-cell>
          <table:table-cell office:value-type="string" table:style-name="ce11">
            <text:p>PEMERIKSA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string" table:style-name="ce5">
            <text:p>R.1.4.2.18</text:p>
          </table:table-cell>
          <table:table-cell office:value-type="string" table:style-name="ce11">
            <text:p>PENGELOLA PEMBANGUNAN DAN PEMELIHARA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string" table:style-name="ce5">
            <text:p>R.1.4.2.19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string" table:style-name="ce5">
            <text:p>R.1.4.2.20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string" table:style-name="ce4">
            <text:p>R.1.5</text:p>
          </table:table-cell>
          <table:table-cell office:value-type="string" table:style-name="ce9">
            <text:p>KEPALA BIDANG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string" table:style-name="ce4">
            <text:p>R.1.5.1</text:p>
          </table:table-cell>
          <table:table-cell office:value-type="string" table:style-name="ce9">
            <text:p>KEPALA SEKSI PENGATURAN DAN PENGAWASAN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string" table:style-name="ce5">
            <text:p>R.1.5.1.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string" table:style-name="ce5">
            <text:p>R.1.5.1.2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string" table:style-name="ce5">
            <text:p>R.1.5.1.3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string" table:style-name="ce4">
            <text:p>R.1.5.2</text:p>
          </table:table-cell>
          <table:table-cell office:value-type="string" table:style-name="ce9">
            <text:p>KEPALA SEKSI PENGEMBANGAN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string" table:style-name="ce5">
            <text:p>R.1.5.2.1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string" table:style-name="ce5">
            <text:p>R.1.5.2.2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string" table:style-name="ce5">
            <text:p>R.1.5.2.3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string" table:style-name="ce5">
            <text:p>R.1.5.2.4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string" table:style-name="ce5">
            <text:p>R.1.5.2.5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string" table:style-name="ce5">
            <text:p>R.1.5.2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string" table:style-name="ce8">
            <text:p>R.1.6</text:p>
          </table:table-cell>
          <table:table-cell office:value-type="string" table:style-name="ce8">
            <text:p>KEPALA BIDANG PENATAAN RUANG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string" table:style-name="ce8">
            <text:p>R.1.6.1</text:p>
          </table:table-cell>
          <table:table-cell office:value-type="string" table:style-name="ce8">
            <text:p>KEPALA SEKSI PERENCANAAN D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9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string" table:style-name="ce3">
            <text:p>R.1.6.1.1</text:p>
          </table:table-cell>
          <table:table-cell office:value-type="string" table:style-name="ce11">
            <text:p>PENYUSUN RENCANA TATA RUANG DAN ZONASI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string" table:style-name="ce3">
            <text:p>R.1.6.1.2</text:p>
          </table:table-cell>
          <table:table-cell office:value-type="string" table:style-name="ce11">
            <text:p>ANALIS TATA RUANG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string" table:style-name="ce3">
            <text:p>R.1.6.1.3</text:p>
          </table:table-cell>
          <table:table-cell office:value-type="string" table:style-name="ce11">
            <text:p>PENGELOLA TATA RUANG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string" table:style-name="ce3">
            <text:p>R.1.6.1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string" table:style-name="ce3">
            <text:p>R.1.6.1.5</text:p>
          </table:table-cell>
          <table:table-cell office:value-type="string" table:style-name="ce11">
            <text:p>ANALIS PENGEMBANGAN WILAYAH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string" table:style-name="ce3">
            <text:p>R.1.6.1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string" table:style-name="ce8">
            <text:p>R.1.6.2</text:p>
          </table:table-cell>
          <table:table-cell office:value-type="string" table:style-name="ce8">
            <text:p>KEPALA SEKSI PENGENDALI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9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string" table:style-name="ce3">
            <text:p>R.1.6.2.1</text:p>
          </table:table-cell>
          <table:table-cell office:value-type="string" table:style-name="ce11">
            <text:p>ANALIS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string" table:style-name="ce3">
            <text:p>R.1.6.2.2</text:p>
          </table:table-cell>
          <table:table-cell office:value-type="string" table:style-name="ce11">
            <text:p>ANALIS TATA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string" table:style-name="ce3">
            <text:p>R.1.6.2.3</text:p>
          </table:table-cell>
          <table:table-cell office:value-type="string" table:style-name="ce11">
            <text:p>PENGELOLA TATA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string" table:style-name="ce3">
            <text:p>R.1.6.2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string" table:style-name="ce3">
            <text:p>R.1.6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string" table:style-name="ce3">
            <text:p>R.1.6.2.6</text:p>
          </table:table-cell>
          <table:table-cell office:value-type="string" table:style-name="ce11">
            <text:p>ANALIS PENERTIB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string" table:style-name="ce3">
            <text:p>R.1.6.2.7</text:p>
          </table:table-cell>
          <table:table-cell office:value-type="string" table:style-name="ce11">
            <text:p>ANALIS TATA RUANG PENGENDALIAN PEMBANGUNAN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string" table:style-name="ce3">
            <text:p>R.1.6.2.8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string" table:style-name="ce5">
            <text:p>R.1.6.2.9</text:p>
          </table:table-cell>
          <table:table-cell office:value-type="string" table:style-name="ce11">
            <text:p>PENGADMINISTRASI SISTEM INFORMASI PENGENDALIAN PEMBANGUNAN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string" table:style-name="ce3">
            <text:p>R.1.6.2.10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string" table:style-name="ce4">
            <text:p>S.1</text:p>
          </table:table-cell>
          <table:table-cell office:value-type="string" table:style-name="ce9">
            <text:p>KEPALA DINAS PERUMAHAN RAKYAT DAN KAWASAN PERMUKIMAN</text:p>
          </table:table-cell>
          <table:table-cell office:value-type="float" office:value="19" table:style-name="ce1">
            <text:p>19</text:p>
          </table:table-cell>
          <table:table-cell table:number-columns-repeated="16380" table:style-name="ce1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string" table:style-name="ce5">
            <text:p>S.1.5</text:p>
          </table:table-cell>
          <table:table-cell office:value-type="string" table:style-name="ce10">
            <text:p>TEKNIK PENYEHATAN LINGKUNGAN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string" table:style-name="ce5">
            <text:p>S.1.6</text:p>
          </table:table-cell>
          <table:table-cell office:value-type="string" table:style-name="ce10">
            <text:p>TEKNIK TATA BANGUNAN DAN PERUMAHAN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string" table:style-name="ce5">
            <text:p>S.1.7</text:p>
          </table:table-cell>
          <table:table-cell office:value-type="string" table:style-name="ce10">
            <text:p>ARSIPARIS PELAKSAN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string" table:style-name="ce5">
            <text:p>S.1.8</text:p>
          </table:table-cell>
          <table:table-cell office:value-type="string" table:style-name="ce10">
            <text:p>ARSIPARIS PELAKSANA LANJUT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string" table:style-name="ce5">
            <text:p>S.1.9</text:p>
          </table:table-cell>
          <table:table-cell office:value-type="string" table:style-name="ce10">
            <text:p>ARSIPARIS PENYELI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string" table:style-name="ce5">
            <text:p>S.1.10</text:p>
          </table:table-cell>
          <table:table-cell office:value-type="string" table:style-name="ce10">
            <text:p>ARSIPARIS PERTAMA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string" table:style-name="ce5">
            <text:p>S.1.11</text:p>
          </table:table-cell>
          <table:table-cell office:value-type="string" table:style-name="ce10">
            <text:p>ARSIPARIS MUD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string" table:style-name="ce5">
            <text:p>S.1.12</text:p>
          </table:table-cell>
          <table:table-cell office:value-type="string" table:style-name="ce10">
            <text:p>ANALIS KEBIJAKAN 1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string" table:style-name="ce5">
            <text:p>S.1.13</text:p>
          </table:table-cell>
          <table:table-cell office:value-type="string" table:style-name="ce10">
            <text:p>ANALIS KEBIJAKAN 2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string" table:style-name="ce5">
            <text:p>S.1.14</text:p>
          </table:table-cell>
          <table:table-cell office:value-type="string" table:style-name="ce10">
            <text:p>ANALIS KEBIJAKAN 3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string" table:style-name="ce5">
            <text:p>S.1.15</text:p>
          </table:table-cell>
          <table:table-cell office:value-type="string" table:style-name="ce10">
            <text:p>ANALIS KEBIJAKAN 4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string" table:style-name="ce5">
            <text:p>S.1.16</text:p>
          </table:table-cell>
          <table:table-cell office:value-type="string" table:style-name="ce10">
            <text:p>ANALIS KEBIJAKAN 5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string" table:style-name="ce5">
            <text:p>S.1.17</text:p>
          </table:table-cell>
          <table:table-cell office:value-type="string" table:style-name="ce10">
            <text:p>ANALIS KEBIJAKAN 6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string" table:style-name="ce5">
            <text:p>S.1.18</text:p>
          </table:table-cell>
          <table:table-cell office:value-type="string" table:style-name="ce10">
            <text:p>ANALIS KEBIJAKAN 7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string" table:style-name="ce5">
            <text:p>S.1.19</text:p>
          </table:table-cell>
          <table:table-cell office:value-type="string" table:style-name="ce10">
            <text:p>ANALIS KEBIJAKAN 8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string" table:style-name="ce5">
            <text:p>S.1.20</text:p>
          </table:table-cell>
          <table:table-cell office:value-type="string" table:style-name="ce10">
            <text:p>ANALIS KEBIJAKAN 9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string" table:style-name="ce5">
            <text:p>S.1.21</text:p>
          </table:table-cell>
          <table:table-cell office:value-type="string" table:style-name="ce10">
            <text:p>ANALIS KEBIJAKAN 10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string" table:style-name="ce4">
            <text:p>S.1.1</text:p>
          </table:table-cell>
          <table:table-cell office:value-type="string" table:style-name="ce8">
            <text:p>SEKRETARIS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string" table:style-name="ce3">
            <text:p>S.1.1.2.1</text:p>
          </table:table-cell>
          <table:table-cell office:value-type="string" table:style-name="ce11">
            <text:p>BENDAHARA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string" table:style-name="ce3">
            <text:p>S.1.1.2.2</text:p>
          </table:table-cell>
          <table:table-cell office:value-type="string" table:style-name="ce11">
            <text:p>VERIFIKATOR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string" table:style-name="ce3">
            <text:p>S.1.1.2.3</text:p>
          </table:table-cell>
          <table:table-cell office:value-type="string" table:style-name="ce11">
            <text:p>PENGADMINISTRASI PAJAK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string" table:style-name="ce3">
            <text:p>S.1.1.2.4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string" table:style-name="ce3">
            <text:p>S.1.1.2.5</text:p>
          </table:table-cell>
          <table:table-cell office:value-type="string" table:style-name="ce11">
            <text:p>PENGADMINISTRASI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string" table:style-name="ce3">
            <text:p>S.1.1.2.6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string" table:style-name="ce3">
            <text:p>S.1.1.2.7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string" table:style-name="ce3">
            <text:p>S.1.1.2.8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string" table:style-name="ce3">
            <text:p>S.1.1.2.9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string" table:style-name="ce3">
            <text:p>S.1.1.2.10</text:p>
          </table:table-cell>
          <table:table-cell office:value-type="string" table:style-name="ce11">
            <text:p>PENGELOLA AKUNTANSI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string" table:style-name="ce3">
            <text:p>S.1.1.2.11</text:p>
          </table:table-cell>
          <table:table-cell office:value-type="string" table:style-name="ce11">
            <text:p>PENGELOLA GAJI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string" table:style-name="ce4">
            <text:p>S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string" table:style-name="ce5">
            <text:p>S.1.1.1.1</text:p>
          </table:table-cell>
          <table:table-cell office:value-type="string" table:style-name="ce11">
            <text:p>PENGELOLA PERJALANAN DINAS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string" table:style-name="ce5">
            <text:p>S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string" table:style-name="ce5">
            <text:p>S.1.1.1.3</text:p>
          </table:table-cell>
          <table:table-cell office:value-type="string" table:style-name="ce11">
            <text:p>PRANATA BARANG DAN JAS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string" table:style-name="ce5">
            <text:p>S.1.1.1.4</text:p>
          </table:table-cell>
          <table:table-cell office:value-type="string" table:style-name="ce11">
            <text:p>PENGELOLA SARANA DAN PRASARAN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string" table:style-name="ce5">
            <text:p>S.1.1.1.5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string" table:style-name="ce5">
            <text:p>S.1.1.1.6</text:p>
          </table:table-cell>
          <table:table-cell office:value-type="string" table:style-name="ce11">
            <text:p>PENGELOLA BARANG MILIK NEGAR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string" table:style-name="ce5">
            <text:p>S.1.1.1.7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string" table:style-name="ce5">
            <text:p>S.1.1.1.8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string" table:style-name="ce5">
            <text:p>S.1.1.1.9</text:p>
          </table:table-cell>
          <table:table-cell office:value-type="string" table:style-name="ce11">
            <text:p>PRANATA KEARSIP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string" table:style-name="ce5">
            <text:p>S.1.1.1.10</text:p>
          </table:table-cell>
          <table:table-cell office:value-type="string" table:style-name="ce11">
            <text:p>SEKRETARIS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string" table:style-name="ce5">
            <text:p>S.1.1.1.11</text:p>
          </table:table-cell>
          <table:table-cell office:value-type="string" table:style-name="ce11">
            <text:p>PENGEMUDI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string" table:style-name="ce5">
            <text:p>S.1.1.1.12</text:p>
          </table:table-cell>
          <table:table-cell office:value-type="string" table:style-name="ce11">
            <text:p>PETUGAS KEAMAN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string" table:style-name="ce5">
            <text:p>S.1.1.1.13</text:p>
          </table:table-cell>
          <table:table-cell office:value-type="string" table:style-name="ce11">
            <text:p>PRAMU BAKTI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string" table:style-name="ce5">
            <text:p>S.1.1.1.14</text:p>
          </table:table-cell>
          <table:table-cell office:value-type="string" table:style-name="ce11">
            <text:p>PENGELOLA PERPUSTAKA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string" table:style-name="ce5">
            <text:p>S.1.1.1.15</text:p>
          </table:table-cell>
          <table:table-cell office:value-type="string" table:style-name="ce10">
            <text:p>PENYUSUN RENCANA KEGIATAN DAN PROGRAM<text:s/>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string" table:style-name="ce4">
            <text:p>S.1.2</text:p>
          </table:table-cell>
          <table:table-cell office:value-type="string" table:style-name="ce9">
            <text:p>KEPALA BIDANG PERUMAH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string" table:style-name="ce3">
            <text:p>S.1.2.1.1</text:p>
          </table:table-cell>
          <table:table-cell office:value-type="string" table:style-name="ce11">
            <text:p>PENELAAH BANGUNAN GEDUNG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string" table:style-name="ce3">
            <text:p>S.1.2.1.2</text:p>
          </table:table-cell>
          <table:table-cell office:value-type="string" table:style-name="ce11">
            <text:p>JURU SURVEY PE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string" table:style-name="ce3">
            <text:p>S.1.2.1.3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string" table:style-name="ce3">
            <text:p>S.1.2.1.4</text:p>
          </table:table-cell>
          <table:table-cell office:value-type="string" table:style-name="ce11">
            <text:p>ANALIS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string" table:style-name="ce3">
            <text:p>S.1.2.1.5</text:p>
          </table:table-cell>
          <table:table-cell office:value-type="string" table:style-name="ce11">
            <text:p>ANALIS PERENCANAAN WILAYAH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string" table:style-name="ce3">
            <text:p>S.1.2.1.6</text:p>
          </table:table-cell>
          <table:table-cell office:value-type="string" table:style-name="ce11">
            <text:p>PENGAWAS TATA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string" table:style-name="ce3">
            <text:p>S.1.2.1.7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string" table:style-name="ce3">
            <text:p>S.1.2.1.8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string" table:style-name="ce3">
            <text:p>S.1.2.1.9</text:p>
          </table:table-cell>
          <table:table-cell office:value-type="string" table:style-name="ce13">
            <text:p>PENGELOLA PERUMAHAN DAN PE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string" table:style-name="ce3">
            <text:p>S.1.2.1.10</text:p>
          </table:table-cell>
          <table:table-cell office:value-type="string" table:style-name="ce13">
            <text:p>JURU SURVEY PER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string" table:style-name="ce3">
            <text:p>S.1.2.1.11</text:p>
          </table:table-cell>
          <table:table-cell office:value-type="string" table:style-name="ce13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string" table:style-name="ce3">
            <text:p>S.1.2.1.12</text:p>
          </table:table-cell>
          <table:table-cell office:value-type="string" table:style-name="ce13">
            <text:p>ANALIS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string" table:style-name="ce3">
            <text:p>S.1.2.1.13</text:p>
          </table:table-cell>
          <table:table-cell office:value-type="string" table:style-name="ce13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string" table:style-name="ce3">
            <text:p>S.1.2.1.14</text:p>
          </table:table-cell>
          <table:table-cell office:value-type="string" table:style-name="ce11">
            <text:p>ANALIS PENYUSUN PENYIAPAN L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string" table:style-name="ce3">
            <text:p>S.1.2.1.15</text:p>
          </table:table-cell>
          <table:table-cell office:value-type="string" table:style-name="ce11">
            <text:p>ANALIS PENATAGUNAAN TANAH DAN KAWASAN TERTENTU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string" table:style-name="ce3">
            <text:p>S.1.2.1.16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string" table:style-name="ce3">
            <text:p>S.1.2.1.17</text:p>
          </table:table-cell>
          <table:table-cell office:value-type="string" table:style-name="ce11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string" table:style-name="ce3">
            <text:p>S.1.2.1.18</text:p>
          </table:table-cell>
          <table:table-cell office:value-type="string" table:style-name="ce11">
            <text:p>ANALIS HUKUM PERTAN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string" table:style-name="ce3">
            <text:p>S.1.2.1.19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string" table:style-name="ce3">
            <text:p>S.1.2.1.20</text:p>
          </table:table-cell>
          <table:table-cell office:value-type="string" table:style-name="ce10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string" table:style-name="ce3">
            <text:p>S.1.2.1.21</text:p>
          </table:table-cell>
          <table:table-cell office:value-type="string" table:style-name="ce10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string" table:style-name="ce4">
            <text:p>S.1.3</text:p>
          </table:table-cell>
          <table:table-cell office:value-type="string" table:style-name="ce9">
            <text:p>KEPALA BIDANG KAWAS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string" table:style-name="ce3">
            <text:p>S.1.3.1.1</text:p>
          </table:table-cell>
          <table:table-cell office:value-type="string" table:style-name="ce11">
            <text:p>PENGAWAS FISIK PE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string" table:style-name="ce3">
            <text:p>S.1.3.1.2</text:p>
          </table:table-cell>
          <table:table-cell office:value-type="string" table:style-name="ce11">
            <text:p>PENYUSUN RENCANA PEMANFAATAN KAWAS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string" table:style-name="ce3">
            <text:p>S.1.3.1.3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string" table:style-name="ce3">
            <text:p>S.1.3.1.4</text:p>
          </table:table-cell>
          <table:table-cell office:value-type="string" table:style-name="ce11">
            <text:p>ANALIS PENGEMBANGAN SARANA DAN PRASARAN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string" table:style-name="ce3">
            <text:p>S.1.3.1.5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string" table:style-name="ce3">
            <text:p>S.1.3.1.6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string" table:style-name="ce3">
            <text:p>S.1.3.1.7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string" table:style-name="ce3">
            <text:p>S.1.3.1.8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string" table:style-name="ce3">
            <text:p>S.1.3.1.9</text:p>
          </table:table-cell>
          <table:table-cell office:value-type="string" table:style-name="ce11">
            <text:p>PENGELOLA PERUMAHAN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string" table:style-name="ce3">
            <text:p>S.1.3.1.10</text:p>
          </table:table-cell>
          <table:table-cell office:value-type="string" table:style-name="ce11">
            <text:p>JURU SURVEY PER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string" table:style-name="ce3">
            <text:p>S.1.3.1.11</text:p>
          </table:table-cell>
          <table:table-cell office:value-type="string" table:style-name="ce11">
            <text:p>ANALIS PEMBANGUN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string" table:style-name="ce3">
            <text:p>S.1.3.1.12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string" table:style-name="ce3">
            <text:p>S.1.3.1.13</text:p>
          </table:table-cell>
          <table:table-cell office:value-type="string" table:style-name="ce11">
            <text:p>PENYUSUN RENCANA PEMANFAATAN KAWAS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string" table:style-name="ce3">
            <text:p>S.1.3.1.14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string" table:style-name="ce3">
            <text:p>S.1.3.1.1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string" table:style-name="ce3">
            <text:p>S.1.3.1.16</text:p>
          </table:table-cell>
          <table:table-cell office:value-type="string" table:style-name="ce11">
            <text:p>ANALIS PENATAGUNAAN TANAH DAN KAWASAN TERTENTU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string" table:style-name="ce4">
            <text:p>S.1.4</text:p>
          </table:table-cell>
          <table:table-cell office:value-type="string" table:style-name="ce9">
            <text:p>KEPALA BIDANG PERTANAH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string" table:style-name="ce3">
            <text:p>S.1.4.1.1</text:p>
          </table:table-cell>
          <table:table-cell office:value-type="string" table:style-name="ce11">
            <text:p>PENGAWAS BANGUNAN DAN GEDUNG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string" table:style-name="ce3">
            <text:p>S.1.4.1.2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string" table:style-name="ce3">
            <text:p>S.1.4.1.3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string" table:style-name="ce3">
            <text:p>S.1.4.1.4</text:p>
          </table:table-cell>
          <table:table-cell office:value-type="string" table:style-name="ce11">
            <text:p>ANALIS PERENCANA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string" table:style-name="ce3">
            <text:p>S.1.4.1.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string" table:style-name="ce3">
            <text:p>S.1.4.1.6</text:p>
          </table:table-cell>
          <table:table-cell office:value-type="string" table:style-name="ce11">
            <text:p>PENGELOLA PERENCANAAN TEKNIS TATA BANGUN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string" table:style-name="ce3">
            <text:p>S.1.4.1.7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string" table:style-name="ce3">
            <text:p>S.1.4.1.8</text:p>
          </table:table-cell>
          <table:table-cell office:value-type="string" table:style-name="ce11">
            <text:p>PENATA PENYEHATAN LINGKUNGAN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string" table:style-name="ce3">
            <text:p>S.1.4.1.9</text:p>
          </table:table-cell>
          <table:table-cell office:value-type="string" table:style-name="ce11">
            <text:p>PENGELOLA TEKNIK KONSTRUKSI BERKELANJUT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string" table:style-name="ce3">
            <text:p>S.1.4.1.10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string" table:style-name="ce3">
            <text:p>S.1.4.1.11</text:p>
          </table:table-cell>
          <table:table-cell office:value-type="string" table:style-name="ce11">
            <text:p>PENELAAH PENYEHATAN LINGKUNG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string" table:style-name="ce3">
            <text:p>S.1.4.1.12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string" table:style-name="ce3">
            <text:p>S.1.4.1.13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string" table:style-name="ce3">
            <text:p>S.1.4.1.14</text:p>
          </table:table-cell>
          <table:table-cell office:value-type="string" table:style-name="ce11">
            <text:p>PENGELOLA TATA RUANG DAN TATA GUNA BANGUN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string" table:style-name="ce3">
            <text:p>S.1.4.1.1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string" table:style-name="ce3">
            <text:p>S.1.4.1.16</text:p>
          </table:table-cell>
          <table:table-cell office:value-type="string" table:style-name="ce11">
            <text:p>PENGAWAS TATA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string" table:style-name="ce3">
            <text:p>S.1.4.1.17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string" table:style-name="ce3">
            <text:p>S.1.4.1.18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string" table:style-name="ce4">
            <text:p>T.1</text:p>
          </table:table-cell>
          <table:table-cell office:value-type="string" table:style-name="ce9">
            <text:p>KEPALA SATUAN POLISI PAMONG PRAJA</text:p>
          </table:table-cell>
          <table:table-cell office:value-type="float" office:value="23" table:style-name="ce1">
            <text:p>23</text:p>
          </table:table-cell>
          <table:table-cell table:number-columns-repeated="16380" table:style-name="ce1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string" table:style-name="ce5">
            <text:p>T.1.6</text:p>
          </table:table-cell>
          <table:table-cell office:value-type="string" table:style-name="ce11">
            <text:p>POLISI PAMONG PRAJA TINGKAT TERAMPIL PELAKSANA PEMUL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string" table:style-name="ce5">
            <text:p>T.1.7</text:p>
          </table:table-cell>
          <table:table-cell office:value-type="string" table:style-name="ce11">
            <text:p>POLISI PAMONG PRAJA TERAMPIL PELAKSAN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string" table:style-name="ce5">
            <text:p>T.1.8</text:p>
          </table:table-cell>
          <table:table-cell office:value-type="string" table:style-name="ce11">
            <text:p>POLISI PAMONG PRAJA TERAMPIL PELAKSANA LANJU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string" table:style-name="ce5">
            <text:p>T.1.9</text:p>
          </table:table-cell>
          <table:table-cell office:value-type="string" table:style-name="ce11">
            <text:p>POLISI PAMONG PRAJA TERAMPIL PENYELI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string" table:style-name="ce5">
            <text:p>T.1.10</text:p>
          </table:table-cell>
          <table:table-cell office:value-type="string" table:style-name="ce11">
            <text:p>POLISI PAMONG PRAJA TINGKAT AHLI PERTAM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string" table:style-name="ce5">
            <text:p>T.1.11</text:p>
          </table:table-cell>
          <table:table-cell office:value-type="string" table:style-name="ce11">
            <text:p>POLISI PAMONG PRAJA TINGKAT AHLI MUD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string" table:style-name="ce5">
            <text:p>T.1.12</text:p>
          </table:table-cell>
          <table:table-cell office:value-type="string" table:style-name="ce11">
            <text:p>POLISI PAMONG PRAJA TINGKAT AHLI MADY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string" table:style-name="ce5">
            <text:p>T.1.13</text:p>
          </table:table-cell>
          <table:table-cell office:value-type="string" table:style-name="ce12">
            <text:p>ARSIPARIS PELAKSAN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string" table:style-name="ce5">
            <text:p>T.1.14</text:p>
          </table:table-cell>
          <table:table-cell office:value-type="string" table:style-name="ce12">
            <text:p>ARSIPARIS PELAKSANA LANJU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string" table:style-name="ce5">
            <text:p>T.1.15</text:p>
          </table:table-cell>
          <table:table-cell office:value-type="string" table:style-name="ce12">
            <text:p>ARSIPARIS PENYELI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string" table:style-name="ce5">
            <text:p>T.1.16</text:p>
          </table:table-cell>
          <table:table-cell office:value-type="string" table:style-name="ce12">
            <text:p>ARSIPARIS PERTAM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string" table:style-name="ce5">
            <text:p>T.1.17</text:p>
          </table:table-cell>
          <table:table-cell office:value-type="string" table:style-name="ce12">
            <text:p>ARSIPARIS MUD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string" table:style-name="ce5">
            <text:p>T.1.18</text:p>
          </table:table-cell>
          <table:table-cell office:value-type="string" table:style-name="ce12">
            <text:p>ANALIS KEBIJAKAN 1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string" table:style-name="ce5">
            <text:p>T.1.19</text:p>
          </table:table-cell>
          <table:table-cell office:value-type="string" table:style-name="ce12">
            <text:p>ANALIS KEBIJAKAN 2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string" table:style-name="ce5">
            <text:p>T.1.20</text:p>
          </table:table-cell>
          <table:table-cell office:value-type="string" table:style-name="ce12">
            <text:p>ANALIS KEBIJAKAN 3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string" table:style-name="ce5">
            <text:p>T.1.21</text:p>
          </table:table-cell>
          <table:table-cell office:value-type="string" table:style-name="ce12">
            <text:p>ANALIS KEBIJAKAN 4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string" table:style-name="ce5">
            <text:p>T.1.22</text:p>
          </table:table-cell>
          <table:table-cell office:value-type="string" table:style-name="ce12">
            <text:p>ANALIS KEBIJAKAN 5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string" table:style-name="ce5">
            <text:p>T.1.23</text:p>
          </table:table-cell>
          <table:table-cell office:value-type="string" table:style-name="ce12">
            <text:p>ANALIS KEBIJAKAN 6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string" table:style-name="ce4">
            <text:p>T.1.1</text:p>
          </table:table-cell>
          <table:table-cell office:value-type="string" table:style-name="ce8">
            <text:p>SEKRETARIS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string" table:style-name="ce3">
            <text:p>T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string" table:style-name="ce3">
            <text:p>T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string" table:style-name="ce3">
            <text:p>T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string" table:style-name="ce3">
            <text:p>T.1.1.2.4</text:p>
          </table:table-cell>
          <table:table-cell office:value-type="string" table:style-name="ce11">
            <text:p>PENGELOLA BAHAN PERENCANA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string" table:style-name="ce3">
            <text:p>T.1.1.2.5</text:p>
          </table:table-cell>
          <table:table-cell office:value-type="string" table:style-name="ce11">
            <text:p>PENGELOLA PELAPORAN DAN EVALUASI PELAKSANAAN APBD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string" table:style-name="ce3">
            <text:p>T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string" table:style-name="ce3">
            <text:p>T.1.1.2.7</text:p>
          </table:table-cell>
          <table:table-cell office:value-type="string" table:style-name="ce11">
            <text:p>PENGELOLA AKUNTANSI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string" table:style-name="ce3">
            <text:p>T.1.1.2.8</text:p>
          </table:table-cell>
          <table:table-cell office:value-type="string" table:style-name="ce11">
            <text:p>PENGELOLA GAJI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string" table:style-name="ce3">
            <text:p>T.1.1.2.9</text:p>
          </table:table-cell>
          <table:table-cell office:value-type="string" table:style-name="ce11">
            <text:p>VERIFIKATOR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string" table:style-name="ce3">
            <text:p>T.1.1.2.10</text:p>
          </table:table-cell>
          <table:table-cell office:value-type="string" table:style-name="ce11">
            <text:p>BENDAHARA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string" table:style-name="ce3">
            <text:p>T.1.1.2.11</text:p>
          </table:table-cell>
          <table:table-cell office:value-type="string" table:style-name="ce11">
            <text:p>PENGADMINISTRASI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string" table:style-name="ce3">
            <text:p>T.1.1.2.12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string" table:style-name="ce3">
            <text:p>T.1.1.2.13</text:p>
          </table:table-cell>
          <table:table-cell office:value-type="string" table:style-name="ce11">
            <text:p>PENGADMINISTRASI PAJAK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string" table:style-name="ce4">
            <text:p>T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string" table:style-name="ce5">
            <text:p>T.1.1.1.1</text:p>
          </table:table-cell>
          <table:table-cell office:value-type="string" table:style-name="ce11">
            <text:p>PENGELOLA PERJALANAN DINAS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string" table:style-name="ce5">
            <text:p>T.1.1.1.2</text:p>
          </table:table-cell>
          <table:table-cell office:value-type="string" table:style-name="ce11">
            <text:p>PENGEMUDI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string" table:style-name="ce5">
            <text:p>T.1.1.1.3</text:p>
          </table:table-cell>
          <table:table-cell office:value-type="string" table:style-name="ce11">
            <text:p>SEKRETARIS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string" table:style-name="ce5">
            <text:p>T.1.1.1.4</text:p>
          </table:table-cell>
          <table:table-cell office:value-type="string" table:style-name="ce11">
            <text:p>PENGELOLA BARANG MILIK NEGAR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string" table:style-name="ce5">
            <text:p>T.1.1.1.5</text:p>
          </table:table-cell>
          <table:table-cell office:value-type="string" table:style-name="ce11">
            <text:p>PENGADMINISTRASI KEPEGAWAI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string" table:style-name="ce5">
            <text:p>T.1.1.1.6</text:p>
          </table:table-cell>
          <table:table-cell office:value-type="string" table:style-name="ce11">
            <text:p>PRAMU BAKTI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string" table:style-name="ce5">
            <text:p>T.1.1.1.7</text:p>
          </table:table-cell>
          <table:table-cell office:value-type="string" table:style-name="ce11">
            <text:p>PRANATA KEARSIP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string" table:style-name="ce5">
            <text:p>T.1.1.1.8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string" table:style-name="ce5">
            <text:p>T.1.1.1.9</text:p>
          </table:table-cell>
          <table:table-cell office:value-type="string" table:style-name="ce11">
            <text:p>PRANATA BARANG DAN JAS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string" table:style-name="ce5">
            <text:p>T.1.1.1.10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string" table:style-name="ce5">
            <text:p>T.1.1.1.11</text:p>
          </table:table-cell>
          <table:table-cell office:value-type="string" table:style-name="ce11">
            <text:p>PENGELOLA PERPUSTAKA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string" table:style-name="ce5">
            <text:p>T.1.1.1.12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string" table:style-name="ce5">
            <text:p>T.1.1.1.13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string" table:style-name="ce4">
            <text:p>T.1.2</text:p>
          </table:table-cell>
          <table:table-cell office:value-type="string" table:style-name="ce9">
            <text:p>KEPALA BIDANG KETENTRAMAN DAN KETERTIBAN UMUM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string" table:style-name="ce4">
            <text:p>T.1.2.1</text:p>
          </table:table-cell>
          <table:table-cell office:value-type="string" table:style-name="ce9">
            <text:p>KEPALA SEKSI KETENTRAMAN DAN KETERTIBAN UMUM</text:p>
          </table:table-cell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9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string" table:style-name="ce5">
            <text:p>T.1.2.1.1</text:p>
          </table:table-cell>
          <table:table-cell office:value-type="string" table:style-name="ce11">
            <text:p>ANALIS KEAMAN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string" table:style-name="ce5">
            <text:p>T.1.2.1.2</text:p>
          </table:table-cell>
          <table:table-cell office:value-type="string" table:style-name="ce11">
            <text:p>PENGELOLA DATA KEAMANAN DAN KETERTIB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string" table:style-name="ce5">
            <text:p>T.1.2.1.3</text:p>
          </table:table-cell>
          <table:table-cell office:value-type="string" table:style-name="ce11">
            <text:p>PENGELOLA KETERTIB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string" table:style-name="ce5">
            <text:p>T.1.2.1.4</text:p>
          </table:table-cell>
          <table:table-cell office:value-type="string" table:style-name="ce11">
            <text:p>KOMANDAN 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string" table:style-name="ce5">
            <text:p>T.1.2.1.5</text:p>
          </table:table-cell>
          <table:table-cell office:value-type="string" table:style-name="ce11">
            <text:p>KOORDINATOR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string" table:style-name="ce5">
            <text:p>T.1.2.1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string" table:style-name="ce5">
            <text:p>T.1.2.1.7</text:p>
          </table:table-cell>
          <table:table-cell office:value-type="string" table:style-name="ce11">
            <text:p>PETUGAS PENINDAK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string" table:style-name="ce4">
            <text:p>T.1.2.2</text:p>
          </table:table-cell>
          <table:table-cell office:value-type="string" table:style-name="ce9">
            <text:p>KEPALA SEKSI PERLINDUNGAN MASYARAKAT DAN PENGEMBANGAN KAPASITAS SDM</text:p>
          </table:table-cell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9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string" table:style-name="ce5">
            <text:p>T.1.2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string" table:style-name="ce5">
            <text:p>T.1.2.2.2</text:p>
          </table:table-cell>
          <table:table-cell office:value-type="string" table:style-name="ce11">
            <text:p>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string" table:style-name="ce5">
            <text:p>T.1.2.2.3</text:p>
          </table:table-cell>
          <table:table-cell office:value-type="string" table:style-name="ce11">
            <text:p>KOMANDAN 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string" table:style-name="ce5">
            <text:p>T.1.2.2.4</text:p>
          </table:table-cell>
          <table:table-cell office:value-type="string" table:style-name="ce11">
            <text:p>PRANATA PASUKAN PENGAMANAN DALA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string" table:style-name="ce5">
            <text:p>T.1.2.2.5</text:p>
          </table:table-cell>
          <table:table-cell office:value-type="string" table:style-name="ce11">
            <text:p>ANALIS KERJASAMA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string" table:style-name="ce5">
            <text:p>T.1.2.2.6</text:p>
          </table:table-cell>
          <table:table-cell office:value-type="string" table:style-name="ce11">
            <text:p>ANALIS KERJASAMA APARAT PENEGAK HUK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string" table:style-name="ce5">
            <text:p>T.1.2.2.7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string" table:style-name="ce4">
            <text:p>T.1.3</text:p>
          </table:table-cell>
          <table:table-cell office:value-type="string" table:style-name="ce14">
            <text:p>KEPALA BIDANG PENEGAKAN PERUNDANG-UNDANGAN DAERAH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string" table:style-name="ce4">
            <text:p>T.1.3.1</text:p>
          </table:table-cell>
          <table:table-cell office:value-type="string" table:style-name="ce9">
            <text:p>KEPALA SEKSI PEMBINAAN, PENGAWASAN DAN PENEGAKAN PERUNDANG-UNDANGAN</text:p>
          </table:table-cell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9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string" table:style-name="ce3">
            <text:p>T.1.3.1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string" table:style-name="ce3">
            <text:p>T.1.3.1.2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string" table:style-name="ce3">
            <text:p>T.1.3.1.3</text:p>
          </table:table-cell>
          <table:table-cell office:value-type="string" table:style-name="ce11">
            <text:p>PENGOLAH DATA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string" table:style-name="ce3">
            <text:p>T.1.3.1.4</text:p>
          </table:table-cell>
          <table:table-cell office:value-type="string" table:style-name="ce11">
            <text:p>PENGELOLA PENGENDALI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string" table:style-name="ce4">
            <text:p>T.1.3.2</text:p>
          </table:table-cell>
          <table:table-cell office:value-type="string" table:style-name="ce9">
            <text:p>KEPALA SEKSI PENANGANAN PELANGGARAN</text:p>
          </table:table-cell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9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string" table:style-name="ce5">
            <text:p>T.1.3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string" table:style-name="ce5">
            <text:p>T.1.3.2.2</text:p>
          </table:table-cell>
          <table:table-cell office:value-type="string" table:style-name="ce11">
            <text:p>PENYUSUN BAHAN PEMBINA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string" table:style-name="ce5">
            <text:p>T.1.3.2.3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string" table:style-name="ce5">
            <text:p>T.1.3.2.4</text:p>
          </table:table-cell>
          <table:table-cell office:value-type="string" table:style-name="ce11">
            <text:p>PENYUSUN BAHAN MATERI PENYULUH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string" table:style-name="ce5">
            <text:p>T.1.3.2.5</text:p>
          </table:table-cell>
          <table:table-cell office:value-type="string" table:style-name="ce11">
            <text:p>ANALIS BIDANG PENGAWAS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string" table:style-name="ce5">
            <text:p>T.1.3.2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string" table:style-name="ce5">
            <text:p>T.1.3.2.7</text:p>
          </table:table-cell>
          <table:table-cell office:value-type="string" table:style-name="ce11">
            <text:p>PENGELOLA DATA ADMINISTRASI BUKTI PERMULAAN DAN PENYIDI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string" table:style-name="ce5">
            <text:p>T.1.3.2.8</text:p>
          </table:table-cell>
          <table:table-cell office:value-type="string" table:style-name="ce11">
            <text:p>PENYIDIK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string" table:style-name="ce5">
            <text:p>T.1.3.2.9</text:p>
          </table:table-cell>
          <table:table-cell office:value-type="string" table:style-name="ce11">
            <text:p>ANALIS PENYIDI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string" table:style-name="ce5">
            <text:p>T.1.3.2.10</text:p>
          </table:table-cell>
          <table:table-cell office:value-type="string" table:style-name="ce11">
            <text:p>PENGOLAH DATA PENYIDIKAN DAN BARANG HASIL PENINDA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string" table:style-name="ce4">
            <text:p>T.1.4</text:p>
          </table:table-cell>
          <table:table-cell office:value-type="string" table:style-name="ce9">
            <text:p>KEPALA BIDANG PENYIDIK PEGAWAI NEGERI SIPIL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string" table:style-name="ce4">
            <text:p>T.1.4.1</text:p>
          </table:table-cell>
          <table:table-cell office:value-type="string" table:style-name="ce14">
            <text:p>KEPALA SEKSI PENGEMBANGAN KAPASITAS DAN KARIER PPNS</text:p>
          </table:table-cell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string" table:style-name="ce5">
            <text:p>T.1.4.1.1</text:p>
          </table:table-cell>
          <table:table-cell office:value-type="string" table:style-name="ce11">
            <text:p>PRANATA PERLINDUNG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string" table:style-name="ce5">
            <text:p>T.1.4.1.2</text:p>
          </table:table-cell>
          <table:table-cell office:value-type="string" table:style-name="ce11">
            <text:p>PENGELOLA PENGENDALI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string" table:style-name="ce5">
            <text:p>T.1.4.1.3</text:p>
          </table:table-cell>
          <table:table-cell office:value-type="string" table:style-name="ce11">
            <text:p>PENYULUH KEAMAN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string" table:style-name="ce5">
            <text:p>T.1.4.1.4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string" table:style-name="ce5">
            <text:p>T.1.4.1.5</text:p>
          </table:table-cell>
          <table:table-cell office:value-type="string" table:style-name="ce11">
            <text:p>ANALIS PENGEMBANGAN SDM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string" table:style-name="ce5">
            <text:p>T.1.4.1.6</text:p>
          </table:table-cell>
          <table:table-cell office:value-type="string" table:style-name="ce11">
            <text:p>PEMBINA JASMANI DAN MENTAL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string" table:style-name="ce5">
            <text:p>T.1.4.1.7</text:p>
          </table:table-cell>
          <table:table-cell office:value-type="string" table:style-name="ce11">
            <text:p>ANALIS PENEGAKAN INTEGRITAS DAN DISIPLIN SUMBER DAYA MANUSIA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string" table:style-name="ce5">
            <text:p>T.1.4.1.8</text:p>
          </table:table-cell>
          <table:table-cell office:value-type="string" table:style-name="ce11">
            <text:p>PENYUSUN TEKNIS PELATIHAN FUNGSIONAL BAGI APARATUR DAN NON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string" table:style-name="ce5">
            <text:p>T.1.4.1.9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string" table:style-name="ce4">
            <text:p>T.1.4.2</text:p>
          </table:table-cell>
          <table:table-cell office:value-type="string" table:style-name="ce9">
            <text:p>KEPALA SEKSI PENYELIDIKAN DAN PENYIDIKAN</text:p>
          </table:table-cell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string" table:style-name="ce5">
            <text:p>T.1.4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string" table:style-name="ce5">
            <text:p>T.1.4.2.2</text:p>
          </table:table-cell>
          <table:table-cell office:value-type="string" table:style-name="ce11">
            <text:p>PENYUSUN BAHAN INFORMASI DAN PUBLIKASI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string" table:style-name="ce5">
            <text:p>T.1.4.2.3</text:p>
          </table:table-cell>
          <table:table-cell office:value-type="string" table:style-name="ce11">
            <text:p>PENGELOLA DATA KEAMANAN DAN KETERTIBAN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string" table:style-name="ce4">
            <text:p>T.1.5</text:p>
          </table:table-cell>
          <table:table-cell office:value-type="string" table:style-name="ce9">
            <text:p>KEPALA BIDANG PEMADAM KEBAKARAN DAN PENYELAMA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3">
          <table:table-cell office:value-type="float" office:value="1932" table:style-name="ce1">
            <text:p>1932</text:p>
          </table:table-cell>
          <table:table-cell office:value-type="string" table:style-name="ce4">
            <text:p>T.1.5.1</text:p>
          </table:table-cell>
          <table:table-cell office:value-type="string" table:style-name="ce9">
            <text:p>KEPALA SEKSI PENCEGAHAN, PENANGGULANGAN DAN PENYELAMATAN, PENINGKATAN KAPASITAS SARANA PRASARANA DAN INFORMASI<text:s/></text:p>
          </table:table-cell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9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string" table:style-name="ce5">
            <text:p>T.1.5.1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string" table:style-name="ce5">
            <text:p>T.1.5.1.2</text:p>
          </table:table-cell>
          <table:table-cell office:value-type="string" table:style-name="ce11">
            <text:p>PRANATA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string" table:style-name="ce5">
            <text:p>T.1.5.1.3</text:p>
          </table:table-cell>
          <table:table-cell office:value-type="string" table:style-name="ce11">
            <text:p>ANALIS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string" table:style-name="ce5">
            <text:p>T.1.5.1.4</text:p>
          </table:table-cell>
          <table:table-cell office:value-type="string" table:style-name="ce11">
            <text:p>PRANATA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string" table:style-name="ce5">
            <text:p>T.1.5.1.5</text:p>
          </table:table-cell>
          <table:table-cell office:value-type="string" table:style-name="ce11">
            <text:p>PENGEMUDI MOBIL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string" table:style-name="ce5">
            <text:p>T.1.5.1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string" table:style-name="ce4">
            <text:p>T.1.5.2</text:p>
          </table:table-cell>
          <table:table-cell office:value-type="string" table:style-name="ce9">
            <text:p>KEPALA SEKSI PEMBINAAN DAN PENGAWASAN BIDANG KEBAKARAN DAN PENYELAMATAN<text:s/></text:p>
          </table:table-cell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9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string" table:style-name="ce3">
            <text:p>T.1.5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string" table:style-name="ce3">
            <text:p>T.1.5.2.2</text:p>
          </table:table-cell>
          <table:table-cell office:value-type="string" table:style-name="ce11">
            <text:p>PENYUSUN PEMBERIAN BANTUAN TEKNIS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string" table:style-name="ce3">
            <text:p>T.1.5.2.3</text:p>
          </table:table-cell>
          <table:table-cell office:value-type="string" table:style-name="ce11">
            <text:p>PENGELOLA BANTUAN OPERASIONAL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string" table:style-name="ce3">
            <text:p>T.1.5.2.4</text:p>
          </table:table-cell>
          <table:table-cell office:value-type="string" table:style-name="ce11">
            <text:p>PENGELOLA PEMBINAAN BANTUAN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string" table:style-name="ce3">
            <text:p>T.1.5.2.5</text:p>
          </table:table-cell>
          <table:table-cell office:value-type="string" table:style-name="ce11">
            <text:p>PENGELOLA BIMBINGAN DAN KONSELING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string" table:style-name="ce4">
            <text:p>U.1</text:p>
          </table:table-cell>
          <table:table-cell office:value-type="string" table:style-name="ce9">
            <text:p>KEPALA DINAS SOSIAL</text:p>
          </table:table-cell>
          <table:table-cell office:value-type="float" office:value="21" table:style-name="ce1">
            <text:p>21</text:p>
          </table:table-cell>
          <table:table-cell table:number-columns-repeated="16380" table:style-name="ce1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string" table:style-name="ce5">
            <text:p>U.1.6</text:p>
          </table:table-cell>
          <table:table-cell office:value-type="string" table:style-name="ce11">
            <text:p>PENYULUH SOSIAL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string" table:style-name="ce5">
            <text:p>U.1.7</text:p>
          </table:table-cell>
          <table:table-cell office:value-type="string" table:style-name="ce11">
            <text:p>PENYULUH SOSIAL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string" table:style-name="ce5">
            <text:p>U.1.8</text:p>
          </table:table-cell>
          <table:table-cell office:value-type="string" table:style-name="ce11">
            <text:p>PENYULUH SOSIAL MADY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string" table:style-name="ce5">
            <text:p>U.1.9</text:p>
          </table:table-cell>
          <table:table-cell office:value-type="string" table:style-name="ce11">
            <text:p>PEKERJA SOSIAL PELAKSANA PEMUL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string" table:style-name="ce5">
            <text:p>U.1.10</text:p>
          </table:table-cell>
          <table:table-cell office:value-type="string" table:style-name="ce11">
            <text:p>PEKERJA SOSIAL PELAKS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string" table:style-name="ce5">
            <text:p>U.1.11</text:p>
          </table:table-cell>
          <table:table-cell office:value-type="string" table:style-name="ce11">
            <text:p>PEKERJA SOSIAL PELAKSANA LANJUT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string" table:style-name="ce5">
            <text:p>U.1.12</text:p>
          </table:table-cell>
          <table:table-cell office:value-type="string" table:style-name="ce11">
            <text:p>PEKERJA SOSIAL PENYELI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string" table:style-name="ce5">
            <text:p>U.1.13</text:p>
          </table:table-cell>
          <table:table-cell office:value-type="string" table:style-name="ce11">
            <text:p>PEKERJA SOSIAL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string" table:style-name="ce5">
            <text:p>U.1.14</text:p>
          </table:table-cell>
          <table:table-cell office:value-type="string" table:style-name="ce11">
            <text:p>PEKERJA SOSIAL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string" table:style-name="ce5">
            <text:p>U.1.15</text:p>
          </table:table-cell>
          <table:table-cell office:value-type="string" table:style-name="ce11">
            <text:p>PEKERJA SOSIAL MADY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string" table:style-name="ce5">
            <text:p>U.1.16</text:p>
          </table:table-cell>
          <table:table-cell office:value-type="string" table:style-name="ce11">
            <text:p>ARSIPARIS PELAKS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string" table:style-name="ce5">
            <text:p>U.1.17</text:p>
          </table:table-cell>
          <table:table-cell office:value-type="string" table:style-name="ce11">
            <text:p>ARSIPARIS PELAKSANA LANJUT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string" table:style-name="ce5">
            <text:p>U.1.18</text:p>
          </table:table-cell>
          <table:table-cell office:value-type="string" table:style-name="ce11">
            <text:p>ARSIPARIS PENYELI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string" table:style-name="ce5">
            <text:p>U.1.19</text:p>
          </table:table-cell>
          <table:table-cell office:value-type="string" table:style-name="ce11">
            <text:p>ARSIPARIS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string" table:style-name="ce5">
            <text:p>U.1.20</text:p>
          </table:table-cell>
          <table:table-cell office:value-type="string" table:style-name="ce11">
            <text:p>ARSIPARIS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string" table:style-name="ce5">
            <text:p>U.1.21</text:p>
          </table:table-cell>
          <table:table-cell office:value-type="string" table:style-name="ce11">
            <text:p>ANALIS KEBIJAKAN 1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string" table:style-name="ce5">
            <text:p>U.1.22</text:p>
          </table:table-cell>
          <table:table-cell office:value-type="string" table:style-name="ce11">
            <text:p>ANALIS KEBIJAKAN 2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string" table:style-name="ce5">
            <text:p>U.1.23</text:p>
          </table:table-cell>
          <table:table-cell office:value-type="string" table:style-name="ce11">
            <text:p>ANALIS KEBIJAKAN 3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string" table:style-name="ce5">
            <text:p>U.1.24</text:p>
          </table:table-cell>
          <table:table-cell office:value-type="string" table:style-name="ce11">
            <text:p>ANALIS KEBIJAKAN 4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string" table:style-name="ce5">
            <text:p>U.1.25</text:p>
          </table:table-cell>
          <table:table-cell office:value-type="string" table:style-name="ce11">
            <text:p>ANALIS KEBIJAKAN 5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string" table:style-name="ce5">
            <text:p>U.1.26</text:p>
          </table:table-cell>
          <table:table-cell office:value-type="string" table:style-name="ce11">
            <text:p>ANALIS KEBIJAKAN 6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string" table:style-name="ce5">
            <text:p>U.1.27</text:p>
          </table:table-cell>
          <table:table-cell office:value-type="string" table:style-name="ce11">
            <text:p>ANALIS KEBIJAKAN 7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string" table:style-name="ce5">
            <text:p>U.1.28</text:p>
          </table:table-cell>
          <table:table-cell office:value-type="string" table:style-name="ce11">
            <text:p>ANALIS KEBIJAKAN 8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string" table:style-name="ce5">
            <text:p>U.1.29</text:p>
          </table:table-cell>
          <table:table-cell office:value-type="string" table:style-name="ce11">
            <text:p>ANALIS KEBIJAKAN 9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string" table:style-name="ce5">
            <text:p>U.1.30</text:p>
          </table:table-cell>
          <table:table-cell office:value-type="string" table:style-name="ce11">
            <text:p>ANALIS KEBIJAKAN 10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string" table:style-name="ce5">
            <text:p>U.1.31</text:p>
          </table:table-cell>
          <table:table-cell office:value-type="string" table:style-name="ce11">
            <text:p>ANALIS KEBIJAKAN 11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string" table:style-name="ce5">
            <text:p>U.1.32</text:p>
          </table:table-cell>
          <table:table-cell office:value-type="string" table:style-name="ce11">
            <text:p>ANALIS KEBIJAKAN 12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string" table:style-name="ce5">
            <text:p>U.1.33</text:p>
          </table:table-cell>
          <table:table-cell office:value-type="string" table:style-name="ce11">
            <text:p>ANALIS KEBIJAKAN 13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string" table:style-name="ce5">
            <text:p>U.1.34</text:p>
          </table:table-cell>
          <table:table-cell office:value-type="string" table:style-name="ce11">
            <text:p>ANALIS KEBIJAKAN 14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string" table:style-name="ce4">
            <text:p>U.1.1</text:p>
          </table:table-cell>
          <table:table-cell office:value-type="string" table:style-name="ce8">
            <text:p>SEKRETARIS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string" table:style-name="ce5">
            <text:p>U.1.1.2.1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string" table:style-name="ce5">
            <text:p>U.1.1.2.2</text:p>
          </table:table-cell>
          <table:table-cell office:value-type="string" table:style-name="ce11">
            <text:p>PENYUSUN PROGRAM, ANGGARAN DAN PELAPOR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string" table:style-name="ce5">
            <text:p>U.1.1.2.3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string" table:style-name="ce5">
            <text:p>U.1.1.2.4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string" table:style-name="ce5">
            <text:p>U.1.1.2.5</text:p>
          </table:table-cell>
          <table:table-cell office:value-type="string" table:style-name="ce11">
            <text:p>PENGELOLA BAHAN PERENCANA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string" table:style-name="ce5">
            <text:p>U.1.1.2.6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string" table:style-name="ce5">
            <text:p>U.1.1.2.7</text:p>
          </table:table-cell>
          <table:table-cell office:value-type="string" table:style-name="ce11">
            <text:p>PENGELOLA AKUNTANSI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string" table:style-name="ce5">
            <text:p>U.1.1.2.8</text:p>
          </table:table-cell>
          <table:table-cell office:value-type="string" table:style-name="ce11">
            <text:p>PENGADMINISTRASI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string" table:style-name="ce5">
            <text:p>U.1.1.2.9</text:p>
          </table:table-cell>
          <table:table-cell office:value-type="string" table:style-name="ce11">
            <text:p>BENDAHARA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string" table:style-name="ce5">
            <text:p>U.1.1.2.10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string" table:style-name="ce5">
            <text:p>U.1.1.2.11</text:p>
          </table:table-cell>
          <table:table-cell office:value-type="string" table:style-name="ce11">
            <text:p>VERIFIKATOR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string" table:style-name="ce5">
            <text:p>U.1.1.2.12</text:p>
          </table:table-cell>
          <table:table-cell office:value-type="string" table:style-name="ce11">
            <text:p>PENGELOLA GAJI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string" table:style-name="ce5">
            <text:p>U.1.1.2.13</text:p>
          </table:table-cell>
          <table:table-cell office:value-type="string" table:style-name="ce11">
            <text:p>PENGADMINISTRASI PAJAK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string" table:style-name="ce4">
            <text:p>U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string" table:style-name="ce5">
            <text:p>U.1.1.1.1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string" table:style-name="ce5">
            <text:p>U.1.1.1.2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string" table:style-name="ce5">
            <text:p>U.1.1.1.3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string" table:style-name="ce5">
            <text:p>U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string" table:style-name="ce5">
            <text:p>U.1.1.1.5</text:p>
          </table:table-cell>
          <table:table-cell office:value-type="string" table:style-name="ce11">
            <text:p>PRAMU BAKTI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string" table:style-name="ce5">
            <text:p>U.1.1.1.6</text:p>
          </table:table-cell>
          <table:table-cell office:value-type="string" table:style-name="ce11">
            <text:p>PETUGAS KEAMAN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string" table:style-name="ce5">
            <text:p>U.1.1.1.7</text:p>
          </table:table-cell>
          <table:table-cell office:value-type="string" table:style-name="ce11">
            <text:p>SEKRETARIS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string" table:style-name="ce5">
            <text:p>U.1.1.1.8</text:p>
          </table:table-cell>
          <table:table-cell office:value-type="string" table:style-name="ce11">
            <text:p>PRANATA BARANG DAN JAS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string" table:style-name="ce5">
            <text:p>U.1.1.1.9</text:p>
          </table:table-cell>
          <table:table-cell office:value-type="string" table:style-name="ce11">
            <text:p>PENGEMUDI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string" table:style-name="ce5">
            <text:p>U.1.1.1.10</text:p>
          </table:table-cell>
          <table:table-cell office:value-type="string" table:style-name="ce11">
            <text:p>PENGELOLA BARANG MILIK NEGAR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string" table:style-name="ce5">
            <text:p>U.1.1.1.11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string" table:style-name="ce5">
            <text:p>U.1.1.1.12</text:p>
          </table:table-cell>
          <table:table-cell office:value-type="string" table:style-name="ce11">
            <text:p>PENGELOLA PERPUSTAKA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string" table:style-name="ce5">
            <text:p>U.1.1.1.13</text:p>
          </table:table-cell>
          <table:table-cell office:value-type="string" table:style-name="ce11">
            <text:p>PRANATA KEARSIP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string" table:style-name="ce5">
            <text:p>U.1.1.1.14</text:p>
          </table:table-cell>
          <table:table-cell office:value-type="string" table:style-name="ce5">
            <text:p>PENGADMINISTRASI KEPEGAWAI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string" table:style-name="ce4">
            <text:p>U.1.2</text:p>
          </table:table-cell>
          <table:table-cell office:value-type="string" table:style-name="ce9">
            <text:p>KEPALA BIDANG PEMBERDAYAAN SOSIAL DAN PENGELOLAAN TAMAN MAKAM PAHLAW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string" table:style-name="ce5">
            <text:p>U.1.2.1.1</text:p>
          </table:table-cell>
          <table:table-cell office:value-type="string" table:style-name="ce11">
            <text:p>PENYULUH PENANGANAN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string" table:style-name="ce5">
            <text:p>U.1.2.1.2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string" table:style-name="ce5">
            <text:p>U.1.2.1.3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string" table:style-name="ce5">
            <text:p>U.1.2.1.4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string" table:style-name="ce5">
            <text:p>U.1.2.1.5</text:p>
          </table:table-cell>
          <table:table-cell office:value-type="string" table:style-name="ce11">
            <text:p>PENGELOLA BIMBINGAN MASYARAKAT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5">
            <text:p>U.1.2.1.6</text:p>
          </table:table-cell>
          <table:table-cell office:value-type="string" table:style-name="ce11">
            <text:p>PENGELOLA BIMBING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5">
            <text:p>U.1.2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5">
            <text:p>U.1.2.1.8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5">
            <text:p>U.1.2.1.9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5">
            <text:p>U.1.2.1.10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5">
            <text:p>U.1.2.1.11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string" table:style-name="ce5">
            <text:p>U.1.2.1.12</text:p>
          </table:table-cell>
          <table:table-cell office:value-type="string" table:style-name="ce11">
            <text:p>ANALIS PELAYAN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string" table:style-name="ce5">
            <text:p>U.1.2.1.13</text:p>
          </table:table-cell>
          <table:table-cell office:value-type="string" table:style-name="ce11">
            <text:p>PENGELOLA PEMBERDAYAAN LEMBAGA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string" table:style-name="ce5">
            <text:p>U.1.2.1.14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5">
            <text:p>U.1.2.1.15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5">
            <text:p>U.1.2.1.16</text:p>
          </table:table-cell>
          <table:table-cell office:value-type="string" table:style-name="ce11">
            <text:p>ANALIS PROGRAM PEMBERDAYAAN MASYARAKAT DALAM PENANGANAN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string" table:style-name="ce5">
            <text:p>U.1.2.1.17</text:p>
          </table:table-cell>
          <table:table-cell office:value-type="string" table:style-name="ce11">
            <text:p>PENGELOLA BIMBING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5">
            <text:p>U.1.2.1.18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string" table:style-name="ce5">
            <text:p>U.1.2.1.19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string" table:style-name="ce4">
            <text:p>U.1.3</text:p>
          </table:table-cell>
          <table:table-cell office:value-type="string" table:style-name="ce9">
            <text:p>KEPALA BIDANG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string" table:style-name="ce5">
            <text:p>U.1.3.1.1</text:p>
          </table:table-cell>
          <table:table-cell office:value-type="string" table:style-name="ce11">
            <text:p>PENGELOLA DATA BIMBINGAN DAN KONSELING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string" table:style-name="ce5">
            <text:p>U.1.3.1.2</text:p>
          </table:table-cell>
          <table:table-cell office:value-type="string" table:style-name="ce11">
            <text:p>PENGELOLA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string" table:style-name="ce5">
            <text:p>U.1.3.1.3</text:p>
          </table:table-cell>
          <table:table-cell office:value-type="string" table:style-name="ce11">
            <text:p>PENGELOLA PELAYANAN REHABILITASI SOSIAL DAN LANSI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string" table:style-name="ce5">
            <text:p>U.1.3.1.4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string" table:style-name="ce5">
            <text:p>U.1.3.1.5</text:p>
          </table:table-cell>
          <table:table-cell office:value-type="string" table:style-name="ce11">
            <text:p>ANALIS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string" table:style-name="ce5">
            <text:p>U.1.3.1.6</text:p>
          </table:table-cell>
          <table:table-cell office:value-type="string" table:style-name="ce11">
            <text:p>PENGADMINISTRASI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string" table:style-name="ce5">
            <text:p>U.1.3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string" table:style-name="ce5">
            <text:p>U.1.3.1.8</text:p>
          </table:table-cell>
          <table:table-cell office:value-type="string" table:style-name="ce11">
            <text:p>PENGADMINISTRASI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string" table:style-name="ce5">
            <text:p>U.1.3.1.9</text:p>
          </table:table-cell>
          <table:table-cell office:value-type="string" table:style-name="ce11">
            <text:p>PENGELOLA BANTUAN ORGANISASI MASYARAKAT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string" table:style-name="ce5">
            <text:p>U.1.3.1.10</text:p>
          </table:table-cell>
          <table:table-cell office:value-type="string" table:style-name="ce11">
            <text:p>PENGADMINISTRASI REHABILITASI SOSIAL PENYANDANG CACAT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string" table:style-name="ce5">
            <text:p>U.1.3.1.11</text:p>
          </table:table-cell>
          <table:table-cell office:value-type="string" table:style-name="ce11">
            <text:p>PENGELOLA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string" table:style-name="ce5">
            <text:p>U.1.3.1.12</text:p>
          </table:table-cell>
          <table:table-cell office:value-type="string" table:style-name="ce11">
            <text:p>ANALIS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string" table:style-name="ce5">
            <text:p>U.1.3.1.1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string" table:style-name="ce5">
            <text:p>U.1.3.1.14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string" table:style-name="ce5">
            <text:p>U.1.3.1.15</text:p>
          </table:table-cell>
          <table:table-cell office:value-type="string" table:style-name="ce11">
            <text:p>PENYULUH BIMBINGAN / KONSELING BAGI EKS PENYANDANG PENYAKIT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string" table:style-name="ce5">
            <text:p>U.1.3.1.16</text:p>
          </table:table-cell>
          <table:table-cell office:value-type="string" table:style-name="ce11">
            <text:p>PENGAWAS REHABILITASI NARKOB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string" table:style-name="ce5">
            <text:p>U.1.3.1.17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string" table:style-name="ce5">
            <text:p>U.1.3.1.18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string" table:style-name="ce5">
            <text:p>U.1.3.1.19</text:p>
          </table:table-cell>
          <table:table-cell office:value-type="string" table:style-name="ce11">
            <text:p>PENGAWAS KEKERASAN TERHADAP PEREMPUAN DAN ANAK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string" table:style-name="ce4">
            <text:p>U.1.4</text:p>
          </table:table-cell>
          <table:table-cell office:value-type="string" table:style-name="ce9">
            <text:p>KEPALA BIDANG PEMBERDAYAAN DAN JAMINAN SOSIAL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string" table:style-name="ce5">
            <text:p>U.1.4.1.1</text:p>
          </table:table-cell>
          <table:table-cell office:value-type="string" table:style-name="ce11">
            <text:p>ANALIS MITIGASI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string" table:style-name="ce5">
            <text:p>U.1.4.1.2</text:p>
          </table:table-cell>
          <table:table-cell office:value-type="string" table:style-name="ce11">
            <text:p>PRANATA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string" table:style-name="ce5">
            <text:p>U.1.4.1.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string" table:style-name="ce5">
            <text:p>U.1.4.1.4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string" table:style-name="ce5">
            <text:p>U.1.4.1.5</text:p>
          </table:table-cell>
          <table:table-cell office:value-type="string" table:style-name="ce11">
            <text:p>PENGELOLA PERLINDUNG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string" table:style-name="ce5">
            <text:p>U.1.4.1.6</text:p>
          </table:table-cell>
          <table:table-cell office:value-type="string" table:style-name="ce11">
            <text:p>PENGOLAH BAHAN UNTUK RENCANA PENANGGULANGAN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string" table:style-name="ce5">
            <text:p>U.1.4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string" table:style-name="ce5">
            <text:p>U.1.4.1.8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string" table:style-name="ce5">
            <text:p>U.1.4.1.9</text:p>
          </table:table-cell>
          <table:table-cell office:value-type="string" table:style-name="ce11">
            <text:p>ANALIS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string" table:style-name="ce5">
            <text:p>U.1.4.1.10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string" table:style-name="ce5">
            <text:p>U.1.4.1.11</text:p>
          </table:table-cell>
          <table:table-cell office:value-type="string" table:style-name="ce11">
            <text:p>PENGELOLA DATA BANTU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string" table:style-name="ce5">
            <text:p>U.1.4.1.12</text:p>
          </table:table-cell>
          <table:table-cell office:value-type="string" table:style-name="ce11">
            <text:p>ANALIS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string" table:style-name="ce5">
            <text:p>U.1.4.1.13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string" table:style-name="ce5">
            <text:p>U.1.4.1.14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string" table:style-name="ce5">
            <text:p>U.1.4.1.15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string" table:style-name="ce4">
            <text:p>U.1.5</text:p>
          </table:table-cell>
          <table:table-cell office:value-type="string" table:style-name="ce8">
            <text:p>KEPALA BIDANG PENANGANAN BENC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string" table:style-name="ce5">
            <text:p>U.1.5.1.1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string" table:style-name="ce5">
            <text:p>U.1.5.1.2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string" table:style-name="ce5">
            <text:p>U.1.5.1.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string" table:style-name="ce5">
            <text:p>U.1.5.1.4</text:p>
          </table:table-cell>
          <table:table-cell office:value-type="string" table:style-name="ce11">
            <text:p>ANALIS DAMPAK SOSIAL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string" table:style-name="ce5">
            <text:p>U.1.5.1.5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string" table:style-name="ce5">
            <text:p>U.1.5.1.6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string" table:style-name="ce5">
            <text:p>U.1.5.1.7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string" table:style-name="ce5">
            <text:p>U.1.5.1.8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string" table:style-name="ce5">
            <text:p>U.1.5.1.9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string" table:style-name="ce5">
            <text:p>U.1.5.1.10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string" table:style-name="ce5">
            <text:p>U.1.5.1.11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string" table:style-name="ce5">
            <text:p>U.1.5.1.12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string" table:style-name="ce5">
            <text:p>U.1.5.1.13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string" table:style-name="ce5">
            <text:p>U.1.5.1.14</text:p>
          </table:table-cell>
          <table:table-cell office:value-type="string" table:style-name="ce11">
            <text:p>ANALIS DAMPAK SOSIAL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string" table:style-name="ce5">
            <text:p>U.1.5.1.15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string" table:style-name="ce5">
            <text:p>U.1.5.1.16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string" table:style-name="ce5">
            <text:p>U.1.5.1.17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string" table:style-name="ce4">
            <text:p>V.1</text:p>
          </table:table-cell>
          <table:table-cell office:value-type="string" table:style-name="ce9">
            <text:p>KEPALA DINAS TENAGA KERJA DAN TRANSMIGRASI</text:p>
          </table:table-cell>
          <table:table-cell office:value-type="float" office:value="22" table:style-name="ce1">
            <text:p>22</text:p>
          </table:table-cell>
          <table:table-cell table:number-columns-repeated="16380" table:style-name="ce1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string" table:style-name="ce5">
            <text:p>V.1.6</text:p>
          </table:table-cell>
          <table:table-cell office:value-type="string" table:style-name="ce11">
            <text:p>PENGAWAS KETENAGAKERJAAN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string" table:style-name="ce5">
            <text:p>V.1.7</text:p>
          </table:table-cell>
          <table:table-cell office:value-type="string" table:style-name="ce11">
            <text:p>PENGAWAS KETENAGAKERJAAN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string" table:style-name="ce5">
            <text:p>V.1.8</text:p>
          </table:table-cell>
          <table:table-cell office:value-type="string" table:style-name="ce11">
            <text:p>PENGAWAS KETENAGAKERJAAN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string" table:style-name="ce5">
            <text:p>V.1.9</text:p>
          </table:table-cell>
          <table:table-cell office:value-type="string" table:style-name="ce11">
            <text:p>PENGANTAR KERJA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string" table:style-name="ce5">
            <text:p>V.1.10</text:p>
          </table:table-cell>
          <table:table-cell office:value-type="string" table:style-name="ce11">
            <text:p>PENGANTAR KERJA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string" table:style-name="ce5">
            <text:p>V.1.11</text:p>
          </table:table-cell>
          <table:table-cell office:value-type="string" table:style-name="ce11">
            <text:p>PENGANTAR KERJA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string" table:style-name="ce5">
            <text:p>V.1.12</text:p>
          </table:table-cell>
          <table:table-cell office:value-type="string" table:style-name="ce11">
            <text:p>MEDIATOR HUBUNGAN INDUSTRIAL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string" table:style-name="ce5">
            <text:p>V.1.13</text:p>
          </table:table-cell>
          <table:table-cell office:value-type="string" table:style-name="ce11">
            <text:p>MEDIATOR HUBUNGAN INDUSTRIAL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string" table:style-name="ce5">
            <text:p>V.1.14</text:p>
          </table:table-cell>
          <table:table-cell office:value-type="string" table:style-name="ce11">
            <text:p>MEDIATOR HUBUNGAN INDUSTRIAL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string" table:style-name="ce5">
            <text:p>V.1.15</text:p>
          </table:table-cell>
          <table:table-cell office:value-type="string" table:style-name="ce11">
            <text:p>PENGGERAK SWADAYA MASYARAKAT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string" table:style-name="ce5">
            <text:p>V.1.16</text:p>
          </table:table-cell>
          <table:table-cell office:value-type="string" table:style-name="ce11">
            <text:p>PENGGERAK SWADAYA MASYARAKAT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string" table:style-name="ce5">
            <text:p>V.1.17</text:p>
          </table:table-cell>
          <table:table-cell office:value-type="string" table:style-name="ce11">
            <text:p>PENGGERAK SWADAYA MASYARAKAT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string" table:style-name="ce5">
            <text:p>V.1.18</text:p>
          </table:table-cell>
          <table:table-cell office:value-type="string" table:style-name="ce11">
            <text:p>ARSIPARIS PELAKSAN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string" table:style-name="ce5">
            <text:p>V.1.19</text:p>
          </table:table-cell>
          <table:table-cell office:value-type="string" table:style-name="ce11">
            <text:p>ARSIPARIS PELAKSANA LANJUTAN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string" table:style-name="ce5">
            <text:p>V.1.20</text:p>
          </table:table-cell>
          <table:table-cell office:value-type="string" table:style-name="ce11">
            <text:p>ARSIPARIS PENYELI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string" table:style-name="ce5">
            <text:p>V.1.21</text:p>
          </table:table-cell>
          <table:table-cell office:value-type="string" table:style-name="ce11">
            <text:p>ARSIPARIS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string" table:style-name="ce5">
            <text:p>V.1.22</text:p>
          </table:table-cell>
          <table:table-cell office:value-type="string" table:style-name="ce11">
            <text:p>ARSIPARIS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string" table:style-name="ce5">
            <text:p>V.1.23</text:p>
          </table:table-cell>
          <table:table-cell office:value-type="string" table:style-name="ce10">
            <text:p>ANALIS KEBIJAKAN 1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string" table:style-name="ce5">
            <text:p>V.1.24</text:p>
          </table:table-cell>
          <table:table-cell office:value-type="string" table:style-name="ce10">
            <text:p>ANALIS KEBIJAKAN 2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string" table:style-name="ce5">
            <text:p>V.1.25</text:p>
          </table:table-cell>
          <table:table-cell office:value-type="string" table:style-name="ce10">
            <text:p>ANALIS KEBIJAKAN 3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string" table:style-name="ce5">
            <text:p>V.1.26</text:p>
          </table:table-cell>
          <table:table-cell office:value-type="string" table:style-name="ce10">
            <text:p>ANALIS KEBIJAKAN 4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string" table:style-name="ce5">
            <text:p>V.1.27</text:p>
          </table:table-cell>
          <table:table-cell office:value-type="string" table:style-name="ce10">
            <text:p>ANALIS KEBIJAKAN 5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string" table:style-name="ce4">
            <text:p>V.1.1</text:p>
          </table:table-cell>
          <table:table-cell office:value-type="string" table:style-name="ce8">
            <text:p>SEKRETARIS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string" table:style-name="ce3">
            <text:p>V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string" table:style-name="ce3">
            <text:p>V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string" table:style-name="ce3">
            <text:p>V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string" table:style-name="ce3">
            <text:p>V.1.1.2.4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string" table:style-name="ce3">
            <text:p>V.1.1.2.5</text:p>
          </table:table-cell>
          <table:table-cell office:value-type="string" table:style-name="ce11">
            <text:p>PENGELOLA BAHAN PERENCANA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string" table:style-name="ce3">
            <text:p>V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string" table:style-name="ce3">
            <text:p>V.1.1.2.7</text:p>
          </table:table-cell>
          <table:table-cell office:value-type="string" table:style-name="ce11">
            <text:p>PENGELOLA GAJI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string" table:style-name="ce3">
            <text:p>V.1.1.2.8</text:p>
          </table:table-cell>
          <table:table-cell office:value-type="string" table:style-name="ce11">
            <text:p>BENDAHARA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string" table:style-name="ce3">
            <text:p>V.1.1.2.9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string" table:style-name="ce3">
            <text:p>V.1.1.2.10</text:p>
          </table:table-cell>
          <table:table-cell office:value-type="string" table:style-name="ce11">
            <text:p>PENGADMINISTRASI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string" table:style-name="ce3">
            <text:p>V.1.1.2.11</text:p>
          </table:table-cell>
          <table:table-cell office:value-type="string" table:style-name="ce11">
            <text:p>PENGADMINISTRASI PAJAK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string" table:style-name="ce3">
            <text:p>V.1.1.2.12</text:p>
          </table:table-cell>
          <table:table-cell office:value-type="string" table:style-name="ce11">
            <text:p>VERIFIKATOR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string" table:style-name="ce3">
            <text:p>V.1.1.2.13</text:p>
          </table:table-cell>
          <table:table-cell office:value-type="string" table:style-name="ce11">
            <text:p>PENGELOLA AKUNTANSI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string" table:style-name="ce4">
            <text:p>V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string" table:style-name="ce5">
            <text:p>V.1.1.1.1</text:p>
          </table:table-cell>
          <table:table-cell office:value-type="string" table:style-name="ce11">
            <text:p>PENGELOLA BARANG MILIK NEGAR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string" table:style-name="ce5">
            <text:p>V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string" table:style-name="ce5">
            <text:p>V.1.1.1.3</text:p>
          </table:table-cell>
          <table:table-cell office:value-type="string" table:style-name="ce11">
            <text:p>PRANATA KEARSIP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string" table:style-name="ce5">
            <text:p>V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string" table:style-name="ce5">
            <text:p>V.1.1.1.5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string" table:style-name="ce5">
            <text:p>V.1.1.1.6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string" table:style-name="ce5">
            <text:p>V.1.1.1.7</text:p>
          </table:table-cell>
          <table:table-cell office:value-type="string" table:style-name="ce11">
            <text:p>PRANATA BARANG DAN JAS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string" table:style-name="ce5">
            <text:p>V.1.1.1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string" table:style-name="ce5">
            <text:p>V.1.1.1.9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string" table:style-name="ce5">
            <text:p>V.1.1.1.10</text:p>
          </table:table-cell>
          <table:table-cell office:value-type="string" table:style-name="ce11">
            <text:p>SEKRETARIS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string" table:style-name="ce5">
            <text:p>V.1.1.1.11</text:p>
          </table:table-cell>
          <table:table-cell office:value-type="string" table:style-name="ce11">
            <text:p>PENGEMUDI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string" table:style-name="ce5">
            <text:p>V.1.1.1.12</text:p>
          </table:table-cell>
          <table:table-cell office:value-type="string" table:style-name="ce11">
            <text:p>PETUGAS KEAMAN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string" table:style-name="ce5">
            <text:p>V.1.1.1.13</text:p>
          </table:table-cell>
          <table:table-cell office:value-type="string" table:style-name="ce11">
            <text:p>PRAMU BAKTI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string" table:style-name="ce5">
            <text:p>V.1.1.1.14</text:p>
          </table:table-cell>
          <table:table-cell office:value-type="string" table:style-name="ce11">
            <text:p>PRAMU TAM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string" table:style-name="ce5">
            <text:p>V.1.1.1.15</text:p>
          </table:table-cell>
          <table:table-cell office:value-type="string" table:style-name="ce11">
            <text:p>PRAMU KEBERSIH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string" table:style-name="ce5">
            <text:p>V.1.1.1.16</text:p>
          </table:table-cell>
          <table:table-cell office:value-type="string" table:style-name="ce11">
            <text:p>PENGELOLA PERPUSTAKA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string" table:style-name="ce4">
            <text:p>V.1.2</text:p>
          </table:table-cell>
          <table:table-cell office:value-type="string" table:style-name="ce9">
            <text:p>KEPALA BIDANG PENINGKATAN PRODUKTIVITAS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string" table:style-name="ce4">
            <text:p>V.1.2.1</text:p>
          </table:table-cell>
          <table:table-cell office:value-type="string" table:style-name="ce9">
            <text:p>KEPALA SEKSI PELATIHAN DAN SERTIFIKASI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string" table:style-name="ce5">
            <text:p>V.1.2.1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string" table:style-name="ce5">
            <text:p>V.1.2.1.2</text:p>
          </table:table-cell>
          <table:table-cell office:value-type="string" table:style-name="ce11">
            <text:p>PENYUSUN PROGRAM PERENCANAAN DIKLAT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string" table:style-name="ce5">
            <text:p>V.1.2.1.3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string" table:style-name="ce5">
            <text:p>V.1.2.1.4</text:p>
          </table:table-cell>
          <table:table-cell office:value-type="string" table:style-name="ce11">
            <text:p>PENGADMINISTRASI PELATIHAN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string" table:style-name="ce5">
            <text:p>V.1.2.1.5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string" table:style-name="ce5">
            <text:p>V.1.2.1.6</text:p>
          </table:table-cell>
          <table:table-cell office:value-type="string" table:style-name="ce11">
            <text:p>PENGELOLA DAT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string" table:style-name="ce5">
            <text:p>V.1.2.1.7</text:p>
          </table:table-cell>
          <table:table-cell office:value-type="string" table:style-name="ce11">
            <text:p>ANALIS KELEMBAGAAN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string" table:style-name="ce5">
            <text:p>V.1.2.1.8</text:p>
          </table:table-cell>
          <table:table-cell office:value-type="string" table:style-name="ce11">
            <text:p>PENGELOLA PENGEMBANGAN KELEMBAGAAN MASYARAKAT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string" table:style-name="ce5">
            <text:p>V.1.2.1.9</text:p>
          </table:table-cell>
          <table:table-cell office:value-type="string" table:style-name="ce11">
            <text:p>PENGELOLA BAHAN PENGUATAN / PEMBERDAYAAN LEMBAG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string" table:style-name="ce4">
            <text:p>V.1.2.2</text:p>
          </table:table-cell>
          <table:table-cell office:value-type="string" table:style-name="ce9">
            <text:p>KEPALA SEKSI KELEMBAGAAN DAN PENGENDALIAN MUTU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string" table:style-name="ce5">
            <text:p>V.1.2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string" table:style-name="ce5">
            <text:p>V.1.2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string" table:style-name="ce5">
            <text:p>V.1.2.2.3</text:p>
          </table:table-cell>
          <table:table-cell office:value-type="string" table:style-name="ce11">
            <text:p>PENYUSUN BAHAN PEMBINAAN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3">
          <table:table-cell office:value-type="float" office:value="2147" table:style-name="ce1">
            <text:p>2147</text:p>
          </table:table-cell>
          <table:table-cell office:value-type="string" table:style-name="ce4">
            <text:p>V.1.3</text:p>
          </table:table-cell>
          <table:table-cell office:value-type="string" table:style-name="ce14">
            <text:p>KEPALA BIDANG PERENCANAAN, PENEMPATAN TENAGA KERJA DAN PERLUASAN KESEMPATAN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string" table:style-name="ce8">
            <text:p>V.1.3.1</text:p>
          </table:table-cell>
          <table:table-cell office:value-type="string" table:style-name="ce9">
            <text:p>KEPALA SEKSI PERENCANAAN DAN PENEMPATAN TENAGA KERJA<text:s/></text:p>
          </table:table-cell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9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string" table:style-name="ce5">
            <text:p>V.1.3.1.1</text:p>
          </table:table-cell>
          <table:table-cell office:value-type="string" table:style-name="ce11">
            <text:p>PENGELOLA DATA PEMBERDAYAAN MASYARAKAT DAN KELEMBAGAAN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string" table:style-name="ce3">
            <text:p>V.1.3.1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string" table:style-name="ce3">
            <text:p>V.1.3.1.3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string" table:style-name="ce3">
            <text:p>V.1.3.1.4</text:p>
          </table:table-cell>
          <table:table-cell office:value-type="string" table:style-name="ce11">
            <text:p>ANALIS KEBUTUHAN TENAGA KERJA INDUSTRI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string" table:style-name="ce3">
            <text:p>V.1.3.1.5</text:p>
          </table:table-cell>
          <table:table-cell office:value-type="string" table:style-name="ce11">
            <text:p>ANALIS PENEMPATAN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string" table:style-name="ce3">
            <text:p>V.1.3.1.6</text:p>
          </table:table-cell>
          <table:table-cell office:value-type="string" table:style-name="ce11">
            <text:p>ANALIS DOKUMEN PERIZINAN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string" table:style-name="ce3">
            <text:p>V.1.3.1.7</text:p>
          </table:table-cell>
          <table:table-cell office:value-type="string" table:style-name="ce11">
            <text:p>ANALIS PERLINDUNGAN DAN PEMBERDAYAAN TENAGA KERJA INDONESI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string" table:style-name="ce3">
            <text:p>V.1.3.1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string" table:style-name="ce3">
            <text:p>V.1.3.1.9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string" table:style-name="ce4">
            <text:p>V.1.3.2</text:p>
          </table:table-cell>
          <table:table-cell office:value-type="string" table:style-name="ce9">
            <text:p>KEPALA SEKSI PERLUASAN KESEMPATAN KERJA<text:s/></text:p>
          </table:table-cell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9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string" table:style-name="ce5">
            <text:p>V.1.3.2.1</text:p>
          </table:table-cell>
          <table:table-cell office:value-type="string" table:style-name="ce11">
            <text:p>PENGELOLA KETRANSMIGRASIAN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string" table:style-name="ce5">
            <text:p>V.1.3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string" table:style-name="ce5">
            <text:p>V.1.3.2.3</text:p>
          </table:table-cell>
          <table:table-cell office:value-type="string" table:style-name="ce11">
            <text:p>ANALIS KAWASAN TRANSMIGRASI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string" table:style-name="ce5">
            <text:p>V.1.3.2.4</text:p>
          </table:table-cell>
          <table:table-cell office:value-type="string" table:style-name="ce11">
            <text:p>PRANATA KETRANSMIGRASIAN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string" table:style-name="ce5">
            <text:p>V.1.3.2.5</text:p>
          </table:table-cell>
          <table:table-cell office:value-type="string" table:style-name="ce11">
            <text:p>PENYULUH TRANSMIGRASI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string" table:style-name="ce5">
            <text:p>V.1.3.2.6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string" table:style-name="ce4">
            <text:p>V.1.4</text:p>
          </table:table-cell>
          <table:table-cell office:value-type="string" table:style-name="ce9">
            <text:p>KEPALA BIDANG HUBUNGAN INDUSTRIAL DAN JAMINAN SOSIAL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string" table:style-name="ce4">
            <text:p>V.1.4.1</text:p>
          </table:table-cell>
          <table:table-cell office:value-type="string" table:style-name="ce14">
            <text:p>KEPALA SEKSI LEMBAGA HUBUNGAN INDUSTRIAL DAN PENYELESAIAN PERSELISIHAN</text:p>
          </table:table-cell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9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string" table:style-name="ce5">
            <text:p>V.1.4.1.1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string" table:style-name="ce5">
            <text:p>V.1.4.1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string" table:style-name="ce5">
            <text:p>V.1.4.1.3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string" table:style-name="ce5">
            <text:p>V.1.4.1.4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string" table:style-name="ce5">
            <text:p>V.1.4.1.5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string" table:style-name="ce5">
            <text:p>V.1.4.1.6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string" table:style-name="ce5">
            <text:p>V.1.4.1.7</text:p>
          </table:table-cell>
          <table:table-cell office:value-type="string" table:style-name="ce11">
            <text:p>ANALIS DOKUMEN PERIZINAN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string" table:style-name="ce4">
            <text:p>V.1.4.2</text:p>
          </table:table-cell>
          <table:table-cell office:value-type="string" table:style-name="ce9">
            <text:p>KEPALA SEKSI PENGUPAHAN, JAMSOS DAN SYARAT KERJA</text:p>
          </table:table-cell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9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string" table:style-name="ce5">
            <text:p>V.1.4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string" table:style-name="ce5">
            <text:p>V.1.4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string" table:style-name="ce5">
            <text:p>V.1.4.2.3</text:p>
          </table:table-cell>
          <table:table-cell office:value-type="string" table:style-name="ce11">
            <text:p>ANALIS ADVOKASI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3">
          <table:table-cell office:value-type="float" office:value="2178" table:style-name="ce1">
            <text:p>2178</text:p>
          </table:table-cell>
          <table:table-cell office:value-type="string" table:style-name="ce4">
            <text:p>V.1.5</text:p>
          </table:table-cell>
          <table:table-cell office:value-type="string" table:style-name="ce9">
            <text:p>KEPALA BIDANG PEMBINAAN PENGAWASAN KETENAGAKERJAAN DAN KESELAMATAN DAN KESEHATAN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string" table:style-name="ce4">
            <text:p>V.1.5.1</text:p>
          </table:table-cell>
          <table:table-cell office:value-type="string" table:style-name="ce9">
            <text:p>KEPALA SEKSI BINA PENGAWASAN NORMA KETENAGAKERJAAN</text:p>
          </table:table-cell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9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string" table:style-name="ce5">
            <text:p>V.1.5.1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string" table:style-name="ce5">
            <text:p>V.1.5.1.2</text:p>
          </table:table-cell>
          <table:table-cell office:value-type="string" table:style-name="ce11">
            <text:p>ANALIS BIDANG PENGAWASAN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string" table:style-name="ce5">
            <text:p>V.1.5.1.3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string" table:style-name="ce5">
            <text:p>V.1.5.1.4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string" table:style-name="ce5">
            <text:p>V.1.5.1.5</text:p>
          </table:table-cell>
          <table:table-cell office:value-type="string" table:style-name="ce11">
            <text:p>ANALIS KAPASITAS PENGAWAS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string" table:style-name="ce5">
            <text:p>V.1.5.1.6</text:p>
          </table:table-cell>
          <table:table-cell office:value-type="string" table:style-name="ce11">
            <text:p>PENGELOLA PENGAWASAN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string" table:style-name="ce4">
            <text:p>V.1.5.2</text:p>
          </table:table-cell>
          <table:table-cell office:value-type="string" table:style-name="ce9">
            <text:p>KEPALA SEKSI BINA KELEMBAGAAN DAN PENGUJIAN K3</text:p>
          </table:table-cell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9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string" table:style-name="ce3">
            <text:p>V.1.5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string" table:style-name="ce3">
            <text:p>V.1.5.2.2</text:p>
          </table:table-cell>
          <table:table-cell office:value-type="string" table:style-name="ce11">
            <text:p>ANALIS KESELAMATAN KERJ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string" table:style-name="ce3">
            <text:p>V.1.5.2.3</text:p>
          </table:table-cell>
          <table:table-cell office:value-type="string" table:style-name="ce11">
            <text:p>PENYULUH KESELAMATAN DAN KESEHATAN KERJ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string" table:style-name="ce3">
            <text:p>V.1.5.2.4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string" table:style-name="ce3">
            <text:p>V.1.5.2.5</text:p>
          </table:table-cell>
          <table:table-cell office:value-type="string" table:style-name="ce11">
            <text:p>PENYUSUN RENCANA PENGAWASAN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string" table:style-name="ce3">
            <text:p>V.1.5.2.6</text:p>
          </table:table-cell>
          <table:table-cell office:value-type="string" table:style-name="ce11">
            <text:p>ANALIS ADVOKASI DAN KOMUNIKASI,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string" table:style-name="ce3">
            <text:p>V.1.5.2.7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string" table:style-name="ce3">
            <text:p>V.1.5.2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string" table:style-name="ce15">
            <text:p>W.1</text:p>
          </table:table-cell>
          <table:table-cell office:value-type="string" table:style-name="ce9">
            <text:p>KEPALA DINAS LINGKUNGAN HIDUP DAN KEHUTANAN</text:p>
          </table:table-cell>
          <table:table-cell office:value-type="float" office:value="20" table:style-name="ce1">
            <text:p>20</text:p>
          </table:table-cell>
          <table:table-cell table:number-columns-repeated="16380" table:style-name="ce1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string" table:style-name="ce16">
            <text:p>W.1.6</text:p>
          </table:table-cell>
          <table:table-cell office:value-type="string" table:style-name="ce17">
            <text:p>PENYULUH KEHUTANAN PELAKSANA PEMUL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string" table:style-name="ce16">
            <text:p>W.1.7</text:p>
          </table:table-cell>
          <table:table-cell office:value-type="string" table:style-name="ce17">
            <text:p>PENYULUH KEHUTANAN PELAKSAN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string" table:style-name="ce16">
            <text:p>W.1.8</text:p>
          </table:table-cell>
          <table:table-cell office:value-type="string" table:style-name="ce17">
            <text:p>PENYULUH KEHUTANAN PELAKSANA LANJ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string" table:style-name="ce16">
            <text:p>W.1.9</text:p>
          </table:table-cell>
          <table:table-cell office:value-type="string" table:style-name="ce17">
            <text:p>PENYULUH KEHUTANAN PENYELI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string" table:style-name="ce16">
            <text:p>W.1.10</text:p>
          </table:table-cell>
          <table:table-cell office:value-type="string" table:style-name="ce17">
            <text:p>PENYULUH KEHUTANAN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string" table:style-name="ce16">
            <text:p>W.1.11</text:p>
          </table:table-cell>
          <table:table-cell office:value-type="string" table:style-name="ce17">
            <text:p>PENYULUH KEHUTANAN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string" table:style-name="ce16">
            <text:p>W.1.12</text:p>
          </table:table-cell>
          <table:table-cell office:value-type="string" table:style-name="ce17">
            <text:p>PENYULUH KEHUTANAN MADY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string" table:style-name="ce16">
            <text:p>W.1.13</text:p>
          </table:table-cell>
          <table:table-cell office:value-type="string" table:style-name="ce18">
            <text:p>PENYULUH KEHUTANAN U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string" table:style-name="ce16">
            <text:p>W.1.14</text:p>
          </table:table-cell>
          <table:table-cell office:value-type="string" table:style-name="ce17">
            <text:p>PENGAWAS LINGKUNGAN HIDUP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string" table:style-name="ce16">
            <text:p>W.1.15</text:p>
          </table:table-cell>
          <table:table-cell office:value-type="string" table:style-name="ce17">
            <text:p>PENGAWAS LINGKUNGAN HIDUP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string" table:style-name="ce16">
            <text:p>W.1.16</text:p>
          </table:table-cell>
          <table:table-cell office:value-type="string" table:style-name="ce17">
            <text:p>PENGAWAS LINGKUNGAN HIDUP MADY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string" table:style-name="ce16">
            <text:p>W.1.17</text:p>
          </table:table-cell>
          <table:table-cell office:value-type="string" table:style-name="ce17">
            <text:p>ARSIPARIS PELAKSAN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string" table:style-name="ce16">
            <text:p>W.1.18</text:p>
          </table:table-cell>
          <table:table-cell office:value-type="string" table:style-name="ce17">
            <text:p>ARSIPARIS PELAKSANA LANJ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string" table:style-name="ce16">
            <text:p>W.1.19</text:p>
          </table:table-cell>
          <table:table-cell office:value-type="string" table:style-name="ce17">
            <text:p>ARSIPARIS PENYELI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string" table:style-name="ce16">
            <text:p>W.1.20</text:p>
          </table:table-cell>
          <table:table-cell office:value-type="string" table:style-name="ce17">
            <text:p>ARSIPARIS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string" table:style-name="ce16">
            <text:p>W.1.21</text:p>
          </table:table-cell>
          <table:table-cell office:value-type="string" table:style-name="ce17">
            <text:p>ARSIPARIS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string" table:style-name="ce16">
            <text:p>W.1.22</text:p>
          </table:table-cell>
          <table:table-cell office:value-type="string" table:style-name="ce17">
            <text:p>ANALIS KEBIJAKAN 1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string" table:style-name="ce16">
            <text:p>W.1.23</text:p>
          </table:table-cell>
          <table:table-cell office:value-type="string" table:style-name="ce17">
            <text:p>ANALIS KEBIJAKAN 2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string" table:style-name="ce16">
            <text:p>W.1.24</text:p>
          </table:table-cell>
          <table:table-cell office:value-type="string" table:style-name="ce17">
            <text:p>ANALIS KEBIJAKAN 3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string" table:style-name="ce16">
            <text:p>W.1.25</text:p>
          </table:table-cell>
          <table:table-cell office:value-type="string" table:style-name="ce17">
            <text:p>ANALIS KEBIJAKAN 4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string" table:style-name="ce16">
            <text:p>W.1.26</text:p>
          </table:table-cell>
          <table:table-cell office:value-type="string" table:style-name="ce17">
            <text:p>ANALIS KEBIJAKAN 5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string" table:style-name="ce16">
            <text:p>W.1.27</text:p>
          </table:table-cell>
          <table:table-cell office:value-type="string" table:style-name="ce17">
            <text:p>ANALIS KEBIJAKAN 6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string" table:style-name="ce16">
            <text:p>W.1.28</text:p>
          </table:table-cell>
          <table:table-cell office:value-type="string" table:style-name="ce17">
            <text:p>ANALIS KEBIJAKAN 7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string" table:style-name="ce16">
            <text:p>W.1.29</text:p>
          </table:table-cell>
          <table:table-cell office:value-type="string" table:style-name="ce17">
            <text:p>ANALIS KEBIJAKAN 8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string" table:style-name="ce16">
            <text:p>W.1.30</text:p>
          </table:table-cell>
          <table:table-cell office:value-type="string" table:style-name="ce17">
            <text:p>ANALIS KEBIJAKAN 9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string" table:style-name="ce16">
            <text:p>W.1.31</text:p>
          </table:table-cell>
          <table:table-cell office:value-type="string" table:style-name="ce17">
            <text:p>ANALIS KEBIJAKAN 10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string" table:style-name="ce16">
            <text:p>W.1.32</text:p>
          </table:table-cell>
          <table:table-cell office:value-type="string" table:style-name="ce17">
            <text:p>ANALIS KEBIJAKAN 11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string" table:style-name="ce16">
            <text:p>W.1.33</text:p>
          </table:table-cell>
          <table:table-cell office:value-type="string" table:style-name="ce17">
            <text:p>ANALIS KEBIJAKAN 12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string" table:style-name="ce16">
            <text:p>W.1.34</text:p>
          </table:table-cell>
          <table:table-cell office:value-type="string" table:style-name="ce17">
            <text:p>ANALIS KEBIJAKAN 13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string" table:style-name="ce16">
            <text:p>W.1.35</text:p>
          </table:table-cell>
          <table:table-cell office:value-type="string" table:style-name="ce17">
            <text:p>ANALIS KEBIJAKAN 14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string" table:style-name="ce15">
            <text:p>W.1.1</text:p>
          </table:table-cell>
          <table:table-cell office:value-type="string" table:style-name="ce19">
            <text:p>SEKRETARIS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string" table:style-name="ce20">
            <text:p>W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string" table:style-name="ce20">
            <text:p>W.1.1.2.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string" table:style-name="ce20">
            <text:p>W.1.1.2.3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string" table:style-name="ce20">
            <text:p>W.1.1.2.4</text:p>
          </table:table-cell>
          <table:table-cell office:value-type="string" table:style-name="ce17">
            <text:p>PENGELOLA BAHAN PERENCANA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string" table:style-name="ce16">
            <text:p>W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string" table:style-name="ce20">
            <text:p>W.1.1.2.6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string" table:style-name="ce20">
            <text:p>W.1.1.2.7</text:p>
          </table:table-cell>
          <table:table-cell office:value-type="string" table:style-name="ce17">
            <text:p>PENGELOLA GAJI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string" table:style-name="ce20">
            <text:p>W.1.1.2.8</text:p>
          </table:table-cell>
          <table:table-cell office:value-type="string" table:style-name="ce17">
            <text:p>BENDAHARA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string" table:style-name="ce20">
            <text:p>W.1.1.2.9</text:p>
          </table:table-cell>
          <table:table-cell office:value-type="string" table:style-name="ce17">
            <text:p>VERIFIKATOR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string" table:style-name="ce20">
            <text:p>W.1.1.2.10</text:p>
          </table:table-cell>
          <table:table-cell office:value-type="string" table:style-name="ce17">
            <text:p>PENGELOLA AKUNTANSI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string" table:style-name="ce20">
            <text:p>W.1.1.2.11</text:p>
          </table:table-cell>
          <table:table-cell office:value-type="string" table:style-name="ce17">
            <text:p>PENGADMINISTRASI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string" table:style-name="ce20">
            <text:p>W.1.1.2.12</text:p>
          </table:table-cell>
          <table:table-cell office:value-type="string" table:style-name="ce17">
            <text:p>PENGADMINISTRASI PAJAK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string" table:style-name="ce16">
            <text:p>W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string" table:style-name="ce15">
            <text:p>W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string" table:style-name="ce20">
            <text:p>W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string" table:style-name="ce20">
            <text:p>W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string" table:style-name="ce20">
            <text:p>W.1.1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string" table:style-name="ce20">
            <text:p>W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string" table:style-name="ce20">
            <text:p>W.1.1.1.5</text:p>
          </table:table-cell>
          <table:table-cell office:value-type="string" table:style-name="ce17">
            <text:p>PRANATA KEARSIP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string" table:style-name="ce20">
            <text:p>W.1.1.1.6</text:p>
          </table:table-cell>
          <table:table-cell office:value-type="string" table:style-name="ce17">
            <text:p>SEKRETARIS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string" table:style-name="ce20">
            <text:p>W.1.1.1.7</text:p>
          </table:table-cell>
          <table:table-cell office:value-type="string" table:style-name="ce17">
            <text:p>PENGEMUDI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string" table:style-name="ce20">
            <text:p>W.1.1.1.8</text:p>
          </table:table-cell>
          <table:table-cell office:value-type="string" table:style-name="ce17">
            <text:p>PETUGAS KEAMAN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string" table:style-name="ce20">
            <text:p>W.1.1.1.9</text:p>
          </table:table-cell>
          <table:table-cell office:value-type="string" table:style-name="ce17">
            <text:p>PRAMU BAKTI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string" table:style-name="ce20">
            <text:p>W.1.1.1.10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string" table:style-name="ce20">
            <text:p>W.1.1.1.11</text:p>
          </table:table-cell>
          <table:table-cell office:value-type="string" table:style-name="ce17">
            <text:p>PRAMU KEBERSIH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string" table:style-name="ce20">
            <text:p>W.1.1.1.12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string" table:style-name="ce20">
            <text:p>W.1.1.1.13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string" table:style-name="ce20">
            <text:p>W.1.1.1.14</text:p>
          </table:table-cell>
          <table:table-cell office:value-type="string" table:style-name="ce17">
            <text:p>PRANATA BARANG DAN JAS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string" table:style-name="ce20">
            <text:p>W.1.1.1.15</text:p>
          </table:table-cell>
          <table:table-cell office:value-type="string" table:style-name="ce17">
            <text:p>PENGELOLA PERPUSTAKA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string" table:style-name="ce15">
            <text:p>W.1.2</text:p>
          </table:table-cell>
          <table:table-cell office:value-type="string" table:style-name="ce9">
            <text:p>KEPALA BIDANG PENATAAN DAN PENINGKATAN KAPASITAS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string" table:style-name="ce16">
            <text:p>W.1.2.1.1</text:p>
          </table:table-cell>
          <table:table-cell office:value-type="string" table:style-name="ce17">
            <text:p>PENGELOLA DOKUMEN MENGENAI ANALISIS DAMPAK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string" table:style-name="ce20">
            <text:p>W.1.2.1.2</text:p>
          </table:table-cell>
          <table:table-cell office:value-type="string" table:style-name="ce17">
            <text:p>PENELAAH DAMPAK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string" table:style-name="ce20">
            <text:p>W.1.2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string" table:style-name="ce20">
            <text:p>W.1.2.1.4</text:p>
          </table:table-cell>
          <table:table-cell office:value-type="string" table:style-name="ce17">
            <text:p>ANALIS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string" table:style-name="ce20">
            <text:p>W.1.2.1.5</text:p>
          </table:table-cell>
          <table:table-cell office:value-type="string" table:style-name="ce17">
            <text:p>ANALIS KIMIA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string" table:style-name="ce20">
            <text:p>W.1.2.1.6</text:p>
          </table:table-cell>
          <table:table-cell office:value-type="string" table:style-name="ce17">
            <text:p>ANALIS HASIL PENGAWASAN DAN PENGADUAN MASYARAKAT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string" table:style-name="ce16">
            <text:p>W.1.2.1.7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string" table:style-name="ce20">
            <text:p>W.1.2.1.8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string" table:style-name="ce20">
            <text:p>W.1.2.1.9</text:p>
          </table:table-cell>
          <table:table-cell office:value-type="string" table:style-name="ce17">
            <text:p>PENGOLAH DATA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string" table:style-name="ce20">
            <text:p>W.1.2.1.10</text:p>
          </table:table-cell>
          <table:table-cell office:value-type="string" table:style-name="ce17">
            <text:p>ANALIS PENGAMAN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string" table:style-name="ce20">
            <text:p>W.1.2.1.11</text:p>
          </table:table-cell>
          <table:table-cell office:value-type="string" table:style-name="ce17">
            <text:p>PENGELOLA DATA PENGETAHUAN TRADISIONAL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string" table:style-name="ce16">
            <text:p>W.1.2.1.12</text:p>
          </table:table-cell>
          <table:table-cell office:value-type="string" table:style-name="ce17">
            <text:p>PENYUSUN PROGRAM PEMBINAAN PENGETAHUAN TRADISIONAL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string" table:style-name="ce20">
            <text:p>W.1.2.1.13</text:p>
          </table:table-cell>
          <table:table-cell office:value-type="string" table:style-name="ce17">
            <text:p>PENYULUH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string" table:style-name="ce20">
            <text:p>W.1.2.1.14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string" table:style-name="ce15">
            <text:p>W.1.3</text:p>
          </table:table-cell>
          <table:table-cell office:value-type="string" table:style-name="ce9">
            <text:p>KEPALA BIDANG PENGELOLAAN SAMPAH, LIMBAH B3 DAN PENGENDALIAN PENCEMAR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string" table:style-name="ce20">
            <text:p>W.1.3.1.1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3" table:style-name="ce1">
            <text:p>2273</text:p>
          </table:table-cell>
          <table:table-cell office:value-type="string" table:style-name="ce16">
            <text:p>W.1.3.1.2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4" table:style-name="ce1">
            <text:p>2274</text:p>
          </table:table-cell>
          <table:table-cell office:value-type="string" table:style-name="ce20">
            <text:p>W.1.3.1.3</text:p>
          </table:table-cell>
          <table:table-cell office:value-type="string" table:style-name="ce17">
            <text:p>PENGELOLA SAMPAH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5" table:style-name="ce1">
            <text:p>2275</text:p>
          </table:table-cell>
          <table:table-cell office:value-type="string" table:style-name="ce20">
            <text:p>W.1.3.1.4</text:p>
          </table:table-cell>
          <table:table-cell office:value-type="string" table:style-name="ce17">
            <text:p>PENGELOLA LIMBAH B3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6" table:style-name="ce1">
            <text:p>2276</text:p>
          </table:table-cell>
          <table:table-cell office:value-type="string" table:style-name="ce20">
            <text:p>W.1.3.1.5</text:p>
          </table:table-cell>
          <table:table-cell office:value-type="string" table:style-name="ce17">
            <text:p>PENGOLAH DATA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7" table:style-name="ce1">
            <text:p>2277</text:p>
          </table:table-cell>
          <table:table-cell office:value-type="string" table:style-name="ce16">
            <text:p>W.1.3.1.6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8" table:style-name="ce1">
            <text:p>2278</text:p>
          </table:table-cell>
          <table:table-cell office:value-type="string" table:style-name="ce20">
            <text:p>W.1.3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9" table:style-name="ce1">
            <text:p>2279</text:p>
          </table:table-cell>
          <table:table-cell office:value-type="string" table:style-name="ce20">
            <text:p>W.1.3.1.8</text:p>
          </table:table-cell>
          <table:table-cell office:value-type="string" table:style-name="ce17">
            <text:p>ANALIS INDUSTRI DAN PENCEGAHAN PENCEMAR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0" table:style-name="ce1">
            <text:p>2280</text:p>
          </table:table-cell>
          <table:table-cell office:value-type="string" table:style-name="ce20">
            <text:p>W.1.3.1.9</text:p>
          </table:table-cell>
          <table:table-cell office:value-type="string" table:style-name="ce17">
            <text:p>ANALIS KONSERVASI AIR DAN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1" table:style-name="ce1">
            <text:p>2281</text:p>
          </table:table-cell>
          <table:table-cell office:value-type="string" table:style-name="ce20">
            <text:p>W.1.3.1.10</text:p>
          </table:table-cell>
          <table:table-cell office:value-type="string" table:style-name="ce17">
            <text:p>PENGELOLA DATA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2" table:style-name="ce1">
            <text:p>2282</text:p>
          </table:table-cell>
          <table:table-cell office:value-type="string" table:style-name="ce20">
            <text:p>W.1.3.1.11</text:p>
          </table:table-cell>
          <table:table-cell office:value-type="string" table:style-name="ce17">
            <text:p>ANALIS ADAPTASI DAMPAK PERUBAHAN IKLI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3" table:style-name="ce1">
            <text:p>2283</text:p>
          </table:table-cell>
          <table:table-cell office:value-type="string" table:style-name="ce20">
            <text:p>W.1.3.1.12</text:p>
          </table:table-cell>
          <table:table-cell office:value-type="string" table:style-name="ce17">
            <text:p>PENGELOLA PEMELIHARAAN KONSERVASI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4" table:style-name="ce1">
            <text:p>2284</text:p>
          </table:table-cell>
          <table:table-cell office:value-type="string" table:style-name="ce20">
            <text:p>W.1.3.1.1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5" table:style-name="ce1">
            <text:p>2285</text:p>
          </table:table-cell>
          <table:table-cell office:value-type="string" table:style-name="ce20">
            <text:p>W.1.3.1.14</text:p>
          </table:table-cell>
          <table:table-cell office:value-type="string" table:style-name="ce17">
            <text:p>PENGELOLA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6" table:style-name="ce1">
            <text:p>2286</text:p>
          </table:table-cell>
          <table:table-cell office:value-type="string" table:style-name="ce20">
            <text:p>W.1.3.1.15</text:p>
          </table:table-cell>
          <table:table-cell office:value-type="string" table:style-name="ce17">
            <text:p>PENGELOLA PENYEHAT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7" table:style-name="ce1">
            <text:p>2287</text:p>
          </table:table-cell>
          <table:table-cell office:value-type="string" table:style-name="ce15">
            <text:p>W.1.4</text:p>
          </table:table-cell>
          <table:table-cell office:value-type="string" table:style-name="ce9">
            <text:p>KEPALA BIDANG PERENCANAAN DAN PEMANFAATAN H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88" table:style-name="ce1">
            <text:p>2288</text:p>
          </table:table-cell>
          <table:table-cell office:value-type="string" table:style-name="ce20">
            <text:p>W.1.4.1.1</text:p>
          </table:table-cell>
          <table:table-cell office:value-type="string" table:style-name="ce17">
            <text:p>ANALIS PENGEMBANGAN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89" table:style-name="ce1">
            <text:p>2289</text:p>
          </table:table-cell>
          <table:table-cell office:value-type="string" table:style-name="ce20">
            <text:p>W.1.4.1.2</text:p>
          </table:table-cell>
          <table:table-cell office:value-type="string" table:style-name="ce17">
            <text:p>PENGELOLA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0" table:style-name="ce1">
            <text:p>2290</text:p>
          </table:table-cell>
          <table:table-cell office:value-type="string" table:style-name="ce20">
            <text:p>W.1.4.1.3</text:p>
          </table:table-cell>
          <table:table-cell office:value-type="string" table:style-name="ce17">
            <text:p>ANALIS INFORMASI SUMBER DAYA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1" table:style-name="ce1">
            <text:p>2291</text:p>
          </table:table-cell>
          <table:table-cell office:value-type="string" table:style-name="ce20">
            <text:p>W.1.4.1.4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2" table:style-name="ce1">
            <text:p>2292</text:p>
          </table:table-cell>
          <table:table-cell office:value-type="string" table:style-name="ce20">
            <text:p>W.1.4.1.5</text:p>
          </table:table-cell>
          <table:table-cell office:value-type="string" table:style-name="ce17">
            <text:p>ANALIS HASIL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3" table:style-name="ce1">
            <text:p>2293</text:p>
          </table:table-cell>
          <table:table-cell office:value-type="string" table:style-name="ce20">
            <text:p>W.1.4.1.6</text:p>
          </table:table-cell>
          <table:table-cell office:value-type="string" table:style-name="ce17">
            <text:p>PENELAAH DATA TANDA LEGALITAS HASIL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4" table:style-name="ce1">
            <text:p>2294</text:p>
          </table:table-cell>
          <table:table-cell office:value-type="string" table:style-name="ce20">
            <text:p>W.1.4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5" table:style-name="ce1">
            <text:p>2295</text:p>
          </table:table-cell>
          <table:table-cell office:value-type="string" table:style-name="ce20">
            <text:p>W.1.4.1.8</text:p>
          </table:table-cell>
          <table:table-cell office:value-type="string" table:style-name="ce17">
            <text:p>PENGAWAS MUTU HASIL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6" table:style-name="ce1">
            <text:p>2296</text:p>
          </table:table-cell>
          <table:table-cell office:value-type="string" table:style-name="ce20">
            <text:p>W.1.4.1.9</text:p>
          </table:table-cell>
          <table:table-cell office:value-type="string" table:style-name="ce17">
            <text:p>PENGELOLA PERHUTANAN SOSIAL DAN ANEKA USAHA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7" table:style-name="ce1">
            <text:p>2297</text:p>
          </table:table-cell>
          <table:table-cell office:value-type="string" table:style-name="ce20">
            <text:p>W.1.4.1.10</text:p>
          </table:table-cell>
          <table:table-cell office:value-type="string" table:style-name="ce17">
            <text:p>PENGELOLA USAHA TANI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8" table:style-name="ce1">
            <text:p>2298</text:p>
          </table:table-cell>
          <table:table-cell office:value-type="string" table:style-name="ce20">
            <text:p>W.1.4.1.11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9" table:style-name="ce1">
            <text:p>2299</text:p>
          </table:table-cell>
          <table:table-cell office:value-type="string" table:style-name="ce16">
            <text:p>W.1.4.1.12</text:p>
          </table:table-cell>
          <table:table-cell office:value-type="string" table:style-name="ce17">
            <text:p>PENGELOLA BUDIDAYA DAN PENGEMBANGAN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300" table:style-name="ce1">
            <text:p>2300</text:p>
          </table:table-cell>
          <table:table-cell office:value-type="string" table:style-name="ce20">
            <text:p>W.1.4.1.13</text:p>
          </table:table-cell>
          <table:table-cell office:value-type="string" table:style-name="ce17">
            <text:p>PENYUSUN RENCANA PROMOSI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301" table:style-name="ce1">
            <text:p>2301</text:p>
          </table:table-cell>
          <table:table-cell office:value-type="string" table:style-name="ce15">
            <text:p>W.1.5</text:p>
          </table:table-cell>
          <table:table-cell office:value-type="string" table:style-name="ce19">
            <text:p>KEPALA BIDANG PENGELOLAAN DAS, KSDAE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302" table:style-name="ce1">
            <text:p>2302</text:p>
          </table:table-cell>
          <table:table-cell office:value-type="string" table:style-name="ce16">
            <text:p>W.1.5.1.1</text:p>
          </table:table-cell>
          <table:table-cell office:value-type="string" table:style-name="ce17">
            <text:p>ANALIS HUTAN DAN LAHAN - REHABILITASI HUTAN DAN LAH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3" table:style-name="ce1">
            <text:p>2303</text:p>
          </table:table-cell>
          <table:table-cell office:value-type="string" table:style-name="ce20">
            <text:p>W.1.5.1.2</text:p>
          </table:table-cell>
          <table:table-cell office:value-type="string" table:style-name="ce17">
            <text:p>PENGELOLA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4" table:style-name="ce1">
            <text:p>2304</text:p>
          </table:table-cell>
          <table:table-cell office:value-type="string" table:style-name="ce20">
            <text:p>W.1.5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5" table:style-name="ce1">
            <text:p>2305</text:p>
          </table:table-cell>
          <table:table-cell office:value-type="string" table:style-name="ce20">
            <text:p>W.1.5.1.4</text:p>
          </table:table-cell>
          <table:table-cell office:value-type="string" table:style-name="ce17">
            <text:p>PRANATA DAERAH ALIRAN SUNGA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6" table:style-name="ce1">
            <text:p>2306</text:p>
          </table:table-cell>
          <table:table-cell office:value-type="string" table:style-name="ce20">
            <text:p>W.1.5.1.5</text:p>
          </table:table-cell>
          <table:table-cell office:value-type="string" table:style-name="ce17">
            <text:p>ANALIS REHABILITASI D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7" table:style-name="ce1">
            <text:p>2307</text:p>
          </table:table-cell>
          <table:table-cell office:value-type="string" table:style-name="ce20">
            <text:p>W.1.5.1.6</text:p>
          </table:table-cell>
          <table:table-cell office:value-type="string" table:style-name="ce17">
            <text:p>ANALIS PEMBERDAYAAN MASYARAKAT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8" table:style-name="ce1">
            <text:p>2308</text:p>
          </table:table-cell>
          <table:table-cell office:value-type="string" table:style-name="ce20">
            <text:p>W.1.5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9" table:style-name="ce1">
            <text:p>2309</text:p>
          </table:table-cell>
          <table:table-cell office:value-type="string" table:style-name="ce20">
            <text:p>W.1.5.1.8</text:p>
          </table:table-cell>
          <table:table-cell office:value-type="string" table:style-name="ce17">
            <text:p>PENYUSUN BAHAN MATERI PENYULUH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0" table:style-name="ce1">
            <text:p>2310</text:p>
          </table:table-cell>
          <table:table-cell office:value-type="string" table:style-name="ce20">
            <text:p>W.1.5.1.9</text:p>
          </table:table-cell>
          <table:table-cell office:value-type="string" table:style-name="ce17">
            <text:p>ANALIS REHABILITASI D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1" table:style-name="ce1">
            <text:p>2311</text:p>
          </table:table-cell>
          <table:table-cell office:value-type="string" table:style-name="ce16">
            <text:p>W.1.5.1.10</text:p>
          </table:table-cell>
          <table:table-cell office:value-type="string" table:style-name="ce17">
            <text:p>PENGELOLA PEMELIHARAAN KONSERVASI LINGKUNGAN DAN KAWAS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2" table:style-name="ce1">
            <text:p>2312</text:p>
          </table:table-cell>
          <table:table-cell office:value-type="string" table:style-name="ce20">
            <text:p>W.1.5.1.11</text:p>
          </table:table-cell>
          <table:table-cell office:value-type="string" table:style-name="ce17">
            <text:p>PENGELOLA PELESTARIAN SUMBER DAYA ALA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3" table:style-name="ce1">
            <text:p>2313</text:p>
          </table:table-cell>
          <table:table-cell office:value-type="string" table:style-name="ce20">
            <text:p>W.1.5.1.12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4" table:style-name="ce1">
            <text:p>2314</text:p>
          </table:table-cell>
          <table:table-cell office:value-type="string" table:style-name="ce20">
            <text:p>W.1.5.1.13</text:p>
          </table:table-cell>
          <table:table-cell office:value-type="string" table:style-name="ce17">
            <text:p>PENYUSUN RENCANA KONSERVASI KAWAS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5" table:style-name="ce1">
            <text:p>2315</text:p>
          </table:table-cell>
          <table:table-cell office:value-type="string" table:style-name="ce15">
            <text:p>X.1</text:p>
          </table:table-cell>
          <table:table-cell office:value-type="string" table:style-name="ce9">
            <text:p>KEPALA DINAS P3AKKB</text:p>
          </table:table-cell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2">
          <table:table-cell office:value-type="float" office:value="2316" table:style-name="ce1">
            <text:p>2316</text:p>
          </table:table-cell>
          <table:table-cell office:value-type="string" table:style-name="ce16">
            <text:p>X.1.6</text:p>
          </table:table-cell>
          <table:table-cell office:value-type="string" table:style-name="ce21">
            <text:p>ARSIPARIS PELAKSAN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7" table:style-name="ce1">
            <text:p>2317</text:p>
          </table:table-cell>
          <table:table-cell office:value-type="string" table:style-name="ce16">
            <text:p>X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8" table:style-name="ce1">
            <text:p>2318</text:p>
          </table:table-cell>
          <table:table-cell office:value-type="string" table:style-name="ce16">
            <text:p>X.1.8</text:p>
          </table:table-cell>
          <table:table-cell office:value-type="string" table:style-name="ce21">
            <text:p>ARSIPARIS PENYELI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9" table:style-name="ce1">
            <text:p>2319</text:p>
          </table:table-cell>
          <table:table-cell office:value-type="string" table:style-name="ce16">
            <text:p>X.1.9</text:p>
          </table:table-cell>
          <table:table-cell office:value-type="string" table:style-name="ce21">
            <text:p>ARSIPARIS PERTAM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0" table:style-name="ce1">
            <text:p>2320</text:p>
          </table:table-cell>
          <table:table-cell office:value-type="string" table:style-name="ce16">
            <text:p>X.1.10</text:p>
          </table:table-cell>
          <table:table-cell office:value-type="string" table:style-name="ce21">
            <text:p>ARSIPARIS MUD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1" table:style-name="ce1">
            <text:p>2321</text:p>
          </table:table-cell>
          <table:table-cell office:value-type="string" table:style-name="ce16">
            <text:p>X.1.11</text:p>
          </table:table-cell>
          <table:table-cell office:value-type="string" table:style-name="ce21">
            <text:p>ANALIS KEBIJAKAN 1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2" table:style-name="ce1">
            <text:p>2322</text:p>
          </table:table-cell>
          <table:table-cell office:value-type="string" table:style-name="ce16">
            <text:p>X.1.12</text:p>
          </table:table-cell>
          <table:table-cell office:value-type="string" table:style-name="ce21">
            <text:p>ANALIS KEBIJAKAN 2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3" table:style-name="ce1">
            <text:p>2323</text:p>
          </table:table-cell>
          <table:table-cell office:value-type="string" table:style-name="ce16">
            <text:p>X.1.13</text:p>
          </table:table-cell>
          <table:table-cell office:value-type="string" table:style-name="ce21">
            <text:p>ANALIS KEBIJAKAN 3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4" table:style-name="ce1">
            <text:p>2324</text:p>
          </table:table-cell>
          <table:table-cell office:value-type="string" table:style-name="ce16">
            <text:p>X.1.14</text:p>
          </table:table-cell>
          <table:table-cell office:value-type="string" table:style-name="ce21">
            <text:p>ANALIS KEBIJAKAN 4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5" table:style-name="ce1">
            <text:p>2325</text:p>
          </table:table-cell>
          <table:table-cell office:value-type="string" table:style-name="ce16">
            <text:p>X.1.15</text:p>
          </table:table-cell>
          <table:table-cell office:value-type="string" table:style-name="ce21">
            <text:p>ANALIS KEBIJAKAN 5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6" table:style-name="ce1">
            <text:p>2326</text:p>
          </table:table-cell>
          <table:table-cell office:value-type="string" table:style-name="ce16">
            <text:p>X.1.16</text:p>
          </table:table-cell>
          <table:table-cell office:value-type="string" table:style-name="ce21">
            <text:p>ANALIS KEBIJAKAN 6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7" table:style-name="ce1">
            <text:p>2327</text:p>
          </table:table-cell>
          <table:table-cell office:value-type="string" table:style-name="ce16">
            <text:p>X.1.17</text:p>
          </table:table-cell>
          <table:table-cell office:value-type="string" table:style-name="ce21">
            <text:p>ANALIS KEBIJAKAN 7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8" table:style-name="ce1">
            <text:p>2328</text:p>
          </table:table-cell>
          <table:table-cell office:value-type="string" table:style-name="ce16">
            <text:p>X.1.18</text:p>
          </table:table-cell>
          <table:table-cell office:value-type="string" table:style-name="ce21">
            <text:p>ANALIS KEBIJAKAN 8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9" table:style-name="ce1">
            <text:p>2329</text:p>
          </table:table-cell>
          <table:table-cell office:value-type="string" table:style-name="ce16">
            <text:p>X.1.19</text:p>
          </table:table-cell>
          <table:table-cell office:value-type="string" table:style-name="ce21">
            <text:p>ANALIS KEBIJAKAN 9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0" table:style-name="ce1">
            <text:p>2330</text:p>
          </table:table-cell>
          <table:table-cell office:value-type="string" table:style-name="ce16">
            <text:p>X.1.20</text:p>
          </table:table-cell>
          <table:table-cell office:value-type="string" table:style-name="ce21">
            <text:p>ANALIS KEBIJAKAN 10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1" table:style-name="ce1">
            <text:p>2331</text:p>
          </table:table-cell>
          <table:table-cell office:value-type="string" table:style-name="ce16">
            <text:p>X.1.21</text:p>
          </table:table-cell>
          <table:table-cell office:value-type="string" table:style-name="ce21">
            <text:p>ANALIS KEBIJAKAN 11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2" table:style-name="ce1">
            <text:p>2332</text:p>
          </table:table-cell>
          <table:table-cell office:value-type="string" table:style-name="ce16">
            <text:p>X.1.22</text:p>
          </table:table-cell>
          <table:table-cell office:value-type="string" table:style-name="ce21">
            <text:p>ANALIS KEBIJAKAN 12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3" table:style-name="ce1">
            <text:p>2333</text:p>
          </table:table-cell>
          <table:table-cell office:value-type="string" table:style-name="ce16">
            <text:p>X.1.23</text:p>
          </table:table-cell>
          <table:table-cell office:value-type="string" table:style-name="ce21">
            <text:p>ANALIS KEBIJAKAN 13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4" table:style-name="ce1">
            <text:p>2334</text:p>
          </table:table-cell>
          <table:table-cell office:value-type="string" table:style-name="ce16">
            <text:p>X.1.24</text:p>
          </table:table-cell>
          <table:table-cell office:value-type="string" table:style-name="ce21">
            <text:p>ANALIS KEBIJAKAN 14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5" table:style-name="ce1">
            <text:p>2335</text:p>
          </table:table-cell>
          <table:table-cell office:value-type="string" table:style-name="ce15">
            <text:p>X.1.1</text:p>
          </table:table-cell>
          <table:table-cell office:value-type="string" table:style-name="ce19">
            <text:p>SEKRETARIS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6" table:style-name="ce1">
            <text:p>2336</text:p>
          </table:table-cell>
          <table:table-cell office:value-type="string" table:style-name="ce20">
            <text:p>X.1.1.2.1</text:p>
          </table:table-cell>
          <table:table-cell office:value-type="string" table:style-name="ce17">
            <text:p>PENGELOLA BAHAN PERENCANA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7" table:style-name="ce1">
            <text:p>2337</text:p>
          </table:table-cell>
          <table:table-cell office:value-type="string" table:style-name="ce20">
            <text:p>X.1.1.2.2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8" table:style-name="ce1">
            <text:p>2338</text:p>
          </table:table-cell>
          <table:table-cell office:value-type="string" table:style-name="ce20">
            <text:p>X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9" table:style-name="ce1">
            <text:p>2339</text:p>
          </table:table-cell>
          <table:table-cell office:value-type="string" table:style-name="ce20">
            <text:p>X.1.1.2.4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0" table:style-name="ce1">
            <text:p>2340</text:p>
          </table:table-cell>
          <table:table-cell office:value-type="string" table:style-name="ce16">
            <text:p>X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1" table:style-name="ce1">
            <text:p>2341</text:p>
          </table:table-cell>
          <table:table-cell office:value-type="string" table:style-name="ce20">
            <text:p>X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2" table:style-name="ce1">
            <text:p>2342</text:p>
          </table:table-cell>
          <table:table-cell office:value-type="string" table:style-name="ce20">
            <text:p>X.1.1.2.7</text:p>
          </table:table-cell>
          <table:table-cell office:value-type="string" table:style-name="ce17">
            <text:p>VERIFIKATOR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3" table:style-name="ce1">
            <text:p>2343</text:p>
          </table:table-cell>
          <table:table-cell office:value-type="string" table:style-name="ce20">
            <text:p>X.1.1.2.8</text:p>
          </table:table-cell>
          <table:table-cell office:value-type="string" table:style-name="ce17">
            <text:p>PENGELOLA AKUNTANSI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4" table:style-name="ce1">
            <text:p>2344</text:p>
          </table:table-cell>
          <table:table-cell office:value-type="string" table:style-name="ce20">
            <text:p>X.1.1.2.9</text:p>
          </table:table-cell>
          <table:table-cell office:value-type="string" table:style-name="ce17">
            <text:p>PENGELOLA GAJI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5" table:style-name="ce1">
            <text:p>2345</text:p>
          </table:table-cell>
          <table:table-cell office:value-type="string" table:style-name="ce20">
            <text:p>X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6" table:style-name="ce1">
            <text:p>2346</text:p>
          </table:table-cell>
          <table:table-cell office:value-type="string" table:style-name="ce20">
            <text:p>X.1.1.2.11</text:p>
          </table:table-cell>
          <table:table-cell office:value-type="string" table:style-name="ce17">
            <text:p>BENDAHARA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7" table:style-name="ce1">
            <text:p>2347</text:p>
          </table:table-cell>
          <table:table-cell office:value-type="string" table:style-name="ce20">
            <text:p>X.1.1.2.12</text:p>
          </table:table-cell>
          <table:table-cell office:value-type="string" table:style-name="ce17">
            <text:p>PENGADMINISTRASI PAJAK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8" table:style-name="ce1">
            <text:p>2348</text:p>
          </table:table-cell>
          <table:table-cell office:value-type="string" table:style-name="ce20">
            <text:p>X.1.1.2.13</text:p>
          </table:table-cell>
          <table:table-cell office:value-type="string" table:style-name="ce17">
            <text:p>PENGADMINISTRASI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9" table:style-name="ce1">
            <text:p>2349</text:p>
          </table:table-cell>
          <table:table-cell office:value-type="string" table:style-name="ce15">
            <text:p>X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50" table:style-name="ce1">
            <text:p>2350</text:p>
          </table:table-cell>
          <table:table-cell office:value-type="string" table:style-name="ce20">
            <text:p>X.1.1.1.1</text:p>
          </table:table-cell>
          <table:table-cell office:value-type="string" table:style-name="ce17">
            <text:p>PENGELOLA BARANG PERSEDIAAN DAN BARANG MILIK NEGAR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1" table:style-name="ce1">
            <text:p>2351</text:p>
          </table:table-cell>
          <table:table-cell office:value-type="string" table:style-name="ce20">
            <text:p>X.1.1.1.2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2" table:style-name="ce1">
            <text:p>2352</text:p>
          </table:table-cell>
          <table:table-cell office:value-type="string" table:style-name="ce20">
            <text:p>X.1.1.1.3</text:p>
          </table:table-cell>
          <table:table-cell office:value-type="string" table:style-name="ce17">
            <text:p>PRANATA KEARSIP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3" table:style-name="ce1">
            <text:p>2353</text:p>
          </table:table-cell>
          <table:table-cell office:value-type="string" table:style-name="ce20">
            <text:p>X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4" table:style-name="ce1">
            <text:p>2354</text:p>
          </table:table-cell>
          <table:table-cell office:value-type="string" table:style-name="ce20">
            <text:p>X.1.1.1.5</text:p>
          </table:table-cell>
          <table:table-cell office:value-type="string" table:style-name="ce17">
            <text:p>SEKRETARIS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5" table:style-name="ce1">
            <text:p>2355</text:p>
          </table:table-cell>
          <table:table-cell office:value-type="string" table:style-name="ce20">
            <text:p>X.1.1.1.6</text:p>
          </table:table-cell>
          <table:table-cell office:value-type="string" table:style-name="ce17">
            <text:p>PETUGAS KEAMAN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6" table:style-name="ce1">
            <text:p>2356</text:p>
          </table:table-cell>
          <table:table-cell office:value-type="string" table:style-name="ce20">
            <text:p>X.1.1.1.7</text:p>
          </table:table-cell>
          <table:table-cell office:value-type="string" table:style-name="ce17">
            <text:p>PRAMU BAKTI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7" table:style-name="ce1">
            <text:p>2357</text:p>
          </table:table-cell>
          <table:table-cell office:value-type="string" table:style-name="ce20">
            <text:p>X.1.1.1.8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8" table:style-name="ce1">
            <text:p>2358</text:p>
          </table:table-cell>
          <table:table-cell office:value-type="string" table:style-name="ce20">
            <text:p>X.1.1.1.9</text:p>
          </table:table-cell>
          <table:table-cell office:value-type="string" table:style-name="ce17">
            <text:p>PENGELOLA PERJALANAN DINAS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9" table:style-name="ce1">
            <text:p>2359</text:p>
          </table:table-cell>
          <table:table-cell office:value-type="string" table:style-name="ce20">
            <text:p>X.1.1.1.10</text:p>
          </table:table-cell>
          <table:table-cell office:value-type="string" table:style-name="ce17">
            <text:p>PENGADMINISTRASI KEPEGAWAI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0" table:style-name="ce1">
            <text:p>2360</text:p>
          </table:table-cell>
          <table:table-cell office:value-type="string" table:style-name="ce20">
            <text:p>X.1.1.1.11</text:p>
          </table:table-cell>
          <table:table-cell office:value-type="string" table:style-name="ce17">
            <text:p>PENGEMUDI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1" table:style-name="ce1">
            <text:p>2361</text:p>
          </table:table-cell>
          <table:table-cell office:value-type="string" table:style-name="ce20">
            <text:p>X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2" table:style-name="ce1">
            <text:p>2362</text:p>
          </table:table-cell>
          <table:table-cell office:value-type="string" table:style-name="ce20">
            <text:p>X.1.1.1.13</text:p>
          </table:table-cell>
          <table:table-cell office:value-type="string" table:style-name="ce17">
            <text:p>PENGELOLA PERPUSTAKA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3" table:style-name="ce1">
            <text:p>2363</text:p>
          </table:table-cell>
          <table:table-cell office:value-type="string" table:style-name="ce20">
            <text:p>X.1.1.1.14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4" table:style-name="ce1">
            <text:p>2364</text:p>
          </table:table-cell>
          <table:table-cell office:value-type="string" table:style-name="ce15">
            <text:p>X.1.2</text:p>
          </table:table-cell>
          <table:table-cell office:value-type="string" table:style-name="ce9">
            <text:p>KEPALA BIDANG PEMBERDAYAAN PEREMPUAN DAN KELUARG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65" table:style-name="ce1">
            <text:p>2365</text:p>
          </table:table-cell>
          <table:table-cell office:value-type="string" table:style-name="ce16">
            <text:p>X.1.2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6" table:style-name="ce1">
            <text:p>2366</text:p>
          </table:table-cell>
          <table:table-cell office:value-type="string" table:style-name="ce20">
            <text:p>X.1.2.1.2</text:p>
          </table:table-cell>
          <table:table-cell office:value-type="string" table:style-name="ce17">
            <text:p>PENGELOLA PENGUATAN PENGARUSUTAMAAN GENDER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7" table:style-name="ce1">
            <text:p>2367</text:p>
          </table:table-cell>
          <table:table-cell office:value-type="string" table:style-name="ce20">
            <text:p>X.1.2.1.3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8" table:style-name="ce1">
            <text:p>2368</text:p>
          </table:table-cell>
          <table:table-cell office:value-type="string" table:style-name="ce16">
            <text:p>X.1.2.1.4</text:p>
          </table:table-cell>
          <table:table-cell office:value-type="string" table:style-name="ce17">
            <text:p>PENYUSUN BAHAN KEBIJAKAN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9" table:style-name="ce1">
            <text:p>2369</text:p>
          </table:table-cell>
          <table:table-cell office:value-type="string" table:style-name="ce16">
            <text:p>X.1.2.1.5</text:p>
          </table:table-cell>
          <table:table-cell office:value-type="string" table:style-name="ce17">
            <text:p>PENYULUH PENINGKATAN KUALITAS HIDU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0" table:style-name="ce1">
            <text:p>2370</text:p>
          </table:table-cell>
          <table:table-cell office:value-type="string" table:style-name="ce20">
            <text:p>X.1.2.1.6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1" table:style-name="ce1">
            <text:p>2371</text:p>
          </table:table-cell>
          <table:table-cell office:value-type="string" table:style-name="ce16">
            <text:p>X.1.2.1.7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2" table:style-name="ce1">
            <text:p>2372</text:p>
          </table:table-cell>
          <table:table-cell office:value-type="string" table:style-name="ce20">
            <text:p>X.1.2.1.8</text:p>
          </table:table-cell>
          <table:table-cell office:value-type="string" table:style-name="ce17">
            <text:p>PENYUSUN BAHAN KEBIJAKAN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3" table:style-name="ce1">
            <text:p>2373</text:p>
          </table:table-cell>
          <table:table-cell office:value-type="string" table:style-name="ce20">
            <text:p>X.1.2.1.9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4" table:style-name="ce1">
            <text:p>2374</text:p>
          </table:table-cell>
          <table:table-cell office:value-type="string" table:style-name="ce16">
            <text:p>X.1.2.1.10</text:p>
          </table:table-cell>
          <table:table-cell office:value-type="string" table:style-name="ce17">
            <text:p>ANALIS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5" table:style-name="ce1">
            <text:p>2375</text:p>
          </table:table-cell>
          <table:table-cell office:value-type="string" table:style-name="ce20">
            <text:p>X.1.2.1.11</text:p>
          </table:table-cell>
          <table:table-cell office:value-type="string" table:style-name="ce17">
            <text:p>PENGELOLA BINA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6" table:style-name="ce1">
            <text:p>2376</text:p>
          </table:table-cell>
          <table:table-cell office:value-type="string" table:style-name="ce20">
            <text:p>X.1.2.1.12</text:p>
          </table:table-cell>
          <table:table-cell office:value-type="string" table:style-name="ce17">
            <text:p>PENYUSUN BAHAN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7" table:style-name="ce1">
            <text:p>2377</text:p>
          </table:table-cell>
          <table:table-cell office:value-type="string" table:style-name="ce15">
            <text:p>X.1.3</text:p>
          </table:table-cell>
          <table:table-cell office:value-type="string" table:style-name="ce9">
            <text:p>KEPALA BIDANG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78" table:style-name="ce1">
            <text:p>2378</text:p>
          </table:table-cell>
          <table:table-cell office:value-type="string" table:style-name="ce20">
            <text:p>X.1.3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79" table:style-name="ce1">
            <text:p>2379</text:p>
          </table:table-cell>
          <table:table-cell office:value-type="string" table:style-name="ce16">
            <text:p>X.1.3.1.2</text:p>
          </table:table-cell>
          <table:table-cell office:value-type="string" table:style-name="ce17">
            <text:p>ANALIS PERLINDUNGAN PEREMPUAN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0" table:style-name="ce1">
            <text:p>2380</text:p>
          </table:table-cell>
          <table:table-cell office:value-type="string" table:style-name="ce16">
            <text:p>X.1.3.1.3</text:p>
          </table:table-cell>
          <table:table-cell office:value-type="string" table:style-name="ce17">
            <text:p>PENGELOLA PEMBERDAAYAAN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1" table:style-name="ce1">
            <text:p>2381</text:p>
          </table:table-cell>
          <table:table-cell office:value-type="string" table:style-name="ce16">
            <text:p>X.1.3.1.4</text:p>
          </table:table-cell>
          <table:table-cell office:value-type="string" table:style-name="ce17">
            <text:p>PENGADMINISTRASI REHABILITASI SOSIAL PENYANDANG CACAT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2" table:style-name="ce1">
            <text:p>2382</text:p>
          </table:table-cell>
          <table:table-cell office:value-type="string" table:style-name="ce16">
            <text:p>X.1.3.1.5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3" table:style-name="ce1">
            <text:p>2383</text:p>
          </table:table-cell>
          <table:table-cell office:value-type="string" table:style-name="ce20">
            <text:p>X.1.3.1.6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4" table:style-name="ce1">
            <text:p>2384</text:p>
          </table:table-cell>
          <table:table-cell office:value-type="string" table:style-name="ce20">
            <text:p>X.1.3.1.7</text:p>
          </table:table-cell>
          <table:table-cell office:value-type="string" table:style-name="ce17">
            <text:p>PENGAWAS KEKERASAN TERHADA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5" table:style-name="ce1">
            <text:p>2385</text:p>
          </table:table-cell>
          <table:table-cell office:value-type="string" table:style-name="ce16">
            <text:p>X.1.3.1.8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6" table:style-name="ce1">
            <text:p>2386</text:p>
          </table:table-cell>
          <table:table-cell office:value-type="string" table:style-name="ce20">
            <text:p>X.1.3.1.9</text:p>
          </table:table-cell>
          <table:table-cell office:value-type="string" table:style-name="ce17">
            <text:p>ANALIS KELEMBAGAAN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7" table:style-name="ce1">
            <text:p>2387</text:p>
          </table:table-cell>
          <table:table-cell office:value-type="string" table:style-name="ce20">
            <text:p>X.1.3.1.10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8" table:style-name="ce1">
            <text:p>2388</text:p>
          </table:table-cell>
          <table:table-cell office:value-type="string" table:style-name="ce16">
            <text:p>X.1.3.1.11</text:p>
          </table:table-cell>
          <table:table-cell office:value-type="string" table:style-name="ce17">
            <text:p>PENGAWAS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9" table:style-name="ce1">
            <text:p>2389</text:p>
          </table:table-cell>
          <table:table-cell office:value-type="string" table:style-name="ce20">
            <text:p>X.1.3.1.12</text:p>
          </table:table-cell>
          <table:table-cell office:value-type="string" table:style-name="ce17">
            <text:p>PENGAWAS KEKERASAN TERHADA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0" table:style-name="ce1">
            <text:p>2390</text:p>
          </table:table-cell>
          <table:table-cell office:value-type="string" table:style-name="ce20">
            <text:p>X.1.3.1.13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1" table:style-name="ce1">
            <text:p>2391</text:p>
          </table:table-cell>
          <table:table-cell office:value-type="string" table:style-name="ce16">
            <text:p>X.1.3.1.14</text:p>
          </table:table-cell>
          <table:table-cell office:value-type="string" table:style-name="ce17">
            <text:p>PENGELOLA PEMBERDAYAAN,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2" table:style-name="ce1">
            <text:p>2392</text:p>
          </table:table-cell>
          <table:table-cell office:value-type="string" table:style-name="ce15">
            <text:p>X.1.4</text:p>
          </table:table-cell>
          <table:table-cell office:value-type="string" table:style-name="ce9">
            <text:p>KEPALA BIDANG KEPENDUDUKAN DAN CATATAN SIPIL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93" table:style-name="ce1">
            <text:p>2393</text:p>
          </table:table-cell>
          <table:table-cell office:value-type="string" table:style-name="ce20">
            <text:p>X.1.4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4" table:style-name="ce1">
            <text:p>2394</text:p>
          </table:table-cell>
          <table:table-cell office:value-type="string" table:style-name="ce20">
            <text:p>X.1.4.1.2</text:p>
          </table:table-cell>
          <table:table-cell office:value-type="string" table:style-name="ce17">
            <text:p>PENGADMINISTRASI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5" table:style-name="ce1">
            <text:p>2395</text:p>
          </table:table-cell>
          <table:table-cell office:value-type="string" table:style-name="ce20">
            <text:p>X.1.4.1.3</text:p>
          </table:table-cell>
          <table:table-cell office:value-type="string" table:style-name="ce17">
            <text:p>PENGAWAS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6" table:style-name="ce1">
            <text:p>2396</text:p>
          </table:table-cell>
          <table:table-cell office:value-type="string" table:style-name="ce20">
            <text:p>X.1.4.1.4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7" table:style-name="ce1">
            <text:p>2397</text:p>
          </table:table-cell>
          <table:table-cell office:value-type="string" table:style-name="ce20">
            <text:p>X.1.4.1.5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8" table:style-name="ce1">
            <text:p>2398</text:p>
          </table:table-cell>
          <table:table-cell office:value-type="string" table:style-name="ce20">
            <text:p>X.1.4.1.6</text:p>
          </table:table-cell>
          <table:table-cell office:value-type="string" table:style-name="ce17">
            <text:p>ANALIS KEPENDUDUKAN DAN PENCATATAN SIPIL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9" table:style-name="ce1">
            <text:p>2399</text:p>
          </table:table-cell>
          <table:table-cell office:value-type="string" table:style-name="ce20">
            <text:p>X.1.4.1.7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0" table:style-name="ce1">
            <text:p>2400</text:p>
          </table:table-cell>
          <table:table-cell office:value-type="string" table:style-name="ce20">
            <text:p>X.1.4.1.8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1" table:style-name="ce1">
            <text:p>2401</text:p>
          </table:table-cell>
          <table:table-cell office:value-type="string" table:style-name="ce16">
            <text:p>X.1.4.1.9</text:p>
          </table:table-cell>
          <table:table-cell office:value-type="string" table:style-name="ce17">
            <text:p>PENGELOLA SISTEM INFORMASI ADMINISTRASI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2" table:style-name="ce1">
            <text:p>2402</text:p>
          </table:table-cell>
          <table:table-cell office:value-type="string" table:style-name="ce20">
            <text:p>X.1.4.1.10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3" table:style-name="ce1">
            <text:p>2403</text:p>
          </table:table-cell>
          <table:table-cell office:value-type="string" table:style-name="ce20">
            <text:p>X.1.4.1.11</text:p>
          </table:table-cell>
          <table:table-cell office:value-type="string" table:style-name="ce17">
            <text:p>PETUGAS TEKNOLOGI INFORMASI KOMPUTER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4" table:style-name="ce1">
            <text:p>2404</text:p>
          </table:table-cell>
          <table:table-cell office:value-type="string" table:style-name="ce20">
            <text:p>X.1.4.1.12</text:p>
          </table:table-cell>
          <table:table-cell office:value-type="string" table:style-name="ce17">
            <text:p>PENGELOLA DATABASE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5" table:style-name="ce1">
            <text:p>2405</text:p>
          </table:table-cell>
          <table:table-cell office:value-type="string" table:style-name="ce15">
            <text:p>X.1.5</text:p>
          </table:table-cell>
          <table:table-cell office:value-type="string" table:style-name="ce9">
            <text:p>KEPALA BIDANG PENGENDALIAN PENDUDUK D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406" table:style-name="ce1">
            <text:p>2406</text:p>
          </table:table-cell>
          <table:table-cell office:value-type="string" table:style-name="ce16">
            <text:p>X.1.5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7" table:style-name="ce1">
            <text:p>2407</text:p>
          </table:table-cell>
          <table:table-cell office:value-type="string" table:style-name="ce20">
            <text:p>X.1.5.1.2</text:p>
          </table:table-cell>
          <table:table-cell office:value-type="string" table:style-name="ce17">
            <text:p>PENGAWAS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8" table:style-name="ce1">
            <text:p>2408</text:p>
          </table:table-cell>
          <table:table-cell office:value-type="string" table:style-name="ce20">
            <text:p>X.1.5.1.3</text:p>
          </table:table-cell>
          <table:table-cell office:value-type="string" table:style-name="ce17">
            <text:p>PENYUSUN ANALISIS DAMPAK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9" table:style-name="ce1">
            <text:p>2409</text:p>
          </table:table-cell>
          <table:table-cell office:value-type="string" table:style-name="ce16">
            <text:p>X.1.5.1.4</text:p>
          </table:table-cell>
          <table:table-cell office:value-type="string" table:style-name="ce17">
            <text:p>PENYUSUN KERJASAMA PENDIDIKAN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0" table:style-name="ce1">
            <text:p>2410</text:p>
          </table:table-cell>
          <table:table-cell office:value-type="string" table:style-name="ce16">
            <text:p>X.1.5.1.5</text:p>
          </table:table-cell>
          <table:table-cell office:value-type="string" table:style-name="ce17">
            <text:p>PENYUSUN PENCATATAN DAN PELAPORAN DATA KEPENDUDUKAN D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1" table:style-name="ce1">
            <text:p>2411</text:p>
          </table:table-cell>
          <table:table-cell office:value-type="string" table:style-name="ce20">
            <text:p>X.1.5.1.6</text:p>
          </table:table-cell>
          <table:table-cell office:value-type="string" table:style-name="ce17">
            <text:p>ANALIS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2" table:style-name="ce1">
            <text:p>2412</text:p>
          </table:table-cell>
          <table:table-cell office:value-type="string" table:style-name="ce16">
            <text:p>X.1.5.1.7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3" table:style-name="ce1">
            <text:p>2413</text:p>
          </table:table-cell>
          <table:table-cell office:value-type="string" table:style-name="ce20">
            <text:p>X.1.5.1.8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3">
          <table:table-cell office:value-type="float" office:value="2414" table:style-name="ce1">
            <text:p>2414</text:p>
          </table:table-cell>
          <table:table-cell office:value-type="string" table:style-name="ce16">
            <text:p>X.1.5.1.9</text:p>
          </table:table-cell>
          <table:table-cell office:value-type="string" table:style-name="ce17">
            <text:p>PENGELOLA ADVOKASI KONSELING DAN PEMBINAAN KELUARGA BERENCANA DAN KESEHATAN REPRODUKSI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5" table:style-name="ce1">
            <text:p>2415</text:p>
          </table:table-cell>
          <table:table-cell office:value-type="string" table:style-name="ce16">
            <text:p>X.1.5.1.10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6" table:style-name="ce1">
            <text:p>2416</text:p>
          </table:table-cell>
          <table:table-cell office:value-type="string" table:style-name="ce16">
            <text:p>X.1.5.1.11</text:p>
          </table:table-cell>
          <table:table-cell office:value-type="string" table:style-name="ce17">
            <text:p>ANALIS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7" table:style-name="ce1">
            <text:p>2417</text:p>
          </table:table-cell>
          <table:table-cell office:value-type="string" table:style-name="ce20">
            <text:p>X.1.5.1.12</text:p>
          </table:table-cell>
          <table:table-cell office:value-type="string" table:style-name="ce17">
            <text:p>PENGAWAS PELAYAN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8" table:style-name="ce1">
            <text:p>2418</text:p>
          </table:table-cell>
          <table:table-cell office:value-type="string" table:style-name="ce20">
            <text:p>X.1.5.1.13</text:p>
          </table:table-cell>
          <table:table-cell office:value-type="string" table:style-name="ce17">
            <text:p>PEMERIKSA PELAYAN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9" table:style-name="ce1">
            <text:p>2419</text:p>
          </table:table-cell>
          <table:table-cell office:value-type="string" table:style-name="ce15">
            <text:p>Y.1</text:p>
          </table:table-cell>
          <table:table-cell office:value-type="string" table:style-name="ce9">
            <text:p>KEPALA DINAS PEMBERDAYAAN MASYARAKAT DAN DESA</text:p>
          </table:table-cell>
          <table:table-cell office:value-type="float" office:value="25" table:style-name="ce1">
            <text:p>25</text:p>
          </table:table-cell>
          <table:table-cell table:number-columns-repeated="16380" table:style-name="ce1"/>
        </table:table-row>
        <table:table-row table:style-name="ro2">
          <table:table-cell office:value-type="float" office:value="2420" table:style-name="ce1">
            <text:p>2420</text:p>
          </table:table-cell>
          <table:table-cell office:value-type="string" table:style-name="ce16">
            <text:p>Y.1.5</text:p>
          </table:table-cell>
          <table:table-cell office:value-type="string" table:style-name="ce21">
            <text:p>ARSIPARIS PELAKSAN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1" table:style-name="ce1">
            <text:p>2421</text:p>
          </table:table-cell>
          <table:table-cell office:value-type="string" table:style-name="ce16">
            <text:p>Y.1.6</text:p>
          </table:table-cell>
          <table:table-cell office:value-type="string" table:style-name="ce21">
            <text:p>ARSIPARIS PELAKSANA LANJUTAN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2" table:style-name="ce1">
            <text:p>2422</text:p>
          </table:table-cell>
          <table:table-cell office:value-type="string" table:style-name="ce16">
            <text:p>Y.1.7</text:p>
          </table:table-cell>
          <table:table-cell office:value-type="string" table:style-name="ce21">
            <text:p>ARSIPARIS PENYELI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3" table:style-name="ce1">
            <text:p>2423</text:p>
          </table:table-cell>
          <table:table-cell office:value-type="string" table:style-name="ce16">
            <text:p>Y.1.8</text:p>
          </table:table-cell>
          <table:table-cell office:value-type="string" table:style-name="ce21">
            <text:p>ARSIPARIS PERTAM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4" table:style-name="ce1">
            <text:p>2424</text:p>
          </table:table-cell>
          <table:table-cell office:value-type="string" table:style-name="ce16">
            <text:p>Y.1.9</text:p>
          </table:table-cell>
          <table:table-cell office:value-type="string" table:style-name="ce21">
            <text:p>ARSIPARIS MUD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5" table:style-name="ce1">
            <text:p>2425</text:p>
          </table:table-cell>
          <table:table-cell office:value-type="string" table:style-name="ce16">
            <text:p>Y.1.10</text:p>
          </table:table-cell>
          <table:table-cell office:value-type="string" table:style-name="ce21">
            <text:p>ANALIS KEBIJAKAN 1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6" table:style-name="ce1">
            <text:p>2426</text:p>
          </table:table-cell>
          <table:table-cell office:value-type="string" table:style-name="ce16">
            <text:p>Y.1.11</text:p>
          </table:table-cell>
          <table:table-cell office:value-type="string" table:style-name="ce21">
            <text:p>ANALIS KEBIJAKAN 2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7" table:style-name="ce1">
            <text:p>2427</text:p>
          </table:table-cell>
          <table:table-cell office:value-type="string" table:style-name="ce16">
            <text:p>Y.1.12</text:p>
          </table:table-cell>
          <table:table-cell office:value-type="string" table:style-name="ce21">
            <text:p>ANALIS KEBIJAKAN 3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8" table:style-name="ce1">
            <text:p>2428</text:p>
          </table:table-cell>
          <table:table-cell office:value-type="string" table:style-name="ce16">
            <text:p>Y.1.13</text:p>
          </table:table-cell>
          <table:table-cell office:value-type="string" table:style-name="ce21">
            <text:p>ANALIS KEBIJAKAN 4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9" table:style-name="ce1">
            <text:p>2429</text:p>
          </table:table-cell>
          <table:table-cell office:value-type="string" table:style-name="ce16">
            <text:p>Y.1.14</text:p>
          </table:table-cell>
          <table:table-cell office:value-type="string" table:style-name="ce21">
            <text:p>ANALIS KEBIJAKAN 5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0" table:style-name="ce1">
            <text:p>2430</text:p>
          </table:table-cell>
          <table:table-cell office:value-type="string" table:style-name="ce16">
            <text:p>Y.1.15</text:p>
          </table:table-cell>
          <table:table-cell office:value-type="string" table:style-name="ce21">
            <text:p>ANALIS KEBIJAKAN 6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1" table:style-name="ce1">
            <text:p>2431</text:p>
          </table:table-cell>
          <table:table-cell office:value-type="string" table:style-name="ce16">
            <text:p>Y.1.16</text:p>
          </table:table-cell>
          <table:table-cell office:value-type="string" table:style-name="ce21">
            <text:p>ANALIS KEBIJAKAN 7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2" table:style-name="ce1">
            <text:p>2432</text:p>
          </table:table-cell>
          <table:table-cell office:value-type="string" table:style-name="ce16">
            <text:p>Y.1.17</text:p>
          </table:table-cell>
          <table:table-cell office:value-type="string" table:style-name="ce21">
            <text:p>ANALIS KEBIJAKAN 8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3" table:style-name="ce1">
            <text:p>2433</text:p>
          </table:table-cell>
          <table:table-cell office:value-type="string" table:style-name="ce16">
            <text:p>Y.1.18</text:p>
          </table:table-cell>
          <table:table-cell office:value-type="string" table:style-name="ce21">
            <text:p>ANALIS KEBIJAKAN 9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4" table:style-name="ce1">
            <text:p>2434</text:p>
          </table:table-cell>
          <table:table-cell office:value-type="string" table:style-name="ce16">
            <text:p>Y.1.19</text:p>
          </table:table-cell>
          <table:table-cell office:value-type="string" table:style-name="ce21">
            <text:p>ANALIS KEBIJAKAN 10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5" table:style-name="ce1">
            <text:p>2435</text:p>
          </table:table-cell>
          <table:table-cell office:value-type="string" table:style-name="ce15">
            <text:p>Y.1.1</text:p>
          </table:table-cell>
          <table:table-cell office:value-type="string" table:style-name="ce19">
            <text:p>SEKRETARIS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6" table:style-name="ce1">
            <text:p>2436</text:p>
          </table:table-cell>
          <table:table-cell office:value-type="string" table:style-name="ce20">
            <text:p>Y.1.1.2.1</text:p>
          </table:table-cell>
          <table:table-cell office:value-type="string" table:style-name="ce17">
            <text:p>BENDAHARA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7" table:style-name="ce1">
            <text:p>2437</text:p>
          </table:table-cell>
          <table:table-cell office:value-type="string" table:style-name="ce20">
            <text:p>Y.1.1.2.2</text:p>
          </table:table-cell>
          <table:table-cell office:value-type="string" table:style-name="ce17">
            <text:p>PENGADMINISTRASI PAJAK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8" table:style-name="ce1">
            <text:p>2438</text:p>
          </table:table-cell>
          <table:table-cell office:value-type="string" table:style-name="ce20">
            <text:p>Y.1.1.2.3</text:p>
          </table:table-cell>
          <table:table-cell office:value-type="string" table:style-name="ce17">
            <text:p>PENGELOLA AKUNTANSI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9" table:style-name="ce1">
            <text:p>2439</text:p>
          </table:table-cell>
          <table:table-cell office:value-type="string" table:style-name="ce20">
            <text:p>Y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0" table:style-name="ce1">
            <text:p>2440</text:p>
          </table:table-cell>
          <table:table-cell office:value-type="string" table:style-name="ce20">
            <text:p>Y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1" table:style-name="ce1">
            <text:p>2441</text:p>
          </table:table-cell>
          <table:table-cell office:value-type="string" table:style-name="ce20">
            <text:p>Y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2" table:style-name="ce1">
            <text:p>2442</text:p>
          </table:table-cell>
          <table:table-cell office:value-type="string" table:style-name="ce20">
            <text:p>Y.1.1.2.7</text:p>
          </table:table-cell>
          <table:table-cell office:value-type="string" table:style-name="ce17">
            <text:p>VERIFIKATOR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3" table:style-name="ce1">
            <text:p>2443</text:p>
          </table:table-cell>
          <table:table-cell office:value-type="string" table:style-name="ce20">
            <text:p>Y.1.1.2.8</text:p>
          </table:table-cell>
          <table:table-cell office:value-type="string" table:style-name="ce17">
            <text:p>PENGADMINISTRASI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4" table:style-name="ce1">
            <text:p>2444</text:p>
          </table:table-cell>
          <table:table-cell office:value-type="string" table:style-name="ce20">
            <text:p>Y.1.1.2.9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5" table:style-name="ce1">
            <text:p>2445</text:p>
          </table:table-cell>
          <table:table-cell office:value-type="string" table:style-name="ce20">
            <text:p>Y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6" table:style-name="ce1">
            <text:p>2446</text:p>
          </table:table-cell>
          <table:table-cell office:value-type="string" table:style-name="ce20">
            <text:p>Y.1.1.2.11</text:p>
          </table:table-cell>
          <table:table-cell office:value-type="string" table:style-name="ce17">
            <text:p>PENGELOLA GAJI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7" table:style-name="ce1">
            <text:p>2447</text:p>
          </table:table-cell>
          <table:table-cell office:value-type="string" table:style-name="ce15">
            <text:p>Y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8" table:style-name="ce1">
            <text:p>2448</text:p>
          </table:table-cell>
          <table:table-cell office:value-type="string" table:style-name="ce20">
            <text:p>Y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49" table:style-name="ce1">
            <text:p>2449</text:p>
          </table:table-cell>
          <table:table-cell office:value-type="string" table:style-name="ce20">
            <text:p>Y.1.1.1.2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0" table:style-name="ce1">
            <text:p>2450</text:p>
          </table:table-cell>
          <table:table-cell office:value-type="string" table:style-name="ce20">
            <text:p>Y.1.1.1.3</text:p>
          </table:table-cell>
          <table:table-cell office:value-type="string" table:style-name="ce17">
            <text:p>SEKRETARIS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1" table:style-name="ce1">
            <text:p>2451</text:p>
          </table:table-cell>
          <table:table-cell office:value-type="string" table:style-name="ce20">
            <text:p>Y.1.1.1.4</text:p>
          </table:table-cell>
          <table:table-cell office:value-type="string" table:style-name="ce17">
            <text:p>PRAMU BAKTI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2" table:style-name="ce1">
            <text:p>2452</text:p>
          </table:table-cell>
          <table:table-cell office:value-type="string" table:style-name="ce20">
            <text:p>Y.1.1.1.5</text:p>
          </table:table-cell>
          <table:table-cell office:value-type="string" table:style-name="ce17">
            <text:p>PRANATA KEARSIP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3" table:style-name="ce1">
            <text:p>2453</text:p>
          </table:table-cell>
          <table:table-cell office:value-type="string" table:style-name="ce20">
            <text:p>Y.1.1.1.6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4" table:style-name="ce1">
            <text:p>2454</text:p>
          </table:table-cell>
          <table:table-cell office:value-type="string" table:style-name="ce20">
            <text:p>Y.1.1.1.7</text:p>
          </table:table-cell>
          <table:table-cell office:value-type="string" table:style-name="ce17">
            <text:p>PENGELOLA BARANG MILIK NEGAR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5" table:style-name="ce1">
            <text:p>2455</text:p>
          </table:table-cell>
          <table:table-cell office:value-type="string" table:style-name="ce20">
            <text:p>Y.1.1.1.8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6" table:style-name="ce1">
            <text:p>2456</text:p>
          </table:table-cell>
          <table:table-cell office:value-type="string" table:style-name="ce20">
            <text:p>Y.1.1.1.9</text:p>
          </table:table-cell>
          <table:table-cell office:value-type="string" table:style-name="ce17">
            <text:p>PETUGAS KEAMAN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7" table:style-name="ce1">
            <text:p>2457</text:p>
          </table:table-cell>
          <table:table-cell office:value-type="string" table:style-name="ce20">
            <text:p>Y.1.1.1.10</text:p>
          </table:table-cell>
          <table:table-cell office:value-type="string" table:style-name="ce17">
            <text:p>PENGELOLA PERJALANAN DINAS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8" table:style-name="ce1">
            <text:p>2458</text:p>
          </table:table-cell>
          <table:table-cell office:value-type="string" table:style-name="ce20">
            <text:p>Y.1.1.1.11</text:p>
          </table:table-cell>
          <table:table-cell office:value-type="string" table:style-name="ce17">
            <text:p>PRANATA BARANG DAN JAS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9" table:style-name="ce1">
            <text:p>2459</text:p>
          </table:table-cell>
          <table:table-cell office:value-type="string" table:style-name="ce20">
            <text:p>Y.1.1.1.12</text:p>
          </table:table-cell>
          <table:table-cell office:value-type="string" table:style-name="ce17">
            <text:p>PENGEMUDI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0" table:style-name="ce1">
            <text:p>2460</text:p>
          </table:table-cell>
          <table:table-cell office:value-type="string" table:style-name="ce20">
            <text:p>Y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1" table:style-name="ce1">
            <text:p>2461</text:p>
          </table:table-cell>
          <table:table-cell office:value-type="string" table:style-name="ce20">
            <text:p>Y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2" table:style-name="ce1">
            <text:p>2462</text:p>
          </table:table-cell>
          <table:table-cell office:value-type="string" table:style-name="ce15">
            <text:p>Y.1.2</text:p>
          </table:table-cell>
          <table:table-cell office:value-type="string" table:style-name="ce9">
            <text:p>KEPALA BIDANG BINA PEMERINTAHAN DES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63" table:style-name="ce1">
            <text:p>2463</text:p>
          </table:table-cell>
          <table:table-cell office:value-type="string" table:style-name="ce16">
            <text:p>Y.1.2.1.1</text:p>
          </table:table-cell>
          <table:table-cell office:value-type="string" table:style-name="ce17">
            <text:p>PENYUSUN RENCANA PENINGKATAN PERAN SERTA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4" table:style-name="ce1">
            <text:p>2464</text:p>
          </table:table-cell>
          <table:table-cell office:value-type="string" table:style-name="ce20">
            <text:p>Y.1.2.1.2</text:p>
          </table:table-cell>
          <table:table-cell office:value-type="string" table:style-name="ce17">
            <text:p>PENGELOLA PARTISIPASI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5" table:style-name="ce1">
            <text:p>2465</text:p>
          </table:table-cell>
          <table:table-cell office:value-type="string" table:style-name="ce20">
            <text:p>Y.1.2.1.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6" table:style-name="ce1">
            <text:p>2466</text:p>
          </table:table-cell>
          <table:table-cell office:value-type="string" table:style-name="ce16">
            <text:p>Y.1.2.1.4</text:p>
          </table:table-cell>
          <table:table-cell office:value-type="string" table:style-name="ce17">
            <text:p>PENGELOLA DATA HUBUNGAN MASYARAKAT DAN RUMAH TANGGA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7" table:style-name="ce1">
            <text:p>2467</text:p>
          </table:table-cell>
          <table:table-cell office:value-type="string" table:style-name="ce20">
            <text:p>Y.1.2.1.5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8" table:style-name="ce1">
            <text:p>2468</text:p>
          </table:table-cell>
          <table:table-cell office:value-type="string" table:style-name="ce20">
            <text:p>Y.1.2.1.6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9" table:style-name="ce1">
            <text:p>2469</text:p>
          </table:table-cell>
          <table:table-cell office:value-type="string" table:style-name="ce16">
            <text:p>Y.1.2.1.7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0" table:style-name="ce1">
            <text:p>2470</text:p>
          </table:table-cell>
          <table:table-cell office:value-type="string" table:style-name="ce20">
            <text:p>Y.1.2.1.8</text:p>
          </table:table-cell>
          <table:table-cell office:value-type="string" table:style-name="ce17">
            <text:p>PENYULUH KEMASYARAKATAN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1" table:style-name="ce1">
            <text:p>2471</text:p>
          </table:table-cell>
          <table:table-cell office:value-type="string" table:style-name="ce20">
            <text:p>Y.1.2.1.9</text:p>
          </table:table-cell>
          <table:table-cell office:value-type="string" table:style-name="ce17">
            <text:p>PENGELOLA PEMBERDAY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2" table:style-name="ce1">
            <text:p>2472</text:p>
          </table:table-cell>
          <table:table-cell office:value-type="string" table:style-name="ce16">
            <text:p>Y.1.2.1.10</text:p>
          </table:table-cell>
          <table:table-cell office:value-type="string" table:style-name="ce17">
            <text:p>PENGELOLA DATA PEMBERDAYAAN EKONOMI KELUARGA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3" table:style-name="ce1">
            <text:p>2473</text:p>
          </table:table-cell>
          <table:table-cell office:value-type="string" table:style-name="ce20">
            <text:p>Y.1.2.1.11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4" table:style-name="ce1">
            <text:p>2474</text:p>
          </table:table-cell>
          <table:table-cell office:value-type="string" table:style-name="ce20">
            <text:p>Y.1.2.1.12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5" table:style-name="ce1">
            <text:p>2475</text:p>
          </table:table-cell>
          <table:table-cell office:value-type="string" table:style-name="ce16">
            <text:p>Y.1.2.1.13</text:p>
          </table:table-cell>
          <table:table-cell office:value-type="string" table:style-name="ce17">
            <text:p>PENYUSUN RENCANA PENGUAT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3">
          <table:table-cell office:value-type="float" office:value="2476" table:style-name="ce1">
            <text:p>2476</text:p>
          </table:table-cell>
          <table:table-cell office:value-type="string" table:style-name="ce15">
            <text:p>Y.1.3</text:p>
          </table:table-cell>
          <table:table-cell office:value-type="string" table:style-name="ce14">
            <text:p>KEPALA BIDANG PEMBERDAYAAN LEMBAGA KEMASYARAKATAN, LEMBAGA ADAT DAN MASYARAKAT HUKUM ADAT<text:s/>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77" table:style-name="ce1">
            <text:p>2477</text:p>
          </table:table-cell>
          <table:table-cell office:value-type="string" table:style-name="ce20">
            <text:p>Y.1.3.1.1</text:p>
          </table:table-cell>
          <table:table-cell office:value-type="string" table:style-name="ce17">
            <text:p>PENYUSUN INTITUSI MASYARAKAT PEDES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78" table:style-name="ce1">
            <text:p>2478</text:p>
          </table:table-cell>
          <table:table-cell office:value-type="string" table:style-name="ce16">
            <text:p>Y.1.3.1.2</text:p>
          </table:table-cell>
          <table:table-cell office:value-type="string" table:style-name="ce17">
            <text:p>PENGELOLA DATA HUBUNGAN MASYARAKAT DAN RUMAH TANGGA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79" table:style-name="ce1">
            <text:p>2479</text:p>
          </table:table-cell>
          <table:table-cell office:value-type="string" table:style-name="ce16">
            <text:p>Y.1.3.1.3</text:p>
          </table:table-cell>
          <table:table-cell office:value-type="string" table:style-name="ce17">
            <text:p>ANALIS PEMBERDAY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0" table:style-name="ce1">
            <text:p>2480</text:p>
          </table:table-cell>
          <table:table-cell office:value-type="string" table:style-name="ce20">
            <text:p>Y.1.3.1.4</text:p>
          </table:table-cell>
          <table:table-cell office:value-type="string" table:style-name="ce17">
            <text:p>PENYULUH PEMBERDAYAAN MASYARAKAT DESA/KELURAH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1" table:style-name="ce1">
            <text:p>2481</text:p>
          </table:table-cell>
          <table:table-cell office:value-type="string" table:style-name="ce16">
            <text:p>Y.1.3.1.5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2" table:style-name="ce1">
            <text:p>2482</text:p>
          </table:table-cell>
          <table:table-cell office:value-type="string" table:style-name="ce16">
            <text:p>Y.1.3.1.6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3" table:style-name="ce1">
            <text:p>2483</text:p>
          </table:table-cell>
          <table:table-cell office:value-type="string" table:style-name="ce20">
            <text:p>Y.1.3.1.7</text:p>
          </table:table-cell>
          <table:table-cell office:value-type="string" table:style-name="ce17">
            <text:p>ANALIS PENGEMBANGAN EKONOMI PEDES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4" table:style-name="ce1">
            <text:p>2484</text:p>
          </table:table-cell>
          <table:table-cell office:value-type="string" table:style-name="ce16">
            <text:p>Y.1.3.1.8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5" table:style-name="ce1">
            <text:p>2485</text:p>
          </table:table-cell>
          <table:table-cell office:value-type="string" table:style-name="ce16">
            <text:p>Y.1.3.1.9</text:p>
          </table:table-cell>
          <table:table-cell office:value-type="string" table:style-name="ce17">
            <text:p>PENGELOLA PEMBINAAN DAN PENGEMBANGAN PEREKONOMI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6" table:style-name="ce1">
            <text:p>2486</text:p>
          </table:table-cell>
          <table:table-cell office:value-type="string" table:style-name="ce20">
            <text:p>Y.1.3.1.10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7" table:style-name="ce1">
            <text:p>2487</text:p>
          </table:table-cell>
          <table:table-cell office:value-type="string" table:style-name="ce16">
            <text:p>Y.1.3.1.11</text:p>
          </table:table-cell>
          <table:table-cell office:value-type="string" table:style-name="ce17">
            <text:p>PENGELOLA DATA PEMBERDAYAAN EKONOMI KELUARGA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8" table:style-name="ce1">
            <text:p>2488</text:p>
          </table:table-cell>
          <table:table-cell office:value-type="string" table:style-name="ce16">
            <text:p>Y.1.3.1.12</text:p>
          </table:table-cell>
          <table:table-cell office:value-type="string" table:style-name="ce17">
            <text:p>ANALIS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9" table:style-name="ce1">
            <text:p>2489</text:p>
          </table:table-cell>
          <table:table-cell office:value-type="string" table:style-name="ce20">
            <text:p>Y.1.3.1.13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90" table:style-name="ce1">
            <text:p>2490</text:p>
          </table:table-cell>
          <table:table-cell office:value-type="string" table:style-name="ce15">
            <text:p>Y.1.4</text:p>
          </table:table-cell>
          <table:table-cell office:value-type="string" table:style-name="ce9">
            <text:p>KEPALA BIDANG PENATAAN DAN KERJASAMA DES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91" table:style-name="ce1">
            <text:p>2491</text:p>
          </table:table-cell>
          <table:table-cell office:value-type="string" table:style-name="ce20">
            <text:p>Y.1.4.1.1</text:p>
          </table:table-cell>
          <table:table-cell office:value-type="string" table:style-name="ce17">
            <text:p>PENGELOLA KEUANGAN DAN PENDAPATAN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2" table:style-name="ce1">
            <text:p>2492</text:p>
          </table:table-cell>
          <table:table-cell office:value-type="string" table:style-name="ce20">
            <text:p>Y.1.4.1.2</text:p>
          </table:table-cell>
          <table:table-cell office:value-type="string" table:style-name="ce17">
            <text:p>ANALIS DESA/KELURAH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3" table:style-name="ce1">
            <text:p>2493</text:p>
          </table:table-cell>
          <table:table-cell office:value-type="string" table:style-name="ce20">
            <text:p>Y.1.4.1.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4" table:style-name="ce1">
            <text:p>2494</text:p>
          </table:table-cell>
          <table:table-cell office:value-type="string" table:style-name="ce20">
            <text:p>Y.1.4.1.4</text:p>
          </table:table-cell>
          <table:table-cell office:value-type="string" table:style-name="ce17">
            <text:p>PENGELOLA DAT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5" table:style-name="ce1">
            <text:p>2495</text:p>
          </table:table-cell>
          <table:table-cell office:value-type="string" table:style-name="ce20">
            <text:p>Y.1.4.1.5</text:p>
          </table:table-cell>
          <table:table-cell office:value-type="string" table:style-name="ce17">
            <text:p>PENYUSUN PROGRAM PEMBINAAN KOMUNITAS AD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6" table:style-name="ce1">
            <text:p>2496</text:p>
          </table:table-cell>
          <table:table-cell office:value-type="string" table:style-name="ce20">
            <text:p>Y.1.4.1.6</text:p>
          </table:table-cell>
          <table:table-cell office:value-type="string" table:style-name="ce17">
            <text:p>PENYUSUN PROGRAM PEMBINAAN PENGETAHUAN TRADISIONAL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7" table:style-name="ce1">
            <text:p>2497</text:p>
          </table:table-cell>
          <table:table-cell office:value-type="string" table:style-name="ce20">
            <text:p>Y.1.4.1.7</text:p>
          </table:table-cell>
          <table:table-cell office:value-type="string" table:style-name="ce17">
            <text:p>PENYUSUN PROGRAM PEMBINAAN UPACARA AD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8" table:style-name="ce1">
            <text:p>2498</text:p>
          </table:table-cell>
          <table:table-cell office:value-type="string" table:style-name="ce20">
            <text:p>Y.1.4.1.8</text:p>
          </table:table-cell>
          <table:table-cell office:value-type="string" table:style-name="ce17">
            <text:p>PENGELOLA KEKAYAAN DESA DAN ADMINISTRASI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9" table:style-name="ce1">
            <text:p>2499</text:p>
          </table:table-cell>
          <table:table-cell office:value-type="string" table:style-name="ce20">
            <text:p>Y.1.4.1.9</text:p>
          </table:table-cell>
          <table:table-cell office:value-type="string" table:style-name="ce17">
            <text:p>PENGELOLA TUNJANGAN PENDAPATAN APARAT PEMERINTAH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0" table:style-name="ce1">
            <text:p>2500</text:p>
          </table:table-cell>
          <table:table-cell office:value-type="string" table:style-name="ce20">
            <text:p>Y.1.4.1.10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1" table:style-name="ce1">
            <text:p>2501</text:p>
          </table:table-cell>
          <table:table-cell office:value-type="string" table:style-name="ce20">
            <text:p>Y.1.4.1.11</text:p>
          </table:table-cell>
          <table:table-cell office:value-type="string" table:style-name="ce17">
            <text:p>PENGEVALUASI KEBIJAKAN PENGABDI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2" table:style-name="ce1">
            <text:p>2502</text:p>
          </table:table-cell>
          <table:table-cell office:value-type="string" table:style-name="ce20">
            <text:p>Y.1.4.1.12</text:p>
          </table:table-cell>
          <table:table-cell office:value-type="string" table:style-name="ce17">
            <text:p>ANALIS PRASARANA KOTA DAN PEDES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3" table:style-name="ce1">
            <text:p>2503</text:p>
          </table:table-cell>
          <table:table-cell office:value-type="string" table:style-name="ce20">
            <text:p>Y.1.4.1.1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4" table:style-name="ce1">
            <text:p>2504</text:p>
          </table:table-cell>
          <table:table-cell office:value-type="string" table:style-name="ce20">
            <text:p>Y.1.4.1.14</text:p>
          </table:table-cell>
          <table:table-cell office:value-type="string" table:style-name="ce17">
            <text:p>PENYUSUN BAHAN PEMBINAAN INSTITUSI MASYARAKAT PEDES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5" table:style-name="ce1">
            <text:p>2505</text:p>
          </table:table-cell>
          <table:table-cell office:value-type="string" table:style-name="ce20">
            <text:p>Y.1.4.1.15</text:p>
          </table:table-cell>
          <table:table-cell office:value-type="string" table:style-name="ce17">
            <text:p>PENYUSUN BAHAN PEMBIN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6" table:style-name="ce1">
            <text:p>2506</text:p>
          </table:table-cell>
          <table:table-cell office:value-type="string" table:style-name="ce15">
            <text:p>Z.1</text:p>
          </table:table-cell>
          <table:table-cell office:value-type="string" table:style-name="ce9">
            <text:p>KEPALA DINAS PERHUBUNGAN</text:p>
          </table:table-cell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2">
          <table:table-cell office:value-type="float" office:value="2507" table:style-name="ce1">
            <text:p>2507</text:p>
          </table:table-cell>
          <table:table-cell office:value-type="string" table:style-name="ce16">
            <text:p>Z.1.6</text:p>
          </table:table-cell>
          <table:table-cell office:value-type="string" table:style-name="ce21">
            <text:p>ARSIPARIS PELAKSAN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08" table:style-name="ce1">
            <text:p>2508</text:p>
          </table:table-cell>
          <table:table-cell office:value-type="string" table:style-name="ce16">
            <text:p>Z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09" table:style-name="ce1">
            <text:p>2509</text:p>
          </table:table-cell>
          <table:table-cell office:value-type="string" table:style-name="ce16">
            <text:p>Z.1.8</text:p>
          </table:table-cell>
          <table:table-cell office:value-type="string" table:style-name="ce21">
            <text:p>ARSIPARIS PENYELI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0" table:style-name="ce1">
            <text:p>2510</text:p>
          </table:table-cell>
          <table:table-cell office:value-type="string" table:style-name="ce16">
            <text:p>Z.1.9</text:p>
          </table:table-cell>
          <table:table-cell office:value-type="string" table:style-name="ce21">
            <text:p>ARSIPARIS PERTAM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1" table:style-name="ce1">
            <text:p>2511</text:p>
          </table:table-cell>
          <table:table-cell office:value-type="string" table:style-name="ce16">
            <text:p>Z.1.10</text:p>
          </table:table-cell>
          <table:table-cell office:value-type="string" table:style-name="ce21">
            <text:p>ARSIPARIS MUD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2" table:style-name="ce1">
            <text:p>2512</text:p>
          </table:table-cell>
          <table:table-cell office:value-type="string" table:style-name="ce16">
            <text:p>Z.1.11</text:p>
          </table:table-cell>
          <table:table-cell office:value-type="string" table:style-name="ce17">
            <text:p>ANALIS KEBIJAKAN 1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3" table:style-name="ce1">
            <text:p>2513</text:p>
          </table:table-cell>
          <table:table-cell office:value-type="string" table:style-name="ce16">
            <text:p>Z.1.12</text:p>
          </table:table-cell>
          <table:table-cell office:value-type="string" table:style-name="ce17">
            <text:p>ANALIS KEBIJAKAN 2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4" table:style-name="ce1">
            <text:p>2514</text:p>
          </table:table-cell>
          <table:table-cell office:value-type="string" table:style-name="ce16">
            <text:p>Z.1.13</text:p>
          </table:table-cell>
          <table:table-cell office:value-type="string" table:style-name="ce17">
            <text:p>ANALIS KEBIJAKAN 3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5" table:style-name="ce1">
            <text:p>2515</text:p>
          </table:table-cell>
          <table:table-cell office:value-type="string" table:style-name="ce16">
            <text:p>Z.1.14</text:p>
          </table:table-cell>
          <table:table-cell office:value-type="string" table:style-name="ce17">
            <text:p>ANALIS KEBIJAKAN 4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6" table:style-name="ce1">
            <text:p>2516</text:p>
          </table:table-cell>
          <table:table-cell office:value-type="string" table:style-name="ce16">
            <text:p>Z.1.15</text:p>
          </table:table-cell>
          <table:table-cell office:value-type="string" table:style-name="ce17">
            <text:p>ANALIS KEBIJAKAN 5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7" table:style-name="ce1">
            <text:p>2517</text:p>
          </table:table-cell>
          <table:table-cell office:value-type="string" table:style-name="ce16">
            <text:p>Z.1.16</text:p>
          </table:table-cell>
          <table:table-cell office:value-type="string" table:style-name="ce17">
            <text:p>ANALIS KEBIJAKAN 6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8" table:style-name="ce1">
            <text:p>2518</text:p>
          </table:table-cell>
          <table:table-cell office:value-type="string" table:style-name="ce15">
            <text:p>Z.1.1</text:p>
          </table:table-cell>
          <table:table-cell office:value-type="string" table:style-name="ce19">
            <text:p>SEKRETARIS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9" table:style-name="ce1">
            <text:p>2519</text:p>
          </table:table-cell>
          <table:table-cell office:value-type="string" table:style-name="ce20">
            <text:p>Z.1.1.2.1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0" table:style-name="ce1">
            <text:p>2520</text:p>
          </table:table-cell>
          <table:table-cell office:value-type="string" table:style-name="ce20">
            <text:p>Z.1.1.2.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1" table:style-name="ce1">
            <text:p>2521</text:p>
          </table:table-cell>
          <table:table-cell office:value-type="string" table:style-name="ce20">
            <text:p>Z.1.1.2.3</text:p>
          </table:table-cell>
          <table:table-cell office:value-type="string" table:style-name="ce17">
            <text:p>PENGELOLA BAHAN PERENCANAA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2" table:style-name="ce1">
            <text:p>2522</text:p>
          </table:table-cell>
          <table:table-cell office:value-type="string" table:style-name="ce20">
            <text:p>Z.1.1.2.4</text:p>
          </table:table-cell>
          <table:table-cell office:value-type="string" table:style-name="ce17">
            <text:p>PENGADMINSTRASI PERENCANAAN DAN PROGRAM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3" table:style-name="ce1">
            <text:p>2523</text:p>
          </table:table-cell>
          <table:table-cell office:value-type="string" table:style-name="ce20">
            <text:p>Z.1.1.2.5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4" table:style-name="ce1">
            <text:p>2524</text:p>
          </table:table-cell>
          <table:table-cell office:value-type="string" table:style-name="ce16">
            <text:p>Z.1.1.2.6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5" table:style-name="ce1">
            <text:p>2525</text:p>
          </table:table-cell>
          <table:table-cell office:value-type="string" table:style-name="ce20">
            <text:p>Z.1.1.2.7</text:p>
          </table:table-cell>
          <table:table-cell office:value-type="string" table:style-name="ce17">
            <text:p>PENGELOLA GAJI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6" table:style-name="ce1">
            <text:p>2526</text:p>
          </table:table-cell>
          <table:table-cell office:value-type="string" table:style-name="ce20">
            <text:p>Z.1.1.2.8</text:p>
          </table:table-cell>
          <table:table-cell office:value-type="string" table:style-name="ce17">
            <text:p>BENDAHARA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7" table:style-name="ce1">
            <text:p>2527</text:p>
          </table:table-cell>
          <table:table-cell office:value-type="string" table:style-name="ce20">
            <text:p>Z.1.1.2.9</text:p>
          </table:table-cell>
          <table:table-cell office:value-type="string" table:style-name="ce17">
            <text:p>PENGADMINSTRASI PAJAK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8" table:style-name="ce1">
            <text:p>2528</text:p>
          </table:table-cell>
          <table:table-cell office:value-type="string" table:style-name="ce20">
            <text:p>Z.1.1.2.10</text:p>
          </table:table-cell>
          <table:table-cell office:value-type="string" table:style-name="ce17">
            <text:p>PENGELOLA AKUNTANSI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9" table:style-name="ce1">
            <text:p>2529</text:p>
          </table:table-cell>
          <table:table-cell office:value-type="string" table:style-name="ce20">
            <text:p>Z.1.1.2.11</text:p>
          </table:table-cell>
          <table:table-cell office:value-type="string" table:style-name="ce17">
            <text:p>VERIFIKATOR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0" table:style-name="ce1">
            <text:p>2530</text:p>
          </table:table-cell>
          <table:table-cell office:value-type="string" table:style-name="ce20">
            <text:p>Z.1.1.2.12</text:p>
          </table:table-cell>
          <table:table-cell office:value-type="string" table:style-name="ce17">
            <text:p>PENGADMINISTRASI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1" table:style-name="ce1">
            <text:p>2531</text:p>
          </table:table-cell>
          <table:table-cell office:value-type="string" table:style-name="ce16">
            <text:p>Z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2" table:style-name="ce1">
            <text:p>2532</text:p>
          </table:table-cell>
          <table:table-cell office:value-type="string" table:style-name="ce15">
            <text:p>Z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3" table:style-name="ce1">
            <text:p>2533</text:p>
          </table:table-cell>
          <table:table-cell office:value-type="string" table:style-name="ce16">
            <text:p>Z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4" table:style-name="ce1">
            <text:p>2534</text:p>
          </table:table-cell>
          <table:table-cell office:value-type="string" table:style-name="ce16">
            <text:p>Z.1.1.1.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5" table:style-name="ce1">
            <text:p>2535</text:p>
          </table:table-cell>
          <table:table-cell office:value-type="string" table:style-name="ce16">
            <text:p>Z.1.1.1.3</text:p>
          </table:table-cell>
          <table:table-cell office:value-type="string" table:style-name="ce17">
            <text:p>PRANATA KEARSIP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6" table:style-name="ce1">
            <text:p>2536</text:p>
          </table:table-cell>
          <table:table-cell office:value-type="string" table:style-name="ce16">
            <text:p>Z.1.1.1.4</text:p>
          </table:table-cell>
          <table:table-cell office:value-type="string" table:style-name="ce17">
            <text:p>PRANATA BARANG DAN JAS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7" table:style-name="ce1">
            <text:p>2537</text:p>
          </table:table-cell>
          <table:table-cell office:value-type="string" table:style-name="ce16">
            <text:p>Z.1.1.1.5</text:p>
          </table:table-cell>
          <table:table-cell office:value-type="string" table:style-name="ce17">
            <text:p>SEKRETARIS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8" table:style-name="ce1">
            <text:p>2538</text:p>
          </table:table-cell>
          <table:table-cell office:value-type="string" table:style-name="ce16">
            <text:p>Z.1.1.1.6</text:p>
          </table:table-cell>
          <table:table-cell office:value-type="string" table:style-name="ce17">
            <text:p>PETUGAS KEAMAN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9" table:style-name="ce1">
            <text:p>2539</text:p>
          </table:table-cell>
          <table:table-cell office:value-type="string" table:style-name="ce16">
            <text:p>Z.1.1.1.7</text:p>
          </table:table-cell>
          <table:table-cell office:value-type="string" table:style-name="ce17">
            <text:p>PRAMU BAKTI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0" table:style-name="ce1">
            <text:p>2540</text:p>
          </table:table-cell>
          <table:table-cell office:value-type="string" table:style-name="ce16">
            <text:p>Z.1.1.1.8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1" table:style-name="ce1">
            <text:p>2541</text:p>
          </table:table-cell>
          <table:table-cell office:value-type="string" table:style-name="ce16">
            <text:p>Z.1.1.1.9</text:p>
          </table:table-cell>
          <table:table-cell office:value-type="string" table:style-name="ce17">
            <text:p>PENGEMUDI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2" table:style-name="ce1">
            <text:p>2542</text:p>
          </table:table-cell>
          <table:table-cell office:value-type="string" table:style-name="ce16">
            <text:p>Z.1.1.1.10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3" table:style-name="ce1">
            <text:p>2543</text:p>
          </table:table-cell>
          <table:table-cell office:value-type="string" table:style-name="ce16">
            <text:p>Z.1.1.1.11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4" table:style-name="ce1">
            <text:p>2544</text:p>
          </table:table-cell>
          <table:table-cell office:value-type="string" table:style-name="ce16">
            <text:p>Z.1.1.1.12</text:p>
          </table:table-cell>
          <table:table-cell office:value-type="string" table:style-name="ce17">
            <text:p>PENGELOLA PERJALANAN DINAS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5" table:style-name="ce1">
            <text:p>2545</text:p>
          </table:table-cell>
          <table:table-cell office:value-type="string" table:style-name="ce16">
            <text:p>Z.1.1.1.13</text:p>
          </table:table-cell>
          <table:table-cell office:value-type="string" table:style-name="ce17">
            <text:p>PENGADMINISTRASI KEPEGAWAI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6" table:style-name="ce1">
            <text:p>2546</text:p>
          </table:table-cell>
          <table:table-cell office:value-type="string" table:style-name="ce15">
            <text:p>Z.1.2</text:p>
          </table:table-cell>
          <table:table-cell office:value-type="string" table:style-name="ce9">
            <text:p>KEPALA BIDANG ANGKUTAN DAN PRASARANA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47" table:style-name="ce1">
            <text:p>2547</text:p>
          </table:table-cell>
          <table:table-cell office:value-type="string" table:style-name="ce15">
            <text:p>Z.1.2.1</text:p>
          </table:table-cell>
          <table:table-cell office:value-type="string" table:style-name="ce9">
            <text:p>KEPALA SEKSI PRASARANA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9"/>
        </table:table-row>
        <table:table-row table:style-name="ro2">
          <table:table-cell office:value-type="float" office:value="2548" table:style-name="ce1">
            <text:p>2548</text:p>
          </table:table-cell>
          <table:table-cell office:value-type="string" table:style-name="ce16">
            <text:p>Z.1.2.1.1</text:p>
          </table:table-cell>
          <table:table-cell office:value-type="string" table:style-name="ce17">
            <text:p>PENGAWAS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49" table:style-name="ce1">
            <text:p>2549</text:p>
          </table:table-cell>
          <table:table-cell office:value-type="string" table:style-name="ce16">
            <text:p>Z.1.2.1.2</text:p>
          </table:table-cell>
          <table:table-cell office:value-type="string" table:style-name="ce17">
            <text:p>OPERATOR MESI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0" table:style-name="ce1">
            <text:p>2550</text:p>
          </table:table-cell>
          <table:table-cell office:value-type="string" table:style-name="ce16">
            <text:p>Z.1.2.1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1" table:style-name="ce1">
            <text:p>2551</text:p>
          </table:table-cell>
          <table:table-cell office:value-type="string" table:style-name="ce16">
            <text:p>Z.1.2.1.4</text:p>
          </table:table-cell>
          <table:table-cell office:value-type="string" table:style-name="ce17">
            <text:p>PENGADMINISTRASI NORMA STANDART PROSEDUR DAN KRITERIA PELAYAN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2" table:style-name="ce1">
            <text:p>2552</text:p>
          </table:table-cell>
          <table:table-cell office:value-type="string" table:style-name="ce16">
            <text:p>Z.1.2.1.5</text:p>
          </table:table-cell>
          <table:table-cell office:value-type="string" table:style-name="ce17">
            <text:p>PENGELOLA KESELAMATAN DAN KEAMANAN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3" table:style-name="ce1">
            <text:p>2553</text:p>
          </table:table-cell>
          <table:table-cell office:value-type="string" table:style-name="ce16">
            <text:p>Z.1.2.1.6</text:p>
          </table:table-cell>
          <table:table-cell office:value-type="string" table:style-name="ce17">
            <text:p>ANALIS ANGKUTAN DARAT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4" table:style-name="ce1">
            <text:p>2554</text:p>
          </table:table-cell>
          <table:table-cell office:value-type="string" table:style-name="ce16">
            <text:p>Z.1.2.1.7</text:p>
          </table:table-cell>
          <table:table-cell office:value-type="string" table:style-name="ce17">
            <text:p>ANALIS RENCANA INDUK JARINGAN TRANSPORTASI DARAT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5" table:style-name="ce1">
            <text:p>2555</text:p>
          </table:table-cell>
          <table:table-cell office:value-type="string" table:style-name="ce16">
            <text:p>Z.1.2.1.8</text:p>
          </table:table-cell>
          <table:table-cell office:value-type="string" table:style-name="ce17">
            <text:p>PEMERIKSA TERMINAL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6" table:style-name="ce1">
            <text:p>2556</text:p>
          </table:table-cell>
          <table:table-cell office:value-type="string" table:style-name="ce16">
            <text:p>Z.1.2.1.9</text:p>
          </table:table-cell>
          <table:table-cell office:value-type="string" table:style-name="ce17">
            <text:p>PENGAWAS DAN PEMBINA TERMINAL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7" table:style-name="ce1">
            <text:p>2557</text:p>
          </table:table-cell>
          <table:table-cell office:value-type="string" table:style-name="ce16">
            <text:p>Z.1.2.1.10</text:p>
          </table:table-cell>
          <table:table-cell office:value-type="string" table:style-name="ce17">
            <text:p>PENYUSUN PROGRAM KESELAMATAN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8" table:style-name="ce1">
            <text:p>2558</text:p>
          </table:table-cell>
          <table:table-cell office:value-type="string" table:style-name="ce16">
            <text:p>Z.1.2.1.11</text:p>
          </table:table-cell>
          <table:table-cell office:value-type="string" table:style-name="ce17">
            <text:p>PENGAWAS DAN PEMBINA ANGKUT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9" table:style-name="ce1">
            <text:p>2559</text:p>
          </table:table-cell>
          <table:table-cell office:value-type="string" table:style-name="ce16">
            <text:p>Z.1.2.1.1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60" table:style-name="ce1">
            <text:p>2560</text:p>
          </table:table-cell>
          <table:table-cell office:value-type="string" table:style-name="ce15">
            <text:p>Z.1.2.2</text:p>
          </table:table-cell>
          <table:table-cell office:value-type="string" table:style-name="ce9">
            <text:p>KEPALA SEKSI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9"/>
        </table:table-row>
        <table:table-row table:style-name="ro2">
          <table:table-cell office:value-type="float" office:value="2561" table:style-name="ce1">
            <text:p>2561</text:p>
          </table:table-cell>
          <table:table-cell office:value-type="string" table:style-name="ce16">
            <text:p>Z.1.2.2.1</text:p>
          </table:table-cell>
          <table:table-cell office:value-type="string" table:style-name="ce17">
            <text:p>ANALIS RENCANA INDUK JARINGAN TRANSPORTASI DARAT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2" table:style-name="ce1">
            <text:p>2562</text:p>
          </table:table-cell>
          <table:table-cell office:value-type="string" table:style-name="ce16">
            <text:p>Z.1.2.2.2</text:p>
          </table:table-cell>
          <table:table-cell office:value-type="string" table:style-name="ce17">
            <text:p>ANALIS ANGKUTAN DARAT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3" table:style-name="ce1">
            <text:p>2563</text:p>
          </table:table-cell>
          <table:table-cell office:value-type="string" table:style-name="ce16">
            <text:p>Z.1.2.2.3</text:p>
          </table:table-cell>
          <table:table-cell office:value-type="string" table:style-name="ce17">
            <text:p>PENGELOLA DATA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4" table:style-name="ce1">
            <text:p>2564</text:p>
          </table:table-cell>
          <table:table-cell office:value-type="string" table:style-name="ce16">
            <text:p>Z.1.2.2.4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5" table:style-name="ce1">
            <text:p>2565</text:p>
          </table:table-cell>
          <table:table-cell office:value-type="string" table:style-name="ce15">
            <text:p>Z.1.3</text:p>
          </table:table-cell>
          <table:table-cell office:value-type="string" table:style-name="ce14">
            <text:p>KEPALA BIDANG PRASARANA DAN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66" table:style-name="ce1">
            <text:p>2566</text:p>
          </table:table-cell>
          <table:table-cell office:value-type="string" table:style-name="ce22">
            <text:p>Z.1.3.1</text:p>
          </table:table-cell>
          <table:table-cell office:value-type="string" table:style-name="ce9">
            <text:p>KEPALA SEKSI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9"/>
        </table:table-row>
        <table:table-row table:style-name="ro2">
          <table:table-cell office:value-type="float" office:value="2567" table:style-name="ce1">
            <text:p>2567</text:p>
          </table:table-cell>
          <table:table-cell office:value-type="string" table:style-name="ce16">
            <text:p>Z.1.3.1.1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68" table:style-name="ce1">
            <text:p>2568</text:p>
          </table:table-cell>
          <table:table-cell office:value-type="string" table:style-name="ce20">
            <text:p>Z.1.3.1.2</text:p>
          </table:table-cell>
          <table:table-cell office:value-type="string" table:style-name="ce17">
            <text:p>PENYUSUN KEBUTUHAN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69" table:style-name="ce1">
            <text:p>2569</text:p>
          </table:table-cell>
          <table:table-cell office:value-type="string" table:style-name="ce20">
            <text:p>Z.1.3.1.3</text:p>
          </table:table-cell>
          <table:table-cell office:value-type="string" table:style-name="ce17">
            <text:p>PENELAAH AUDIT KESELAMATAN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0" table:style-name="ce1">
            <text:p>2570</text:p>
          </table:table-cell>
          <table:table-cell office:value-type="string" table:style-name="ce16">
            <text:p>Z.1.3.1.4</text:p>
          </table:table-cell>
          <table:table-cell office:value-type="string" table:style-name="ce17">
            <text:p>PENGAWAS KESELAMATAN DARAT/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1" table:style-name="ce1">
            <text:p>2571</text:p>
          </table:table-cell>
          <table:table-cell office:value-type="string" table:style-name="ce20">
            <text:p>Z.1.3.1.5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2" table:style-name="ce1">
            <text:p>2572</text:p>
          </table:table-cell>
          <table:table-cell office:value-type="string" table:style-name="ce20">
            <text:p>Z.1.3.1.6</text:p>
          </table:table-cell>
          <table:table-cell office:value-type="string" table:style-name="ce17">
            <text:p>PENGELOLA RENCANA TATA RUANG DAN PERHUBUNG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3" table:style-name="ce1">
            <text:p>2573</text:p>
          </table:table-cell>
          <table:table-cell office:value-type="string" table:style-name="ce16">
            <text:p>Z.1.3.1.7</text:p>
          </table:table-cell>
          <table:table-cell office:value-type="string" table:style-name="ce17">
            <text:p>PENGELOLA DATA JARINGAN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4" table:style-name="ce1">
            <text:p>2574</text:p>
          </table:table-cell>
          <table:table-cell office:value-type="string" table:style-name="ce20">
            <text:p>Z.1.3.1.8</text:p>
          </table:table-cell>
          <table:table-cell office:value-type="string" table:style-name="ce17">
            <text:p>PENGELOLA SISTEM INFORMASI SARANA DAN PRASARANA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5" table:style-name="ce1">
            <text:p>2575</text:p>
          </table:table-cell>
          <table:table-cell office:value-type="string" table:style-name="ce15">
            <text:p>Z.1.3.2</text:p>
          </table:table-cell>
          <table:table-cell office:value-type="string" table:style-name="ce9">
            <text:p>KEPALA SEKSI PRASARANA JALAN</text:p>
          </table:table-cell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9"/>
        </table:table-row>
        <table:table-row table:style-name="ro2">
          <table:table-cell office:value-type="float" office:value="2576" table:style-name="ce1">
            <text:p>2576</text:p>
          </table:table-cell>
          <table:table-cell office:value-type="string" table:style-name="ce16">
            <text:p>Z.1.3.2.1</text:p>
          </table:table-cell>
          <table:table-cell office:value-type="string" table:style-name="ce17">
            <text:p>PENGELOLA KE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7" table:style-name="ce1">
            <text:p>2577</text:p>
          </table:table-cell>
          <table:table-cell office:value-type="string" table:style-name="ce16">
            <text:p>Z.1.3.2.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8" table:style-name="ce1">
            <text:p>2578</text:p>
          </table:table-cell>
          <table:table-cell office:value-type="string" table:style-name="ce16">
            <text:p>Z.1.3.2.3</text:p>
          </table:table-cell>
          <table:table-cell office:value-type="string" table:style-name="ce17">
            <text:p>PENGELOLA PEMBINAAN DAN ANALISIS PEMBANGUN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9" table:style-name="ce1">
            <text:p>2579</text:p>
          </table:table-cell>
          <table:table-cell office:value-type="string" table:style-name="ce16">
            <text:p>Z.1.3.2.4</text:p>
          </table:table-cell>
          <table:table-cell office:value-type="string" table:style-name="ce17">
            <text:p>PENYUSUN BAHAN KEBIJAK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80" table:style-name="ce1">
            <text:p>2580</text:p>
          </table:table-cell>
          <table:table-cell office:value-type="string" table:style-name="ce15">
            <text:p>Z.1.4</text:p>
          </table:table-cell>
          <table:table-cell office:value-type="string" table:style-name="ce9">
            <text:p>KEPALA BIDANG LALU LINTAS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81" table:style-name="ce1">
            <text:p>2581</text:p>
          </table:table-cell>
          <table:table-cell office:value-type="string" table:style-name="ce15">
            <text:p>Z.1.4.1</text:p>
          </table:table-cell>
          <table:table-cell office:value-type="string" table:style-name="ce14">
            <text:p>KEPALA SEKSI MANAJEMEN DAN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9"/>
        </table:table-row>
        <table:table-row table:style-name="ro2">
          <table:table-cell office:value-type="float" office:value="2582" table:style-name="ce1">
            <text:p>2582</text:p>
          </table:table-cell>
          <table:table-cell office:value-type="string" table:style-name="ce16">
            <text:p>Z.1.4.1.1</text:p>
          </table:table-cell>
          <table:table-cell office:value-type="string" table:style-name="ce17">
            <text:p>PENGELOLA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3" table:style-name="ce1">
            <text:p>2583</text:p>
          </table:table-cell>
          <table:table-cell office:value-type="string" table:style-name="ce16">
            <text:p>Z.1.4.1.2</text:p>
          </table:table-cell>
          <table:table-cell office:value-type="string" table:style-name="ce17">
            <text:p>TEKNISI SURVEY LALU LINTAS JALAN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4" table:style-name="ce1">
            <text:p>2584</text:p>
          </table:table-cell>
          <table:table-cell office:value-type="string" table:style-name="ce16">
            <text:p>Z.1.4.1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5" table:style-name="ce1">
            <text:p>2585</text:p>
          </table:table-cell>
          <table:table-cell office:value-type="string" table:style-name="ce16">
            <text:p>Z.1.4.1.4</text:p>
          </table:table-cell>
          <table:table-cell office:value-type="string" table:style-name="ce17">
            <text:p>ANALIS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6" table:style-name="ce1">
            <text:p>2586</text:p>
          </table:table-cell>
          <table:table-cell office:value-type="string" table:style-name="ce15">
            <text:p>Z.1.4.2</text:p>
          </table:table-cell>
          <table:table-cell office:value-type="string" table:style-name="ce9">
            <text:p>KEPALA SEKSI BINA KESELAMATAN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9"/>
        </table:table-row>
        <table:table-row table:style-name="ro2">
          <table:table-cell office:value-type="float" office:value="2587" table:style-name="ce1">
            <text:p>2587</text:p>
          </table:table-cell>
          <table:table-cell office:value-type="string" table:style-name="ce16">
            <text:p>Z.1.4.2.1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88" table:style-name="ce1">
            <text:p>2588</text:p>
          </table:table-cell>
          <table:table-cell office:value-type="string" table:style-name="ce16">
            <text:p>Z.1.4.2.2</text:p>
          </table:table-cell>
          <table:table-cell office:value-type="string" table:style-name="ce17">
            <text:p>PRANATA STANDAR KESELAMAT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89" table:style-name="ce1">
            <text:p>2589</text:p>
          </table:table-cell>
          <table:table-cell office:value-type="string" table:style-name="ce16">
            <text:p>Z.1.4.2.3</text:p>
          </table:table-cell>
          <table:table-cell office:value-type="string" table:style-name="ce17">
            <text:p>PENGAWAS KESELAMATAN DARAT/JAL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0" table:style-name="ce1">
            <text:p>2590</text:p>
          </table:table-cell>
          <table:table-cell office:value-type="string" table:style-name="ce16">
            <text:p>Z.1.4.2.4</text:p>
          </table:table-cell>
          <table:table-cell office:value-type="string" table:style-name="ce17">
            <text:p>PENYUSUN PROGRAM KESELAMATAN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1" table:style-name="ce1">
            <text:p>2591</text:p>
          </table:table-cell>
          <table:table-cell office:value-type="string" table:style-name="ce16">
            <text:p>Z.1.4.2.5</text:p>
          </table:table-cell>
          <table:table-cell office:value-type="string" table:style-name="ce17">
            <text:p>PENYUSUN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2" table:style-name="ce1">
            <text:p>2592</text:p>
          </table:table-cell>
          <table:table-cell office:value-type="string" table:style-name="ce16">
            <text:p>Z.1.4.2.6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3" table:style-name="ce1">
            <text:p>2593</text:p>
          </table:table-cell>
          <table:table-cell office:value-type="string" table:style-name="ce16">
            <text:p>Z.1.4.2.7</text:p>
          </table:table-cell>
          <table:table-cell office:value-type="string" table:style-name="ce17">
            <text:p>PENGADMINISTRASI LLAJ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4" table:style-name="ce1">
            <text:p>2594</text:p>
          </table:table-cell>
          <table:table-cell office:value-type="string" table:style-name="ce16">
            <text:p>Z.1.4.2.8</text:p>
          </table:table-cell>
          <table:table-cell office:value-type="string" table:style-name="ce17">
            <text:p>PENGAWAS LALU LINTAS DARAT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5" table:style-name="ce1">
            <text:p>2595</text:p>
          </table:table-cell>
          <table:table-cell office:value-type="string" table:style-name="ce16">
            <text:p>Z.1.4.2.9</text:p>
          </table:table-cell>
          <table:table-cell office:value-type="string" table:style-name="ce17">
            <text:p>PENGAWAS DAN PEMBINA ANGKUT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6" table:style-name="ce1">
            <text:p>2596</text:p>
          </table:table-cell>
          <table:table-cell office:value-type="string" table:style-name="ce16">
            <text:p>Z.1.4.2.10</text:p>
          </table:table-cell>
          <table:table-cell office:value-type="string" table:style-name="ce17">
            <text:p>PENGELOLA PENGAWASAN LLAJ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7" table:style-name="ce1">
            <text:p>2597</text:p>
          </table:table-cell>
          <table:table-cell office:value-type="string" table:style-name="ce16">
            <text:p>Z.1.4.2.11</text:p>
          </table:table-cell>
          <table:table-cell office:value-type="string" table:style-name="ce17">
            <text:p>PENGELOLA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8" table:style-name="ce1">
            <text:p>2598</text:p>
          </table:table-cell>
          <table:table-cell office:value-type="string" table:style-name="ce15">
            <text:p>Z.1.5</text:p>
          </table:table-cell>
          <table:table-cell office:value-type="string" table:style-name="ce14">
            <text:p>KEPALA BIDANG PERHUBUNGAN LAUT, UDARA DAN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99" table:style-name="ce1">
            <text:p>2599</text:p>
          </table:table-cell>
          <table:table-cell office:value-type="string" table:style-name="ce15">
            <text:p>Z.1.5.1</text:p>
          </table:table-cell>
          <table:table-cell office:value-type="string" table:style-name="ce9">
            <text:p>KEPALA SEKSI KEPELABUHAN DAN ASDP</text:p>
          </table:table-cell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9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string" table:style-name="ce16">
            <text:p>Z.1.5.1.1</text:p>
          </table:table-cell>
          <table:table-cell office:value-type="string" table:style-name="ce17">
            <text:p>ANALIS PELABUH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1" table:style-name="ce1">
            <text:p>2601</text:p>
          </table:table-cell>
          <table:table-cell office:value-type="string" table:style-name="ce16">
            <text:p>Z.1.5.1.2</text:p>
          </table:table-cell>
          <table:table-cell office:value-type="string" table:style-name="ce17">
            <text:p>PEMERIKSA PELABUH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2" table:style-name="ce1">
            <text:p>2602</text:p>
          </table:table-cell>
          <table:table-cell office:value-type="string" table:style-name="ce16">
            <text:p>Z.1.5.1.3</text:p>
          </table:table-cell>
          <table:table-cell office:value-type="string" table:style-name="ce17">
            <text:p>PENGELOLA DATA SARANA ANGKUTAN SUNGAI, DANAU DAN PENYEBERANG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3" table:style-name="ce1">
            <text:p>2603</text:p>
          </table:table-cell>
          <table:table-cell office:value-type="string" table:style-name="ce16">
            <text:p>Z.1.5.1.4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4" table:style-name="ce1">
            <text:p>2604</text:p>
          </table:table-cell>
          <table:table-cell office:value-type="string" table:style-name="ce16">
            <text:p>Z.1.5.1.5</text:p>
          </table:table-cell>
          <table:table-cell office:value-type="string" table:style-name="ce17">
            <text:p>ANALIS PELAYAR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5" table:style-name="ce1">
            <text:p>2605</text:p>
          </table:table-cell>
          <table:table-cell office:value-type="string" table:style-name="ce16">
            <text:p>Z.1.5.1.6</text:p>
          </table:table-cell>
          <table:table-cell office:value-type="string" table:style-name="ce17">
            <text:p>ANALIS PERIZIN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6" table:style-name="ce1">
            <text:p>2606</text:p>
          </table:table-cell>
          <table:table-cell office:value-type="string" table:style-name="ce16">
            <text:p>Z.1.5.1.7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7" table:style-name="ce1">
            <text:p>2607</text:p>
          </table:table-cell>
          <table:table-cell office:value-type="string" table:style-name="ce16">
            <text:p>Z.1.5.1.8</text:p>
          </table:table-cell>
          <table:table-cell office:value-type="string" table:style-name="ce17">
            <text:p>PEMERIKSA KESELAMATAN PELAYAR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8" table:style-name="ce1">
            <text:p>2608</text:p>
          </table:table-cell>
          <table:table-cell office:value-type="string" table:style-name="ce15">
            <text:p>Z.1.5.2</text:p>
          </table:table-cell>
          <table:table-cell office:value-type="string" table:style-name="ce9">
            <text:p>KEPALA SEKSI PERHUBUNGAN UDARA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9"/>
        </table:table-row>
        <table:table-row table:style-name="ro2">
          <table:table-cell office:value-type="float" office:value="2609" table:style-name="ce1">
            <text:p>2609</text:p>
          </table:table-cell>
          <table:table-cell office:value-type="string" table:style-name="ce20">
            <text:p>Z.1.5.2.1</text:p>
          </table:table-cell>
          <table:table-cell office:value-type="string" table:style-name="ce17">
            <text:p>PEMERIKSA KESELAMATAN PENERBANGAN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0" table:style-name="ce1">
            <text:p>2610</text:p>
          </table:table-cell>
          <table:table-cell office:value-type="string" table:style-name="ce20">
            <text:p>Z.1.5.2.2</text:p>
          </table:table-cell>
          <table:table-cell office:value-type="string" table:style-name="ce17">
            <text:p>ANALIS ANGKUTAN UDARA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1" table:style-name="ce1">
            <text:p>2611</text:p>
          </table:table-cell>
          <table:table-cell office:value-type="string" table:style-name="ce20">
            <text:p>Z.1.5.2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2" table:style-name="ce1">
            <text:p>2612</text:p>
          </table:table-cell>
          <table:table-cell office:value-type="string" table:style-name="ce15">
            <text:p>AA.1</text:p>
          </table:table-cell>
          <table:table-cell office:value-type="string" table:style-name="ce9">
            <text:p>KEPALA DINAS KOMINFO SP</text:p>
          </table:table-cell>
          <table:table-cell office:value-type="float" office:value="27" table:style-name="ce1">
            <text:p>27</text:p>
          </table:table-cell>
          <table:table-cell table:number-columns-repeated="16380" table:style-name="ce1"/>
        </table:table-row>
        <table:table-row table:style-name="ro2">
          <table:table-cell office:value-type="float" office:value="2613" table:style-name="ce1">
            <text:p>2613</text:p>
          </table:table-cell>
          <table:table-cell office:value-type="string" table:style-name="ce16">
            <text:p>AA.1.5</text:p>
          </table:table-cell>
          <table:table-cell office:value-type="string" table:style-name="ce17">
            <text:p>PRANATA KOMPUTER PELAKSANA PEMUL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4" table:style-name="ce1">
            <text:p>2614</text:p>
          </table:table-cell>
          <table:table-cell office:value-type="string" table:style-name="ce16">
            <text:p>AA.1.6</text:p>
          </table:table-cell>
          <table:table-cell office:value-type="string" table:style-name="ce18">
            <text:p>PRANATA KOMPUTER U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5" table:style-name="ce1">
            <text:p>2615</text:p>
          </table:table-cell>
          <table:table-cell office:value-type="string" table:style-name="ce16">
            <text:p>AA.1.7</text:p>
          </table:table-cell>
          <table:table-cell office:value-type="string" table:style-name="ce17">
            <text:p>PRANATA KOMPUTER MADY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6" table:style-name="ce1">
            <text:p>2616</text:p>
          </table:table-cell>
          <table:table-cell office:value-type="string" table:style-name="ce16">
            <text:p>AA.1.8</text:p>
          </table:table-cell>
          <table:table-cell office:value-type="string" table:style-name="ce17">
            <text:p>PRANATA KOMPUTER MUD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7" table:style-name="ce1">
            <text:p>2617</text:p>
          </table:table-cell>
          <table:table-cell office:value-type="string" table:style-name="ce16">
            <text:p>AA.1.9</text:p>
          </table:table-cell>
          <table:table-cell office:value-type="string" table:style-name="ce17">
            <text:p>PRANATA KOMPUTER PER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8" table:style-name="ce1">
            <text:p>2618</text:p>
          </table:table-cell>
          <table:table-cell office:value-type="string" table:style-name="ce16">
            <text:p>AA.1.10</text:p>
          </table:table-cell>
          <table:table-cell office:value-type="string" table:style-name="ce17">
            <text:p>PRANATA KOMPUTER PENYELI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9" table:style-name="ce1">
            <text:p>2619</text:p>
          </table:table-cell>
          <table:table-cell office:value-type="string" table:style-name="ce16">
            <text:p>AA.1.11</text:p>
          </table:table-cell>
          <table:table-cell office:value-type="string" table:style-name="ce17">
            <text:p>PRANATA KOMPUTER PELAKSANA LANJUTAN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0" table:style-name="ce1">
            <text:p>2620</text:p>
          </table:table-cell>
          <table:table-cell office:value-type="string" table:style-name="ce16">
            <text:p>AA.1.12</text:p>
          </table:table-cell>
          <table:table-cell office:value-type="string" table:style-name="ce17">
            <text:p>PRANATA KOMPUTER PELAKSAN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1" table:style-name="ce1">
            <text:p>2621</text:p>
          </table:table-cell>
          <table:table-cell office:value-type="string" table:style-name="ce16">
            <text:p>AA.1.13</text:p>
          </table:table-cell>
          <table:table-cell office:value-type="string" table:style-name="ce21">
            <text:p>ARSIPARIS PELAKSAN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2" table:style-name="ce1">
            <text:p>2622</text:p>
          </table:table-cell>
          <table:table-cell office:value-type="string" table:style-name="ce16">
            <text:p>AA.1.14</text:p>
          </table:table-cell>
          <table:table-cell office:value-type="string" table:style-name="ce21">
            <text:p>ARSIPARIS PELAKSANA LANJUTAN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3" table:style-name="ce1">
            <text:p>2623</text:p>
          </table:table-cell>
          <table:table-cell office:value-type="string" table:style-name="ce16">
            <text:p>AA.1.15</text:p>
          </table:table-cell>
          <table:table-cell office:value-type="string" table:style-name="ce21">
            <text:p>ARSIPARIS PENYELI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4" table:style-name="ce1">
            <text:p>2624</text:p>
          </table:table-cell>
          <table:table-cell office:value-type="string" table:style-name="ce16">
            <text:p>AA.1.16</text:p>
          </table:table-cell>
          <table:table-cell office:value-type="string" table:style-name="ce21">
            <text:p>ARSIPARIS PER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5" table:style-name="ce1">
            <text:p>2625</text:p>
          </table:table-cell>
          <table:table-cell office:value-type="string" table:style-name="ce16">
            <text:p>AA.1.17</text:p>
          </table:table-cell>
          <table:table-cell office:value-type="string" table:style-name="ce21">
            <text:p>ARSIPARIS MUD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6" table:style-name="ce1">
            <text:p>2626</text:p>
          </table:table-cell>
          <table:table-cell office:value-type="string" table:style-name="ce16">
            <text:p>AA.1.18</text:p>
          </table:table-cell>
          <table:table-cell office:value-type="string" table:style-name="ce21">
            <text:p>ANALIS KEBIJAKAN 1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7" table:style-name="ce1">
            <text:p>2627</text:p>
          </table:table-cell>
          <table:table-cell office:value-type="string" table:style-name="ce16">
            <text:p>AA.1.19</text:p>
          </table:table-cell>
          <table:table-cell office:value-type="string" table:style-name="ce21">
            <text:p>ANALIS KEBIJAKAN 2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8" table:style-name="ce1">
            <text:p>2628</text:p>
          </table:table-cell>
          <table:table-cell office:value-type="string" table:style-name="ce16">
            <text:p>AA.1.20</text:p>
          </table:table-cell>
          <table:table-cell office:value-type="string" table:style-name="ce21">
            <text:p>ANALIS KEBIJAKAN 3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9" table:style-name="ce1">
            <text:p>2629</text:p>
          </table:table-cell>
          <table:table-cell office:value-type="string" table:style-name="ce16">
            <text:p>AA.1.21</text:p>
          </table:table-cell>
          <table:table-cell office:value-type="string" table:style-name="ce21">
            <text:p>ANALIS KEBIJAKAN 4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0" table:style-name="ce1">
            <text:p>2630</text:p>
          </table:table-cell>
          <table:table-cell office:value-type="string" table:style-name="ce16">
            <text:p>AA.1.22</text:p>
          </table:table-cell>
          <table:table-cell office:value-type="string" table:style-name="ce21">
            <text:p>ANALIS KEBIJAKAN 5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1" table:style-name="ce1">
            <text:p>2631</text:p>
          </table:table-cell>
          <table:table-cell office:value-type="string" table:style-name="ce16">
            <text:p>AA.1.23</text:p>
          </table:table-cell>
          <table:table-cell office:value-type="string" table:style-name="ce21">
            <text:p>ANALIS KEBIJAKAN 6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2" table:style-name="ce1">
            <text:p>2632</text:p>
          </table:table-cell>
          <table:table-cell office:value-type="string" table:style-name="ce16">
            <text:p>AA.1.24</text:p>
          </table:table-cell>
          <table:table-cell office:value-type="string" table:style-name="ce21">
            <text:p>ANALIS KEBIJAKAN 7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3" table:style-name="ce1">
            <text:p>2633</text:p>
          </table:table-cell>
          <table:table-cell office:value-type="string" table:style-name="ce16">
            <text:p>AA.1.25</text:p>
          </table:table-cell>
          <table:table-cell office:value-type="string" table:style-name="ce21">
            <text:p>ANALIS KEBIJAKAN 8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4" table:style-name="ce1">
            <text:p>2634</text:p>
          </table:table-cell>
          <table:table-cell office:value-type="string" table:style-name="ce15">
            <text:p>AA.1.1</text:p>
          </table:table-cell>
          <table:table-cell office:value-type="string" table:style-name="ce19">
            <text:p>SEKRETARIS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5" table:style-name="ce1">
            <text:p>2635</text:p>
          </table:table-cell>
          <table:table-cell office:value-type="string" table:style-name="ce16">
            <text:p>AA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6" table:style-name="ce1">
            <text:p>2636</text:p>
          </table:table-cell>
          <table:table-cell office:value-type="string" table:style-name="ce16">
            <text:p>AA.1.1.2.2</text:p>
          </table:table-cell>
          <table:table-cell office:value-type="string" table:style-name="ce17">
            <text:p>BENDAHARA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7" table:style-name="ce1">
            <text:p>2637</text:p>
          </table:table-cell>
          <table:table-cell office:value-type="string" table:style-name="ce16">
            <text:p>AA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8" table:style-name="ce1">
            <text:p>2638</text:p>
          </table:table-cell>
          <table:table-cell office:value-type="string" table:style-name="ce16">
            <text:p>AA.1.1.2.4</text:p>
          </table:table-cell>
          <table:table-cell office:value-type="string" table:style-name="ce17">
            <text:p>PENGOLAH DATA APLIKASI DAN PENGELOLA DATA SISTEM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9" table:style-name="ce1">
            <text:p>2639</text:p>
          </table:table-cell>
          <table:table-cell office:value-type="string" table:style-name="ce16">
            <text:p>AA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0" table:style-name="ce1">
            <text:p>2640</text:p>
          </table:table-cell>
          <table:table-cell office:value-type="string" table:style-name="ce16">
            <text:p>AA.1.1.2.6</text:p>
          </table:table-cell>
          <table:table-cell office:value-type="string" table:style-name="ce17">
            <text:p>PENGADMINISTRASI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1" table:style-name="ce1">
            <text:p>2641</text:p>
          </table:table-cell>
          <table:table-cell office:value-type="string" table:style-name="ce16">
            <text:p>AA.1.1.2.7</text:p>
          </table:table-cell>
          <table:table-cell office:value-type="string" table:style-name="ce17">
            <text:p>PENGELOLA AKUNTANSI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2" table:style-name="ce1">
            <text:p>2642</text:p>
          </table:table-cell>
          <table:table-cell office:value-type="string" table:style-name="ce16">
            <text:p>AA.1.1.2.8</text:p>
          </table:table-cell>
          <table:table-cell office:value-type="string" table:style-name="ce17">
            <text:p>PENGELOLA GAJI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3" table:style-name="ce1">
            <text:p>2643</text:p>
          </table:table-cell>
          <table:table-cell office:value-type="string" table:style-name="ce16">
            <text:p>AA.1.1.2.9</text:p>
          </table:table-cell>
          <table:table-cell office:value-type="string" table:style-name="ce17">
            <text:p>PENGADMINISTRASI PAJAK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4" table:style-name="ce1">
            <text:p>2644</text:p>
          </table:table-cell>
          <table:table-cell office:value-type="string" table:style-name="ce16">
            <text:p>AA.1.1.2.10</text:p>
          </table:table-cell>
          <table:table-cell office:value-type="string" table:style-name="ce17">
            <text:p>VERIFIKATOR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5" table:style-name="ce1">
            <text:p>2645</text:p>
          </table:table-cell>
          <table:table-cell office:value-type="string" table:style-name="ce16">
            <text:p>AA.1.1.2.11</text:p>
          </table:table-cell>
          <table:table-cell office:value-type="string" table:style-name="ce17">
            <text:p>PENGELOLA LAPORAN PENYELENGGAARAAN PEMERINTAH DAERAH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6" table:style-name="ce1">
            <text:p>2646</text:p>
          </table:table-cell>
          <table:table-cell office:value-type="string" table:style-name="ce16">
            <text:p>AA.1.1.2.1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7" table:style-name="ce1">
            <text:p>2647</text:p>
          </table:table-cell>
          <table:table-cell office:value-type="string" table:style-name="ce15">
            <text:p>AA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8" table:style-name="ce1">
            <text:p>2648</text:p>
          </table:table-cell>
          <table:table-cell office:value-type="string" table:style-name="ce16">
            <text:p>AA.1.1.1.1</text:p>
          </table:table-cell>
          <table:table-cell office:value-type="string" table:style-name="ce17">
            <text:p>PENGELOLA PERPUSTAKA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49" table:style-name="ce1">
            <text:p>2649</text:p>
          </table:table-cell>
          <table:table-cell office:value-type="string" table:style-name="ce16">
            <text:p>AA.1.1.1.2</text:p>
          </table:table-cell>
          <table:table-cell office:value-type="string" table:style-name="ce17">
            <text:p>PENGEMUDI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0" table:style-name="ce1">
            <text:p>2650</text:p>
          </table:table-cell>
          <table:table-cell office:value-type="string" table:style-name="ce16">
            <text:p>AA.1.1.1.3</text:p>
          </table:table-cell>
          <table:table-cell office:value-type="string" table:style-name="ce17">
            <text:p>PENGADMINISTRASI KEPEGAWAI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1" table:style-name="ce1">
            <text:p>2651</text:p>
          </table:table-cell>
          <table:table-cell office:value-type="string" table:style-name="ce16">
            <text:p>AA.1.1.1.4</text:p>
          </table:table-cell>
          <table:table-cell office:value-type="string" table:style-name="ce17">
            <text:p>PRANATA KEARSIP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2" table:style-name="ce1">
            <text:p>2652</text:p>
          </table:table-cell>
          <table:table-cell office:value-type="string" table:style-name="ce16">
            <text:p>AA.1.1.1.5</text:p>
          </table:table-cell>
          <table:table-cell office:value-type="string" table:style-name="ce17">
            <text:p>PENGELOLA PERJALANAN DINAS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3" table:style-name="ce1">
            <text:p>2653</text:p>
          </table:table-cell>
          <table:table-cell office:value-type="string" table:style-name="ce16">
            <text:p>AA.1.1.1.6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4" table:style-name="ce1">
            <text:p>2654</text:p>
          </table:table-cell>
          <table:table-cell office:value-type="string" table:style-name="ce16">
            <text:p>AA.1.1.1.7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5" table:style-name="ce1">
            <text:p>2655</text:p>
          </table:table-cell>
          <table:table-cell office:value-type="string" table:style-name="ce16">
            <text:p>AA.1.1.1.8</text:p>
          </table:table-cell>
          <table:table-cell office:value-type="string" table:style-name="ce17">
            <text:p>SEKRETARIS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6" table:style-name="ce1">
            <text:p>2656</text:p>
          </table:table-cell>
          <table:table-cell office:value-type="string" table:style-name="ce16">
            <text:p>AA.1.1.1.9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7" table:style-name="ce1">
            <text:p>2657</text:p>
          </table:table-cell>
          <table:table-cell office:value-type="string" table:style-name="ce16">
            <text:p>AA.1.1.1.10</text:p>
          </table:table-cell>
          <table:table-cell office:value-type="string" table:style-name="ce17">
            <text:p>PENGELOLA BARANG MILIK NEGAR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8" table:style-name="ce1">
            <text:p>2658</text:p>
          </table:table-cell>
          <table:table-cell office:value-type="string" table:style-name="ce16">
            <text:p>AA.1.1.1.11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9" table:style-name="ce1">
            <text:p>2659</text:p>
          </table:table-cell>
          <table:table-cell office:value-type="string" table:style-name="ce16">
            <text:p>AA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0" table:style-name="ce1">
            <text:p>2660</text:p>
          </table:table-cell>
          <table:table-cell office:value-type="string" table:style-name="ce16">
            <text:p>AA.1.1.1.13</text:p>
          </table:table-cell>
          <table:table-cell office:value-type="string" table:style-name="ce17">
            <text:p>PETUGAS KEAMAN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1" table:style-name="ce1">
            <text:p>2661</text:p>
          </table:table-cell>
          <table:table-cell office:value-type="string" table:style-name="ce16">
            <text:p>AA.1.1.1.14</text:p>
          </table:table-cell>
          <table:table-cell office:value-type="string" table:style-name="ce17">
            <text:p>PRAMU BAKTI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2" table:style-name="ce1">
            <text:p>2662</text:p>
          </table:table-cell>
          <table:table-cell office:value-type="string" table:style-name="ce15">
            <text:p>AA.1.2</text:p>
          </table:table-cell>
          <table:table-cell office:value-type="string" table:style-name="ce9">
            <text:p>KEPALA BIDANG PENGELOLAAN INFORMASI DAN KEMITRAAN KOMUNIKASI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63" table:style-name="ce1">
            <text:p>2663</text:p>
          </table:table-cell>
          <table:table-cell office:value-type="string" table:style-name="ce16">
            <text:p>AA.1.2.1.1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4" table:style-name="ce1">
            <text:p>2664</text:p>
          </table:table-cell>
          <table:table-cell office:value-type="string" table:style-name="ce16">
            <text:p>AA.1.2.1.2</text:p>
          </table:table-cell>
          <table:table-cell office:value-type="string" table:style-name="ce17">
            <text:p>PENGENDALI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5" table:style-name="ce1">
            <text:p>2665</text:p>
          </table:table-cell>
          <table:table-cell office:value-type="string" table:style-name="ce16">
            <text:p>AA.1.2.1.3</text:p>
          </table:table-cell>
          <table:table-cell office:value-type="string" table:style-name="ce17">
            <text:p>TEKNISI JARINGAN INSTALASI<text:s/>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6" table:style-name="ce1">
            <text:p>2666</text:p>
          </table:table-cell>
          <table:table-cell office:value-type="string" table:style-name="ce16">
            <text:p>AA.1.2.1.4</text:p>
          </table:table-cell>
          <table:table-cell office:value-type="string" table:style-name="ce17">
            <text:p>TEKNISI ALAT ELEKTRO DAN ALAT KOMUNIK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7" table:style-name="ce1">
            <text:p>2667</text:p>
          </table:table-cell>
          <table:table-cell office:value-type="string" table:style-name="ce16">
            <text:p>AA.1.2.1.5</text:p>
          </table:table-cell>
          <table:table-cell office:value-type="string" table:style-name="ce18">
            <text:p>ANALIS SISTEM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8" table:style-name="ce1">
            <text:p>2668</text:p>
          </table:table-cell>
          <table:table-cell office:value-type="string" table:style-name="ce16">
            <text:p>AA.1.2.1.6</text:p>
          </table:table-cell>
          <table:table-cell office:value-type="string" table:style-name="ce17">
            <text:p>PENGELOLA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9" table:style-name="ce1">
            <text:p>2669</text:p>
          </table:table-cell>
          <table:table-cell office:value-type="string" table:style-name="ce16">
            <text:p>AA.1.2.1.7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0" table:style-name="ce1">
            <text:p>2670</text:p>
          </table:table-cell>
          <table:table-cell office:value-type="string" table:style-name="ce16">
            <text:p>AA.1.2.1.8</text:p>
          </table:table-cell>
          <table:table-cell office:value-type="string" table:style-name="ce18">
            <text:p>PENGELOLA SISTEM DAN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1" table:style-name="ce1">
            <text:p>2671</text:p>
          </table:table-cell>
          <table:table-cell office:value-type="string" table:style-name="ce16">
            <text:p>AA.1.2.1.9</text:p>
          </table:table-cell>
          <table:table-cell office:value-type="string" table:style-name="ce18">
            <text:p>ANALIS SISTEM INFORMASI DAN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2" table:style-name="ce1">
            <text:p>2672</text:p>
          </table:table-cell>
          <table:table-cell office:value-type="string" table:style-name="ce16">
            <text:p>AA.1.2.1.10</text:p>
          </table:table-cell>
          <table:table-cell office:value-type="string" table:style-name="ce18">
            <text:p>PENGELOLA INSTALASI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3" table:style-name="ce1">
            <text:p>2673</text:p>
          </table:table-cell>
          <table:table-cell office:value-type="string" table:style-name="ce16">
            <text:p>AA.1.2.1.11</text:p>
          </table:table-cell>
          <table:table-cell office:value-type="string" table:style-name="ce18">
            <text:p>PENGELOLA SITUS ATAU WEB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4" table:style-name="ce1">
            <text:p>2674</text:p>
          </table:table-cell>
          <table:table-cell office:value-type="string" table:style-name="ce16">
            <text:p>AA.1.2.1.12</text:p>
          </table:table-cell>
          <table:table-cell office:value-type="string" table:style-name="ce17">
            <text:p>PENGOLAH DATA PENYULUHAN DAN LAYAN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5" table:style-name="ce1">
            <text:p>2675</text:p>
          </table:table-cell>
          <table:table-cell office:value-type="string" table:style-name="ce16">
            <text:p>AA.1.2.1.13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6" table:style-name="ce1">
            <text:p>2676</text:p>
          </table:table-cell>
          <table:table-cell office:value-type="string" table:style-name="ce16">
            <text:p>AA.1.2.1.14</text:p>
          </table:table-cell>
          <table:table-cell office:value-type="string" table:style-name="ce17">
            <text:p>ANALIS SUMBER DAYA IPTEK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7" table:style-name="ce1">
            <text:p>2677</text:p>
          </table:table-cell>
          <table:table-cell office:value-type="string" table:style-name="ce16">
            <text:p>AA.1.2.1.15</text:p>
          </table:table-cell>
          <table:table-cell office:value-type="string" table:style-name="ce17">
            <text:p>PENYULUH TEKNIK INFOMATIKA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8" table:style-name="ce1">
            <text:p>2678</text:p>
          </table:table-cell>
          <table:table-cell office:value-type="string" table:style-name="ce15">
            <text:p>AA.1.3</text:p>
          </table:table-cell>
          <table:table-cell office:value-type="string" table:style-name="ce9">
            <text:p>KEPALA BIDANG EKOSISTEM SPBE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79" table:style-name="ce1">
            <text:p>2679</text:p>
          </table:table-cell>
          <table:table-cell office:value-type="string" table:style-name="ce16">
            <text:p>AA.1.3.1.1</text:p>
          </table:table-cell>
          <table:table-cell office:value-type="string" table:style-name="ce17">
            <text:p>ANALIS SISTEM INFORM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0" table:style-name="ce1">
            <text:p>2680</text:p>
          </table:table-cell>
          <table:table-cell office:value-type="string" table:style-name="ce16">
            <text:p>AA.1.3.1.2</text:p>
          </table:table-cell>
          <table:table-cell office:value-type="string" table:style-name="ce17">
            <text:p>PENGELOLA SISTEM INFORMASI GEOGRAFIS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1" table:style-name="ce1">
            <text:p>2681</text:p>
          </table:table-cell>
          <table:table-cell office:value-type="string" table:style-name="ce16">
            <text:p>AA.1.3.1.3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2" table:style-name="ce1">
            <text:p>2682</text:p>
          </table:table-cell>
          <table:table-cell office:value-type="string" table:style-name="ce16">
            <text:p>AA.1.3.1.4</text:p>
          </table:table-cell>
          <table:table-cell office:value-type="string" table:style-name="ce17">
            <text:p>PENGELOLA DATABASE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3" table:style-name="ce1">
            <text:p>2683</text:p>
          </table:table-cell>
          <table:table-cell office:value-type="string" table:style-name="ce16">
            <text:p>AA.1.3.1.5</text:p>
          </table:table-cell>
          <table:table-cell office:value-type="string" table:style-name="ce17">
            <text:p>PENGELOLA SITUS/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4" table:style-name="ce1">
            <text:p>2684</text:p>
          </table:table-cell>
          <table:table-cell office:value-type="string" table:style-name="ce16">
            <text:p>AA.1.3.1.6</text:p>
          </table:table-cell>
          <table:table-cell office:value-type="string" table:style-name="ce17">
            <text:p>PERANCANG GRAFIS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5" table:style-name="ce1">
            <text:p>2685</text:p>
          </table:table-cell>
          <table:table-cell office:value-type="string" table:style-name="ce16">
            <text:p>AA.1.3.1.7</text:p>
          </table:table-cell>
          <table:table-cell office:value-type="string" table:style-name="ce17">
            <text:p>TEKNISI PRODUKSI MULTIMEDIA DAN 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6" table:style-name="ce1">
            <text:p>2686</text:p>
          </table:table-cell>
          <table:table-cell office:value-type="string" table:style-name="ce16">
            <text:p>AA.1.3.1.8</text:p>
          </table:table-cell>
          <table:table-cell office:value-type="string" table:style-name="ce17">
            <text:p>ANALIS BERIT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7" table:style-name="ce1">
            <text:p>2687</text:p>
          </table:table-cell>
          <table:table-cell office:value-type="string" table:style-name="ce16">
            <text:p>AA.1.3.1.9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8" table:style-name="ce1">
            <text:p>2688</text:p>
          </table:table-cell>
          <table:table-cell office:value-type="string" table:style-name="ce16">
            <text:p>AA.1.3.1.10</text:p>
          </table:table-cell>
          <table:table-cell office:value-type="string" table:style-name="ce17">
            <text:p>ANALIS HUMAS DAN PROTOKOL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9" table:style-name="ce1">
            <text:p>2689</text:p>
          </table:table-cell>
          <table:table-cell office:value-type="string" table:style-name="ce16">
            <text:p>AA.1.3.1.11</text:p>
          </table:table-cell>
          <table:table-cell office:value-type="string" table:style-name="ce17">
            <text:p>PENGADMINISTRASI DATA PENYAJIAN DAN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0" table:style-name="ce1">
            <text:p>2690</text:p>
          </table:table-cell>
          <table:table-cell office:value-type="string" table:style-name="ce16">
            <text:p>AA.1.3.1.12</text:p>
          </table:table-cell>
          <table:table-cell office:value-type="string" table:style-name="ce17">
            <text:p>ANALIS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1" table:style-name="ce1">
            <text:p>2691</text:p>
          </table:table-cell>
          <table:table-cell office:value-type="string" table:style-name="ce16">
            <text:p>AA.1.3.1.13</text:p>
          </table:table-cell>
          <table:table-cell office:value-type="string" table:style-name="ce17">
            <text:p>PENYUSUN BAHAN INFORMASI DAN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2" table:style-name="ce1">
            <text:p>2692</text:p>
          </table:table-cell>
          <table:table-cell office:value-type="string" table:style-name="ce16">
            <text:p>AA.1.3.1.14</text:p>
          </table:table-cell>
          <table:table-cell office:value-type="string" table:style-name="ce17">
            <text:p>ANALIS KEMITRA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3" table:style-name="ce1">
            <text:p>2693</text:p>
          </table:table-cell>
          <table:table-cell office:value-type="string" table:style-name="ce16">
            <text:p>AA.1.3.1.15</text:p>
          </table:table-cell>
          <table:table-cell office:value-type="string" table:style-name="ce17">
            <text:p>PENGELOLA SITUS/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4" table:style-name="ce1">
            <text:p>2694</text:p>
          </table:table-cell>
          <table:table-cell office:value-type="string" table:style-name="ce16">
            <text:p>AA.1.3.1.16</text:p>
          </table:table-cell>
          <table:table-cell office:value-type="string" table:style-name="ce17">
            <text:p>PENGELOLA DOKUMEN PUTUS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5" table:style-name="ce1">
            <text:p>2695</text:p>
          </table:table-cell>
          <table:table-cell office:value-type="string" table:style-name="ce16">
            <text:p>AA.1.3.1.17</text:p>
          </table:table-cell>
          <table:table-cell office:value-type="string" table:style-name="ce17">
            <text:p>PENGADMINISTRASI ANALISIS DAN KEMITRAAN MEDI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6" table:style-name="ce1">
            <text:p>2696</text:p>
          </table:table-cell>
          <table:table-cell office:value-type="string" table:style-name="ce16">
            <text:p>AA.1.3.1.18</text:p>
          </table:table-cell>
          <table:table-cell office:value-type="string" table:style-name="ce17">
            <text:p>ANALIS PENGADUAN MASYARAKAT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7" table:style-name="ce1">
            <text:p>2697</text:p>
          </table:table-cell>
          <table:table-cell office:value-type="string" table:style-name="ce16">
            <text:p>AA.1.3.1.19</text:p>
          </table:table-cell>
          <table:table-cell office:value-type="string" table:style-name="ce17">
            <text:p>ANALIS KONTEN MEDIA SOSI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8" table:style-name="ce1">
            <text:p>2698</text:p>
          </table:table-cell>
          <table:table-cell office:value-type="string" table:style-name="ce16">
            <text:p>AA.1.3.1.20</text:p>
          </table:table-cell>
          <table:table-cell office:value-type="string" table:style-name="ce17">
            <text:p>ANALIS KELEMBAGA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9" table:style-name="ce1">
            <text:p>2699</text:p>
          </table:table-cell>
          <table:table-cell office:value-type="string" table:style-name="ce15">
            <text:p>AA.1.4</text:p>
          </table:table-cell>
          <table:table-cell office:value-type="string" table:style-name="ce9">
            <text:p>KEPALA BIDANG STATISTIK PERSANDIAN DAN KEAMAN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700" table:style-name="ce1">
            <text:p>2700</text:p>
          </table:table-cell>
          <table:table-cell office:value-type="string" table:style-name="ce16">
            <text:p>AA.1.4.1.1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1" table:style-name="ce1">
            <text:p>2701</text:p>
          </table:table-cell>
          <table:table-cell office:value-type="string" table:style-name="ce16">
            <text:p>AA.1.4.1.2</text:p>
          </table:table-cell>
          <table:table-cell office:value-type="string" table:style-name="ce17">
            <text:p>PRANATA ALAT PERSANDIAN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2" table:style-name="ce1">
            <text:p>2702</text:p>
          </table:table-cell>
          <table:table-cell office:value-type="string" table:style-name="ce16">
            <text:p>AA.1.4.1.3</text:p>
          </table:table-cell>
          <table:table-cell office:value-type="string" table:style-name="ce17">
            <text:p>OPERATOR SANDI DAN TELEKOMUNIKASI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3" table:style-name="ce1">
            <text:p>2703</text:p>
          </table:table-cell>
          <table:table-cell office:value-type="string" table:style-name="ce16">
            <text:p>AA.1.4.1.4</text:p>
          </table:table-cell>
          <table:table-cell office:value-type="string" table:style-name="ce17">
            <text:p>ANALIS PERSANDIAN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4" table:style-name="ce1">
            <text:p>2704</text:p>
          </table:table-cell>
          <table:table-cell office:value-type="string" table:style-name="ce16">
            <text:p>AA.1.4.1.5</text:p>
          </table:table-cell>
          <table:table-cell office:value-type="string" table:style-name="ce17">
            <text:p>ANALIS PROTEKSI KEAMANAN SIBER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5" table:style-name="ce1">
            <text:p>2705</text:p>
          </table:table-cell>
          <table:table-cell office:value-type="string" table:style-name="ce16">
            <text:p>AA.1.4.1.6</text:p>
          </table:table-cell>
          <table:table-cell office:value-type="string" table:style-name="ce17">
            <text:p>PENGELOLA DATA STATISTIK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6" table:style-name="ce1">
            <text:p>2706</text:p>
          </table:table-cell>
          <table:table-cell office:value-type="string" table:style-name="ce16">
            <text:p>AA.1.4.1.7</text:p>
          </table:table-cell>
          <table:table-cell office:value-type="string" table:style-name="ce17">
            <text:p>ANALIS DATA D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7" table:style-name="ce1">
            <text:p>2707</text:p>
          </table:table-cell>
          <table:table-cell office:value-type="string" table:style-name="ce16">
            <text:p>AA.1.4.1.8</text:p>
          </table:table-cell>
          <table:table-cell office:value-type="string" table:style-name="ce17">
            <text:p>ANALIS STATISTIK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8" table:style-name="ce1">
            <text:p>2708</text:p>
          </table:table-cell>
          <table:table-cell office:value-type="string" table:style-name="ce16">
            <text:p>AA.1.4.1.9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9" table:style-name="ce1">
            <text:p>2709</text:p>
          </table:table-cell>
          <table:table-cell office:value-type="string" table:style-name="ce15">
            <text:p>AB.1</text:p>
          </table:table-cell>
          <table:table-cell office:value-type="string" table:style-name="ce9">
            <text:p>KEPALA DINAS KOPERASI UKM</text:p>
          </table:table-cell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2">
          <table:table-cell office:value-type="float" office:value="2710" table:style-name="ce1">
            <text:p>2710</text:p>
          </table:table-cell>
          <table:table-cell office:value-type="string" table:style-name="ce16">
            <text:p>AB.1.5</text:p>
          </table:table-cell>
          <table:table-cell office:value-type="string" table:style-name="ce21">
            <text:p>ARSIPARIS PELAKSAN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1" table:style-name="ce1">
            <text:p>2711</text:p>
          </table:table-cell>
          <table:table-cell office:value-type="string" table:style-name="ce16">
            <text:p>AB.1.6</text:p>
          </table:table-cell>
          <table:table-cell office:value-type="string" table:style-name="ce21">
            <text:p>ARSIPARIS PELAKSANA LANJUTAN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2" table:style-name="ce1">
            <text:p>2712</text:p>
          </table:table-cell>
          <table:table-cell office:value-type="string" table:style-name="ce16">
            <text:p>AB.1.7</text:p>
          </table:table-cell>
          <table:table-cell office:value-type="string" table:style-name="ce21">
            <text:p>ARSIPARIS PENYELI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3" table:style-name="ce1">
            <text:p>2713</text:p>
          </table:table-cell>
          <table:table-cell office:value-type="string" table:style-name="ce16">
            <text:p>AB.1.8</text:p>
          </table:table-cell>
          <table:table-cell office:value-type="string" table:style-name="ce21">
            <text:p>ARSIPARIS PERTAM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4" table:style-name="ce1">
            <text:p>2714</text:p>
          </table:table-cell>
          <table:table-cell office:value-type="string" table:style-name="ce16">
            <text:p>AB.1.9</text:p>
          </table:table-cell>
          <table:table-cell office:value-type="string" table:style-name="ce21">
            <text:p>ARSIPARIS MUD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5" table:style-name="ce1">
            <text:p>2715</text:p>
          </table:table-cell>
          <table:table-cell office:value-type="string" table:style-name="ce16">
            <text:p>AB.1.10</text:p>
          </table:table-cell>
          <table:table-cell office:value-type="string" table:style-name="ce21">
            <text:p>ANALIS KEBIJAKAN 1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6" table:style-name="ce1">
            <text:p>2716</text:p>
          </table:table-cell>
          <table:table-cell office:value-type="string" table:style-name="ce16">
            <text:p>AB.1.11</text:p>
          </table:table-cell>
          <table:table-cell office:value-type="string" table:style-name="ce21">
            <text:p>ANALIS KEBIJAKAN 2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7" table:style-name="ce1">
            <text:p>2717</text:p>
          </table:table-cell>
          <table:table-cell office:value-type="string" table:style-name="ce16">
            <text:p>AB.1.12</text:p>
          </table:table-cell>
          <table:table-cell office:value-type="string" table:style-name="ce21">
            <text:p>ANALIS KEBIJAKAN 3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8" table:style-name="ce1">
            <text:p>2718</text:p>
          </table:table-cell>
          <table:table-cell office:value-type="string" table:style-name="ce16">
            <text:p>AB.1.13</text:p>
          </table:table-cell>
          <table:table-cell office:value-type="string" table:style-name="ce21">
            <text:p>ANALIS KEBIJAKAN 4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9" table:style-name="ce1">
            <text:p>2719</text:p>
          </table:table-cell>
          <table:table-cell office:value-type="string" table:style-name="ce16">
            <text:p>AB.1.14</text:p>
          </table:table-cell>
          <table:table-cell office:value-type="string" table:style-name="ce21">
            <text:p>ANALIS KEBIJAKAN 5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0" table:style-name="ce1">
            <text:p>2720</text:p>
          </table:table-cell>
          <table:table-cell office:value-type="string" table:style-name="ce16">
            <text:p>AB.1.15</text:p>
          </table:table-cell>
          <table:table-cell office:value-type="string" table:style-name="ce21">
            <text:p>ANALIS KEBIJAKAN 6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1" table:style-name="ce1">
            <text:p>2721</text:p>
          </table:table-cell>
          <table:table-cell office:value-type="string" table:style-name="ce16">
            <text:p>AB.1.16</text:p>
          </table:table-cell>
          <table:table-cell office:value-type="string" table:style-name="ce21">
            <text:p>ANALIS KEBIJAKAN 7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2" table:style-name="ce1">
            <text:p>2722</text:p>
          </table:table-cell>
          <table:table-cell office:value-type="string" table:style-name="ce16">
            <text:p>AB.1.17</text:p>
          </table:table-cell>
          <table:table-cell office:value-type="string" table:style-name="ce21">
            <text:p>ANALIS KEBIJAKAN 8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3" table:style-name="ce1">
            <text:p>2723</text:p>
          </table:table-cell>
          <table:table-cell office:value-type="string" table:style-name="ce16">
            <text:p>AB.1.18</text:p>
          </table:table-cell>
          <table:table-cell office:value-type="string" table:style-name="ce21">
            <text:p>ANALIS KEBIJAKAN 9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4" table:style-name="ce1">
            <text:p>2724</text:p>
          </table:table-cell>
          <table:table-cell office:value-type="string" table:style-name="ce16">
            <text:p>AB.1.19</text:p>
          </table:table-cell>
          <table:table-cell office:value-type="string" table:style-name="ce21">
            <text:p>ANALIS KEBIJAKAN 10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5" table:style-name="ce1">
            <text:p>2725</text:p>
          </table:table-cell>
          <table:table-cell office:value-type="string" table:style-name="ce15">
            <text:p>AB.1.1</text:p>
          </table:table-cell>
          <table:table-cell office:value-type="string" table:style-name="ce19">
            <text:p>SEKRETARIS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6" table:style-name="ce1">
            <text:p>2726</text:p>
          </table:table-cell>
          <table:table-cell office:value-type="string" table:style-name="ce16">
            <text:p>AB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7" table:style-name="ce1">
            <text:p>2727</text:p>
          </table:table-cell>
          <table:table-cell office:value-type="string" table:style-name="ce16">
            <text:p>AB.1.1.2.2</text:p>
          </table:table-cell>
          <table:table-cell office:value-type="string" table:style-name="ce17">
            <text:p>PENGELOLA GAJI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8" table:style-name="ce1">
            <text:p>2728</text:p>
          </table:table-cell>
          <table:table-cell office:value-type="string" table:style-name="ce16">
            <text:p>AB.1.1.2.3</text:p>
          </table:table-cell>
          <table:table-cell office:value-type="string" table:style-name="ce17">
            <text:p>BENDAHARA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9" table:style-name="ce1">
            <text:p>2729</text:p>
          </table:table-cell>
          <table:table-cell office:value-type="string" table:style-name="ce16">
            <text:p>AB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0" table:style-name="ce1">
            <text:p>2730</text:p>
          </table:table-cell>
          <table:table-cell office:value-type="string" table:style-name="ce16">
            <text:p>AB.1.1.2.5</text:p>
          </table:table-cell>
          <table:table-cell office:value-type="string" table:style-name="ce17">
            <text:p>PENYUSUN PROGRAM ANGGARAN DAN LAPOR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1" table:style-name="ce1">
            <text:p>2731</text:p>
          </table:table-cell>
          <table:table-cell office:value-type="string" table:style-name="ce16">
            <text:p>AB.1.1.2.6</text:p>
          </table:table-cell>
          <table:table-cell office:value-type="string" table:style-name="ce17">
            <text:p>PENGADMINISTRASI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2" table:style-name="ce1">
            <text:p>2732</text:p>
          </table:table-cell>
          <table:table-cell office:value-type="string" table:style-name="ce16">
            <text:p>AB.1.1.2.7</text:p>
          </table:table-cell>
          <table:table-cell office:value-type="string" table:style-name="ce17">
            <text:p>VERIFIKATOR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3" table:style-name="ce1">
            <text:p>2733</text:p>
          </table:table-cell>
          <table:table-cell office:value-type="string" table:style-name="ce16">
            <text:p>AB.1.1.2.8</text:p>
          </table:table-cell>
          <table:table-cell office:value-type="string" table:style-name="ce17">
            <text:p>PENGADMINISTRASI PAJAK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4" table:style-name="ce1">
            <text:p>2734</text:p>
          </table:table-cell>
          <table:table-cell office:value-type="string" table:style-name="ce16">
            <text:p>AB.1.1.2.9</text:p>
          </table:table-cell>
          <table:table-cell office:value-type="string" table:style-name="ce17">
            <text:p>PENGELOLA AKUNTANSI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5" table:style-name="ce1">
            <text:p>2735</text:p>
          </table:table-cell>
          <table:table-cell office:value-type="string" table:style-name="ce16">
            <text:p>AB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6" table:style-name="ce1">
            <text:p>2736</text:p>
          </table:table-cell>
          <table:table-cell office:value-type="string" table:style-name="ce16">
            <text:p>AB.1.1.2.11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7" table:style-name="ce1">
            <text:p>2737</text:p>
          </table:table-cell>
          <table:table-cell office:value-type="string" table:style-name="ce15">
            <text:p>AB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8" table:style-name="ce1">
            <text:p>2738</text:p>
          </table:table-cell>
          <table:table-cell office:value-type="string" table:style-name="ce16">
            <text:p>AB.1.1.1.1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39" table:style-name="ce1">
            <text:p>2739</text:p>
          </table:table-cell>
          <table:table-cell office:value-type="string" table:style-name="ce16">
            <text:p>AB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0" table:style-name="ce1">
            <text:p>2740</text:p>
          </table:table-cell>
          <table:table-cell office:value-type="string" table:style-name="ce16">
            <text:p>AB.1.1.1.3</text:p>
          </table:table-cell>
          <table:table-cell office:value-type="string" table:style-name="ce17">
            <text:p>PRANATA KEARSIP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1" table:style-name="ce1">
            <text:p>2741</text:p>
          </table:table-cell>
          <table:table-cell office:value-type="string" table:style-name="ce16">
            <text:p>AB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2" table:style-name="ce1">
            <text:p>2742</text:p>
          </table:table-cell>
          <table:table-cell office:value-type="string" table:style-name="ce16">
            <text:p>AB.1.1.1.5</text:p>
          </table:table-cell>
          <table:table-cell office:value-type="string" table:style-name="ce17">
            <text:p>PRANATA BARANG DAN JAS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3" table:style-name="ce1">
            <text:p>2743</text:p>
          </table:table-cell>
          <table:table-cell office:value-type="string" table:style-name="ce16">
            <text:p>AB.1.1.1.6</text:p>
          </table:table-cell>
          <table:table-cell office:value-type="string" table:style-name="ce17">
            <text:p>PETUGAS KEAMAN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4" table:style-name="ce1">
            <text:p>2744</text:p>
          </table:table-cell>
          <table:table-cell office:value-type="string" table:style-name="ce16">
            <text:p>AB.1.1.1.7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5" table:style-name="ce1">
            <text:p>2745</text:p>
          </table:table-cell>
          <table:table-cell office:value-type="string" table:style-name="ce16">
            <text:p>AB.1.1.1.8</text:p>
          </table:table-cell>
          <table:table-cell office:value-type="string" table:style-name="ce17">
            <text:p>PRAMU BAKTI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6" table:style-name="ce1">
            <text:p>2746</text:p>
          </table:table-cell>
          <table:table-cell office:value-type="string" table:style-name="ce16">
            <text:p>AB.1.1.1.9</text:p>
          </table:table-cell>
          <table:table-cell office:value-type="string" table:style-name="ce17">
            <text:p>PENGADMINISTRASI KEPEGAWAI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7" table:style-name="ce1">
            <text:p>2747</text:p>
          </table:table-cell>
          <table:table-cell office:value-type="string" table:style-name="ce16">
            <text:p>AB.1.1.1.10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8" table:style-name="ce1">
            <text:p>2748</text:p>
          </table:table-cell>
          <table:table-cell office:value-type="string" table:style-name="ce16">
            <text:p>AB.1.1.1.11</text:p>
          </table:table-cell>
          <table:table-cell office:value-type="string" table:style-name="ce17">
            <text:p>PENGEMUDI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9" table:style-name="ce1">
            <text:p>2749</text:p>
          </table:table-cell>
          <table:table-cell office:value-type="string" table:style-name="ce16">
            <text:p>AB.1.1.1.12</text:p>
          </table:table-cell>
          <table:table-cell office:value-type="string" table:style-name="ce17">
            <text:p>SEKRETARIS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0" table:style-name="ce1">
            <text:p>2750</text:p>
          </table:table-cell>
          <table:table-cell office:value-type="string" table:style-name="ce16">
            <text:p>AB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1" table:style-name="ce1">
            <text:p>2751</text:p>
          </table:table-cell>
          <table:table-cell office:value-type="string" table:style-name="ce16">
            <text:p>AB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2" table:style-name="ce1">
            <text:p>2752</text:p>
          </table:table-cell>
          <table:table-cell office:value-type="string" table:style-name="ce15">
            <text:p>AB.1.2</text:p>
          </table:table-cell>
          <table:table-cell office:value-type="string" table:style-name="ce9">
            <text:p>KEPALA BIDANG KELEMBAGAAN DAN PENGAWASAN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53" table:style-name="ce1">
            <text:p>2753</text:p>
          </table:table-cell>
          <table:table-cell office:value-type="string" table:style-name="ce16">
            <text:p>AB.1.2.1.1</text:p>
          </table:table-cell>
          <table:table-cell office:value-type="string" table:style-name="ce17">
            <text:p>PENGELOLA KEBIJAKAN KELEMBAG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4" table:style-name="ce1">
            <text:p>2754</text:p>
          </table:table-cell>
          <table:table-cell office:value-type="string" table:style-name="ce16">
            <text:p>AB.1.2.1.2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5" table:style-name="ce1">
            <text:p>2755</text:p>
          </table:table-cell>
          <table:table-cell office:value-type="string" table:style-name="ce16">
            <text:p>AB.1.2.1.3</text:p>
          </table:table-cell>
          <table:table-cell office:value-type="string" table:style-name="ce17">
            <text:p>ANALIS KELEMBAGA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6" table:style-name="ce1">
            <text:p>2756</text:p>
          </table:table-cell>
          <table:table-cell office:value-type="string" table:style-name="ce16">
            <text:p>AB.1.2.1.4</text:p>
          </table:table-cell>
          <table:table-cell office:value-type="string" table:style-name="ce17">
            <text:p>PENGADMINISTRASI PERIZIN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7" table:style-name="ce1">
            <text:p>2757</text:p>
          </table:table-cell>
          <table:table-cell office:value-type="string" table:style-name="ce16">
            <text:p>AB.1.2.1.5</text:p>
          </table:table-cell>
          <table:table-cell office:value-type="string" table:style-name="ce17">
            <text:p>ANALIS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8" table:style-name="ce1">
            <text:p>2758</text:p>
          </table:table-cell>
          <table:table-cell office:value-type="string" table:style-name="ce16">
            <text:p>AB.1.2.1.6</text:p>
          </table:table-cell>
          <table:table-cell office:value-type="string" table:style-name="ce17">
            <text:p>PENYUSUN BAHAN BIMBINGAN TEKNIS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9" table:style-name="ce1">
            <text:p>2759</text:p>
          </table:table-cell>
          <table:table-cell office:value-type="string" table:style-name="ce16">
            <text:p>AB.1.2.1.7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0" table:style-name="ce1">
            <text:p>2760</text:p>
          </table:table-cell>
          <table:table-cell office:value-type="string" table:style-name="ce16">
            <text:p>AB.1.2.1.8</text:p>
          </table:table-cell>
          <table:table-cell office:value-type="string" table:style-name="ce17">
            <text:p>PENYULUH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1" table:style-name="ce1">
            <text:p>2761</text:p>
          </table:table-cell>
          <table:table-cell office:value-type="string" table:style-name="ce16">
            <text:p>AB.1.2.1.9</text:p>
          </table:table-cell>
          <table:table-cell office:value-type="string" table:style-name="ce17">
            <text:p>PENGELOLA PENGAWAS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2" table:style-name="ce1">
            <text:p>2762</text:p>
          </table:table-cell>
          <table:table-cell office:value-type="string" table:style-name="ce16">
            <text:p>AB.1.2.1.10</text:p>
          </table:table-cell>
          <table:table-cell office:value-type="string" table:style-name="ce17">
            <text:p>PENGELOLA KEBIJAKAN KELEMBAG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3" table:style-name="ce1">
            <text:p>2763</text:p>
          </table:table-cell>
          <table:table-cell office:value-type="string" table:style-name="ce16">
            <text:p>AB.1.2.1.11</text:p>
          </table:table-cell>
          <table:table-cell office:value-type="string" table:style-name="ce17">
            <text:p>PENGOLAH DATA LAPORAN PENILAI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4" table:style-name="ce1">
            <text:p>2764</text:p>
          </table:table-cell>
          <table:table-cell office:value-type="string" table:style-name="ce16">
            <text:p>AB.1.2.1.12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5" table:style-name="ce1">
            <text:p>2765</text:p>
          </table:table-cell>
          <table:table-cell office:value-type="string" table:style-name="ce15">
            <text:p>AB.1.3</text:p>
          </table:table-cell>
          <table:table-cell office:value-type="string" table:style-name="ce9">
            <text:p>KEPALA BIDANG PEMBERDAY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66" table:style-name="ce1">
            <text:p>2766</text:p>
          </table:table-cell>
          <table:table-cell office:value-type="string" table:style-name="ce16">
            <text:p>AB.1.3.1.1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7" table:style-name="ce1">
            <text:p>2767</text:p>
          </table:table-cell>
          <table:table-cell office:value-type="string" table:style-name="ce16">
            <text:p>AB.1.3.1.2</text:p>
          </table:table-cell>
          <table:table-cell office:value-type="string" table:style-name="ce17">
            <text:p>FASILITATOR PROMO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8" table:style-name="ce1">
            <text:p>2768</text:p>
          </table:table-cell>
          <table:table-cell office:value-type="string" table:style-name="ce16">
            <text:p>AB.1.3.1.3</text:p>
          </table:table-cell>
          <table:table-cell office:value-type="string" table:style-name="ce17">
            <text:p>FASILITATOR SARANA PEMASARAN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9" table:style-name="ce1">
            <text:p>2769</text:p>
          </table:table-cell>
          <table:table-cell office:value-type="string" table:style-name="ce16">
            <text:p>AB.1.3.1.4</text:p>
          </table:table-cell>
          <table:table-cell office:value-type="string" table:style-name="ce17">
            <text:p>PENYUSUN RENCANA KEMITRAAN USAHA BESAR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0" table:style-name="ce1">
            <text:p>2770</text:p>
          </table:table-cell>
          <table:table-cell office:value-type="string" table:style-name="ce16">
            <text:p>AB.1.3.1.5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1" table:style-name="ce1">
            <text:p>2771</text:p>
          </table:table-cell>
          <table:table-cell office:value-type="string" table:style-name="ce16">
            <text:p>AB.1.3.1.6</text:p>
          </table:table-cell>
          <table:table-cell office:value-type="string" table:style-name="ce17">
            <text:p>PRANATA DIKLAT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2" table:style-name="ce1">
            <text:p>2772</text:p>
          </table:table-cell>
          <table:table-cell office:value-type="string" table:style-name="ce16">
            <text:p>AB.1.3.1.7</text:p>
          </table:table-cell>
          <table:table-cell office:value-type="string" table:style-name="ce17">
            <text:p>PENYUSUN BIMBINGAN TEKNIS KOPERA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3" table:style-name="ce1">
            <text:p>2773</text:p>
          </table:table-cell>
          <table:table-cell office:value-type="string" table:style-name="ce16">
            <text:p>AB.1.3.1.8</text:p>
          </table:table-cell>
          <table:table-cell office:value-type="string" table:style-name="ce17">
            <text:p>PENGELOLA PERMODALAN KOPERASI USAHA KECIL, MIKRO DAN MENENGAH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4" table:style-name="ce1">
            <text:p>2774</text:p>
          </table:table-cell>
          <table:table-cell office:value-type="string" table:style-name="ce16">
            <text:p>AB.1.3.1.9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5" table:style-name="ce1">
            <text:p>2775</text:p>
          </table:table-cell>
          <table:table-cell office:value-type="string" table:style-name="ce16">
            <text:p>AB.1.3.1.10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6" table:style-name="ce1">
            <text:p>2776</text:p>
          </table:table-cell>
          <table:table-cell office:value-type="string" table:style-name="ce16">
            <text:p>AB.1.3.1.11</text:p>
          </table:table-cell>
          <table:table-cell office:value-type="string" table:style-name="ce17">
            <text:p>PENYUSUN BIMBINGAN TEKNIS KOPERA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7" table:style-name="ce1">
            <text:p>2777</text:p>
          </table:table-cell>
          <table:table-cell office:value-type="string" table:style-name="ce15">
            <text:p>AB.1.4</text:p>
          </table:table-cell>
          <table:table-cell office:value-type="string" table:style-name="ce9">
            <text:p>KEPALA BIDANG PEMBERDAYAAN USAHA KECIL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78" table:style-name="ce1">
            <text:p>2778</text:p>
          </table:table-cell>
          <table:table-cell office:value-type="string" table:style-name="ce16">
            <text:p>AB.1.4.1.1</text:p>
          </table:table-cell>
          <table:table-cell office:value-type="string" table:style-name="ce17">
            <text:p>FASILITATOR PROMOSI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79" table:style-name="ce1">
            <text:p>2779</text:p>
          </table:table-cell>
          <table:table-cell office:value-type="string" table:style-name="ce16">
            <text:p>AB.1.4.1.2</text:p>
          </table:table-cell>
          <table:table-cell office:value-type="string" table:style-name="ce17">
            <text:p>FASILITATOR SARANA PEMASARAN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0" table:style-name="ce1">
            <text:p>2780</text:p>
          </table:table-cell>
          <table:table-cell office:value-type="string" table:style-name="ce16">
            <text:p>AB.1.4.1.3</text:p>
          </table:table-cell>
          <table:table-cell office:value-type="string" table:style-name="ce17">
            <text:p>PENGADMINISTRASI IZI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1" table:style-name="ce1">
            <text:p>2781</text:p>
          </table:table-cell>
          <table:table-cell office:value-type="string" table:style-name="ce16">
            <text:p>AB.1.4.1.4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2" table:style-name="ce1">
            <text:p>2782</text:p>
          </table:table-cell>
          <table:table-cell office:value-type="string" table:style-name="ce16">
            <text:p>AB.1.4.1.5</text:p>
          </table:table-cell>
          <table:table-cell office:value-type="string" table:style-name="ce17">
            <text:p>ANALIS BIMBI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3" table:style-name="ce1">
            <text:p>2783</text:p>
          </table:table-cell>
          <table:table-cell office:value-type="string" table:style-name="ce16">
            <text:p>AB.1.4.1.6</text:p>
          </table:table-cell>
          <table:table-cell office:value-type="string" table:style-name="ce17">
            <text:p>PENYUSUN RENCANA BIMBINGAN TEKNIS USAHA MIKRO, KECIL, DAN MENENGAH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4" table:style-name="ce1">
            <text:p>2784</text:p>
          </table:table-cell>
          <table:table-cell office:value-type="string" table:style-name="ce16">
            <text:p>AB.1.4.1.7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5" table:style-name="ce1">
            <text:p>2785</text:p>
          </table:table-cell>
          <table:table-cell office:value-type="string" table:style-name="ce16">
            <text:p>AB.1.4.1.8</text:p>
          </table:table-cell>
          <table:table-cell office:value-type="string" table:style-name="ce17">
            <text:p>PENYUSUN RENCANA SARANA PENGEMBA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6" table:style-name="ce1">
            <text:p>2786</text:p>
          </table:table-cell>
          <table:table-cell office:value-type="string" table:style-name="ce16">
            <text:p>AB.1.4.1.9</text:p>
          </table:table-cell>
          <table:table-cell office:value-type="string" table:style-name="ce17">
            <text:p>PENGADMINISTRASI SARANA PENGEMBA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7" table:style-name="ce1">
            <text:p>2787</text:p>
          </table:table-cell>
          <table:table-cell office:value-type="string" table:style-name="ce16">
            <text:p>AB.1.4.1.10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8" table:style-name="ce1">
            <text:p>2788</text:p>
          </table:table-cell>
          <table:table-cell office:value-type="string" table:style-name="ce15">
            <text:p>AC.1</text:p>
          </table:table-cell>
          <table:table-cell office:value-type="string" table:style-name="ce9">
            <text:p>KEPALA DINAS PTSP</text:p>
          </table:table-cell>
          <table:table-cell office:value-type="float" office:value="29" table:style-name="ce1">
            <text:p>29</text:p>
          </table:table-cell>
          <table:table-cell table:number-columns-repeated="16380" table:style-name="ce1"/>
        </table:table-row>
        <table:table-row table:style-name="ro2">
          <table:table-cell office:value-type="float" office:value="2789" table:style-name="ce1">
            <text:p>2789</text:p>
          </table:table-cell>
          <table:table-cell office:value-type="string" table:style-name="ce16">
            <text:p>AC.1.2</text:p>
          </table:table-cell>
          <table:table-cell office:value-type="string" table:style-name="ce21">
            <text:p>ARSIPARIS PELAKSAN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0" table:style-name="ce1">
            <text:p>2790</text:p>
          </table:table-cell>
          <table:table-cell office:value-type="string" table:style-name="ce16">
            <text:p>AC.1.3</text:p>
          </table:table-cell>
          <table:table-cell office:value-type="string" table:style-name="ce21">
            <text:p>ARSIPARIS PELAKSANA LANJUT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1" table:style-name="ce1">
            <text:p>2791</text:p>
          </table:table-cell>
          <table:table-cell office:value-type="string" table:style-name="ce16">
            <text:p>AC.1.4</text:p>
          </table:table-cell>
          <table:table-cell office:value-type="string" table:style-name="ce21">
            <text:p>ARSIPARIS PENYELI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2" table:style-name="ce1">
            <text:p>2792</text:p>
          </table:table-cell>
          <table:table-cell office:value-type="string" table:style-name="ce16">
            <text:p>AC.1.5</text:p>
          </table:table-cell>
          <table:table-cell office:value-type="string" table:style-name="ce21">
            <text:p>ARSIPARIS PERT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3" table:style-name="ce1">
            <text:p>2793</text:p>
          </table:table-cell>
          <table:table-cell office:value-type="string" table:style-name="ce16">
            <text:p>AC.1.6</text:p>
          </table:table-cell>
          <table:table-cell office:value-type="string" table:style-name="ce21">
            <text:p>ARSIPARIS MUD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4" table:style-name="ce1">
            <text:p>2794</text:p>
          </table:table-cell>
          <table:table-cell office:value-type="string" table:style-name="ce16">
            <text:p>AC.1.7</text:p>
          </table:table-cell>
          <table:table-cell office:value-type="string" table:style-name="ce17">
            <text:p>ANALIS KEBIJAKAN 1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5" table:style-name="ce1">
            <text:p>2795</text:p>
          </table:table-cell>
          <table:table-cell office:value-type="string" table:style-name="ce16">
            <text:p>AC.1.8</text:p>
          </table:table-cell>
          <table:table-cell office:value-type="string" table:style-name="ce17">
            <text:p>ANALIS KEBIJAKAN 2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6" table:style-name="ce1">
            <text:p>2796</text:p>
          </table:table-cell>
          <table:table-cell office:value-type="string" table:style-name="ce16">
            <text:p>AC.1.9</text:p>
          </table:table-cell>
          <table:table-cell office:value-type="string" table:style-name="ce20">
            <text:p>ANALIS KEBIJAKAN 3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7" table:style-name="ce1">
            <text:p>2797</text:p>
          </table:table-cell>
          <table:table-cell office:value-type="string" table:style-name="ce16">
            <text:p>AC.1.10</text:p>
          </table:table-cell>
          <table:table-cell office:value-type="string" table:style-name="ce17">
            <text:p>ANALIS KEBIJAKAN 4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8" table:style-name="ce1">
            <text:p>2798</text:p>
          </table:table-cell>
          <table:table-cell office:value-type="string" table:style-name="ce16">
            <text:p>AC.1.11</text:p>
          </table:table-cell>
          <table:table-cell office:value-type="string" table:style-name="ce17">
            <text:p>ANALIS KEBIJAKAN 5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9" table:style-name="ce1">
            <text:p>2799</text:p>
          </table:table-cell>
          <table:table-cell office:value-type="string" table:style-name="ce16">
            <text:p>AC.1.12</text:p>
          </table:table-cell>
          <table:table-cell office:value-type="string" table:style-name="ce17">
            <text:p>ANALIS KEBIJAKAN 6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0" table:style-name="ce1">
            <text:p>2800</text:p>
          </table:table-cell>
          <table:table-cell office:value-type="string" table:style-name="ce16">
            <text:p>AC.1.13</text:p>
          </table:table-cell>
          <table:table-cell office:value-type="string" table:style-name="ce20">
            <text:p>ANALIS KEBIJAKAN 7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1" table:style-name="ce1">
            <text:p>2801</text:p>
          </table:table-cell>
          <table:table-cell office:value-type="string" table:style-name="ce16">
            <text:p>AC.1.14</text:p>
          </table:table-cell>
          <table:table-cell office:value-type="string" table:style-name="ce17">
            <text:p>ANALIS KEBIJAKAN 8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2" table:style-name="ce1">
            <text:p>2802</text:p>
          </table:table-cell>
          <table:table-cell office:value-type="string" table:style-name="ce16">
            <text:p>AC.1.15</text:p>
          </table:table-cell>
          <table:table-cell office:value-type="string" table:style-name="ce17">
            <text:p>ANALIS KEBIJAKAN 9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3" table:style-name="ce1">
            <text:p>2803</text:p>
          </table:table-cell>
          <table:table-cell office:value-type="string" table:style-name="ce16">
            <text:p>AC.1.16</text:p>
          </table:table-cell>
          <table:table-cell office:value-type="string" table:style-name="ce17">
            <text:p>ANALIS KEBIJAKAN 10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4" table:style-name="ce1">
            <text:p>2804</text:p>
          </table:table-cell>
          <table:table-cell office:value-type="string" table:style-name="ce16">
            <text:p>AC.1.17</text:p>
          </table:table-cell>
          <table:table-cell office:value-type="string" table:style-name="ce20">
            <text:p>ANALIS KEBIJAKAN 11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5" table:style-name="ce1">
            <text:p>2805</text:p>
          </table:table-cell>
          <table:table-cell office:value-type="string" table:style-name="ce16">
            <text:p>AC.1.18</text:p>
          </table:table-cell>
          <table:table-cell office:value-type="string" table:style-name="ce17">
            <text:p>ANALIS KEBIJAKAN 12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6" table:style-name="ce1">
            <text:p>2806</text:p>
          </table:table-cell>
          <table:table-cell office:value-type="string" table:style-name="ce16">
            <text:p>AC.1.19</text:p>
          </table:table-cell>
          <table:table-cell office:value-type="string" table:style-name="ce17">
            <text:p>ANALIS KEBIJAKAN 13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7" table:style-name="ce1">
            <text:p>2807</text:p>
          </table:table-cell>
          <table:table-cell office:value-type="string" table:style-name="ce16">
            <text:p>AC.1.20</text:p>
          </table:table-cell>
          <table:table-cell office:value-type="string" table:style-name="ce17">
            <text:p>ANALIS KEBIJAKAN 14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8" table:style-name="ce1">
            <text:p>2808</text:p>
          </table:table-cell>
          <table:table-cell office:value-type="string" table:style-name="ce16">
            <text:p>AC.1.21</text:p>
          </table:table-cell>
          <table:table-cell office:value-type="string" table:style-name="ce20">
            <text:p>ANALIS KEBIJAKAN 15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9" table:style-name="ce1">
            <text:p>2809</text:p>
          </table:table-cell>
          <table:table-cell office:value-type="string" table:style-name="ce16">
            <text:p>AC.1.22</text:p>
          </table:table-cell>
          <table:table-cell office:value-type="string" table:style-name="ce17">
            <text:p>ANALIS KEBIJAKAN 16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0" table:style-name="ce1">
            <text:p>2810</text:p>
          </table:table-cell>
          <table:table-cell office:value-type="string" table:style-name="ce16">
            <text:p>AC.1.23</text:p>
          </table:table-cell>
          <table:table-cell office:value-type="string" table:style-name="ce17">
            <text:p>ANALIS KEBIJAKAN 17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1" table:style-name="ce1">
            <text:p>2811</text:p>
          </table:table-cell>
          <table:table-cell office:value-type="string" table:style-name="ce15">
            <text:p>AC.1.1</text:p>
          </table:table-cell>
          <table:table-cell office:value-type="string" table:style-name="ce19">
            <text:p>SEKRETARIS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2" table:style-name="ce1">
            <text:p>2812</text:p>
          </table:table-cell>
          <table:table-cell office:value-type="string" table:style-name="ce16">
            <text:p>AC.1.1.2.1</text:p>
          </table:table-cell>
          <table:table-cell office:value-type="string" table:style-name="ce17">
            <text:p>PENGADMINISTRASI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3" table:style-name="ce1">
            <text:p>2813</text:p>
          </table:table-cell>
          <table:table-cell office:value-type="string" table:style-name="ce16">
            <text:p>AC.1.1.2.2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4" table:style-name="ce1">
            <text:p>2814</text:p>
          </table:table-cell>
          <table:table-cell office:value-type="string" table:style-name="ce16">
            <text:p>AC.1.1.2.3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5" table:style-name="ce1">
            <text:p>2815</text:p>
          </table:table-cell>
          <table:table-cell office:value-type="string" table:style-name="ce16">
            <text:p>AC.1.1.2.4</text:p>
          </table:table-cell>
          <table:table-cell office:value-type="string" table:style-name="ce17">
            <text:p>VERIFIKATOR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6" table:style-name="ce1">
            <text:p>2816</text:p>
          </table:table-cell>
          <table:table-cell office:value-type="string" table:style-name="ce16">
            <text:p>AC.1.1.2.5</text:p>
          </table:table-cell>
          <table:table-cell office:value-type="string" table:style-name="ce17">
            <text:p>BENDAHARA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7" table:style-name="ce1">
            <text:p>2817</text:p>
          </table:table-cell>
          <table:table-cell office:value-type="string" table:style-name="ce16">
            <text:p>AC.1.1.2.6</text:p>
          </table:table-cell>
          <table:table-cell office:value-type="string" table:style-name="ce17">
            <text:p>PENGELOLA GAJI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8" table:style-name="ce1">
            <text:p>2818</text:p>
          </table:table-cell>
          <table:table-cell office:value-type="string" table:style-name="ce16">
            <text:p>AC.1.1.2.7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9" table:style-name="ce1">
            <text:p>2819</text:p>
          </table:table-cell>
          <table:table-cell office:value-type="string" table:style-name="ce16">
            <text:p>AC.1.1.2.8</text:p>
          </table:table-cell>
          <table:table-cell office:value-type="string" table:style-name="ce17">
            <text:p>PENGADMINISTRASI PERENCANAAN PROGRAM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0" table:style-name="ce1">
            <text:p>2820</text:p>
          </table:table-cell>
          <table:table-cell office:value-type="string" table:style-name="ce16">
            <text:p>AC.1.1.2.9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1" table:style-name="ce1">
            <text:p>2821</text:p>
          </table:table-cell>
          <table:table-cell office:value-type="string" table:style-name="ce16">
            <text:p>AC.1.1.2.10</text:p>
          </table:table-cell>
          <table:table-cell office:value-type="string" table:style-name="ce17">
            <text:p>PENGELOLA AKUNTANSI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2" table:style-name="ce1">
            <text:p>2822</text:p>
          </table:table-cell>
          <table:table-cell office:value-type="string" table:style-name="ce16">
            <text:p>AC.1.1.2.11</text:p>
          </table:table-cell>
          <table:table-cell office:value-type="string" table:style-name="ce17">
            <text:p>PENGADMINISTRASI PAJAK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3" table:style-name="ce1">
            <text:p>2823</text:p>
          </table:table-cell>
          <table:table-cell office:value-type="string" table:style-name="ce15">
            <text:p>AC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4" table:style-name="ce1">
            <text:p>2824</text:p>
          </table:table-cell>
          <table:table-cell office:value-type="string" table:style-name="ce16">
            <text:p>AC.1.1.1.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5" table:style-name="ce1">
            <text:p>2825</text:p>
          </table:table-cell>
          <table:table-cell office:value-type="string" table:style-name="ce16">
            <text:p>AC.1.1.1.2</text:p>
          </table:table-cell>
          <table:table-cell office:value-type="string" table:style-name="ce17">
            <text:p>SEKRETARIS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6" table:style-name="ce1">
            <text:p>2826</text:p>
          </table:table-cell>
          <table:table-cell office:value-type="string" table:style-name="ce16">
            <text:p>AC.1.1.1.3</text:p>
          </table:table-cell>
          <table:table-cell office:value-type="string" table:style-name="ce17">
            <text:p>PRANATA KEARSIP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7" table:style-name="ce1">
            <text:p>2827</text:p>
          </table:table-cell>
          <table:table-cell office:value-type="string" table:style-name="ce16">
            <text:p>AC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8" table:style-name="ce1">
            <text:p>2828</text:p>
          </table:table-cell>
          <table:table-cell office:value-type="string" table:style-name="ce16">
            <text:p>AC.1.1.1.5</text:p>
          </table:table-cell>
          <table:table-cell office:value-type="string" table:style-name="ce17">
            <text:p>PENGEMUDI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9" table:style-name="ce1">
            <text:p>2829</text:p>
          </table:table-cell>
          <table:table-cell office:value-type="string" table:style-name="ce16">
            <text:p>AC.1.1.1.6</text:p>
          </table:table-cell>
          <table:table-cell office:value-type="string" table:style-name="ce17">
            <text:p>PENGADMINISTRASI KEPEGAWAI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0" table:style-name="ce1">
            <text:p>2830</text:p>
          </table:table-cell>
          <table:table-cell office:value-type="string" table:style-name="ce16">
            <text:p>AC.1.1.1.7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1" table:style-name="ce1">
            <text:p>2831</text:p>
          </table:table-cell>
          <table:table-cell office:value-type="string" table:style-name="ce16">
            <text:p>AC.1.1.1.8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2" table:style-name="ce1">
            <text:p>2832</text:p>
          </table:table-cell>
          <table:table-cell office:value-type="string" table:style-name="ce16">
            <text:p>AC.1.1.1.9</text:p>
          </table:table-cell>
          <table:table-cell office:value-type="string" table:style-name="ce17">
            <text:p>PENGELOLA PERJALANAN DINAS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3" table:style-name="ce1">
            <text:p>2833</text:p>
          </table:table-cell>
          <table:table-cell office:value-type="string" table:style-name="ce16">
            <text:p>AC.1.1.1.10</text:p>
          </table:table-cell>
          <table:table-cell office:value-type="string" table:style-name="ce17">
            <text:p>PRANATA BARANG DAN JAS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4" table:style-name="ce1">
            <text:p>2834</text:p>
          </table:table-cell>
          <table:table-cell office:value-type="string" table:style-name="ce16">
            <text:p>AC.1.1.1.11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5" table:style-name="ce1">
            <text:p>2835</text:p>
          </table:table-cell>
          <table:table-cell office:value-type="string" table:style-name="ce16">
            <text:p>AC.1.1.1.12</text:p>
          </table:table-cell>
          <table:table-cell office:value-type="string" table:style-name="ce17">
            <text:p>PETUGAS KEAMAN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6" table:style-name="ce1">
            <text:p>2836</text:p>
          </table:table-cell>
          <table:table-cell office:value-type="string" table:style-name="ce16">
            <text:p>AC.1.1.1.13</text:p>
          </table:table-cell>
          <table:table-cell office:value-type="string" table:style-name="ce17">
            <text:p>PRAMU BAKTI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7" table:style-name="ce1">
            <text:p>2837</text:p>
          </table:table-cell>
          <table:table-cell office:value-type="string" table:style-name="ce16">
            <text:p>AC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8" table:style-name="ce1">
            <text:p>2838</text:p>
          </table:table-cell>
          <table:table-cell office:value-type="string" table:style-name="ce5">
            <text:p>AC.1.24</text:p>
          </table:table-cell>
          <table:table-cell office:value-type="string" table:style-name="ce17">
            <text:p>ANALI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39" table:style-name="ce1">
            <text:p>2839</text:p>
          </table:table-cell>
          <table:table-cell office:value-type="string" table:style-name="ce5">
            <text:p>AC.1.2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0" table:style-name="ce1">
            <text:p>2840</text:p>
          </table:table-cell>
          <table:table-cell office:value-type="string" table:style-name="ce5">
            <text:p>AC.1.26</text:p>
          </table:table-cell>
          <table:table-cell office:value-type="string" table:style-name="ce17">
            <text:p>PENGELOLA KERJASAMA DAN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1" table:style-name="ce1">
            <text:p>2841</text:p>
          </table:table-cell>
          <table:table-cell office:value-type="string" table:style-name="ce5">
            <text:p>AC.1.27</text:p>
          </table:table-cell>
          <table:table-cell office:value-type="string" table:style-name="ce17">
            <text:p>PENYUSUN PROMOSI DAN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2" table:style-name="ce1">
            <text:p>2842</text:p>
          </table:table-cell>
          <table:table-cell office:value-type="string" table:style-name="ce5">
            <text:p>AC.1.28</text:p>
          </table:table-cell>
          <table:table-cell office:value-type="string" table:style-name="ce17">
            <text:p>PENYUSUN RENCANA KEBUTUHAN SARANA DAN PRASARAN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3" table:style-name="ce1">
            <text:p>2843</text:p>
          </table:table-cell>
          <table:table-cell office:value-type="string" table:style-name="ce5">
            <text:p>AC.1.29</text:p>
          </table:table-cell>
          <table:table-cell office:value-type="string" table:style-name="ce17">
            <text:p>PENYUSUN RENCANA PROMO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4" table:style-name="ce1">
            <text:p>2844</text:p>
          </table:table-cell>
          <table:table-cell office:value-type="string" table:style-name="ce5">
            <text:p>AC.1.30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5" table:style-name="ce1">
            <text:p>2845</text:p>
          </table:table-cell>
          <table:table-cell office:value-type="string" table:style-name="ce5">
            <text:p>AC.1.3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6" table:style-name="ce1">
            <text:p>2846</text:p>
          </table:table-cell>
          <table:table-cell office:value-type="string" table:style-name="ce5">
            <text:p>AC.1.32</text:p>
          </table:table-cell>
          <table:table-cell office:value-type="string" table:style-name="ce17">
            <text:p>PENGEVALUASI PERKEMBANGAN BUMD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7" table:style-name="ce1">
            <text:p>2847</text:p>
          </table:table-cell>
          <table:table-cell office:value-type="string" table:style-name="ce5">
            <text:p>AC.1.33</text:p>
          </table:table-cell>
          <table:table-cell office:value-type="string" table:style-name="ce17">
            <text:p>ANALIS IKLIM USAHA DAN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8" table:style-name="ce1">
            <text:p>2848</text:p>
          </table:table-cell>
          <table:table-cell office:value-type="string" table:style-name="ce5">
            <text:p>AC.1.34</text:p>
          </table:table-cell>
          <table:table-cell office:value-type="string" table:style-name="ce17">
            <text:p>PENYUSUN RENCANA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9" table:style-name="ce1">
            <text:p>2849</text:p>
          </table:table-cell>
          <table:table-cell office:value-type="string" table:style-name="ce5">
            <text:p>AC.1.35</text:p>
          </table:table-cell>
          <table:table-cell office:value-type="string" table:style-name="ce17">
            <text:p>PENGELOLA PENGEMBANGAN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0" table:style-name="ce1">
            <text:p>2850</text:p>
          </table:table-cell>
          <table:table-cell office:value-type="string" table:style-name="ce5">
            <text:p>AC.1.36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1" table:style-name="ce1">
            <text:p>2851</text:p>
          </table:table-cell>
          <table:table-cell office:value-type="string" table:style-name="ce5">
            <text:p>AC.1.37</text:p>
          </table:table-cell>
          <table:table-cell office:value-type="string" table:style-name="ce17">
            <text:p>ANALIS INVESTASI PEMERINTAH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2" table:style-name="ce1">
            <text:p>2852</text:p>
          </table:table-cell>
          <table:table-cell office:value-type="string" table:style-name="ce5">
            <text:p>AC.1.38</text:p>
          </table:table-cell>
          <table:table-cell office:value-type="string" table:style-name="ce17">
            <text:p>PENGELOLA DATA LAYANAN PUBLIK DAN HUBUNGAN INVESTOR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3" table:style-name="ce1">
            <text:p>2853</text:p>
          </table:table-cell>
          <table:table-cell office:value-type="string" table:style-name="ce5">
            <text:p>AC.1.39</text:p>
          </table:table-cell>
          <table:table-cell office:value-type="string" table:style-name="ce17">
            <text:p>PENGELOLA TEKNOLOGI INFORM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4" table:style-name="ce1">
            <text:p>2854</text:p>
          </table:table-cell>
          <table:table-cell office:value-type="string" table:style-name="ce5">
            <text:p>AC.1.40</text:p>
          </table:table-cell>
          <table:table-cell office:value-type="string" table:style-name="ce17">
            <text:p>ANALIS SISTEM INFORM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5" table:style-name="ce1">
            <text:p>2855</text:p>
          </table:table-cell>
          <table:table-cell office:value-type="string" table:style-name="ce5">
            <text:p>AC.1.4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6" table:style-name="ce1">
            <text:p>2856</text:p>
          </table:table-cell>
          <table:table-cell office:value-type="string" table:style-name="ce5">
            <text:p>AC.1.42</text:p>
          </table:table-cell>
          <table:table-cell office:value-type="string" table:style-name="ce17">
            <text:p>ANALIS INVESTASI PEMERINTAH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7" table:style-name="ce1">
            <text:p>2857</text:p>
          </table:table-cell>
          <table:table-cell office:value-type="string" table:style-name="ce5">
            <text:p>AC.1.43</text:p>
          </table:table-cell>
          <table:table-cell office:value-type="string" table:style-name="ce17">
            <text:p>PENGELOLA INFORMASI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8" table:style-name="ce1">
            <text:p>2858</text:p>
          </table:table-cell>
          <table:table-cell office:value-type="string" table:style-name="ce5">
            <text:p>AC.1.44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9" table:style-name="ce1">
            <text:p>2859</text:p>
          </table:table-cell>
          <table:table-cell office:value-type="string" table:style-name="ce5">
            <text:p>AC.1.4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0" table:style-name="ce1">
            <text:p>2860</text:p>
          </table:table-cell>
          <table:table-cell office:value-type="string" table:style-name="ce5">
            <text:p>AC.1.46</text:p>
          </table:table-cell>
          <table:table-cell office:value-type="string" table:style-name="ce17">
            <text:p>PEMERIKSA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1" table:style-name="ce1">
            <text:p>2861</text:p>
          </table:table-cell>
          <table:table-cell office:value-type="string" table:style-name="ce5">
            <text:p>AC.1.47</text:p>
          </table:table-cell>
          <table:table-cell office:value-type="string" table:style-name="ce17">
            <text:p>PENGELOLA PEMANTAU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2" table:style-name="ce1">
            <text:p>2862</text:p>
          </table:table-cell>
          <table:table-cell office:value-type="string" table:style-name="ce5">
            <text:p>AC.1.48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3" table:style-name="ce1">
            <text:p>2863</text:p>
          </table:table-cell>
          <table:table-cell office:value-type="string" table:style-name="ce5">
            <text:p>AC.1.49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4" table:style-name="ce1">
            <text:p>2864</text:p>
          </table:table-cell>
          <table:table-cell office:value-type="string" table:style-name="ce5">
            <text:p>AC.1.50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5" table:style-name="ce1">
            <text:p>2865</text:p>
          </table:table-cell>
          <table:table-cell office:value-type="string" table:style-name="ce5">
            <text:p>AC.1.51</text:p>
          </table:table-cell>
          <table:table-cell office:value-type="string" table:style-name="ce17">
            <text:p>PENGAWA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6" table:style-name="ce1">
            <text:p>2866</text:p>
          </table:table-cell>
          <table:table-cell office:value-type="string" table:style-name="ce5">
            <text:p>AC.1.52</text:p>
          </table:table-cell>
          <table:table-cell office:value-type="string" table:style-name="ce17">
            <text:p>PENGAWA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7" table:style-name="ce1">
            <text:p>2867</text:p>
          </table:table-cell>
          <table:table-cell office:value-type="string" table:style-name="ce5">
            <text:p>AC.1.53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8" table:style-name="ce1">
            <text:p>2868</text:p>
          </table:table-cell>
          <table:table-cell office:value-type="string" table:style-name="ce5">
            <text:p>AC.1.54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9" table:style-name="ce1">
            <text:p>2869</text:p>
          </table:table-cell>
          <table:table-cell office:value-type="string" table:style-name="ce5">
            <text:p>AC.1.55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0" table:style-name="ce1">
            <text:p>2870</text:p>
          </table:table-cell>
          <table:table-cell office:value-type="string" table:style-name="ce5">
            <text:p>AC.1.56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1" table:style-name="ce1">
            <text:p>2871</text:p>
          </table:table-cell>
          <table:table-cell office:value-type="string" table:style-name="ce5">
            <text:p>AC.1.57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2" table:style-name="ce1">
            <text:p>2872</text:p>
          </table:table-cell>
          <table:table-cell office:value-type="string" table:style-name="ce5">
            <text:p>AC.1.58</text:p>
          </table:table-cell>
          <table:table-cell office:value-type="string" table:style-name="ce17">
            <text:p>PENGELOLA DOKUMEN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3" table:style-name="ce1">
            <text:p>2873</text:p>
          </table:table-cell>
          <table:table-cell office:value-type="string" table:style-name="ce5">
            <text:p>AC.1.59</text:p>
          </table:table-cell>
          <table:table-cell office:value-type="string" table:style-name="ce17">
            <text:p>ANALIS PELAYA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4" table:style-name="ce1">
            <text:p>2874</text:p>
          </table:table-cell>
          <table:table-cell office:value-type="string" table:style-name="ce5">
            <text:p>AC.1.60</text:p>
          </table:table-cell>
          <table:table-cell office:value-type="string" table:style-name="ce17">
            <text:p>ANALIS DOKUMEN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5" table:style-name="ce1">
            <text:p>2875</text:p>
          </table:table-cell>
          <table:table-cell office:value-type="string" table:style-name="ce5">
            <text:p>AC.1.61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6" table:style-name="ce1">
            <text:p>2876</text:p>
          </table:table-cell>
          <table:table-cell office:value-type="string" table:style-name="ce5">
            <text:p>AC.1.62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7" table:style-name="ce1">
            <text:p>2877</text:p>
          </table:table-cell>
          <table:table-cell office:value-type="string" table:style-name="ce5">
            <text:p>AC.1.63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8" table:style-name="ce1">
            <text:p>2878</text:p>
          </table:table-cell>
          <table:table-cell office:value-type="string" table:style-name="ce5">
            <text:p>AC.1.64</text:p>
          </table:table-cell>
          <table:table-cell office:value-type="string" table:style-name="ce17">
            <text:p>PENGELOLA DATA LAPORAN DAN PENGADU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9" table:style-name="ce1">
            <text:p>2879</text:p>
          </table:table-cell>
          <table:table-cell office:value-type="string" table:style-name="ce5">
            <text:p>AC.1.6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80" table:style-name="ce1">
            <text:p>2880</text:p>
          </table:table-cell>
          <table:table-cell office:value-type="string" table:style-name="ce15">
            <text:p>AD.1</text:p>
          </table:table-cell>
          <table:table-cell office:value-type="string" table:style-name="ce9">
            <text:p>KEPALA DINAS KEPEMUDAAN DAN OLAHRAGA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2">
          <table:table-cell office:value-type="float" office:value="2881" table:style-name="ce1">
            <text:p>2881</text:p>
          </table:table-cell>
          <table:table-cell office:value-type="string" table:style-name="ce16">
            <text:p>AD.1.5</text:p>
          </table:table-cell>
          <table:table-cell office:value-type="string" table:style-name="ce17">
            <text:p>ASISTEN PELATIH OLAHRAGA TERAMPIL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2" table:style-name="ce1">
            <text:p>2882</text:p>
          </table:table-cell>
          <table:table-cell office:value-type="string" table:style-name="ce16">
            <text:p>AD.1.6</text:p>
          </table:table-cell>
          <table:table-cell office:value-type="string" table:style-name="ce17">
            <text:p>ASISTEN PELATIH OLAHRAGA MAHIR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3" table:style-name="ce1">
            <text:p>2883</text:p>
          </table:table-cell>
          <table:table-cell office:value-type="string" table:style-name="ce16">
            <text:p>AD.1.7</text:p>
          </table:table-cell>
          <table:table-cell office:value-type="string" table:style-name="ce17">
            <text:p>ASISTEN PELATIH OLAHRAGA PENYELI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4" table:style-name="ce1">
            <text:p>2884</text:p>
          </table:table-cell>
          <table:table-cell office:value-type="string" table:style-name="ce16">
            <text:p>AD.1.8</text:p>
          </table:table-cell>
          <table:table-cell office:value-type="string" table:style-name="ce17">
            <text:p>PELATIH OLAHRAGA PERTAM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5" table:style-name="ce1">
            <text:p>2885</text:p>
          </table:table-cell>
          <table:table-cell office:value-type="string" table:style-name="ce16">
            <text:p>AD.1.9</text:p>
          </table:table-cell>
          <table:table-cell office:value-type="string" table:style-name="ce17">
            <text:p>PELATIH OLAHRAGA MUD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6" table:style-name="ce1">
            <text:p>2886</text:p>
          </table:table-cell>
          <table:table-cell office:value-type="string" table:style-name="ce16">
            <text:p>AD.1.10</text:p>
          </table:table-cell>
          <table:table-cell office:value-type="string" table:style-name="ce17">
            <text:p>PELATIH OLAHRAGA MADY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7" table:style-name="ce1">
            <text:p>2887</text:p>
          </table:table-cell>
          <table:table-cell office:value-type="string" table:style-name="ce16">
            <text:p>AD.1.11</text:p>
          </table:table-cell>
          <table:table-cell office:value-type="string" table:style-name="ce17">
            <text:p>ARSIPARIS PELAKSAN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8" table:style-name="ce1">
            <text:p>2888</text:p>
          </table:table-cell>
          <table:table-cell office:value-type="string" table:style-name="ce16">
            <text:p>AD.1.12</text:p>
          </table:table-cell>
          <table:table-cell office:value-type="string" table:style-name="ce17">
            <text:p>ARSIPARIS PELAKSANA LANJUTAN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9" table:style-name="ce1">
            <text:p>2889</text:p>
          </table:table-cell>
          <table:table-cell office:value-type="string" table:style-name="ce16">
            <text:p>AD.1.13</text:p>
          </table:table-cell>
          <table:table-cell office:value-type="string" table:style-name="ce17">
            <text:p>ARSIPARIS PENYELI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0" table:style-name="ce1">
            <text:p>2890</text:p>
          </table:table-cell>
          <table:table-cell office:value-type="string" table:style-name="ce16">
            <text:p>AD.1.14</text:p>
          </table:table-cell>
          <table:table-cell office:value-type="string" table:style-name="ce17">
            <text:p>ARSIPARIS PERTAM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1" table:style-name="ce1">
            <text:p>2891</text:p>
          </table:table-cell>
          <table:table-cell office:value-type="string" table:style-name="ce16">
            <text:p>AD.1.15</text:p>
          </table:table-cell>
          <table:table-cell office:value-type="string" table:style-name="ce17">
            <text:p>ARSIPARIS MUD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2" table:style-name="ce1">
            <text:p>2892</text:p>
          </table:table-cell>
          <table:table-cell office:value-type="string" table:style-name="ce16">
            <text:p>AD.1.16</text:p>
          </table:table-cell>
          <table:table-cell office:value-type="string" table:style-name="ce17">
            <text:p>ANALIS KEBIJAKAN 1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3" table:style-name="ce1">
            <text:p>2893</text:p>
          </table:table-cell>
          <table:table-cell office:value-type="string" table:style-name="ce16">
            <text:p>AD.1.17</text:p>
          </table:table-cell>
          <table:table-cell office:value-type="string" table:style-name="ce17">
            <text:p>ANALIS KEBIJAKAN 2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4" table:style-name="ce1">
            <text:p>2894</text:p>
          </table:table-cell>
          <table:table-cell office:value-type="string" table:style-name="ce16">
            <text:p>AD.1.18</text:p>
          </table:table-cell>
          <table:table-cell office:value-type="string" table:style-name="ce20">
            <text:p>ANALIS KEBIJAKAN 3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5" table:style-name="ce1">
            <text:p>2895</text:p>
          </table:table-cell>
          <table:table-cell office:value-type="string" table:style-name="ce16">
            <text:p>AD.1.19</text:p>
          </table:table-cell>
          <table:table-cell office:value-type="string" table:style-name="ce17">
            <text:p>ANALIS KEBIJAKAN 4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6" table:style-name="ce1">
            <text:p>2896</text:p>
          </table:table-cell>
          <table:table-cell office:value-type="string" table:style-name="ce16">
            <text:p>AD.1.20</text:p>
          </table:table-cell>
          <table:table-cell office:value-type="string" table:style-name="ce17">
            <text:p>ANALIS KEBIJAKAN 5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7" table:style-name="ce1">
            <text:p>2897</text:p>
          </table:table-cell>
          <table:table-cell office:value-type="string" table:style-name="ce16">
            <text:p>AD.1.21</text:p>
          </table:table-cell>
          <table:table-cell office:value-type="string" table:style-name="ce17">
            <text:p>ANALIS KEBIJAKAN 6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8" table:style-name="ce1">
            <text:p>2898</text:p>
          </table:table-cell>
          <table:table-cell office:value-type="string" table:style-name="ce16">
            <text:p>AD.1.22</text:p>
          </table:table-cell>
          <table:table-cell office:value-type="string" table:style-name="ce20">
            <text:p>ANALIS KEBIJAKAN 7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9" table:style-name="ce1">
            <text:p>2899</text:p>
          </table:table-cell>
          <table:table-cell office:value-type="string" table:style-name="ce16">
            <text:p>AD.1.23</text:p>
          </table:table-cell>
          <table:table-cell office:value-type="string" table:style-name="ce17">
            <text:p>ANALIS KEBIJAKAN 8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0" table:style-name="ce1">
            <text:p>2900</text:p>
          </table:table-cell>
          <table:table-cell office:value-type="string" table:style-name="ce16">
            <text:p>AD.1.24</text:p>
          </table:table-cell>
          <table:table-cell office:value-type="string" table:style-name="ce17">
            <text:p>ANALIS KEBIJAKAN 9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1" table:style-name="ce1">
            <text:p>2901</text:p>
          </table:table-cell>
          <table:table-cell office:value-type="string" table:style-name="ce16">
            <text:p>AD.1.25</text:p>
          </table:table-cell>
          <table:table-cell office:value-type="string" table:style-name="ce17">
            <text:p>ANALIS KEBIJAKAN 10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2" table:style-name="ce1">
            <text:p>2902</text:p>
          </table:table-cell>
          <table:table-cell office:value-type="string" table:style-name="ce15">
            <text:p>AD.1.1</text:p>
          </table:table-cell>
          <table:table-cell office:value-type="string" table:style-name="ce19">
            <text:p>SEKRETARIS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3" table:style-name="ce1">
            <text:p>2903</text:p>
          </table:table-cell>
          <table:table-cell office:value-type="string" table:style-name="ce16">
            <text:p>AD.1.1.2.1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4" table:style-name="ce1">
            <text:p>2904</text:p>
          </table:table-cell>
          <table:table-cell office:value-type="string" table:style-name="ce20">
            <text:p>AD.1.1.2.2</text:p>
          </table:table-cell>
          <table:table-cell office:value-type="string" table:style-name="ce17">
            <text:p>PENGELOLA GAJI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5" table:style-name="ce1">
            <text:p>2905</text:p>
          </table:table-cell>
          <table:table-cell office:value-type="string" table:style-name="ce20">
            <text:p>AD.1.1.2.3</text:p>
          </table:table-cell>
          <table:table-cell office:value-type="string" table:style-name="ce17">
            <text:p>BENDAHARA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6" table:style-name="ce1">
            <text:p>2906</text:p>
          </table:table-cell>
          <table:table-cell office:value-type="string" table:style-name="ce20">
            <text:p>AD.1.1.2.4</text:p>
          </table:table-cell>
          <table:table-cell office:value-type="string" table:style-name="ce17">
            <text:p>VERIFIKATOR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7" table:style-name="ce1">
            <text:p>2907</text:p>
          </table:table-cell>
          <table:table-cell office:value-type="string" table:style-name="ce20">
            <text:p>AD.1.1.2.5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8" table:style-name="ce1">
            <text:p>2908</text:p>
          </table:table-cell>
          <table:table-cell office:value-type="string" table:style-name="ce20">
            <text:p>AD.1.1.2.6</text:p>
          </table:table-cell>
          <table:table-cell office:value-type="string" table:style-name="ce17">
            <text:p>PENGELOLA AKUNTANSI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9" table:style-name="ce1">
            <text:p>2909</text:p>
          </table:table-cell>
          <table:table-cell office:value-type="string" table:style-name="ce20">
            <text:p>AD.1.1.2.7</text:p>
          </table:table-cell>
          <table:table-cell office:value-type="string" table:style-name="ce17">
            <text:p>PENGADMINISTRASI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0" table:style-name="ce1">
            <text:p>2910</text:p>
          </table:table-cell>
          <table:table-cell office:value-type="string" table:style-name="ce20">
            <text:p>AD.1.1.2.8</text:p>
          </table:table-cell>
          <table:table-cell office:value-type="string" table:style-name="ce17">
            <text:p>PENGADMINISTRASI PAJAK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1" table:style-name="ce1">
            <text:p>2911</text:p>
          </table:table-cell>
          <table:table-cell office:value-type="string" table:style-name="ce20">
            <text:p>AD.1.1.2.9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2" table:style-name="ce1">
            <text:p>2912</text:p>
          </table:table-cell>
          <table:table-cell office:value-type="string" table:style-name="ce20">
            <text:p>AD.1.1.2.10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3" table:style-name="ce1">
            <text:p>2913</text:p>
          </table:table-cell>
          <table:table-cell office:value-type="string" table:style-name="ce20">
            <text:p>AD.1.1.2.1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4" table:style-name="ce1">
            <text:p>2914</text:p>
          </table:table-cell>
          <table:table-cell office:value-type="string" table:style-name="ce15">
            <text:p>AD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5" table:style-name="ce1">
            <text:p>2915</text:p>
          </table:table-cell>
          <table:table-cell office:value-type="string" table:style-name="ce20">
            <text:p>AD.1.1.1.1</text:p>
          </table:table-cell>
          <table:table-cell office:value-type="string" table:style-name="ce17">
            <text:p>PRANATA KEARSIP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6" table:style-name="ce1">
            <text:p>2916</text:p>
          </table:table-cell>
          <table:table-cell office:value-type="string" table:style-name="ce20">
            <text:p>AD.1.1.1.2</text:p>
          </table:table-cell>
          <table:table-cell office:value-type="string" table:style-name="ce17">
            <text:p>PENGELOLA BARANG MILIK NEGAR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7" table:style-name="ce1">
            <text:p>2917</text:p>
          </table:table-cell>
          <table:table-cell office:value-type="string" table:style-name="ce20">
            <text:p>AD.1.1.1.3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8" table:style-name="ce1">
            <text:p>2918</text:p>
          </table:table-cell>
          <table:table-cell office:value-type="string" table:style-name="ce20">
            <text:p>AD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9" table:style-name="ce1">
            <text:p>2919</text:p>
          </table:table-cell>
          <table:table-cell office:value-type="string" table:style-name="ce20">
            <text:p>AD.1.1.1.5</text:p>
          </table:table-cell>
          <table:table-cell office:value-type="string" table:style-name="ce17">
            <text:p>SEKRETARIS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0" table:style-name="ce1">
            <text:p>2920</text:p>
          </table:table-cell>
          <table:table-cell office:value-type="string" table:style-name="ce20">
            <text:p>AD.1.1.1.6</text:p>
          </table:table-cell>
          <table:table-cell office:value-type="string" table:style-name="ce17">
            <text:p>PRAMU BAKTI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1" table:style-name="ce1">
            <text:p>2921</text:p>
          </table:table-cell>
          <table:table-cell office:value-type="string" table:style-name="ce20">
            <text:p>AD.1.1.1.7</text:p>
          </table:table-cell>
          <table:table-cell office:value-type="string" table:style-name="ce17">
            <text:p>PETUGAS KEAMAN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2" table:style-name="ce1">
            <text:p>2922</text:p>
          </table:table-cell>
          <table:table-cell office:value-type="string" table:style-name="ce20">
            <text:p>AD.1.1.1.8</text:p>
          </table:table-cell>
          <table:table-cell office:value-type="string" table:style-name="ce17">
            <text:p>PENGEMUDI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3" table:style-name="ce1">
            <text:p>2923</text:p>
          </table:table-cell>
          <table:table-cell office:value-type="string" table:style-name="ce20">
            <text:p>AD.1.1.1.9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4" table:style-name="ce1">
            <text:p>2924</text:p>
          </table:table-cell>
          <table:table-cell office:value-type="string" table:style-name="ce20">
            <text:p>AD.1.1.1.10</text:p>
          </table:table-cell>
          <table:table-cell office:value-type="string" table:style-name="ce17">
            <text:p>PENGADMINISTRASI KEPEGAWAI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5" table:style-name="ce1">
            <text:p>2925</text:p>
          </table:table-cell>
          <table:table-cell office:value-type="string" table:style-name="ce20">
            <text:p>AD.1.1.1.11</text:p>
          </table:table-cell>
          <table:table-cell office:value-type="string" table:style-name="ce17">
            <text:p>PENGELOLA PERJALANAN DINAS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6" table:style-name="ce1">
            <text:p>2926</text:p>
          </table:table-cell>
          <table:table-cell office:value-type="string" table:style-name="ce20">
            <text:p>AD.1.1.1.12</text:p>
          </table:table-cell>
          <table:table-cell office:value-type="string" table:style-name="ce17">
            <text:p>PENGELOLA DATA LAYANAN INFROMASI DAN ENDUKASI PUBLIK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7" table:style-name="ce1">
            <text:p>2927</text:p>
          </table:table-cell>
          <table:table-cell office:value-type="string" table:style-name="ce20">
            <text:p>AD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8" table:style-name="ce1">
            <text:p>2928</text:p>
          </table:table-cell>
          <table:table-cell office:value-type="string" table:style-name="ce20">
            <text:p>AD.1.1.1.14</text:p>
          </table:table-cell>
          <table:table-cell office:value-type="string" table:style-name="ce17">
            <text:p>PENGELOLA PERPUSTAKA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9" table:style-name="ce1">
            <text:p>2929</text:p>
          </table:table-cell>
          <table:table-cell office:value-type="string" table:style-name="ce15">
            <text:p>AD.1.2</text:p>
          </table:table-cell>
          <table:table-cell office:value-type="string" table:style-name="ce9">
            <text:p>KEPALA BIDANG PENGEMBANGAN DAN PEMBERDAYAAN PEMUDA<text:s/>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30" table:style-name="ce1">
            <text:p>2930</text:p>
          </table:table-cell>
          <table:table-cell office:value-type="string" table:style-name="ce16">
            <text:p>AD.1.2.1.1</text:p>
          </table:table-cell>
          <table:table-cell office:value-type="string" table:style-name="ce17">
            <text:p>PENYULUH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1" table:style-name="ce1">
            <text:p>2931</text:p>
          </table:table-cell>
          <table:table-cell office:value-type="string" table:style-name="ce20">
            <text:p>AD.1.2.1.2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2" table:style-name="ce1">
            <text:p>2932</text:p>
          </table:table-cell>
          <table:table-cell office:value-type="string" table:style-name="ce16">
            <text:p>AD.1.2.1.3</text:p>
          </table:table-cell>
          <table:table-cell office:value-type="string" table:style-name="ce17">
            <text:p>ANALIS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3" table:style-name="ce1">
            <text:p>2933</text:p>
          </table:table-cell>
          <table:table-cell office:value-type="string" table:style-name="ce20">
            <text:p>AD.1.2.1.4</text:p>
          </table:table-cell>
          <table:table-cell office:value-type="string" table:style-name="ce17">
            <text:p>ANALIS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4" table:style-name="ce1">
            <text:p>2934</text:p>
          </table:table-cell>
          <table:table-cell office:value-type="string" table:style-name="ce16">
            <text:p>AD.1.2.1.5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5" table:style-name="ce1">
            <text:p>2935</text:p>
          </table:table-cell>
          <table:table-cell office:value-type="string" table:style-name="ce20">
            <text:p>AD.1.2.1.6</text:p>
          </table:table-cell>
          <table:table-cell office:value-type="string" table:style-name="ce17">
            <text:p>FASILITATOR KEWIRAUSAH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6" table:style-name="ce1">
            <text:p>2936</text:p>
          </table:table-cell>
          <table:table-cell office:value-type="string" table:style-name="ce16">
            <text:p>AD.1.2.1.7</text:p>
          </table:table-cell>
          <table:table-cell office:value-type="string" table:style-name="ce17">
            <text:p>PENGADMINISTRASI SARANA PENGEMBANGAN USAHA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7" table:style-name="ce1">
            <text:p>2937</text:p>
          </table:table-cell>
          <table:table-cell office:value-type="string" table:style-name="ce20">
            <text:p>AD.1.2.1.8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8" table:style-name="ce1">
            <text:p>2938</text:p>
          </table:table-cell>
          <table:table-cell office:value-type="string" table:style-name="ce15">
            <text:p>AD.1.3</text:p>
          </table:table-cell>
          <table:table-cell office:value-type="string" table:style-name="ce9">
            <text:p>KEPALA BIDANG PEMBUDAYAAN OLAHRAG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39" table:style-name="ce1">
            <text:p>2939</text:p>
          </table:table-cell>
          <table:table-cell office:value-type="string" table:style-name="ce20">
            <text:p>AD.1.3.1.1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0" table:style-name="ce1">
            <text:p>2940</text:p>
          </table:table-cell>
          <table:table-cell office:value-type="string" table:style-name="ce16">
            <text:p>AD.1.3.1.2</text:p>
          </table:table-cell>
          <table:table-cell office:value-type="string" table:style-name="ce17">
            <text:p>PENYUSUN BAHAN PEMBINAAN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1" table:style-name="ce1">
            <text:p>2941</text:p>
          </table:table-cell>
          <table:table-cell office:value-type="string" table:style-name="ce20">
            <text:p>AD.1.3.1.3</text:p>
          </table:table-cell>
          <table:table-cell office:value-type="string" table:style-name="ce17">
            <text:p>PENYULUH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2" table:style-name="ce1">
            <text:p>2942</text:p>
          </table:table-cell>
          <table:table-cell office:value-type="string" table:style-name="ce20">
            <text:p>AD.1.3.1.4</text:p>
          </table:table-cell>
          <table:table-cell office:value-type="string" table:style-name="ce17">
            <text:p>PENGAWAS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3" table:style-name="ce1">
            <text:p>2943</text:p>
          </table:table-cell>
          <table:table-cell office:value-type="string" table:style-name="ce16">
            <text:p>AD.1.3.1.5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4" table:style-name="ce1">
            <text:p>2944</text:p>
          </table:table-cell>
          <table:table-cell office:value-type="string" table:style-name="ce20">
            <text:p>AD.1.3.1.6</text:p>
          </table:table-cell>
          <table:table-cell office:value-type="string" table:style-name="ce17">
            <text:p>PENYULUH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5" table:style-name="ce1">
            <text:p>2945</text:p>
          </table:table-cell>
          <table:table-cell office:value-type="string" table:style-name="ce20">
            <text:p>AD.1.3.1.7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6" table:style-name="ce1">
            <text:p>2946</text:p>
          </table:table-cell>
          <table:table-cell office:value-type="string" table:style-name="ce16">
            <text:p>AD.1.3.1.8</text:p>
          </table:table-cell>
          <table:table-cell office:value-type="string" table:style-name="ce17">
            <text:p>PENGELOLA SARANA OLAH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4">
          <table:table-cell office:value-type="float" office:value="2947" table:style-name="ce1">
            <text:p>2947</text:p>
          </table:table-cell>
          <table:table-cell office:value-type="string" table:style-name="ce20">
            <text:p>AD.1.3.1.9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8" table:style-name="ce1">
            <text:p>2948</text:p>
          </table:table-cell>
          <table:table-cell office:value-type="string" table:style-name="ce15">
            <text:p>AD.1.4</text:p>
          </table:table-cell>
          <table:table-cell office:value-type="string" table:style-name="ce9">
            <text:p>KEPALA BIDANG PRESTASI OLAHRAGA-OLAHRAG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49" table:style-name="ce1">
            <text:p>2949</text:p>
          </table:table-cell>
          <table:table-cell office:value-type="string" table:style-name="ce20">
            <text:p>AD.1.4.1.1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0" table:style-name="ce1">
            <text:p>2950</text:p>
          </table:table-cell>
          <table:table-cell office:value-type="string" table:style-name="ce20">
            <text:p>AD.1.4.1.2</text:p>
          </table:table-cell>
          <table:table-cell office:value-type="string" table:style-name="ce17">
            <text:p>ANALIS KEOLAHR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1" table:style-name="ce1">
            <text:p>2951</text:p>
          </table:table-cell>
          <table:table-cell office:value-type="string" table:style-name="ce20">
            <text:p>AD.1.4.1.3</text:p>
          </table:table-cell>
          <table:table-cell office:value-type="string" table:style-name="ce17">
            <text:p>PENGELOLA BIMBINGAN TEKNIS STANDARDISASI KOMPETENSI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2" table:style-name="ce1">
            <text:p>2952</text:p>
          </table:table-cell>
          <table:table-cell office:value-type="string" table:style-name="ce20">
            <text:p>AD.1.4.1.4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3" table:style-name="ce1">
            <text:p>2953</text:p>
          </table:table-cell>
          <table:table-cell office:value-type="string" table:style-name="ce20">
            <text:p>AD.1.4.1.5</text:p>
          </table:table-cell>
          <table:table-cell office:value-type="string" table:style-name="ce17">
            <text:p>ANALIS KEOLAHR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4" table:style-name="ce1">
            <text:p>2954</text:p>
          </table:table-cell>
          <table:table-cell office:value-type="string" table:style-name="ce20">
            <text:p>AD.1.4.1.6</text:p>
          </table:table-cell>
          <table:table-cell office:value-type="string" table:style-name="ce17">
            <text:p>PENGELOLA PROFESI SUMBER DAYA MANUSIA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5" table:style-name="ce1">
            <text:p>2955</text:p>
          </table:table-cell>
          <table:table-cell office:value-type="string" table:style-name="ce20">
            <text:p>AD.1.4.1.7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6" table:style-name="ce1">
            <text:p>2956</text:p>
          </table:table-cell>
          <table:table-cell office:value-type="string" table:style-name="ce20">
            <text:p>AD.1.4.1.8</text:p>
          </table:table-cell>
          <table:table-cell office:value-type="string" table:style-name="ce17">
            <text:p>ANALIS KELEMB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7" table:style-name="ce1">
            <text:p>2957</text:p>
          </table:table-cell>
          <table:table-cell office:value-type="string" table:style-name="ce20">
            <text:p>AD.1.4.1.9</text:p>
          </table:table-cell>
          <table:table-cell office:value-type="string" table:style-name="ce17">
            <text:p>PENGELOLA DATA KELEMBAGAAN KURSUS DAN PELATIH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8" table:style-name="ce1">
            <text:p>2958</text:p>
          </table:table-cell>
          <table:table-cell office:value-type="string" table:style-name="ce15">
            <text:p>AE.1</text:p>
          </table:table-cell>
          <table:table-cell office:value-type="string" table:style-name="ce9">
            <text:p>KEPALA DINAS PERPUSTAKAAN DAN ARSIP</text:p>
          </table:table-cell>
          <table:table-cell office:value-type="float" office:value="31" table:style-name="ce1">
            <text:p>31</text:p>
          </table:table-cell>
          <table:table-cell table:number-columns-repeated="16380" table:style-name="ce1"/>
        </table:table-row>
        <table:table-row table:style-name="ro2">
          <table:table-cell office:value-type="float" office:value="2959" table:style-name="ce1">
            <text:p>2959</text:p>
          </table:table-cell>
          <table:table-cell office:value-type="string" table:style-name="ce16">
            <text:p>AE.1.5</text:p>
          </table:table-cell>
          <table:table-cell office:value-type="string" table:style-name="ce17">
            <text:p>PUSTAKAWAN PELAKSANA/PUSTAKAWAN TERAMPIL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0" table:style-name="ce1">
            <text:p>2960</text:p>
          </table:table-cell>
          <table:table-cell office:value-type="string" table:style-name="ce16">
            <text:p>AE.1.6</text:p>
          </table:table-cell>
          <table:table-cell office:value-type="string" table:style-name="ce21">
            <text:p>PUSTAKAWAN PELAKSANA LANJUTAN/PUSTAKAWAN MAHIR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1" table:style-name="ce1">
            <text:p>2961</text:p>
          </table:table-cell>
          <table:table-cell office:value-type="string" table:style-name="ce16">
            <text:p>AE.1.7</text:p>
          </table:table-cell>
          <table:table-cell office:value-type="string" table:style-name="ce21">
            <text:p>PUSTAKAWAN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2" table:style-name="ce1">
            <text:p>2962</text:p>
          </table:table-cell>
          <table:table-cell office:value-type="string" table:style-name="ce16">
            <text:p>AE.1.8</text:p>
          </table:table-cell>
          <table:table-cell office:value-type="string" table:style-name="ce17">
            <text:p>PUSTAKAWAN PERTAMA/PUSTAKAWAN AHLI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3" table:style-name="ce1">
            <text:p>2963</text:p>
          </table:table-cell>
          <table:table-cell office:value-type="string" table:style-name="ce16">
            <text:p>AE.1.9</text:p>
          </table:table-cell>
          <table:table-cell office:value-type="string" table:style-name="ce17">
            <text:p>PUSTAKAWAN MUDA/PUSTAKAWAN AHLI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4" table:style-name="ce1">
            <text:p>2964</text:p>
          </table:table-cell>
          <table:table-cell office:value-type="string" table:style-name="ce16">
            <text:p>AE.1.10</text:p>
          </table:table-cell>
          <table:table-cell office:value-type="string" table:style-name="ce17">
            <text:p>PUSTAKAWAN MADYA/PUSTAKAWAN AHLI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5" table:style-name="ce1">
            <text:p>2965</text:p>
          </table:table-cell>
          <table:table-cell office:value-type="string" table:style-name="ce16">
            <text:p>AE.1.11</text:p>
          </table:table-cell>
          <table:table-cell office:value-type="string" table:style-name="ce18">
            <text:p>PUSTAKAWAN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6" table:style-name="ce1">
            <text:p>2966</text:p>
          </table:table-cell>
          <table:table-cell office:value-type="string" table:style-name="ce16">
            <text:p>AE.1.12</text:p>
          </table:table-cell>
          <table:table-cell office:value-type="string" table:style-name="ce21">
            <text:p>ARSIPARIS PELAKSAN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7" table:style-name="ce1">
            <text:p>2967</text:p>
          </table:table-cell>
          <table:table-cell office:value-type="string" table:style-name="ce16">
            <text:p>AE.1.13</text:p>
          </table:table-cell>
          <table:table-cell office:value-type="string" table:style-name="ce21">
            <text:p>ARSIPARIS PELAKSANA LANJUT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8" table:style-name="ce1">
            <text:p>2968</text:p>
          </table:table-cell>
          <table:table-cell office:value-type="string" table:style-name="ce16">
            <text:p>AE.1.14</text:p>
          </table:table-cell>
          <table:table-cell office:value-type="string" table:style-name="ce21">
            <text:p>ARSIPARIS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9" table:style-name="ce1">
            <text:p>2969</text:p>
          </table:table-cell>
          <table:table-cell office:value-type="string" table:style-name="ce16">
            <text:p>AE.1.15</text:p>
          </table:table-cell>
          <table:table-cell office:value-type="string" table:style-name="ce21">
            <text:p>ARSIPARIS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0" table:style-name="ce1">
            <text:p>2970</text:p>
          </table:table-cell>
          <table:table-cell office:value-type="string" table:style-name="ce16">
            <text:p>AE.1.16</text:p>
          </table:table-cell>
          <table:table-cell office:value-type="string" table:style-name="ce21">
            <text:p>ARSIPARIS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1" table:style-name="ce1">
            <text:p>2971</text:p>
          </table:table-cell>
          <table:table-cell office:value-type="string" table:style-name="ce16">
            <text:p>AE.1.17</text:p>
          </table:table-cell>
          <table:table-cell office:value-type="string" table:style-name="ce17">
            <text:p>ARSIPARIS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2" table:style-name="ce1">
            <text:p>2972</text:p>
          </table:table-cell>
          <table:table-cell office:value-type="string" table:style-name="ce16">
            <text:p>AE.1.18</text:p>
          </table:table-cell>
          <table:table-cell office:value-type="string" table:style-name="ce18">
            <text:p>ARSIPARIS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3" table:style-name="ce1">
            <text:p>2973</text:p>
          </table:table-cell>
          <table:table-cell office:value-type="string" table:style-name="ce16">
            <text:p>AE.1.19</text:p>
          </table:table-cell>
          <table:table-cell office:value-type="string" table:style-name="ce17">
            <text:p>PRANATA KOMPUTER PELAKSANA PEMUL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4" table:style-name="ce1">
            <text:p>2974</text:p>
          </table:table-cell>
          <table:table-cell office:value-type="string" table:style-name="ce16">
            <text:p>AE.1.20</text:p>
          </table:table-cell>
          <table:table-cell office:value-type="string" table:style-name="ce17">
            <text:p>PRANATA KOMPUTER PELAKSAN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5" table:style-name="ce1">
            <text:p>2975</text:p>
          </table:table-cell>
          <table:table-cell office:value-type="string" table:style-name="ce16">
            <text:p>AE.1.21</text:p>
          </table:table-cell>
          <table:table-cell office:value-type="string" table:style-name="ce17">
            <text:p>PRANATA KOMPUTER PELAKSANA LANJUT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6" table:style-name="ce1">
            <text:p>2976</text:p>
          </table:table-cell>
          <table:table-cell office:value-type="string" table:style-name="ce16">
            <text:p>AE.1.22</text:p>
          </table:table-cell>
          <table:table-cell office:value-type="string" table:style-name="ce17">
            <text:p>PRANATA KOMPUTER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7" table:style-name="ce1">
            <text:p>2977</text:p>
          </table:table-cell>
          <table:table-cell office:value-type="string" table:style-name="ce16">
            <text:p>AE.1.23</text:p>
          </table:table-cell>
          <table:table-cell office:value-type="string" table:style-name="ce17">
            <text:p>PENERJEMAH AHLI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8" table:style-name="ce1">
            <text:p>2978</text:p>
          </table:table-cell>
          <table:table-cell office:value-type="string" table:style-name="ce16">
            <text:p>AE.1.24</text:p>
          </table:table-cell>
          <table:table-cell office:value-type="string" table:style-name="ce17">
            <text:p>PENERJEMAH AHLI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9" table:style-name="ce1">
            <text:p>2979</text:p>
          </table:table-cell>
          <table:table-cell office:value-type="string" table:style-name="ce16">
            <text:p>AE.1.25</text:p>
          </table:table-cell>
          <table:table-cell office:value-type="string" table:style-name="ce17">
            <text:p>PENERJEMAH AHLI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0" table:style-name="ce1">
            <text:p>2980</text:p>
          </table:table-cell>
          <table:table-cell office:value-type="string" table:style-name="ce16">
            <text:p>AE.1.26</text:p>
          </table:table-cell>
          <table:table-cell office:value-type="string" table:style-name="ce17">
            <text:p>PENERJEMAH AHLI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1" table:style-name="ce1">
            <text:p>2981</text:p>
          </table:table-cell>
          <table:table-cell office:value-type="string" table:style-name="ce16">
            <text:p>AE.1.27</text:p>
          </table:table-cell>
          <table:table-cell office:value-type="string" table:style-name="ce17">
            <text:p>ANALIS KEBIJAKAN 1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2" table:style-name="ce1">
            <text:p>2982</text:p>
          </table:table-cell>
          <table:table-cell office:value-type="string" table:style-name="ce16">
            <text:p>AE.1.28</text:p>
          </table:table-cell>
          <table:table-cell office:value-type="string" table:style-name="ce17">
            <text:p>ANALIS KEBIJAKAN 2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3" table:style-name="ce1">
            <text:p>2983</text:p>
          </table:table-cell>
          <table:table-cell office:value-type="string" table:style-name="ce16">
            <text:p>AE.1.29</text:p>
          </table:table-cell>
          <table:table-cell office:value-type="string" table:style-name="ce17">
            <text:p>ANALIS KEBIJAKAN 3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4" table:style-name="ce1">
            <text:p>2984</text:p>
          </table:table-cell>
          <table:table-cell office:value-type="string" table:style-name="ce16">
            <text:p>AE.1.30</text:p>
          </table:table-cell>
          <table:table-cell office:value-type="string" table:style-name="ce17">
            <text:p>ANALIS KEBIJAKAN 4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5" table:style-name="ce1">
            <text:p>2985</text:p>
          </table:table-cell>
          <table:table-cell office:value-type="string" table:style-name="ce16">
            <text:p>AE.1.31</text:p>
          </table:table-cell>
          <table:table-cell office:value-type="string" table:style-name="ce17">
            <text:p>ANALIS KEBIJAKAN 5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6" table:style-name="ce1">
            <text:p>2986</text:p>
          </table:table-cell>
          <table:table-cell office:value-type="string" table:style-name="ce16">
            <text:p>AE.1.32</text:p>
          </table:table-cell>
          <table:table-cell office:value-type="string" table:style-name="ce17">
            <text:p>ANALIS KEBIJAKAN 6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7" table:style-name="ce1">
            <text:p>2987</text:p>
          </table:table-cell>
          <table:table-cell office:value-type="string" table:style-name="ce16">
            <text:p>AE.1.33</text:p>
          </table:table-cell>
          <table:table-cell office:value-type="string" table:style-name="ce17">
            <text:p>ANALIS KEBIJAKAN 7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8" table:style-name="ce1">
            <text:p>2988</text:p>
          </table:table-cell>
          <table:table-cell office:value-type="string" table:style-name="ce16">
            <text:p>AE.1.34</text:p>
          </table:table-cell>
          <table:table-cell office:value-type="string" table:style-name="ce17">
            <text:p>ANALIS KEBIJAKAN 8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9" table:style-name="ce1">
            <text:p>2989</text:p>
          </table:table-cell>
          <table:table-cell office:value-type="string" table:style-name="ce16">
            <text:p>AE.1.35</text:p>
          </table:table-cell>
          <table:table-cell office:value-type="string" table:style-name="ce17">
            <text:p>ANALIS KEBIJAKAN 9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0" table:style-name="ce1">
            <text:p>2990</text:p>
          </table:table-cell>
          <table:table-cell office:value-type="string" table:style-name="ce16">
            <text:p>AE.1.36</text:p>
          </table:table-cell>
          <table:table-cell office:value-type="string" table:style-name="ce17">
            <text:p>ANALIS KEBIJAKAN 10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1" table:style-name="ce1">
            <text:p>2991</text:p>
          </table:table-cell>
          <table:table-cell office:value-type="string" table:style-name="ce15">
            <text:p>AE.1.1</text:p>
          </table:table-cell>
          <table:table-cell office:value-type="string" table:style-name="ce19">
            <text:p>SEKRETARIS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2" table:style-name="ce1">
            <text:p>2992</text:p>
          </table:table-cell>
          <table:table-cell office:value-type="string" table:style-name="ce16">
            <text:p>AE.1.1.2.1</text:p>
          </table:table-cell>
          <table:table-cell office:value-type="string" table:style-name="ce17">
            <text:p>BENDAHARA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3" table:style-name="ce1">
            <text:p>2993</text:p>
          </table:table-cell>
          <table:table-cell office:value-type="string" table:style-name="ce16">
            <text:p>AE.1.1.2.2</text:p>
          </table:table-cell>
          <table:table-cell office:value-type="string" table:style-name="ce17">
            <text:p>PENGADMINISTRASI PAJAK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4" table:style-name="ce1">
            <text:p>2994</text:p>
          </table:table-cell>
          <table:table-cell office:value-type="string" table:style-name="ce16">
            <text:p>AE.1.1.2.3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5" table:style-name="ce1">
            <text:p>2995</text:p>
          </table:table-cell>
          <table:table-cell office:value-type="string" table:style-name="ce16">
            <text:p>AE.1.1.2.4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6" table:style-name="ce1">
            <text:p>2996</text:p>
          </table:table-cell>
          <table:table-cell office:value-type="string" table:style-name="ce16">
            <text:p>AE.1.1.2.5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7" table:style-name="ce1">
            <text:p>2997</text:p>
          </table:table-cell>
          <table:table-cell office:value-type="string" table:style-name="ce16">
            <text:p>AE.1.1.2.6</text:p>
          </table:table-cell>
          <table:table-cell office:value-type="string" table:style-name="ce17">
            <text:p>VERIFIKATOR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8" table:style-name="ce1">
            <text:p>2998</text:p>
          </table:table-cell>
          <table:table-cell office:value-type="string" table:style-name="ce16">
            <text:p>AE.1.1.2.7</text:p>
          </table:table-cell>
          <table:table-cell office:value-type="string" table:style-name="ce17">
            <text:p>PENGADMINISTRASI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9" table:style-name="ce1">
            <text:p>2999</text:p>
          </table:table-cell>
          <table:table-cell office:value-type="string" table:style-name="ce16">
            <text:p>AE.1.1.2.8</text:p>
          </table:table-cell>
          <table:table-cell office:value-type="string" table:style-name="ce17">
            <text:p>PENGELOLA GAJI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string" table:style-name="ce16">
            <text:p>AE.1.1.2.9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1" table:style-name="ce1">
            <text:p>3001</text:p>
          </table:table-cell>
          <table:table-cell office:value-type="string" table:style-name="ce16">
            <text:p>AE.1.1.2.10</text:p>
          </table:table-cell>
          <table:table-cell office:value-type="string" table:style-name="ce17">
            <text:p>PENGELOLA AKUNTANSI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2" table:style-name="ce1">
            <text:p>3002</text:p>
          </table:table-cell>
          <table:table-cell office:value-type="string" table:style-name="ce16">
            <text:p>AE.1.1.2.11</text:p>
          </table:table-cell>
          <table:table-cell office:value-type="string" table:style-name="ce17">
            <text:p>PENGOLAH DATA APLIKASI DAN PENGOLAH DATA SISTEM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3" table:style-name="ce1">
            <text:p>3003</text:p>
          </table:table-cell>
          <table:table-cell office:value-type="string" table:style-name="ce15">
            <text:p>AE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4" table:style-name="ce1">
            <text:p>3004</text:p>
          </table:table-cell>
          <table:table-cell office:value-type="string" table:style-name="ce16">
            <text:p>AE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5" table:style-name="ce1">
            <text:p>3005</text:p>
          </table:table-cell>
          <table:table-cell office:value-type="string" table:style-name="ce16">
            <text:p>AE.1.1.1.2</text:p>
          </table:table-cell>
          <table:table-cell office:value-type="string" table:style-name="ce17">
            <text:p>PENGELOLA BARANG MILIK NEGAR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6" table:style-name="ce1">
            <text:p>3006</text:p>
          </table:table-cell>
          <table:table-cell office:value-type="string" table:style-name="ce16">
            <text:p>AE.1.1.1.3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7" table:style-name="ce1">
            <text:p>3007</text:p>
          </table:table-cell>
          <table:table-cell office:value-type="string" table:style-name="ce16">
            <text:p>AE.1.1.1.4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8" table:style-name="ce1">
            <text:p>3008</text:p>
          </table:table-cell>
          <table:table-cell office:value-type="string" table:style-name="ce16">
            <text:p>AE.1.1.1.5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9" table:style-name="ce1">
            <text:p>3009</text:p>
          </table:table-cell>
          <table:table-cell office:value-type="string" table:style-name="ce16">
            <text:p>AE.1.1.1.6</text:p>
          </table:table-cell>
          <table:table-cell office:value-type="string" table:style-name="ce17">
            <text:p>PENGELOLA PERJALANAN DINAS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0" table:style-name="ce1">
            <text:p>3010</text:p>
          </table:table-cell>
          <table:table-cell office:value-type="string" table:style-name="ce16">
            <text:p>AE.1.1.1.7</text:p>
          </table:table-cell>
          <table:table-cell office:value-type="string" table:style-name="ce17">
            <text:p>SEKRETARIS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1" table:style-name="ce1">
            <text:p>3011</text:p>
          </table:table-cell>
          <table:table-cell office:value-type="string" table:style-name="ce16">
            <text:p>AE.1.1.1.8</text:p>
          </table:table-cell>
          <table:table-cell office:value-type="string" table:style-name="ce17">
            <text:p>PENGEMUDI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2" table:style-name="ce1">
            <text:p>3012</text:p>
          </table:table-cell>
          <table:table-cell office:value-type="string" table:style-name="ce16">
            <text:p>AE.1.1.1.9</text:p>
          </table:table-cell>
          <table:table-cell office:value-type="string" table:style-name="ce17">
            <text:p>PETUGAS KEAMAN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3" table:style-name="ce1">
            <text:p>3013</text:p>
          </table:table-cell>
          <table:table-cell office:value-type="string" table:style-name="ce16">
            <text:p>AE.1.1.1.10</text:p>
          </table:table-cell>
          <table:table-cell office:value-type="string" table:style-name="ce17">
            <text:p>PRAMU BAKTI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4" table:style-name="ce1">
            <text:p>3014</text:p>
          </table:table-cell>
          <table:table-cell office:value-type="string" table:style-name="ce16">
            <text:p>AE.1.1.1.11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5" table:style-name="ce1">
            <text:p>3015</text:p>
          </table:table-cell>
          <table:table-cell office:value-type="string" table:style-name="ce16">
            <text:p>AE.1.1.1.12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6" table:style-name="ce1">
            <text:p>3016</text:p>
          </table:table-cell>
          <table:table-cell office:value-type="string" table:style-name="ce16">
            <text:p>AE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7" table:style-name="ce1">
            <text:p>3017</text:p>
          </table:table-cell>
          <table:table-cell office:value-type="string" table:style-name="ce15">
            <text:p>AE.1.2</text:p>
          </table:table-cell>
          <table:table-cell office:value-type="string" table:style-name="ce9">
            <text:p>KEPALA BIDANG PERPUSTAKA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18" table:style-name="ce1">
            <text:p>3018</text:p>
          </table:table-cell>
          <table:table-cell office:value-type="string" table:style-name="ce16">
            <text:p>AE.1.2.1.1</text:p>
          </table:table-cell>
          <table:table-cell office:value-type="string" table:style-name="ce17">
            <text:p>PENGADMINISTRASI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19" table:style-name="ce1">
            <text:p>3019</text:p>
          </table:table-cell>
          <table:table-cell office:value-type="string" table:style-name="ce16">
            <text:p>AE.1.2.1.2</text:p>
          </table:table-cell>
          <table:table-cell office:value-type="string" table:style-name="ce17">
            <text:p>PENGELOLA SERAH SIMPAN KARYA CETAK KARYA REKA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0" table:style-name="ce1">
            <text:p>3020</text:p>
          </table:table-cell>
          <table:table-cell office:value-type="string" table:style-name="ce16">
            <text:p>AE.1.2.1.3</text:p>
          </table:table-cell>
          <table:table-cell office:value-type="string" table:style-name="ce17">
            <text:p>PENGALIH MEDI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1" table:style-name="ce1">
            <text:p>3021</text:p>
          </table:table-cell>
          <table:table-cell office:value-type="string" table:style-name="ce16">
            <text:p>AE.1.2.1.4</text:p>
          </table:table-cell>
          <table:table-cell office:value-type="string" table:style-name="ce17">
            <text:p>PENGELOLA BAHAN PUSTAK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2" table:style-name="ce1">
            <text:p>3022</text:p>
          </table:table-cell>
          <table:table-cell office:value-type="string" table:style-name="ce16">
            <text:p>AE.1.2.1.5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3" table:style-name="ce1">
            <text:p>3023</text:p>
          </table:table-cell>
          <table:table-cell office:value-type="string" table:style-name="ce16">
            <text:p>AE.1.2.1.6</text:p>
          </table:table-cell>
          <table:table-cell office:value-type="string" table:style-name="ce17">
            <text:p>PENGELOLA TEKNOLOGI INFORMASI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4" table:style-name="ce1">
            <text:p>3024</text:p>
          </table:table-cell>
          <table:table-cell office:value-type="string" table:style-name="ce16">
            <text:p>AE.1.2.1.7</text:p>
          </table:table-cell>
          <table:table-cell office:value-type="string" table:style-name="ce17">
            <text:p>PENGELOLA PENYELENGGARAAN MEDIA ELEKTRONIK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5" table:style-name="ce1">
            <text:p>3025</text:p>
          </table:table-cell>
          <table:table-cell office:value-type="string" table:style-name="ce16">
            <text:p>AE.1.2.1.8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6" table:style-name="ce1">
            <text:p>3026</text:p>
          </table:table-cell>
          <table:table-cell office:value-type="string" table:style-name="ce16">
            <text:p>AE.1.2.1.9</text:p>
          </table:table-cell>
          <table:table-cell office:value-type="string" table:style-name="ce17">
            <text:p>PENGELOLA PUSTAKA ELEKTRONIK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7" table:style-name="ce1">
            <text:p>3027</text:p>
          </table:table-cell>
          <table:table-cell office:value-type="string" table:style-name="ce16">
            <text:p>AE.1.2.1.10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8" table:style-name="ce1">
            <text:p>3028</text:p>
          </table:table-cell>
          <table:table-cell office:value-type="string" table:style-name="ce16">
            <text:p>AE.1.2.1.11</text:p>
          </table:table-cell>
          <table:table-cell office:value-type="string" table:style-name="ce17">
            <text:p>PENGELOLA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9" table:style-name="ce1">
            <text:p>3029</text:p>
          </table:table-cell>
          <table:table-cell office:value-type="string" table:style-name="ce16">
            <text:p>AE.1.2.1.12</text:p>
          </table:table-cell>
          <table:table-cell office:value-type="string" table:style-name="ce17">
            <text:p>ANALIS KERJASAM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30" table:style-name="ce1">
            <text:p>3030</text:p>
          </table:table-cell>
          <table:table-cell office:value-type="string" table:style-name="ce15">
            <text:p>AE.1.3</text:p>
          </table:table-cell>
          <table:table-cell office:value-type="string" table:style-name="ce9">
            <text:p>KEPALA BIDANG PERLINDUNGAN DAN PENYELAMATAN ARSIP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31" table:style-name="ce1">
            <text:p>3031</text:p>
          </table:table-cell>
          <table:table-cell office:value-type="string" table:style-name="ce16">
            <text:p>AE.1.3.1.1</text:p>
          </table:table-cell>
          <table:table-cell office:value-type="string" table:style-name="ce17">
            <text:p>PENGADMINISTRASI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2" table:style-name="ce1">
            <text:p>3032</text:p>
          </table:table-cell>
          <table:table-cell office:value-type="string" table:style-name="ce16">
            <text:p>AE.1.3.1.2</text:p>
          </table:table-cell>
          <table:table-cell office:value-type="string" table:style-name="ce17">
            <text:p>PENGELOLA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3" table:style-name="ce1">
            <text:p>3033</text:p>
          </table:table-cell>
          <table:table-cell office:value-type="string" table:style-name="ce16">
            <text:p>AE.1.3.1.3</text:p>
          </table:table-cell>
          <table:table-cell office:value-type="string" table:style-name="ce17">
            <text:p>PENYULUH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4" table:style-name="ce1">
            <text:p>3034</text:p>
          </table:table-cell>
          <table:table-cell office:value-type="string" table:style-name="ce16">
            <text:p>AE.1.3.1.4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5" table:style-name="ce1">
            <text:p>3035</text:p>
          </table:table-cell>
          <table:table-cell office:value-type="string" table:style-name="ce16">
            <text:p>AE.1.3.1.5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6" table:style-name="ce1">
            <text:p>3036</text:p>
          </table:table-cell>
          <table:table-cell office:value-type="string" table:style-name="ce16">
            <text:p>AE.1.3.1.6</text:p>
          </table:table-cell>
          <table:table-cell office:value-type="string" table:style-name="ce17">
            <text:p>PENYULUH KEARSIP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7" table:style-name="ce1">
            <text:p>3037</text:p>
          </table:table-cell>
          <table:table-cell office:value-type="string" table:style-name="ce16">
            <text:p>AE.1.3.1.7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8" table:style-name="ce1">
            <text:p>3038</text:p>
          </table:table-cell>
          <table:table-cell office:value-type="string" table:style-name="ce16">
            <text:p>AE.1.3.1.8</text:p>
          </table:table-cell>
          <table:table-cell office:value-type="string" table:style-name="ce17">
            <text:p>PENGADMINISTRASI PERSURAT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9" table:style-name="ce1">
            <text:p>3039</text:p>
          </table:table-cell>
          <table:table-cell office:value-type="string" table:style-name="ce16">
            <text:p>AE.1.3.1.9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0" table:style-name="ce1">
            <text:p>3040</text:p>
          </table:table-cell>
          <table:table-cell office:value-type="string" table:style-name="ce16">
            <text:p>AE.1.3.1.10</text:p>
          </table:table-cell>
          <table:table-cell office:value-type="string" table:style-name="ce17">
            <text:p>PENYULUH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1" table:style-name="ce1">
            <text:p>3041</text:p>
          </table:table-cell>
          <table:table-cell office:value-type="string" table:style-name="ce16">
            <text:p>AE.1.3.1.11</text:p>
          </table:table-cell>
          <table:table-cell office:value-type="string" table:style-name="ce17">
            <text:p>PENYUSUN RENCANA PROMOSI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2" table:style-name="ce1">
            <text:p>3042</text:p>
          </table:table-cell>
          <table:table-cell office:value-type="string" table:style-name="ce15">
            <text:p>AE.1.4</text:p>
          </table:table-cell>
          <table:table-cell office:value-type="string" table:style-name="ce9">
            <text:p>KEPALA BIDANG ARSIP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43" table:style-name="ce1">
            <text:p>3043</text:p>
          </table:table-cell>
          <table:table-cell office:value-type="string" table:style-name="ce16">
            <text:p>AE.1.4.1.1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4" table:style-name="ce1">
            <text:p>3044</text:p>
          </table:table-cell>
          <table:table-cell office:value-type="string" table:style-name="ce16">
            <text:p>AE.1.4.1.2</text:p>
          </table:table-cell>
          <table:table-cell office:value-type="string" table:style-name="ce17">
            <text:p>PENGELOLA DATA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5" table:style-name="ce1">
            <text:p>3045</text:p>
          </table:table-cell>
          <table:table-cell office:value-type="string" table:style-name="ce16">
            <text:p>AE.1.4.1.3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6" table:style-name="ce1">
            <text:p>3046</text:p>
          </table:table-cell>
          <table:table-cell office:value-type="string" table:style-name="ce16">
            <text:p>AE.1.4.1.4</text:p>
          </table:table-cell>
          <table:table-cell office:value-type="string" table:style-name="ce17">
            <text:p>PENYULUH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7" table:style-name="ce1">
            <text:p>3047</text:p>
          </table:table-cell>
          <table:table-cell office:value-type="string" table:style-name="ce16">
            <text:p>AE.1.4.1.5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8" table:style-name="ce1">
            <text:p>3048</text:p>
          </table:table-cell>
          <table:table-cell office:value-type="string" table:style-name="ce16">
            <text:p>AE.1.4.1.6</text:p>
          </table:table-cell>
          <table:table-cell office:value-type="string" table:style-name="ce17">
            <text:p>PRANATA REPRODUKSI ARSIP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9" table:style-name="ce1">
            <text:p>3049</text:p>
          </table:table-cell>
          <table:table-cell office:value-type="string" table:style-name="ce16">
            <text:p>AE.1.4.1.7</text:p>
          </table:table-cell>
          <table:table-cell office:value-type="string" table:style-name="ce17">
            <text:p>PRANATA RESTORASI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0" table:style-name="ce1">
            <text:p>3050</text:p>
          </table:table-cell>
          <table:table-cell office:value-type="string" table:style-name="ce16">
            <text:p>AE.1.4.1.8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1" table:style-name="ce1">
            <text:p>3051</text:p>
          </table:table-cell>
          <table:table-cell office:value-type="string" table:style-name="ce16">
            <text:p>AE.1.4.1.9</text:p>
          </table:table-cell>
          <table:table-cell office:value-type="string" table:style-name="ce17">
            <text:p>PENGELOLA DATA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2" table:style-name="ce1">
            <text:p>3052</text:p>
          </table:table-cell>
          <table:table-cell office:value-type="string" table:style-name="ce16">
            <text:p>AE.1.4.1.10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3" table:style-name="ce1">
            <text:p>3053</text:p>
          </table:table-cell>
          <table:table-cell office:value-type="string" table:style-name="ce16">
            <text:p>AE.1.4.1.11</text:p>
          </table:table-cell>
          <table:table-cell office:value-type="string" table:style-name="ce17">
            <text:p>PENGELOLA TEKNOLOGI DAN INFORMASI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4" table:style-name="ce1">
            <text:p>3054</text:p>
          </table:table-cell>
          <table:table-cell office:value-type="string" table:style-name="ce16">
            <text:p>AE.1.4.1.12</text:p>
          </table:table-cell>
          <table:table-cell office:value-type="string" table:style-name="ce17">
            <text:p>PENYUSUN RENCANA PROMOSI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5" table:style-name="ce1">
            <text:p>3055</text:p>
          </table:table-cell>
          <table:table-cell office:value-type="string" table:style-name="ce16">
            <text:p>AE.1.4.1.13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6" table:style-name="ce1">
            <text:p>3056</text:p>
          </table:table-cell>
          <table:table-cell office:value-type="string" table:style-name="ce15">
            <text:p>AF.1</text:p>
          </table:table-cell>
          <table:table-cell office:value-type="string" table:style-name="ce9">
            <text:p>KEPALA DINAS KELAUTAN DAN PERIKANAN</text:p>
          </table:table-cell>
          <table:table-cell office:value-type="float" office:value="32" table:style-name="ce1">
            <text:p>32</text:p>
          </table:table-cell>
          <table:table-cell table:number-columns-repeated="16380" table:style-name="ce1"/>
        </table:table-row>
        <table:table-row table:style-name="ro2">
          <table:table-cell office:value-type="float" office:value="3057" table:style-name="ce1">
            <text:p>3057</text:p>
          </table:table-cell>
          <table:table-cell office:value-type="string" table:style-name="ce16">
            <text:p>AF.1.6</text:p>
          </table:table-cell>
          <table:table-cell office:value-type="string" table:style-name="ce21">
            <text:p>ANALIS PASAR HASIL PERIKANAN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58" table:style-name="ce1">
            <text:p>3058</text:p>
          </table:table-cell>
          <table:table-cell office:value-type="string" table:style-name="ce16">
            <text:p>AF.1.7</text:p>
          </table:table-cell>
          <table:table-cell office:value-type="string" table:style-name="ce21">
            <text:p>ANALIS PASAR HASIL PERIKANAN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59" table:style-name="ce1">
            <text:p>3059</text:p>
          </table:table-cell>
          <table:table-cell office:value-type="string" table:style-name="ce16">
            <text:p>AF.1.8</text:p>
          </table:table-cell>
          <table:table-cell office:value-type="string" table:style-name="ce21">
            <text:p>ANALIS PASAR HASIL PERIKANAN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0" table:style-name="ce1">
            <text:p>3060</text:p>
          </table:table-cell>
          <table:table-cell office:value-type="string" table:style-name="ce16">
            <text:p>AF.1.9</text:p>
          </table:table-cell>
          <table:table-cell office:value-type="string" table:style-name="ce21">
            <text:p>PENGELOLA EKOSISTEM LAUT DAN PESISIR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1" table:style-name="ce1">
            <text:p>3061</text:p>
          </table:table-cell>
          <table:table-cell office:value-type="string" table:style-name="ce16">
            <text:p>AF.1.10</text:p>
          </table:table-cell>
          <table:table-cell office:value-type="string" table:style-name="ce21">
            <text:p>PENGELOLA EKOSISTEM LAUT DAN PESISIR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2" table:style-name="ce1">
            <text:p>3062</text:p>
          </table:table-cell>
          <table:table-cell office:value-type="string" table:style-name="ce16">
            <text:p>AF.1.11</text:p>
          </table:table-cell>
          <table:table-cell office:value-type="string" table:style-name="ce21">
            <text:p>PENGELOLA EKOSISTEM LAUT DAN PESISIR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3" table:style-name="ce1">
            <text:p>3063</text:p>
          </table:table-cell>
          <table:table-cell office:value-type="string" table:style-name="ce16">
            <text:p>AF.1.12</text:p>
          </table:table-cell>
          <table:table-cell office:value-type="string" table:style-name="ce21">
            <text:p>PENGAWAS PERIKANAN TERAMPIL PELAKSAN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4" table:style-name="ce1">
            <text:p>3064</text:p>
          </table:table-cell>
          <table:table-cell office:value-type="string" table:style-name="ce16">
            <text:p>AF.1.13</text:p>
          </table:table-cell>
          <table:table-cell office:value-type="string" table:style-name="ce21">
            <text:p>PENGAWAS PERIKANAN TERAMPIL PELAKSANA LANJUT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5" table:style-name="ce1">
            <text:p>3065</text:p>
          </table:table-cell>
          <table:table-cell office:value-type="string" table:style-name="ce16">
            <text:p>AF.1.14</text:p>
          </table:table-cell>
          <table:table-cell office:value-type="string" table:style-name="ce21">
            <text:p>PENGAWAS PERIKANAN PENYELI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6" table:style-name="ce1">
            <text:p>3066</text:p>
          </table:table-cell>
          <table:table-cell office:value-type="string" table:style-name="ce16">
            <text:p>AF.1.15</text:p>
          </table:table-cell>
          <table:table-cell office:value-type="string" table:style-name="ce21">
            <text:p>PENGAWAS PERIKANAN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7" table:style-name="ce1">
            <text:p>3067</text:p>
          </table:table-cell>
          <table:table-cell office:value-type="string" table:style-name="ce16">
            <text:p>AF.1.16</text:p>
          </table:table-cell>
          <table:table-cell office:value-type="string" table:style-name="ce21">
            <text:p>PENGAWAS PERIKANAN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8" table:style-name="ce1">
            <text:p>3068</text:p>
          </table:table-cell>
          <table:table-cell office:value-type="string" table:style-name="ce16">
            <text:p>AF.1.17</text:p>
          </table:table-cell>
          <table:table-cell office:value-type="string" table:style-name="ce21">
            <text:p>PENGAWAS PERIKANAN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9" table:style-name="ce1">
            <text:p>3069</text:p>
          </table:table-cell>
          <table:table-cell office:value-type="string" table:style-name="ce16">
            <text:p>AF.1.18</text:p>
          </table:table-cell>
          <table:table-cell office:value-type="string" table:style-name="ce17">
            <text:p>PENGELOLA PRODUKSI PERIKANAN TANGKAP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0" table:style-name="ce1">
            <text:p>3070</text:p>
          </table:table-cell>
          <table:table-cell office:value-type="string" table:style-name="ce16">
            <text:p>AF.1.19</text:p>
          </table:table-cell>
          <table:table-cell office:value-type="string" table:style-name="ce17">
            <text:p>PENGELOLA PRODUKSI PERIKANAN TANGKAP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1" table:style-name="ce1">
            <text:p>3071</text:p>
          </table:table-cell>
          <table:table-cell office:value-type="string" table:style-name="ce16">
            <text:p>AF.1.20</text:p>
          </table:table-cell>
          <table:table-cell office:value-type="string" table:style-name="ce17">
            <text:p>PENGELOLA PRODUKSI PERIKANAN TANGKAP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2" table:style-name="ce1">
            <text:p>3072</text:p>
          </table:table-cell>
          <table:table-cell office:value-type="string" table:style-name="ce16">
            <text:p>AF.1.21</text:p>
          </table:table-cell>
          <table:table-cell office:value-type="string" table:style-name="ce21">
            <text:p>ARSIPARIS PELAKSAN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3" table:style-name="ce1">
            <text:p>3073</text:p>
          </table:table-cell>
          <table:table-cell office:value-type="string" table:style-name="ce16">
            <text:p>AF.1.22</text:p>
          </table:table-cell>
          <table:table-cell office:value-type="string" table:style-name="ce21">
            <text:p>ARSIPARIS PELAKSANA LANJUT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4" table:style-name="ce1">
            <text:p>3074</text:p>
          </table:table-cell>
          <table:table-cell office:value-type="string" table:style-name="ce16">
            <text:p>AF.1.23</text:p>
          </table:table-cell>
          <table:table-cell office:value-type="string" table:style-name="ce21">
            <text:p>ARSIPARIS PENYELI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5" table:style-name="ce1">
            <text:p>3075</text:p>
          </table:table-cell>
          <table:table-cell office:value-type="string" table:style-name="ce16">
            <text:p>AF.1.24</text:p>
          </table:table-cell>
          <table:table-cell office:value-type="string" table:style-name="ce21">
            <text:p>ARSIPARIS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6" table:style-name="ce1">
            <text:p>3076</text:p>
          </table:table-cell>
          <table:table-cell office:value-type="string" table:style-name="ce16">
            <text:p>AF.1.25</text:p>
          </table:table-cell>
          <table:table-cell office:value-type="string" table:style-name="ce21">
            <text:p>ARSIPARIS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7" table:style-name="ce1">
            <text:p>3077</text:p>
          </table:table-cell>
          <table:table-cell office:value-type="string" table:style-name="ce16">
            <text:p>AF.1.26</text:p>
          </table:table-cell>
          <table:table-cell office:value-type="string" table:style-name="ce17">
            <text:p>ANALIS KEBIJAKAN 1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8" table:style-name="ce1">
            <text:p>3078</text:p>
          </table:table-cell>
          <table:table-cell office:value-type="string" table:style-name="ce16">
            <text:p>AF.1.27</text:p>
          </table:table-cell>
          <table:table-cell office:value-type="string" table:style-name="ce17">
            <text:p>ANALIS KEBIJAKAN 2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9" table:style-name="ce1">
            <text:p>3079</text:p>
          </table:table-cell>
          <table:table-cell office:value-type="string" table:style-name="ce16">
            <text:p>AF.1.28</text:p>
          </table:table-cell>
          <table:table-cell office:value-type="string" table:style-name="ce17">
            <text:p>ANALIS KEBIJAKAN 3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0" table:style-name="ce1">
            <text:p>3080</text:p>
          </table:table-cell>
          <table:table-cell office:value-type="string" table:style-name="ce16">
            <text:p>AF.1.29</text:p>
          </table:table-cell>
          <table:table-cell office:value-type="string" table:style-name="ce17">
            <text:p>ANALIS KEBIJAKAN 4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1" table:style-name="ce1">
            <text:p>3081</text:p>
          </table:table-cell>
          <table:table-cell office:value-type="string" table:style-name="ce16">
            <text:p>AF.1.30</text:p>
          </table:table-cell>
          <table:table-cell office:value-type="string" table:style-name="ce17">
            <text:p>ANALIS KEBIJAKAN 5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2" table:style-name="ce1">
            <text:p>3082</text:p>
          </table:table-cell>
          <table:table-cell office:value-type="string" table:style-name="ce16">
            <text:p>AF.1.31</text:p>
          </table:table-cell>
          <table:table-cell office:value-type="string" table:style-name="ce17">
            <text:p>ANALIS KEBIJAKAN 6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3" table:style-name="ce1">
            <text:p>3083</text:p>
          </table:table-cell>
          <table:table-cell office:value-type="string" table:style-name="ce16">
            <text:p>AF.1.32</text:p>
          </table:table-cell>
          <table:table-cell office:value-type="string" table:style-name="ce17">
            <text:p>ANALIS KEBIJAKAN 7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4" table:style-name="ce1">
            <text:p>3084</text:p>
          </table:table-cell>
          <table:table-cell office:value-type="string" table:style-name="ce16">
            <text:p>AF.1.33</text:p>
          </table:table-cell>
          <table:table-cell office:value-type="string" table:style-name="ce17">
            <text:p>ANALIS KEBIJAKAN 8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5" table:style-name="ce1">
            <text:p>3085</text:p>
          </table:table-cell>
          <table:table-cell office:value-type="string" table:style-name="ce16">
            <text:p>AF.1.34</text:p>
          </table:table-cell>
          <table:table-cell office:value-type="string" table:style-name="ce17">
            <text:p>ANALIS KEBIJAKAN 9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6" table:style-name="ce1">
            <text:p>3086</text:p>
          </table:table-cell>
          <table:table-cell office:value-type="string" table:style-name="ce16">
            <text:p>AF.1.35</text:p>
          </table:table-cell>
          <table:table-cell office:value-type="string" table:style-name="ce17">
            <text:p>ANALIS KEBIJAKAN 10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7" table:style-name="ce1">
            <text:p>3087</text:p>
          </table:table-cell>
          <table:table-cell office:value-type="string" table:style-name="ce16">
            <text:p>AF.1.36</text:p>
          </table:table-cell>
          <table:table-cell office:value-type="string" table:style-name="ce17">
            <text:p>ANALIS KEBIJAKAN 11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8" table:style-name="ce1">
            <text:p>3088</text:p>
          </table:table-cell>
          <table:table-cell office:value-type="string" table:style-name="ce16">
            <text:p>AF.1.37</text:p>
          </table:table-cell>
          <table:table-cell office:value-type="string" table:style-name="ce17">
            <text:p>ANALIS KEBIJAKAN 12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9" table:style-name="ce1">
            <text:p>3089</text:p>
          </table:table-cell>
          <table:table-cell office:value-type="string" table:style-name="ce16">
            <text:p>AF.1.38</text:p>
          </table:table-cell>
          <table:table-cell office:value-type="string" table:style-name="ce17">
            <text:p>ANALIS KEBIJAKAN 13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0" table:style-name="ce1">
            <text:p>3090</text:p>
          </table:table-cell>
          <table:table-cell office:value-type="string" table:style-name="ce16">
            <text:p>AF.1.39</text:p>
          </table:table-cell>
          <table:table-cell office:value-type="string" table:style-name="ce17">
            <text:p>ANALIS KEBIJAKAN 14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1" table:style-name="ce1">
            <text:p>3091</text:p>
          </table:table-cell>
          <table:table-cell office:value-type="string" table:style-name="ce15">
            <text:p>AF.1.1</text:p>
          </table:table-cell>
          <table:table-cell office:value-type="string" table:style-name="ce19">
            <text:p>SEKRETARIS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2" table:style-name="ce1">
            <text:p>3092</text:p>
          </table:table-cell>
          <table:table-cell office:value-type="string" table:style-name="ce16">
            <text:p>AF.1.1.2.1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3" table:style-name="ce1">
            <text:p>3093</text:p>
          </table:table-cell>
          <table:table-cell office:value-type="string" table:style-name="ce16">
            <text:p>AF.1.1.2.2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4" table:style-name="ce1">
            <text:p>3094</text:p>
          </table:table-cell>
          <table:table-cell office:value-type="string" table:style-name="ce16">
            <text:p>AF.1.1.2.3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5" table:style-name="ce1">
            <text:p>3095</text:p>
          </table:table-cell>
          <table:table-cell office:value-type="string" table:style-name="ce16">
            <text:p>AF.1.1.2.4</text:p>
          </table:table-cell>
          <table:table-cell office:value-type="string" table:style-name="ce17">
            <text:p>PENGELOLA BAHAN PERENCANA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6" table:style-name="ce1">
            <text:p>3096</text:p>
          </table:table-cell>
          <table:table-cell office:value-type="string" table:style-name="ce16">
            <text:p>AF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7" table:style-name="ce1">
            <text:p>3097</text:p>
          </table:table-cell>
          <table:table-cell office:value-type="string" table:style-name="ce16">
            <text:p>AF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8" table:style-name="ce1">
            <text:p>3098</text:p>
          </table:table-cell>
          <table:table-cell office:value-type="string" table:style-name="ce16">
            <text:p>AF.1.1.2.7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9" table:style-name="ce1">
            <text:p>3099</text:p>
          </table:table-cell>
          <table:table-cell office:value-type="string" table:style-name="ce16">
            <text:p>AF.1.1.2.8</text:p>
          </table:table-cell>
          <table:table-cell office:value-type="string" table:style-name="ce17">
            <text:p>PENGELOLA AKUNTANSI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0" table:style-name="ce1">
            <text:p>3100</text:p>
          </table:table-cell>
          <table:table-cell office:value-type="string" table:style-name="ce16">
            <text:p>AF.1.1.2.9</text:p>
          </table:table-cell>
          <table:table-cell office:value-type="string" table:style-name="ce17">
            <text:p>PENGELOLA GAJI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1" table:style-name="ce1">
            <text:p>3101</text:p>
          </table:table-cell>
          <table:table-cell office:value-type="string" table:style-name="ce16">
            <text:p>AF.1.1.2.10</text:p>
          </table:table-cell>
          <table:table-cell office:value-type="string" table:style-name="ce17">
            <text:p>BENDAHARA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2" table:style-name="ce1">
            <text:p>3102</text:p>
          </table:table-cell>
          <table:table-cell office:value-type="string" table:style-name="ce16">
            <text:p>AF.1.1.2.11</text:p>
          </table:table-cell>
          <table:table-cell office:value-type="string" table:style-name="ce17">
            <text:p>VERIFIKATOR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3" table:style-name="ce1">
            <text:p>3103</text:p>
          </table:table-cell>
          <table:table-cell office:value-type="string" table:style-name="ce16">
            <text:p>AF.1.1.2.12</text:p>
          </table:table-cell>
          <table:table-cell office:value-type="string" table:style-name="ce17">
            <text:p>PENGADMINISTRASI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4" table:style-name="ce1">
            <text:p>3104</text:p>
          </table:table-cell>
          <table:table-cell office:value-type="string" table:style-name="ce16">
            <text:p>AF.1.1.2.13</text:p>
          </table:table-cell>
          <table:table-cell office:value-type="string" table:style-name="ce17">
            <text:p>PENGADMINISTRASI PAJAK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5" table:style-name="ce1">
            <text:p>3105</text:p>
          </table:table-cell>
          <table:table-cell office:value-type="string" table:style-name="ce15">
            <text:p>AF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6" table:style-name="ce1">
            <text:p>3106</text:p>
          </table:table-cell>
          <table:table-cell office:value-type="string" table:style-name="ce16">
            <text:p>AF.1.1.1.1</text:p>
          </table:table-cell>
          <table:table-cell office:value-type="string" table:style-name="ce17">
            <text:p>PRANATA KEARSIP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7" table:style-name="ce1">
            <text:p>3107</text:p>
          </table:table-cell>
          <table:table-cell office:value-type="string" table:style-name="ce16">
            <text:p>AF.1.1.1.2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8" table:style-name="ce1">
            <text:p>3108</text:p>
          </table:table-cell>
          <table:table-cell office:value-type="string" table:style-name="ce16">
            <text:p>AF.1.1.1.3</text:p>
          </table:table-cell>
          <table:table-cell office:value-type="string" table:style-name="ce17">
            <text:p>PENGELOLA BARANG MILIK NEGAR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9" table:style-name="ce1">
            <text:p>3109</text:p>
          </table:table-cell>
          <table:table-cell office:value-type="string" table:style-name="ce16">
            <text:p>AF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0" table:style-name="ce1">
            <text:p>3110</text:p>
          </table:table-cell>
          <table:table-cell office:value-type="string" table:style-name="ce16">
            <text:p>AF.1.1.1.5</text:p>
          </table:table-cell>
          <table:table-cell office:value-type="string" table:style-name="ce17">
            <text:p>PENGEMUDI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1" table:style-name="ce1">
            <text:p>3111</text:p>
          </table:table-cell>
          <table:table-cell office:value-type="string" table:style-name="ce16">
            <text:p>AF.1.1.1.6</text:p>
          </table:table-cell>
          <table:table-cell office:value-type="string" table:style-name="ce17">
            <text:p>PRAMU BAKTI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2" table:style-name="ce1">
            <text:p>3112</text:p>
          </table:table-cell>
          <table:table-cell office:value-type="string" table:style-name="ce16">
            <text:p>AF.1.1.1.7</text:p>
          </table:table-cell>
          <table:table-cell office:value-type="string" table:style-name="ce17">
            <text:p>PRAMU KEBERSIH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3" table:style-name="ce1">
            <text:p>3113</text:p>
          </table:table-cell>
          <table:table-cell office:value-type="string" table:style-name="ce16">
            <text:p>AF.1.1.1.8</text:p>
          </table:table-cell>
          <table:table-cell office:value-type="string" table:style-name="ce17">
            <text:p>PRAMU TAM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4" table:style-name="ce1">
            <text:p>3114</text:p>
          </table:table-cell>
          <table:table-cell office:value-type="string" table:style-name="ce16">
            <text:p>AF.1.1.1.9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5" table:style-name="ce1">
            <text:p>3115</text:p>
          </table:table-cell>
          <table:table-cell office:value-type="string" table:style-name="ce16">
            <text:p>AF.1.1.1.10</text:p>
          </table:table-cell>
          <table:table-cell office:value-type="string" table:style-name="ce17">
            <text:p>PENGELOLA PERJALANAN DINAS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6" table:style-name="ce1">
            <text:p>3116</text:p>
          </table:table-cell>
          <table:table-cell office:value-type="string" table:style-name="ce16">
            <text:p>AF.1.1.1.11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7" table:style-name="ce1">
            <text:p>3117</text:p>
          </table:table-cell>
          <table:table-cell office:value-type="string" table:style-name="ce16">
            <text:p>AF.1.1.1.12</text:p>
          </table:table-cell>
          <table:table-cell office:value-type="string" table:style-name="ce17">
            <text:p>SEKRETARIS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8" table:style-name="ce1">
            <text:p>3118</text:p>
          </table:table-cell>
          <table:table-cell office:value-type="string" table:style-name="ce16">
            <text:p>AF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9" table:style-name="ce1">
            <text:p>3119</text:p>
          </table:table-cell>
          <table:table-cell office:value-type="string" table:style-name="ce16">
            <text:p>AF.1.1.1.14</text:p>
          </table:table-cell>
          <table:table-cell office:value-type="string" table:style-name="ce17">
            <text:p>PETUGAS KEAMAN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0" table:style-name="ce1">
            <text:p>3120</text:p>
          </table:table-cell>
          <table:table-cell office:value-type="string" table:style-name="ce16">
            <text:p>AF.1.1.1.15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1" table:style-name="ce1">
            <text:p>3121</text:p>
          </table:table-cell>
          <table:table-cell office:value-type="string" table:style-name="ce16">
            <text:p>AF.1.1.1.16</text:p>
          </table:table-cell>
          <table:table-cell office:value-type="string" table:style-name="ce17">
            <text:p>PENGELOLA PERPUSTAKA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2" table:style-name="ce1">
            <text:p>3122</text:p>
          </table:table-cell>
          <table:table-cell office:value-type="string" table:style-name="ce15">
            <text:p>AF.1.2</text:p>
          </table:table-cell>
          <table:table-cell office:value-type="string" table:style-name="ce9">
            <text:p>KEPALA BIDANG PERIKANAN TANGKAP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23" table:style-name="ce1">
            <text:p>3123</text:p>
          </table:table-cell>
          <table:table-cell office:value-type="string" table:style-name="ce16">
            <text:p>AF.1.2.1.1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4" table:style-name="ce1">
            <text:p>3124</text:p>
          </table:table-cell>
          <table:table-cell office:value-type="string" table:style-name="ce16">
            <text:p>AF.1.2.1.2</text:p>
          </table:table-cell>
          <table:table-cell office:value-type="string" table:style-name="ce17">
            <text:p>ANALIS PEMBANGUNAN PELABUH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5" table:style-name="ce1">
            <text:p>3125</text:p>
          </table:table-cell>
          <table:table-cell office:value-type="string" table:style-name="ce16">
            <text:p>AF.1.2.1.3</text:p>
          </table:table-cell>
          <table:table-cell office:value-type="string" table:style-name="ce17">
            <text:p>PENGELOLA JASA PANGKALAN PENDARATAN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6" table:style-name="ce1">
            <text:p>3126</text:p>
          </table:table-cell>
          <table:table-cell office:value-type="string" table:style-name="ce16">
            <text:p>AF.1.2.1.4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7" table:style-name="ce1">
            <text:p>3127</text:p>
          </table:table-cell>
          <table:table-cell office:value-type="string" table:style-name="ce16">
            <text:p>AF.1.2.1.5</text:p>
          </table:table-cell>
          <table:table-cell office:value-type="string" table:style-name="ce17">
            <text:p>ANALIS PENDAFTAR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8" table:style-name="ce1">
            <text:p>3128</text:p>
          </table:table-cell>
          <table:table-cell office:value-type="string" table:style-name="ce16">
            <text:p>AF.1.2.1.6</text:p>
          </table:table-cell>
          <table:table-cell office:value-type="string" table:style-name="ce17">
            <text:p>ANALIS PENGUJIAAN KELAIK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9" table:style-name="ce1">
            <text:p>3129</text:p>
          </table:table-cell>
          <table:table-cell office:value-type="string" table:style-name="ce16">
            <text:p>AF.1.2.1.7</text:p>
          </table:table-cell>
          <table:table-cell office:value-type="string" table:style-name="ce17">
            <text:p>ANALIS PENGUJIAN KELAIKAN ALAT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0" table:style-name="ce1">
            <text:p>3130</text:p>
          </table:table-cell>
          <table:table-cell office:value-type="string" table:style-name="ce16">
            <text:p>AF.1.2.1.8</text:p>
          </table:table-cell>
          <table:table-cell office:value-type="string" table:style-name="ce17">
            <text:p>ANALIS RANCANG BANGU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1" table:style-name="ce1">
            <text:p>3131</text:p>
          </table:table-cell>
          <table:table-cell office:value-type="string" table:style-name="ce16">
            <text:p>AF.1.2.1.9</text:p>
          </table:table-cell>
          <table:table-cell office:value-type="string" table:style-name="ce17">
            <text:p>ANALIS PENGAWAK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2" table:style-name="ce1">
            <text:p>3132</text:p>
          </table:table-cell>
          <table:table-cell office:value-type="string" table:style-name="ce16">
            <text:p>AF.1.2.1.10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3" table:style-name="ce1">
            <text:p>3133</text:p>
          </table:table-cell>
          <table:table-cell office:value-type="string" table:style-name="ce16">
            <text:p>AF.1.2.1.1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4" table:style-name="ce1">
            <text:p>3134</text:p>
          </table:table-cell>
          <table:table-cell office:value-type="string" table:style-name="ce16">
            <text:p>AF.1.2.1.12</text:p>
          </table:table-cell>
          <table:table-cell office:value-type="string" table:style-name="ce17">
            <text:p>ANALIS RANCANG BANGUN ALAT PENANGKAP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5" table:style-name="ce1">
            <text:p>3135</text:p>
          </table:table-cell>
          <table:table-cell office:value-type="string" table:style-name="ce16">
            <text:p>AF.1.2.1.13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6" table:style-name="ce1">
            <text:p>3136</text:p>
          </table:table-cell>
          <table:table-cell office:value-type="string" table:style-name="ce16">
            <text:p>AF.1.2.1.14</text:p>
          </table:table-cell>
          <table:table-cell office:value-type="string" table:style-name="ce17">
            <text:p>ANALIS PENGELOLAAN SUMBER DAYA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7" table:style-name="ce1">
            <text:p>3137</text:p>
          </table:table-cell>
          <table:table-cell office:value-type="string" table:style-name="ce16">
            <text:p>AF.1.2.1.15</text:p>
          </table:table-cell>
          <table:table-cell office:value-type="string" table:style-name="ce17">
            <text:p>PENYUSUN RENCANA PERANCANGAN KONSERVASI JENIS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8" table:style-name="ce1">
            <text:p>3138</text:p>
          </table:table-cell>
          <table:table-cell office:value-type="string" table:style-name="ce16">
            <text:p>AF.1.2.1.16</text:p>
          </table:table-cell>
          <table:table-cell office:value-type="string" table:style-name="ce17">
            <text:p>PENYUSUN RENCANA PEMANFAATAN JENIS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9" table:style-name="ce1">
            <text:p>3139</text:p>
          </table:table-cell>
          <table:table-cell office:value-type="string" table:style-name="ce16">
            <text:p>AF.1.2.1.17</text:p>
          </table:table-cell>
          <table:table-cell office:value-type="string" table:style-name="ce17">
            <text:p>ANALIS KENELAY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40" table:style-name="ce1">
            <text:p>3140</text:p>
          </table:table-cell>
          <table:table-cell office:value-type="string" table:style-name="ce16">
            <text:p>AF.1.2.1.18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41" table:style-name="ce1">
            <text:p>3141</text:p>
          </table:table-cell>
          <table:table-cell office:value-type="string" table:style-name="ce15">
            <text:p>AF.1.3</text:p>
          </table:table-cell>
          <table:table-cell office:value-type="string" table:style-name="ce9">
            <text:p>KEPALA BIDANG PENGAWASAN SUMBER 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42" table:style-name="ce1">
            <text:p>3142</text:p>
          </table:table-cell>
          <table:table-cell office:value-type="string" table:style-name="ce16">
            <text:p>AF.1.3.1.1</text:p>
          </table:table-cell>
          <table:table-cell office:value-type="string" table:style-name="ce17">
            <text:p>PENGELOLA PENGAWASAN PEMBUDIDAYA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3" table:style-name="ce1">
            <text:p>3143</text:p>
          </table:table-cell>
          <table:table-cell office:value-type="string" table:style-name="ce16">
            <text:p>AF.1.3.1.2</text:p>
          </table:table-cell>
          <table:table-cell office:value-type="string" table:style-name="ce17">
            <text:p>PENGELOLA PENGAWASAN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4" table:style-name="ce1">
            <text:p>3144</text:p>
          </table:table-cell>
          <table:table-cell office:value-type="string" table:style-name="ce16">
            <text:p>AF.1.3.1.3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5" table:style-name="ce1">
            <text:p>3145</text:p>
          </table:table-cell>
          <table:table-cell office:value-type="string" table:style-name="ce16">
            <text:p>AF.1.3.1.4</text:p>
          </table:table-cell>
          <table:table-cell office:value-type="string" table:style-name="ce17">
            <text:p>PENGELOLA PENGAWASAN PENGOLAHAN, PENGANGKUTAN DAN PEMASAR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6" table:style-name="ce1">
            <text:p>3146</text:p>
          </table:table-cell>
          <table:table-cell office:value-type="string" table:style-name="ce16">
            <text:p>AF.1.3.1.5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7" table:style-name="ce1">
            <text:p>3147</text:p>
          </table:table-cell>
          <table:table-cell office:value-type="string" table:style-name="ce16">
            <text:p>AF.1.3.1.6</text:p>
          </table:table-cell>
          <table:table-cell office:value-type="string" table:style-name="ce17">
            <text:p>ANALIS PENGELOLAAN SUMBERDAYA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8" table:style-name="ce1">
            <text:p>3148</text:p>
          </table:table-cell>
          <table:table-cell office:value-type="string" table:style-name="ce16">
            <text:p>AF.1.3.1.7</text:p>
          </table:table-cell>
          <table:table-cell office:value-type="string" table:style-name="ce17">
            <text:p>PENGAWAS PEMANFAATAN SUMBER 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9" table:style-name="ce1">
            <text:p>3149</text:p>
          </table:table-cell>
          <table:table-cell office:value-type="string" table:style-name="ce16">
            <text:p>AF.1.3.1.8</text:p>
          </table:table-cell>
          <table:table-cell office:value-type="string" table:style-name="ce17">
            <text:p>ANALIS LAPORAN HASIL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0" table:style-name="ce1">
            <text:p>3150</text:p>
          </table:table-cell>
          <table:table-cell office:value-type="string" table:style-name="ce16">
            <text:p>AF.1.3.1.9</text:p>
          </table:table-cell>
          <table:table-cell office:value-type="string" table:style-name="ce17">
            <text:p>ANALIS PERLINDUNGAN DAN PELESTRAI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1" table:style-name="ce1">
            <text:p>3151</text:p>
          </table:table-cell>
          <table:table-cell office:value-type="string" table:style-name="ce16">
            <text:p>AF.1.3.1.10</text:p>
          </table:table-cell>
          <table:table-cell office:value-type="string" table:style-name="ce17">
            <text:p>PENGELOLA PENGAWASAN SUMBERDAYA KELAUT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2" table:style-name="ce1">
            <text:p>3152</text:p>
          </table:table-cell>
          <table:table-cell office:value-type="string" table:style-name="ce16">
            <text:p>AF.1.3.1.11</text:p>
          </table:table-cell>
          <table:table-cell office:value-type="string" table:style-name="ce17">
            <text:p>PENGELOLA PEMANTAU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3" table:style-name="ce1">
            <text:p>3153</text:p>
          </table:table-cell>
          <table:table-cell office:value-type="string" table:style-name="ce16">
            <text:p>AF.1.3.1.12</text:p>
          </table:table-cell>
          <table:table-cell office:value-type="string" table:style-name="ce17">
            <text:p>PENGAWAS PEMANFAAT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4" table:style-name="ce1">
            <text:p>3154</text:p>
          </table:table-cell>
          <table:table-cell office:value-type="string" table:style-name="ce16">
            <text:p>AF.1.3.1.13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5" table:style-name="ce1">
            <text:p>3155</text:p>
          </table:table-cell>
          <table:table-cell office:value-type="string" table:style-name="ce16">
            <text:p>AF.1.3.1.14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6" table:style-name="ce1">
            <text:p>3156</text:p>
          </table:table-cell>
          <table:table-cell office:value-type="string" table:style-name="ce16">
            <text:p>AF.1.3.1.15</text:p>
          </table:table-cell>
          <table:table-cell office:value-type="string" table:style-name="ce17">
            <text:p>ANALIS LAPORAN HASIL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7" table:style-name="ce1">
            <text:p>3157</text:p>
          </table:table-cell>
          <table:table-cell office:value-type="string" table:style-name="ce16">
            <text:p>AF.1.3.1.16</text:p>
          </table:table-cell>
          <table:table-cell office:value-type="string" table:style-name="ce17">
            <text:p>ANALIS PENANGGULANGAN PENCEMARAN SUMBER DAYA LAUT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8" table:style-name="ce1">
            <text:p>3158</text:p>
          </table:table-cell>
          <table:table-cell office:value-type="string" table:style-name="ce16">
            <text:p>AF.1.3.1.17</text:p>
          </table:table-cell>
          <table:table-cell office:value-type="string" table:style-name="ce17">
            <text:p>ANALIS PENANGGULANGAN SUMBER DAYA PESISIR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9" table:style-name="ce1">
            <text:p>3159</text:p>
          </table:table-cell>
          <table:table-cell office:value-type="string" table:style-name="ce16">
            <text:p>AF.1.3.1.18</text:p>
          </table:table-cell>
          <table:table-cell office:value-type="string" table:style-name="ce17">
            <text:p>PENGAWAS PEMANFAAT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0" table:style-name="ce1">
            <text:p>3160</text:p>
          </table:table-cell>
          <table:table-cell office:value-type="string" table:style-name="ce16">
            <text:p>AF.1.3.1.19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1" table:style-name="ce1">
            <text:p>3161</text:p>
          </table:table-cell>
          <table:table-cell office:value-type="string" table:style-name="ce16">
            <text:p>AF.1.3.1.20</text:p>
          </table:table-cell>
          <table:table-cell office:value-type="string" table:style-name="ce17">
            <text:p>PENGELOLA PENGAWASAN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2" table:style-name="ce1">
            <text:p>3162</text:p>
          </table:table-cell>
          <table:table-cell office:value-type="string" table:style-name="ce16">
            <text:p>AF.1.3.1.21</text:p>
          </table:table-cell>
          <table:table-cell office:value-type="string" table:style-name="ce17">
            <text:p>PENGELOLA PENGAWASAN SUMBERDAYA KELAUT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3" table:style-name="ce1">
            <text:p>3163</text:p>
          </table:table-cell>
          <table:table-cell office:value-type="string" table:style-name="ce16">
            <text:p>AF.1.3.1.22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4" table:style-name="ce1">
            <text:p>3164</text:p>
          </table:table-cell>
          <table:table-cell office:value-type="string" table:style-name="ce16">
            <text:p>AF.1.3.1.23</text:p>
          </table:table-cell>
          <table:table-cell office:value-type="string" table:style-name="ce17">
            <text:p>PENGELOLA DATA PERAWATAN KAPAL PENGAWAS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5" table:style-name="ce1">
            <text:p>3165</text:p>
          </table:table-cell>
          <table:table-cell office:value-type="string" table:style-name="ce16">
            <text:p>AF.1.3.1.24</text:p>
          </table:table-cell>
          <table:table-cell office:value-type="string" table:style-name="ce17">
            <text:p>PENYIDIK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6" table:style-name="ce1">
            <text:p>3166</text:p>
          </table:table-cell>
          <table:table-cell office:value-type="string" table:style-name="ce16">
            <text:p>AF.1.3.1.25</text:p>
          </table:table-cell>
          <table:table-cell office:value-type="string" table:style-name="ce17">
            <text:p>ANALIS HASIL PENANGANAN PELANGGAR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7" table:style-name="ce1">
            <text:p>3167</text:p>
          </table:table-cell>
          <table:table-cell office:value-type="string" table:style-name="ce16">
            <text:p>AF.1.3.1.26</text:p>
          </table:table-cell>
          <table:table-cell office:value-type="string" table:style-name="ce17">
            <text:p>ANALIS BIDANG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8" table:style-name="ce1">
            <text:p>3168</text:p>
          </table:table-cell>
          <table:table-cell office:value-type="string" table:style-name="ce15">
            <text:p>AF.1.4</text:p>
          </table:table-cell>
          <table:table-cell office:value-type="string" table:style-name="ce9">
            <text:p>KEPALA BIDANG PENINGKATAN DAYA SAING BUDIDA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69" table:style-name="ce1">
            <text:p>3169</text:p>
          </table:table-cell>
          <table:table-cell office:value-type="string" table:style-name="ce16">
            <text:p>AF.1.4.1.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0" table:style-name="ce1">
            <text:p>3170</text:p>
          </table:table-cell>
          <table:table-cell office:value-type="string" table:style-name="ce16">
            <text:p>AF.1.4.1.2</text:p>
          </table:table-cell>
          <table:table-cell office:value-type="string" table:style-name="ce17">
            <text:p>PENGELOLA PENGEMBANGAN BUDIDAYA DAN PEMASAR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1" table:style-name="ce1">
            <text:p>3171</text:p>
          </table:table-cell>
          <table:table-cell office:value-type="string" table:style-name="ce16">
            <text:p>AF.1.4.1.3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2" table:style-name="ce1">
            <text:p>3172</text:p>
          </table:table-cell>
          <table:table-cell office:value-type="string" table:style-name="ce16">
            <text:p>AF.1.4.1.4</text:p>
          </table:table-cell>
          <table:table-cell office:value-type="string" table:style-name="ce17">
            <text:p>ANALIS MUTU HASIL PERIKAN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3" table:style-name="ce1">
            <text:p>3173</text:p>
          </table:table-cell>
          <table:table-cell office:value-type="string" table:style-name="ce16">
            <text:p>AF.1.4.1.5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4" table:style-name="ce1">
            <text:p>3174</text:p>
          </table:table-cell>
          <table:table-cell office:value-type="string" table:style-name="ce16">
            <text:p>AF.1.4.1.6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5" table:style-name="ce1">
            <text:p>3175</text:p>
          </table:table-cell>
          <table:table-cell office:value-type="string" table:style-name="ce16">
            <text:p>AF.1.4.1.7</text:p>
          </table:table-cell>
          <table:table-cell office:value-type="string" table:style-name="ce17">
            <text:p>ANALIS PERIKANAN BUDIDAY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6" table:style-name="ce1">
            <text:p>3176</text:p>
          </table:table-cell>
          <table:table-cell office:value-type="string" table:style-name="ce16">
            <text:p>AF.1.4.1.8</text:p>
          </table:table-cell>
          <table:table-cell office:value-type="string" table:style-name="ce17">
            <text:p>ANALIS KESEHATAN IKAN DAN LINGKUNG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7" table:style-name="ce1">
            <text:p>3177</text:p>
          </table:table-cell>
          <table:table-cell office:value-type="string" table:style-name="ce16">
            <text:p>AF.1.4.1.9</text:p>
          </table:table-cell>
          <table:table-cell office:value-type="string" table:style-name="ce17">
            <text:p>ANALIS STANDARISASI BUDIDAY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8" table:style-name="ce1">
            <text:p>3178</text:p>
          </table:table-cell>
          <table:table-cell office:value-type="string" table:style-name="ce16">
            <text:p>AF.1.4.1.10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9" table:style-name="ce1">
            <text:p>3179</text:p>
          </table:table-cell>
          <table:table-cell office:value-type="string" table:style-name="ce15">
            <text:p>AF.1.5</text:p>
          </table:table-cell>
          <table:table-cell office:value-type="string" table:style-name="ce23">
            <text:p>KEPALA BIDANG PENGELOLAAN SUMBER DAYA LAUT, PESISIR DAN PULAU-PULAU KECIL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80" table:style-name="ce1">
            <text:p>3180</text:p>
          </table:table-cell>
          <table:table-cell office:value-type="string" table:style-name="ce16">
            <text:p>AF.1.5.1.1</text:p>
          </table:table-cell>
          <table:table-cell office:value-type="string" table:style-name="ce17">
            <text:p>TEKNISI KONSERV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1" table:style-name="ce1">
            <text:p>3181</text:p>
          </table:table-cell>
          <table:table-cell office:value-type="string" table:style-name="ce16">
            <text:p>AF.1.5.1.2</text:p>
          </table:table-cell>
          <table:table-cell office:value-type="string" table:style-name="ce17">
            <text:p>ANALIS KONSERVASI DAN REHABILITASI WILAYAH PESISIR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2" table:style-name="ce1">
            <text:p>3182</text:p>
          </table:table-cell>
          <table:table-cell office:value-type="string" table:style-name="ce16">
            <text:p>AF.1.5.1.3</text:p>
          </table:table-cell>
          <table:table-cell office:value-type="string" table:style-name="ce17">
            <text:p>PENYUSUN RENCANA PERANCANGAN KONSERVASI JENIS IK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3" table:style-name="ce1">
            <text:p>3183</text:p>
          </table:table-cell>
          <table:table-cell office:value-type="string" table:style-name="ce16">
            <text:p>AF.1.5.1.4</text:p>
          </table:table-cell>
          <table:table-cell office:value-type="string" table:style-name="ce17">
            <text:p>PENYUSUN RENCANA TATA RUANG DAN ZON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4" table:style-name="ce1">
            <text:p>3184</text:p>
          </table:table-cell>
          <table:table-cell office:value-type="string" table:style-name="ce16">
            <text:p>AF.1.5.1.5</text:p>
          </table:table-cell>
          <table:table-cell office:value-type="string" table:style-name="ce17">
            <text:p>PENYUSUN RENCANA PERLINDUNGAN DAN PELESTARIAN JENIS IK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5" table:style-name="ce1">
            <text:p>3185</text:p>
          </table:table-cell>
          <table:table-cell office:value-type="string" table:style-name="ce16">
            <text:p>AF.1.5.1.6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6" table:style-name="ce1">
            <text:p>3186</text:p>
          </table:table-cell>
          <table:table-cell office:value-type="string" table:style-name="ce16">
            <text:p>AF.1.5.1.7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7" table:style-name="ce1">
            <text:p>3187</text:p>
          </table:table-cell>
          <table:table-cell office:value-type="string" table:style-name="ce16">
            <text:p>AF.1.5.1.8</text:p>
          </table:table-cell>
          <table:table-cell office:value-type="string" table:style-name="ce17">
            <text:p>ANALIS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8" table:style-name="ce1">
            <text:p>3188</text:p>
          </table:table-cell>
          <table:table-cell office:value-type="string" table:style-name="ce16">
            <text:p>AF.1.5.1.9</text:p>
          </table:table-cell>
          <table:table-cell office:value-type="string" table:style-name="ce17">
            <text:p>PENYUSUN RENCANA KEBUTUHAN PRASARANA PULAU-PULAU KECIL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9" table:style-name="ce1">
            <text:p>3189</text:p>
          </table:table-cell>
          <table:table-cell office:value-type="string" table:style-name="ce16">
            <text:p>AF.1.5.1.10</text:p>
          </table:table-cell>
          <table:table-cell office:value-type="string" table:style-name="ce17">
            <text:p>ANALIS REKLAM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0" table:style-name="ce1">
            <text:p>3190</text:p>
          </table:table-cell>
          <table:table-cell office:value-type="string" table:style-name="ce16">
            <text:p>AF.1.5.1.1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1" table:style-name="ce1">
            <text:p>3191</text:p>
          </table:table-cell>
          <table:table-cell office:value-type="string" table:style-name="ce16">
            <text:p>AF.1.5.1.12</text:p>
          </table:table-cell>
          <table:table-cell office:value-type="string" table:style-name="ce17">
            <text:p>ANALIS PEMBERDAYAAN MASYARAKAT DAN KELEMBAGA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2" table:style-name="ce1">
            <text:p>3192</text:p>
          </table:table-cell>
          <table:table-cell office:value-type="string" table:style-name="ce16">
            <text:p>AF.1.5.1.13</text:p>
          </table:table-cell>
          <table:table-cell office:value-type="string" table:style-name="ce17">
            <text:p>PENYUSUN BAHAN BIMBINGAN TEKNIS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3" table:style-name="ce1">
            <text:p>3193</text:p>
          </table:table-cell>
          <table:table-cell office:value-type="string" table:style-name="ce16">
            <text:p>AF.1.5.1.14</text:p>
          </table:table-cell>
          <table:table-cell office:value-type="string" table:style-name="ce17">
            <text:p>PENYUSUN RENCANA MITIGASI DAN ADAPT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4" table:style-name="ce1">
            <text:p>3194</text:p>
          </table:table-cell>
          <table:table-cell office:value-type="string" table:style-name="ce16">
            <text:p>AF.1.5.1.15</text:p>
          </table:table-cell>
          <table:table-cell office:value-type="string" table:style-name="ce17">
            <text:p>ANALIS PROGRAM PEMBERDAYAAN MASYARAKAT DALAM PENANGANAN MASALAH SOSIAL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5" table:style-name="ce1">
            <text:p>3195</text:p>
          </table:table-cell>
          <table:table-cell office:value-type="string" table:style-name="ce16">
            <text:p>AF.1.5.1.16</text:p>
          </table:table-cell>
          <table:table-cell office:value-type="string" table:style-name="ce17">
            <text:p>ANALIS PENANGGULANGAN PENCEMARAN SUMBER DAYA LAUT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6" table:style-name="ce1">
            <text:p>3196</text:p>
          </table:table-cell>
          <table:table-cell office:value-type="string" table:style-name="ce15">
            <text:p>AG.1</text:p>
          </table:table-cell>
          <table:table-cell office:value-type="string" table:style-name="ce9">
            <text:p>KEPALA DINAS PARIWISATA</text:p>
          </table:table-cell>
          <table:table-cell office:value-type="float" office:value="33" table:style-name="ce1">
            <text:p>33</text:p>
          </table:table-cell>
          <table:table-cell table:number-columns-repeated="16380" table:style-name="ce1"/>
        </table:table-row>
        <table:table-row table:style-name="ro2">
          <table:table-cell office:value-type="float" office:value="3197" table:style-name="ce1">
            <text:p>3197</text:p>
          </table:table-cell>
          <table:table-cell office:value-type="string" table:style-name="ce16">
            <text:p>AG.1.6</text:p>
          </table:table-cell>
          <table:table-cell office:value-type="string" table:style-name="ce21">
            <text:p>ARSIPARIS PELAKSAN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198" table:style-name="ce1">
            <text:p>3198</text:p>
          </table:table-cell>
          <table:table-cell office:value-type="string" table:style-name="ce16">
            <text:p>AG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199" table:style-name="ce1">
            <text:p>3199</text:p>
          </table:table-cell>
          <table:table-cell office:value-type="string" table:style-name="ce16">
            <text:p>AG.1.8</text:p>
          </table:table-cell>
          <table:table-cell office:value-type="string" table:style-name="ce21">
            <text:p>ARSIPARIS PENYELI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0" table:style-name="ce1">
            <text:p>3200</text:p>
          </table:table-cell>
          <table:table-cell office:value-type="string" table:style-name="ce16">
            <text:p>AG.1.9</text:p>
          </table:table-cell>
          <table:table-cell office:value-type="string" table:style-name="ce21">
            <text:p>ARSIPARIS PERTAM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1" table:style-name="ce1">
            <text:p>3201</text:p>
          </table:table-cell>
          <table:table-cell office:value-type="string" table:style-name="ce16">
            <text:p>AG.1.10</text:p>
          </table:table-cell>
          <table:table-cell office:value-type="string" table:style-name="ce21">
            <text:p>ARSIPARIS MUD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2" table:style-name="ce1">
            <text:p>3202</text:p>
          </table:table-cell>
          <table:table-cell office:value-type="string" table:style-name="ce16">
            <text:p>AG.1.11</text:p>
          </table:table-cell>
          <table:table-cell office:value-type="string" table:style-name="ce17">
            <text:p>ANALIS KEBIJAKAN 1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3" table:style-name="ce1">
            <text:p>3203</text:p>
          </table:table-cell>
          <table:table-cell office:value-type="string" table:style-name="ce16">
            <text:p>AG.1.12</text:p>
          </table:table-cell>
          <table:table-cell office:value-type="string" table:style-name="ce17">
            <text:p>ANALIS KEBIJAKAN 2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4" table:style-name="ce1">
            <text:p>3204</text:p>
          </table:table-cell>
          <table:table-cell office:value-type="string" table:style-name="ce16">
            <text:p>AG.1.13</text:p>
          </table:table-cell>
          <table:table-cell office:value-type="string" table:style-name="ce17">
            <text:p>ANALIS KEBIJAKAN 3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5" table:style-name="ce1">
            <text:p>3205</text:p>
          </table:table-cell>
          <table:table-cell office:value-type="string" table:style-name="ce16">
            <text:p>AG.1.14</text:p>
          </table:table-cell>
          <table:table-cell office:value-type="string" table:style-name="ce17">
            <text:p>ANALIS KEBIJAKAN 4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6" table:style-name="ce1">
            <text:p>3206</text:p>
          </table:table-cell>
          <table:table-cell office:value-type="string" table:style-name="ce16">
            <text:p>AG.1.15</text:p>
          </table:table-cell>
          <table:table-cell office:value-type="string" table:style-name="ce17">
            <text:p>ANALIS KEBIJAKAN 5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7" table:style-name="ce1">
            <text:p>3207</text:p>
          </table:table-cell>
          <table:table-cell office:value-type="string" table:style-name="ce16">
            <text:p>AG.1.16</text:p>
          </table:table-cell>
          <table:table-cell office:value-type="string" table:style-name="ce17">
            <text:p>ANALIS KEBIJAKAN 6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8" table:style-name="ce1">
            <text:p>3208</text:p>
          </table:table-cell>
          <table:table-cell office:value-type="string" table:style-name="ce16">
            <text:p>AG.1.17</text:p>
          </table:table-cell>
          <table:table-cell office:value-type="string" table:style-name="ce17">
            <text:p>ANALIS KEBIJAKAN 7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9" table:style-name="ce1">
            <text:p>3209</text:p>
          </table:table-cell>
          <table:table-cell office:value-type="string" table:style-name="ce16">
            <text:p>AG.1.18</text:p>
          </table:table-cell>
          <table:table-cell office:value-type="string" table:style-name="ce17">
            <text:p>ANALIS KEBIJAKAN 8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0" table:style-name="ce1">
            <text:p>3210</text:p>
          </table:table-cell>
          <table:table-cell office:value-type="string" table:style-name="ce16">
            <text:p>AG.1.19</text:p>
          </table:table-cell>
          <table:table-cell office:value-type="string" table:style-name="ce17">
            <text:p>ANALIS KEBIJAKAN 9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1" table:style-name="ce1">
            <text:p>3211</text:p>
          </table:table-cell>
          <table:table-cell office:value-type="string" table:style-name="ce16">
            <text:p>AG.1.20</text:p>
          </table:table-cell>
          <table:table-cell office:value-type="string" table:style-name="ce17">
            <text:p>ANALIS KEBIJAKAN 10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2" table:style-name="ce1">
            <text:p>3212</text:p>
          </table:table-cell>
          <table:table-cell office:value-type="string" table:style-name="ce16">
            <text:p>AG.1.21</text:p>
          </table:table-cell>
          <table:table-cell office:value-type="string" table:style-name="ce17">
            <text:p>ANALIS KEBIJAKAN 11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3" table:style-name="ce1">
            <text:p>3213</text:p>
          </table:table-cell>
          <table:table-cell office:value-type="string" table:style-name="ce16">
            <text:p>AG.1.22</text:p>
          </table:table-cell>
          <table:table-cell office:value-type="string" table:style-name="ce17">
            <text:p>ANALIS KEBIJAKAN 12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4" table:style-name="ce1">
            <text:p>3214</text:p>
          </table:table-cell>
          <table:table-cell office:value-type="string" table:style-name="ce16">
            <text:p>AG.1.23</text:p>
          </table:table-cell>
          <table:table-cell office:value-type="string" table:style-name="ce17">
            <text:p>ANALIS KEBIJAKAN 13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5" table:style-name="ce1">
            <text:p>3215</text:p>
          </table:table-cell>
          <table:table-cell office:value-type="string" table:style-name="ce16">
            <text:p>AG.1.24</text:p>
          </table:table-cell>
          <table:table-cell office:value-type="string" table:style-name="ce17">
            <text:p>ANALIS KEBIJAKAN 14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6" table:style-name="ce1">
            <text:p>3216</text:p>
          </table:table-cell>
          <table:table-cell office:value-type="string" table:style-name="ce15">
            <text:p>AG.1.1</text:p>
          </table:table-cell>
          <table:table-cell office:value-type="string" table:style-name="ce19">
            <text:p>SEKRETARIS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7" table:style-name="ce1">
            <text:p>3217</text:p>
          </table:table-cell>
          <table:table-cell office:value-type="string" table:style-name="ce16">
            <text:p>AG.1.1.2.1</text:p>
          </table:table-cell>
          <table:table-cell office:value-type="string" table:style-name="ce17">
            <text:p>PENGELOLA BAHAN PERENCANA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18" table:style-name="ce1">
            <text:p>3218</text:p>
          </table:table-cell>
          <table:table-cell office:value-type="string" table:style-name="ce16">
            <text:p>AG.1.1.2.2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19" table:style-name="ce1">
            <text:p>3219</text:p>
          </table:table-cell>
          <table:table-cell office:value-type="string" table:style-name="ce16">
            <text:p>AG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0" table:style-name="ce1">
            <text:p>3220</text:p>
          </table:table-cell>
          <table:table-cell office:value-type="string" table:style-name="ce16">
            <text:p>AG.1.1.2.4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1" table:style-name="ce1">
            <text:p>3221</text:p>
          </table:table-cell>
          <table:table-cell office:value-type="string" table:style-name="ce16">
            <text:p>AG.1.1.2.5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2" table:style-name="ce1">
            <text:p>3222</text:p>
          </table:table-cell>
          <table:table-cell office:value-type="string" table:style-name="ce16">
            <text:p>AG.1.1.2.6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3" table:style-name="ce1">
            <text:p>3223</text:p>
          </table:table-cell>
          <table:table-cell office:value-type="string" table:style-name="ce16">
            <text:p>AG.1.1.2.7</text:p>
          </table:table-cell>
          <table:table-cell office:value-type="string" table:style-name="ce17">
            <text:p>BENDAHARA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4" table:style-name="ce1">
            <text:p>3224</text:p>
          </table:table-cell>
          <table:table-cell office:value-type="string" table:style-name="ce16">
            <text:p>AG.1.1.2.8</text:p>
          </table:table-cell>
          <table:table-cell office:value-type="string" table:style-name="ce17">
            <text:p>PENGADMINISTRASI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5" table:style-name="ce1">
            <text:p>3225</text:p>
          </table:table-cell>
          <table:table-cell office:value-type="string" table:style-name="ce16">
            <text:p>AG.1.1.2.9</text:p>
          </table:table-cell>
          <table:table-cell office:value-type="string" table:style-name="ce17">
            <text:p>VERIFIKATOR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6" table:style-name="ce1">
            <text:p>3226</text:p>
          </table:table-cell>
          <table:table-cell office:value-type="string" table:style-name="ce16">
            <text:p>AG.1.1.2.10</text:p>
          </table:table-cell>
          <table:table-cell office:value-type="string" table:style-name="ce17">
            <text:p>PENGELOLA AKUNTANSI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7" table:style-name="ce1">
            <text:p>3227</text:p>
          </table:table-cell>
          <table:table-cell office:value-type="string" table:style-name="ce16">
            <text:p>AG.1.1.2.11</text:p>
          </table:table-cell>
          <table:table-cell office:value-type="string" table:style-name="ce17">
            <text:p>PENGELOLA GAJI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8" table:style-name="ce1">
            <text:p>3228</text:p>
          </table:table-cell>
          <table:table-cell office:value-type="string" table:style-name="ce16">
            <text:p>AG.1.1.2.12</text:p>
          </table:table-cell>
          <table:table-cell office:value-type="string" table:style-name="ce17">
            <text:p>PENGADMINISTRASI PAJAK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9" table:style-name="ce1">
            <text:p>3229</text:p>
          </table:table-cell>
          <table:table-cell office:value-type="string" table:style-name="ce16">
            <text:p>AG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30" table:style-name="ce1">
            <text:p>3230</text:p>
          </table:table-cell>
          <table:table-cell office:value-type="string" table:style-name="ce15">
            <text:p>AG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31" table:style-name="ce1">
            <text:p>3231</text:p>
          </table:table-cell>
          <table:table-cell office:value-type="string" table:style-name="ce16">
            <text:p>AG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2" table:style-name="ce1">
            <text:p>3232</text:p>
          </table:table-cell>
          <table:table-cell office:value-type="string" table:style-name="ce16">
            <text:p>AG.1.1.1.2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3" table:style-name="ce1">
            <text:p>3233</text:p>
          </table:table-cell>
          <table:table-cell office:value-type="string" table:style-name="ce16">
            <text:p>AG.1.1.1.3</text:p>
          </table:table-cell>
          <table:table-cell office:value-type="string" table:style-name="ce17">
            <text:p>PRANATA KEARSIP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4" table:style-name="ce1">
            <text:p>3234</text:p>
          </table:table-cell>
          <table:table-cell office:value-type="string" table:style-name="ce16">
            <text:p>AG.1.1.1.4</text:p>
          </table:table-cell>
          <table:table-cell office:value-type="string" table:style-name="ce17">
            <text:p>PENGELOLA PERJALANAN DINAS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5" table:style-name="ce1">
            <text:p>3235</text:p>
          </table:table-cell>
          <table:table-cell office:value-type="string" table:style-name="ce16">
            <text:p>AG.1.1.1.5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6" table:style-name="ce1">
            <text:p>3236</text:p>
          </table:table-cell>
          <table:table-cell office:value-type="string" table:style-name="ce16">
            <text:p>AG.1.1.1.6</text:p>
          </table:table-cell>
          <table:table-cell office:value-type="string" table:style-name="ce17">
            <text:p>PETUGAS KEAMAN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7" table:style-name="ce1">
            <text:p>3237</text:p>
          </table:table-cell>
          <table:table-cell office:value-type="string" table:style-name="ce16">
            <text:p>AG.1.1.1.7</text:p>
          </table:table-cell>
          <table:table-cell office:value-type="string" table:style-name="ce17">
            <text:p>PRAMU BAKTI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8" table:style-name="ce1">
            <text:p>3238</text:p>
          </table:table-cell>
          <table:table-cell office:value-type="string" table:style-name="ce16">
            <text:p>AG.1.1.1.8</text:p>
          </table:table-cell>
          <table:table-cell office:value-type="string" table:style-name="ce17">
            <text:p>PENGEMUDI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9" table:style-name="ce1">
            <text:p>3239</text:p>
          </table:table-cell>
          <table:table-cell office:value-type="string" table:style-name="ce16">
            <text:p>AG.1.1.1.9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0" table:style-name="ce1">
            <text:p>3240</text:p>
          </table:table-cell>
          <table:table-cell office:value-type="string" table:style-name="ce16">
            <text:p>AG.1.1.1.10</text:p>
          </table:table-cell>
          <table:table-cell office:value-type="string" table:style-name="ce17">
            <text:p>SEKRETARIS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1" table:style-name="ce1">
            <text:p>3241</text:p>
          </table:table-cell>
          <table:table-cell office:value-type="string" table:style-name="ce16">
            <text:p>AG.1.1.1.11</text:p>
          </table:table-cell>
          <table:table-cell office:value-type="string" table:style-name="ce17">
            <text:p>PENGELOLA BARANG MILIK NEGAR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2" table:style-name="ce1">
            <text:p>3242</text:p>
          </table:table-cell>
          <table:table-cell office:value-type="string" table:style-name="ce16">
            <text:p>AG.1.1.1.12</text:p>
          </table:table-cell>
          <table:table-cell office:value-type="string" table:style-name="ce17">
            <text:p>PENGELOLA DATA DAN LAYANAN INFORMASI DAN EDUKASI PUBLIK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3" table:style-name="ce1">
            <text:p>3243</text:p>
          </table:table-cell>
          <table:table-cell office:value-type="string" table:style-name="ce16">
            <text:p>AG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4" table:style-name="ce1">
            <text:p>3244</text:p>
          </table:table-cell>
          <table:table-cell office:value-type="string" table:style-name="ce15">
            <text:p>AG.1.2</text:p>
          </table:table-cell>
          <table:table-cell office:value-type="string" table:style-name="ce9">
            <text:p>KEPALA BIDANG DESTINASI, INDUSTRI DAN INVESTASI PARIWISAT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45" table:style-name="ce1">
            <text:p>3245</text:p>
          </table:table-cell>
          <table:table-cell office:value-type="string" table:style-name="ce16">
            <text:p>AG.1.2.1.1</text:p>
          </table:table-cell>
          <table:table-cell office:value-type="string" table:style-name="ce17">
            <text:p>PENGELOLA SARANA 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6" table:style-name="ce1">
            <text:p>3246</text:p>
          </table:table-cell>
          <table:table-cell office:value-type="string" table:style-name="ce16">
            <text:p>AG.1.2.1.2</text:p>
          </table:table-cell>
          <table:table-cell office:value-type="string" table:style-name="ce17">
            <text:p>ANALIS OBJEK 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7" table:style-name="ce1">
            <text:p>3247</text:p>
          </table:table-cell>
          <table:table-cell office:value-type="string" table:style-name="ce16">
            <text:p>AG.1.2.1.3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8" table:style-name="ce1">
            <text:p>3248</text:p>
          </table:table-cell>
          <table:table-cell office:value-type="string" table:style-name="ce16">
            <text:p>AG.1.2.1.4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9" table:style-name="ce1">
            <text:p>3249</text:p>
          </table:table-cell>
          <table:table-cell office:value-type="string" table:style-name="ce16">
            <text:p>AG.1.2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0" table:style-name="ce1">
            <text:p>3250</text:p>
          </table:table-cell>
          <table:table-cell office:value-type="string" table:style-name="ce16">
            <text:p>AG.1.2.1.6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1" table:style-name="ce1">
            <text:p>3251</text:p>
          </table:table-cell>
          <table:table-cell office:value-type="string" table:style-name="ce16">
            <text:p>AG.1.2.1.7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2" table:style-name="ce1">
            <text:p>3252</text:p>
          </table:table-cell>
          <table:table-cell office:value-type="string" table:style-name="ce16">
            <text:p>AG.1.2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3" table:style-name="ce1">
            <text:p>3253</text:p>
          </table:table-cell>
          <table:table-cell office:value-type="string" table:style-name="ce16">
            <text:p>AG.1.2.1.9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4" table:style-name="ce1">
            <text:p>3254</text:p>
          </table:table-cell>
          <table:table-cell office:value-type="string" table:style-name="ce15">
            <text:p>AG.1.3</text:p>
          </table:table-cell>
          <table:table-cell office:value-type="string" table:style-name="ce9">
            <text:p>KEPALA BIDANG PEMASARAN PARIWISAT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55" table:style-name="ce1">
            <text:p>3255</text:p>
          </table:table-cell>
          <table:table-cell office:value-type="string" table:style-name="ce16">
            <text:p>AG.1.3.1.1</text:p>
          </table:table-cell>
          <table:table-cell office:value-type="string" table:style-name="ce17">
            <text:p>PENYUSUN PROMOSI DAN KERJASAM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6" table:style-name="ce1">
            <text:p>3256</text:p>
          </table:table-cell>
          <table:table-cell office:value-type="string" table:style-name="ce16">
            <text:p>AG.1.3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7" table:style-name="ce1">
            <text:p>3257</text:p>
          </table:table-cell>
          <table:table-cell office:value-type="string" table:style-name="ce16">
            <text:p>AG.1.3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8" table:style-name="ce1">
            <text:p>3258</text:p>
          </table:table-cell>
          <table:table-cell office:value-type="string" table:style-name="ce16">
            <text:p>AG.1.3.1.4</text:p>
          </table:table-cell>
          <table:table-cell office:value-type="string" table:style-name="ce17">
            <text:p>PENGELOLA PROMOSI DAN INFORMASI 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9" table:style-name="ce1">
            <text:p>3259</text:p>
          </table:table-cell>
          <table:table-cell office:value-type="string" table:style-name="ce16">
            <text:p>AG.1.3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0" table:style-name="ce1">
            <text:p>3260</text:p>
          </table:table-cell>
          <table:table-cell office:value-type="string" table:style-name="ce16">
            <text:p>AG.1.3.1.6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1" table:style-name="ce1">
            <text:p>3261</text:p>
          </table:table-cell>
          <table:table-cell office:value-type="string" table:style-name="ce16">
            <text:p>AG.1.3.1.7</text:p>
          </table:table-cell>
          <table:table-cell office:value-type="string" table:style-name="ce17">
            <text:p>PENGELOLA USAHA PEMASARAN DAN PROMOSI 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2" table:style-name="ce1">
            <text:p>3262</text:p>
          </table:table-cell>
          <table:table-cell office:value-type="string" table:style-name="ce16">
            <text:p>AG.1.3.1.8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3" table:style-name="ce1">
            <text:p>3263</text:p>
          </table:table-cell>
          <table:table-cell office:value-type="string" table:style-name="ce16">
            <text:p>AG.1.3.1.9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4" table:style-name="ce1">
            <text:p>3264</text:p>
          </table:table-cell>
          <table:table-cell office:value-type="string" table:style-name="ce16">
            <text:p>AG.1.3.1.10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5" table:style-name="ce1">
            <text:p>3265</text:p>
          </table:table-cell>
          <table:table-cell office:value-type="string" table:style-name="ce15">
            <text:p>AG.1.4</text:p>
          </table:table-cell>
          <table:table-cell office:value-type="string" table:style-name="ce9">
            <text:p>KEPALA BIDANG EKONOMI KREATIF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66" table:style-name="ce1">
            <text:p>3266</text:p>
          </table:table-cell>
          <table:table-cell office:value-type="string" table:style-name="ce16">
            <text:p>AG.1.4.1.1</text:p>
          </table:table-cell>
          <table:table-cell office:value-type="string" table:style-name="ce17">
            <text:p>PENGELOLA USAHA KEPARIWISATAAN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7" table:style-name="ce1">
            <text:p>3267</text:p>
          </table:table-cell>
          <table:table-cell office:value-type="string" table:style-name="ce16">
            <text:p>AG.1.4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8" table:style-name="ce1">
            <text:p>3268</text:p>
          </table:table-cell>
          <table:table-cell office:value-type="string" table:style-name="ce16">
            <text:p>AG.1.4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9" table:style-name="ce1">
            <text:p>3269</text:p>
          </table:table-cell>
          <table:table-cell office:value-type="string" table:style-name="ce16">
            <text:p>AG.1.4.1.4</text:p>
          </table:table-cell>
          <table:table-cell office:value-type="string" table:style-name="ce17">
            <text:p>PETUGAS STANDARISASI DAN SERTIFIKASI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0" table:style-name="ce1">
            <text:p>3270</text:p>
          </table:table-cell>
          <table:table-cell office:value-type="string" table:style-name="ce16">
            <text:p>AG.1.4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1" table:style-name="ce1">
            <text:p>3271</text:p>
          </table:table-cell>
          <table:table-cell office:value-type="string" table:style-name="ce16">
            <text:p>AG.1.4.1.6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2" table:style-name="ce1">
            <text:p>3272</text:p>
          </table:table-cell>
          <table:table-cell office:value-type="string" table:style-name="ce16">
            <text:p>AG.1.4.1.7</text:p>
          </table:table-cell>
          <table:table-cell office:value-type="string" table:style-name="ce17">
            <text:p>ANALIS PEREKONOMIAN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3" table:style-name="ce1">
            <text:p>3273</text:p>
          </table:table-cell>
          <table:table-cell office:value-type="string" table:style-name="ce16">
            <text:p>AG.1.4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4" table:style-name="ce1">
            <text:p>3274</text:p>
          </table:table-cell>
          <table:table-cell office:value-type="string" table:style-name="ce16">
            <text:p>AG.1.4.1.9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5" table:style-name="ce1">
            <text:p>3275</text:p>
          </table:table-cell>
          <table:table-cell office:value-type="string" table:style-name="ce4">
            <text:p>AG.1.5</text:p>
          </table:table-cell>
          <table:table-cell office:value-type="string" table:style-name="ce9">
            <text:p>KEPALA BIDANG SUMBER DAYA MANUSIA PARIWISATA DAN EKONOMI KREATIF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76" table:style-name="ce1">
            <text:p>3276</text:p>
          </table:table-cell>
          <table:table-cell office:value-type="string" table:style-name="ce5">
            <text:p>AG.1.5.1.1</text:p>
          </table:table-cell>
          <table:table-cell office:value-type="string" table:style-name="ce17">
            <text:p>FASILITATOR KEMITRAAN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7" table:style-name="ce1">
            <text:p>3277</text:p>
          </table:table-cell>
          <table:table-cell office:value-type="string" table:style-name="ce5">
            <text:p>AG.1.5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8" table:style-name="ce1">
            <text:p>3278</text:p>
          </table:table-cell>
          <table:table-cell office:value-type="string" table:style-name="ce5">
            <text:p>AG.1.5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9" table:style-name="ce1">
            <text:p>3279</text:p>
          </table:table-cell>
          <table:table-cell office:value-type="string" table:style-name="ce5">
            <text:p>AG.1.5.1.4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0" table:style-name="ce1">
            <text:p>3280</text:p>
          </table:table-cell>
          <table:table-cell office:value-type="string" table:style-name="ce5">
            <text:p>AG.1.5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1" table:style-name="ce1">
            <text:p>3281</text:p>
          </table:table-cell>
          <table:table-cell office:value-type="string" table:style-name="ce5">
            <text:p>AG.1.5.1.6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2" table:style-name="ce1">
            <text:p>3282</text:p>
          </table:table-cell>
          <table:table-cell office:value-type="string" table:style-name="ce5">
            <text:p>AG.1.5.1.7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3" table:style-name="ce1">
            <text:p>3283</text:p>
          </table:table-cell>
          <table:table-cell office:value-type="string" table:style-name="ce5">
            <text:p>AG.1.5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4" table:style-name="ce1">
            <text:p>3284</text:p>
          </table:table-cell>
          <table:table-cell office:value-type="string" table:style-name="ce5">
            <text:p>AG.1.5.1.9</text:p>
          </table:table-cell>
          <table:table-cell office:value-type="string" table:style-name="ce17">
            <text:p>PETUGAS STANDARISASI DAN SERTIFIKASI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5" table:style-name="ce1">
            <text:p>3285</text:p>
          </table:table-cell>
          <table:table-cell office:value-type="string" table:style-name="ce15">
            <text:p>AH.1</text:p>
          </table:table-cell>
          <table:table-cell office:value-type="string" table:style-name="ce24">
            <text:p>KEPALA DINAS PERTANIAN</text:p>
          </table:table-cell>
          <table:table-cell office:value-type="float" office:value="34" table:style-name="ce1">
            <text:p>34</text:p>
          </table:table-cell>
          <table:table-cell table:number-columns-repeated="16380" table:style-name="ce1"/>
        </table:table-row>
        <table:table-row table:style-name="ro2">
          <table:table-cell office:value-type="float" office:value="3286" table:style-name="ce1">
            <text:p>3286</text:p>
          </table:table-cell>
          <table:table-cell office:value-type="string" table:style-name="ce16">
            <text:p>AH.1.8</text:p>
          </table:table-cell>
          <table:table-cell office:value-type="string" table:style-name="ce25">
            <text:p>PENYULUH PERTANIAN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7" table:style-name="ce1">
            <text:p>3287</text:p>
          </table:table-cell>
          <table:table-cell office:value-type="string" table:style-name="ce16">
            <text:p>AH.1.9</text:p>
          </table:table-cell>
          <table:table-cell office:value-type="string" table:style-name="ce25">
            <text:p>PENYULUH PERTANIAN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8" table:style-name="ce1">
            <text:p>3288</text:p>
          </table:table-cell>
          <table:table-cell office:value-type="string" table:style-name="ce16">
            <text:p>AH.1.10</text:p>
          </table:table-cell>
          <table:table-cell office:value-type="string" table:style-name="ce25">
            <text:p>PENYULUH PERTANIAN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9" table:style-name="ce1">
            <text:p>3289</text:p>
          </table:table-cell>
          <table:table-cell office:value-type="string" table:style-name="ce16">
            <text:p>AH.1.11</text:p>
          </table:table-cell>
          <table:table-cell office:value-type="string" table:style-name="ce25">
            <text:p>PENYULUH PERTANIAN AHLI U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0" table:style-name="ce1">
            <text:p>3290</text:p>
          </table:table-cell>
          <table:table-cell office:value-type="string" table:style-name="ce16">
            <text:p>AH.1.12</text:p>
          </table:table-cell>
          <table:table-cell office:value-type="string" table:style-name="ce25">
            <text:p>MEDIK VETERINER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1" table:style-name="ce1">
            <text:p>3291</text:p>
          </table:table-cell>
          <table:table-cell office:value-type="string" table:style-name="ce16">
            <text:p>AH.1.13</text:p>
          </table:table-cell>
          <table:table-cell office:value-type="string" table:style-name="ce25">
            <text:p>MEDIK VETERINER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2" table:style-name="ce1">
            <text:p>3292</text:p>
          </table:table-cell>
          <table:table-cell office:value-type="string" table:style-name="ce16">
            <text:p>AH.1.14</text:p>
          </table:table-cell>
          <table:table-cell office:value-type="string" table:style-name="ce25">
            <text:p>MEDIK VETERINER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3" table:style-name="ce1">
            <text:p>3293</text:p>
          </table:table-cell>
          <table:table-cell office:value-type="string" table:style-name="ce16">
            <text:p>AH.1.15</text:p>
          </table:table-cell>
          <table:table-cell office:value-type="string" table:style-name="ce25">
            <text:p>MEDIK VETERINER AHLI U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4" table:style-name="ce1">
            <text:p>3294</text:p>
          </table:table-cell>
          <table:table-cell office:value-type="string" table:style-name="ce16">
            <text:p>AH.1.16</text:p>
          </table:table-cell>
          <table:table-cell office:value-type="string" table:style-name="ce26">
            <text:p>PENGAWAS MUTU PAKAN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5" table:style-name="ce1">
            <text:p>3295</text:p>
          </table:table-cell>
          <table:table-cell office:value-type="string" table:style-name="ce16">
            <text:p>AH.1.17</text:p>
          </table:table-cell>
          <table:table-cell office:value-type="string" table:style-name="ce26">
            <text:p>PENGAWAS MUTU PAKAN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6" table:style-name="ce1">
            <text:p>3296</text:p>
          </table:table-cell>
          <table:table-cell office:value-type="string" table:style-name="ce16">
            <text:p>AH.1.18</text:p>
          </table:table-cell>
          <table:table-cell office:value-type="string" table:style-name="ce26">
            <text:p>PENGAWAS MUTU PAKAN PELAKSANA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7" table:style-name="ce1">
            <text:p>3297</text:p>
          </table:table-cell>
          <table:table-cell office:value-type="string" table:style-name="ce16">
            <text:p>AH.1.19</text:p>
          </table:table-cell>
          <table:table-cell office:value-type="string" table:style-name="ce26">
            <text:p>PENGAWAS MUTU PAKAN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8" table:style-name="ce1">
            <text:p>3298</text:p>
          </table:table-cell>
          <table:table-cell office:value-type="string" table:style-name="ce16">
            <text:p>AH.1.20</text:p>
          </table:table-cell>
          <table:table-cell office:value-type="string" table:style-name="ce26">
            <text:p>PENGAWAS MUTU PAKAN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9" table:style-name="ce1">
            <text:p>3299</text:p>
          </table:table-cell>
          <table:table-cell office:value-type="string" table:style-name="ce16">
            <text:p>AH.1.21</text:p>
          </table:table-cell>
          <table:table-cell office:value-type="string" table:style-name="ce26">
            <text:p>PENGAWAS MUTU PAKAN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0" table:style-name="ce1">
            <text:p>3300</text:p>
          </table:table-cell>
          <table:table-cell office:value-type="string" table:style-name="ce16">
            <text:p>AH.1.22</text:p>
          </table:table-cell>
          <table:table-cell office:value-type="string" table:style-name="ce26">
            <text:p>PENGAWAS BIBIT TERNAK TERAMPIL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1" table:style-name="ce1">
            <text:p>3301</text:p>
          </table:table-cell>
          <table:table-cell office:value-type="string" table:style-name="ce16">
            <text:p>AH.1.23</text:p>
          </table:table-cell>
          <table:table-cell office:value-type="string" table:style-name="ce26">
            <text:p>PENGAWAS BIBIT TERNAK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2" table:style-name="ce1">
            <text:p>3302</text:p>
          </table:table-cell>
          <table:table-cell office:value-type="string" table:style-name="ce16">
            <text:p>AH.1.24</text:p>
          </table:table-cell>
          <table:table-cell office:value-type="string" table:style-name="ce27">
            <text:p>ARSIPARIS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3" table:style-name="ce1">
            <text:p>3303</text:p>
          </table:table-cell>
          <table:table-cell office:value-type="string" table:style-name="ce16">
            <text:p>AH.1.25</text:p>
          </table:table-cell>
          <table:table-cell office:value-type="string" table:style-name="ce27">
            <text:p>ARSIPARIS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4" table:style-name="ce1">
            <text:p>3304</text:p>
          </table:table-cell>
          <table:table-cell office:value-type="string" table:style-name="ce16">
            <text:p>AH.1.26</text:p>
          </table:table-cell>
          <table:table-cell office:value-type="string" table:style-name="ce27">
            <text:p>ARSIPARIS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5" table:style-name="ce1">
            <text:p>3305</text:p>
          </table:table-cell>
          <table:table-cell office:value-type="string" table:style-name="ce16">
            <text:p>AH.1.27</text:p>
          </table:table-cell>
          <table:table-cell office:value-type="string" table:style-name="ce27">
            <text:p>ARSIPARIS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6" table:style-name="ce1">
            <text:p>3306</text:p>
          </table:table-cell>
          <table:table-cell office:value-type="string" table:style-name="ce16">
            <text:p>AH.1.28</text:p>
          </table:table-cell>
          <table:table-cell office:value-type="string" table:style-name="ce27">
            <text:p>ARSIPARIS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7" table:style-name="ce1">
            <text:p>3307</text:p>
          </table:table-cell>
          <table:table-cell office:value-type="string" table:style-name="ce16">
            <text:p>AH.1.29</text:p>
          </table:table-cell>
          <table:table-cell office:value-type="string" table:style-name="ce26">
            <text:p>PENGAWAS BIBIT TERNAK TERAMPIL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8" table:style-name="ce1">
            <text:p>3308</text:p>
          </table:table-cell>
          <table:table-cell office:value-type="string" table:style-name="ce16">
            <text:p>AH.1.30</text:p>
          </table:table-cell>
          <table:table-cell office:value-type="string" table:style-name="ce26">
            <text:p>PENGAWAS BIBIT TERNAK TERAMPIL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9" table:style-name="ce1">
            <text:p>3309</text:p>
          </table:table-cell>
          <table:table-cell office:value-type="string" table:style-name="ce16">
            <text:p>AH.1.31</text:p>
          </table:table-cell>
          <table:table-cell office:value-type="string" table:style-name="ce26">
            <text:p>PENGAWAS BIBIT TERNK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0" table:style-name="ce1">
            <text:p>3310</text:p>
          </table:table-cell>
          <table:table-cell office:value-type="string" table:style-name="ce16">
            <text:p>AH.1.32</text:p>
          </table:table-cell>
          <table:table-cell office:value-type="string" table:style-name="ce26">
            <text:p>PENGAWAS BIBIT TERNAK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string" table:style-name="ce16">
            <text:p>AH.1.33</text:p>
          </table:table-cell>
          <table:table-cell office:value-type="string" table:style-name="ce25">
            <text:p>ANALIS KEBIJAKAN 1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2" table:style-name="ce1">
            <text:p>3312</text:p>
          </table:table-cell>
          <table:table-cell office:value-type="string" table:style-name="ce16">
            <text:p>AH.1.34</text:p>
          </table:table-cell>
          <table:table-cell office:value-type="string" table:style-name="ce25">
            <text:p>ANALIS KEBIJAKAN 2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3" table:style-name="ce1">
            <text:p>3313</text:p>
          </table:table-cell>
          <table:table-cell office:value-type="string" table:style-name="ce16">
            <text:p>AH.1.35</text:p>
          </table:table-cell>
          <table:table-cell office:value-type="string" table:style-name="ce25">
            <text:p>ANALIS KEBIJAKAN 3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4" table:style-name="ce1">
            <text:p>3314</text:p>
          </table:table-cell>
          <table:table-cell office:value-type="string" table:style-name="ce16">
            <text:p>AH.1.36</text:p>
          </table:table-cell>
          <table:table-cell office:value-type="string" table:style-name="ce25">
            <text:p>ANALIS KEBIJAKAN 4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5" table:style-name="ce1">
            <text:p>3315</text:p>
          </table:table-cell>
          <table:table-cell office:value-type="string" table:style-name="ce16">
            <text:p>AH.1.37</text:p>
          </table:table-cell>
          <table:table-cell office:value-type="string" table:style-name="ce25">
            <text:p>ANALIS KEBIJAKAN 5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6" table:style-name="ce1">
            <text:p>3316</text:p>
          </table:table-cell>
          <table:table-cell office:value-type="string" table:style-name="ce16">
            <text:p>AH.1.38</text:p>
          </table:table-cell>
          <table:table-cell office:value-type="string" table:style-name="ce25">
            <text:p>ANALIS KEBIJAKAN 6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7" table:style-name="ce1">
            <text:p>3317</text:p>
          </table:table-cell>
          <table:table-cell office:value-type="string" table:style-name="ce16">
            <text:p>AH.1.39</text:p>
          </table:table-cell>
          <table:table-cell office:value-type="string" table:style-name="ce25">
            <text:p>ANALIS KEBIJAKAN 7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8" table:style-name="ce1">
            <text:p>3318</text:p>
          </table:table-cell>
          <table:table-cell office:value-type="string" table:style-name="ce16">
            <text:p>AH.1.40</text:p>
          </table:table-cell>
          <table:table-cell office:value-type="string" table:style-name="ce25">
            <text:p>ANALIS KEBIJAKAN 8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9" table:style-name="ce1">
            <text:p>3319</text:p>
          </table:table-cell>
          <table:table-cell office:value-type="string" table:style-name="ce16">
            <text:p>AH.1.41</text:p>
          </table:table-cell>
          <table:table-cell office:value-type="string" table:style-name="ce25">
            <text:p>ANALIS KEBIJAKAN 9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0" table:style-name="ce1">
            <text:p>3320</text:p>
          </table:table-cell>
          <table:table-cell office:value-type="string" table:style-name="ce16">
            <text:p>AH.1.42</text:p>
          </table:table-cell>
          <table:table-cell office:value-type="string" table:style-name="ce25">
            <text:p>ANALIS KEBIJAKAN 10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1" table:style-name="ce1">
            <text:p>3321</text:p>
          </table:table-cell>
          <table:table-cell office:value-type="string" table:style-name="ce16">
            <text:p>AH.1.43</text:p>
          </table:table-cell>
          <table:table-cell office:value-type="string" table:style-name="ce25">
            <text:p>ANALIS KEBIJAKAN 11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2" table:style-name="ce1">
            <text:p>3322</text:p>
          </table:table-cell>
          <table:table-cell office:value-type="string" table:style-name="ce16">
            <text:p>AH.1.44</text:p>
          </table:table-cell>
          <table:table-cell office:value-type="string" table:style-name="ce25">
            <text:p>ANALIS KEBIJAKAN 12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3" table:style-name="ce1">
            <text:p>3323</text:p>
          </table:table-cell>
          <table:table-cell office:value-type="string" table:style-name="ce16">
            <text:p>AH.1.45</text:p>
          </table:table-cell>
          <table:table-cell office:value-type="string" table:style-name="ce25">
            <text:p>ANALIS KEBIJAKAN 13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4" table:style-name="ce1">
            <text:p>3324</text:p>
          </table:table-cell>
          <table:table-cell office:value-type="string" table:style-name="ce16">
            <text:p>AH.1.46</text:p>
          </table:table-cell>
          <table:table-cell office:value-type="string" table:style-name="ce25">
            <text:p>ANALIS KEBIJAKAN 14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5" table:style-name="ce1">
            <text:p>3325</text:p>
          </table:table-cell>
          <table:table-cell office:value-type="string" table:style-name="ce16">
            <text:p>AH.1.47</text:p>
          </table:table-cell>
          <table:table-cell office:value-type="string" table:style-name="ce25">
            <text:p>ANALIS KEBIJAKAN 15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6" table:style-name="ce1">
            <text:p>3326</text:p>
          </table:table-cell>
          <table:table-cell office:value-type="string" table:style-name="ce16">
            <text:p>AH.1.48</text:p>
          </table:table-cell>
          <table:table-cell office:value-type="string" table:style-name="ce25">
            <text:p>ANALIS KEBIJAKAN 16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7" table:style-name="ce1">
            <text:p>3327</text:p>
          </table:table-cell>
          <table:table-cell office:value-type="string" table:style-name="ce16">
            <text:p>AH.1.49</text:p>
          </table:table-cell>
          <table:table-cell office:value-type="string" table:style-name="ce25">
            <text:p>ANALIS KEBIJAKAN 17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8" table:style-name="ce1">
            <text:p>3328</text:p>
          </table:table-cell>
          <table:table-cell office:value-type="string" table:style-name="ce16">
            <text:p>AH.1.50</text:p>
          </table:table-cell>
          <table:table-cell office:value-type="string" table:style-name="ce25">
            <text:p>ANALIS KEBIJAKAN 18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9" table:style-name="ce1">
            <text:p>3329</text:p>
          </table:table-cell>
          <table:table-cell office:value-type="string" table:style-name="ce16">
            <text:p>AH.1.51</text:p>
          </table:table-cell>
          <table:table-cell office:value-type="string" table:style-name="ce25">
            <text:p>ANALIS KEBIJAKAN 19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0" table:style-name="ce1">
            <text:p>3330</text:p>
          </table:table-cell>
          <table:table-cell office:value-type="string" table:style-name="ce16">
            <text:p>AH.1.52</text:p>
          </table:table-cell>
          <table:table-cell office:value-type="string" table:style-name="ce25">
            <text:p>ANALIS KEBIJAKAN 20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1" table:style-name="ce1">
            <text:p>3331</text:p>
          </table:table-cell>
          <table:table-cell office:value-type="string" table:style-name="ce15">
            <text:p>AH.1.1</text:p>
          </table:table-cell>
          <table:table-cell office:value-type="string" table:style-name="ce28">
            <text:p>SEKRETARIS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2" table:style-name="ce1">
            <text:p>3332</text:p>
          </table:table-cell>
          <table:table-cell office:value-type="string" table:style-name="ce16">
            <text:p>AH.1.1.2.1</text:p>
          </table:table-cell>
          <table:table-cell office:value-type="string" table:style-name="ce25">
            <text:p>ANALIS PERENCANAAN, EVALUASI DAN PELAPO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3" table:style-name="ce1">
            <text:p>3333</text:p>
          </table:table-cell>
          <table:table-cell office:value-type="string" table:style-name="ce16">
            <text:p>AH.1.1.2.2</text:p>
          </table:table-cell>
          <table:table-cell office:value-type="string" table:style-name="ce25">
            <text:p>PENYUSUN RENCANA KEGIATAN DAN ANGGA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4" table:style-name="ce1">
            <text:p>3334</text:p>
          </table:table-cell>
          <table:table-cell office:value-type="string" table:style-name="ce16">
            <text:p>AH.1.1.2.3</text:p>
          </table:table-cell>
          <table:table-cell office:value-type="string" table:style-name="ce25">
            <text:p>PENGELOLA BAHAN PERENCAN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5" table:style-name="ce1">
            <text:p>3335</text:p>
          </table:table-cell>
          <table:table-cell office:value-type="string" table:style-name="ce16">
            <text:p>AH.1.1.2.4</text:p>
          </table:table-cell>
          <table:table-cell office:value-type="string" table:style-name="ce25">
            <text:p>ANALIS RENCANA PROGRAM DAN KEGIAT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6" table:style-name="ce1">
            <text:p>3336</text:p>
          </table:table-cell>
          <table:table-cell office:value-type="string" table:style-name="ce16">
            <text:p>AH.1.1.2.5</text:p>
          </table:table-cell>
          <table:table-cell office:value-type="string" table:style-name="ce25">
            <text:p>PENGELOLA PELAPORAN DAN EVALUASI PELAKSANAAN KEGIATAN APBD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7" table:style-name="ce1">
            <text:p>3337</text:p>
          </table:table-cell>
          <table:table-cell office:value-type="string" table:style-name="ce16">
            <text:p>AH.1.1.2.6</text:p>
          </table:table-cell>
          <table:table-cell office:value-type="string" table:style-name="ce25">
            <text:p>PENGADMINISTRASI PERENCANAAN DAN PROGRAM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8" table:style-name="ce1">
            <text:p>3338</text:p>
          </table:table-cell>
          <table:table-cell office:value-type="string" table:style-name="ce16">
            <text:p>AH.1.1.2.7</text:p>
          </table:table-cell>
          <table:table-cell office:value-type="string" table:style-name="ce25">
            <text:p>PENGELOLA EVALUASI TINDAK LANJUT LAPORAN HASIL PEMERIKS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9" table:style-name="ce1">
            <text:p>3339</text:p>
          </table:table-cell>
          <table:table-cell office:value-type="string" table:style-name="ce16">
            <text:p>AH.1.1.2.8</text:p>
          </table:table-cell>
          <table:table-cell office:value-type="string" table:style-name="ce25">
            <text:p>PENGOLAH DATA TINDAK LANJUT PEMERIKS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0" table:style-name="ce1">
            <text:p>3340</text:p>
          </table:table-cell>
          <table:table-cell office:value-type="string" table:style-name="ce16">
            <text:p>AH.1.1.2.9</text:p>
          </table:table-cell>
          <table:table-cell office:value-type="string" table:style-name="ce25">
            <text:p>PENYUSUN PROGRAM ANGGARAN DAN PELAPO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1" table:style-name="ce1">
            <text:p>3341</text:p>
          </table:table-cell>
          <table:table-cell office:value-type="string" table:style-name="ce16">
            <text:p>AH.1.1.2.10</text:p>
          </table:table-cell>
          <table:table-cell office:value-type="string" table:style-name="ce25">
            <text:p>PENGADMINISTRASI PAJAK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2" table:style-name="ce1">
            <text:p>3342</text:p>
          </table:table-cell>
          <table:table-cell office:value-type="string" table:style-name="ce16">
            <text:p>AH.1.1.2.11</text:p>
          </table:table-cell>
          <table:table-cell office:value-type="string" table:style-name="ce25">
            <text:p>PENGELOLA GAJI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3" table:style-name="ce1">
            <text:p>3343</text:p>
          </table:table-cell>
          <table:table-cell office:value-type="string" table:style-name="ce16">
            <text:p>AH.1.1.2.12</text:p>
          </table:table-cell>
          <table:table-cell office:value-type="string" table:style-name="ce25">
            <text:p>PENGADMINISTRASI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4" table:style-name="ce1">
            <text:p>3344</text:p>
          </table:table-cell>
          <table:table-cell office:value-type="string" table:style-name="ce16">
            <text:p>AH.1.1.2.13</text:p>
          </table:table-cell>
          <table:table-cell office:value-type="string" table:style-name="ce25">
            <text:p>VERIFIKATOR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5" table:style-name="ce1">
            <text:p>3345</text:p>
          </table:table-cell>
          <table:table-cell office:value-type="string" table:style-name="ce16">
            <text:p>AH.1.1.2.14</text:p>
          </table:table-cell>
          <table:table-cell office:value-type="string" table:style-name="ce25">
            <text:p>PENGELOLA AKUNTANSI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6" table:style-name="ce1">
            <text:p>3346</text:p>
          </table:table-cell>
          <table:table-cell office:value-type="string" table:style-name="ce16">
            <text:p>AH.1.1.2.15</text:p>
          </table:table-cell>
          <table:table-cell office:value-type="string" table:style-name="ce25">
            <text:p>BENDAHARA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7" table:style-name="ce1">
            <text:p>3347</text:p>
          </table:table-cell>
          <table:table-cell office:value-type="string" table:style-name="ce16">
            <text:p>AH.1.1.2.16</text:p>
          </table:table-cell>
          <table:table-cell office:value-type="string" table:style-name="ce25">
            <text:p>PENGOLAH DATA APLIKASI DAN PENGELOLAAN DATA SISTEM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8" table:style-name="ce1">
            <text:p>3348</text:p>
          </table:table-cell>
          <table:table-cell office:value-type="string" table:style-name="ce15">
            <text:p>AH.1.1.1</text:p>
          </table:table-cell>
          <table:table-cell office:value-type="string" table:style-name="ce24">
            <text:p>KEPALA SUB BAGIAN UMUM DAN KEPEGAWAIAN<text:s/>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9" table:style-name="ce1">
            <text:p>3349</text:p>
          </table:table-cell>
          <table:table-cell office:value-type="string" table:style-name="ce16">
            <text:p>AH.1.1.1.1</text:p>
          </table:table-cell>
          <table:table-cell office:value-type="string" table:style-name="ce25">
            <text:p>PENGELOLA BARANG MILIK NEGAR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0" table:style-name="ce1">
            <text:p>3350</text:p>
          </table:table-cell>
          <table:table-cell office:value-type="string" table:style-name="ce16">
            <text:p>AH.1.1.1.2</text:p>
          </table:table-cell>
          <table:table-cell office:value-type="string" table:style-name="ce25">
            <text:p>PENGADMINISTRASI KEPEGAWAI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1" table:style-name="ce1">
            <text:p>3351</text:p>
          </table:table-cell>
          <table:table-cell office:value-type="string" table:style-name="ce16">
            <text:p>AH.1.1.1.3</text:p>
          </table:table-cell>
          <table:table-cell office:value-type="string" table:style-name="ce25">
            <text:p>PENGELOLA DATA LAYANAN INFORMASI DAN EDUKASI PUBLIK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2" table:style-name="ce1">
            <text:p>3352</text:p>
          </table:table-cell>
          <table:table-cell office:value-type="string" table:style-name="ce16">
            <text:p>AH.1.1.1.4</text:p>
          </table:table-cell>
          <table:table-cell office:value-type="string" table:style-name="ce25">
            <text:p>PETUGAS KEAMAN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3" table:style-name="ce1">
            <text:p>3353</text:p>
          </table:table-cell>
          <table:table-cell office:value-type="string" table:style-name="ce16">
            <text:p>AH.1.1.1.5</text:p>
          </table:table-cell>
          <table:table-cell office:value-type="string" table:style-name="ce25">
            <text:p>PRANATA BARANG DAN JAS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4" table:style-name="ce1">
            <text:p>3354</text:p>
          </table:table-cell>
          <table:table-cell office:value-type="string" table:style-name="ce16">
            <text:p>AH.1.1.1.6</text:p>
          </table:table-cell>
          <table:table-cell office:value-type="string" table:style-name="ce25">
            <text:p>PRAMU BAKTI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5" table:style-name="ce1">
            <text:p>3355</text:p>
          </table:table-cell>
          <table:table-cell office:value-type="string" table:style-name="ce16">
            <text:p>AH.1.1.1.7</text:p>
          </table:table-cell>
          <table:table-cell office:value-type="string" table:style-name="ce25">
            <text:p>PEMELIHARA SARANA DAN PRASARAN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6" table:style-name="ce1">
            <text:p>3356</text:p>
          </table:table-cell>
          <table:table-cell office:value-type="string" table:style-name="ce16">
            <text:p>AH.1.1.1.8</text:p>
          </table:table-cell>
          <table:table-cell office:value-type="string" table:style-name="ce25">
            <text:p>PENGEMUDI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7" table:style-name="ce1">
            <text:p>3357</text:p>
          </table:table-cell>
          <table:table-cell office:value-type="string" table:style-name="ce16">
            <text:p>AH.1.1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8" table:style-name="ce1">
            <text:p>3358</text:p>
          </table:table-cell>
          <table:table-cell office:value-type="string" table:style-name="ce16">
            <text:p>AH.1.1.1.10</text:p>
          </table:table-cell>
          <table:table-cell office:value-type="string" table:style-name="ce25">
            <text:p>SEKRETARIS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9" table:style-name="ce1">
            <text:p>3359</text:p>
          </table:table-cell>
          <table:table-cell office:value-type="string" table:style-name="ce16">
            <text:p>AH.1.1.1.11</text:p>
          </table:table-cell>
          <table:table-cell office:value-type="string" table:style-name="ce25">
            <text:p>PRANATA KEARSIP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60" table:style-name="ce1">
            <text:p>3360</text:p>
          </table:table-cell>
          <table:table-cell office:value-type="string" table:style-name="ce16">
            <text:p>AH.1.1.1.12</text:p>
          </table:table-cell>
          <table:table-cell office:value-type="string" table:style-name="ce25">
            <text:p>PENGELOLA KEGIATAN DAN ANGGAR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61" table:style-name="ce1">
            <text:p>3361</text:p>
          </table:table-cell>
          <table:table-cell office:value-type="string" table:style-name="ce15">
            <text:p>AH.1.2</text:p>
          </table:table-cell>
          <table:table-cell office:value-type="string" table:style-name="ce24">
            <text:p>KEPALA BIDANG PENYEDIAAN DAN PENGEMBANGAN 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62" table:style-name="ce1">
            <text:p>3362</text:p>
          </table:table-cell>
          <table:table-cell office:value-type="string" table:style-name="ce16">
            <text:p>AH.1.2.1.1</text:p>
          </table:table-cell>
          <table:table-cell office:value-type="string" table:style-name="ce25">
            <text:p>PENGAWAS PENGELOLAAN LAHAN PERTANIAN DAN AIR IRIGASI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3" table:style-name="ce1">
            <text:p>3363</text:p>
          </table:table-cell>
          <table:table-cell office:value-type="string" table:style-name="ce16">
            <text:p>AH.1.2.1.2</text:p>
          </table:table-cell>
          <table:table-cell office:value-type="string" table:style-name="ce25">
            <text:p>ANALIS LA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4" table:style-name="ce1">
            <text:p>3364</text:p>
          </table:table-cell>
          <table:table-cell office:value-type="string" table:style-name="ce16">
            <text:p>AH.1.2.1.3</text:p>
          </table:table-cell>
          <table:table-cell office:value-type="string" table:style-name="ce25">
            <text:p>PENGELOLA LA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5" table:style-name="ce1">
            <text:p>3365</text:p>
          </table:table-cell>
          <table:table-cell office:value-type="string" table:style-name="ce16">
            <text:p>AH.1.2.1.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6" table:style-name="ce1">
            <text:p>3366</text:p>
          </table:table-cell>
          <table:table-cell office:value-type="string" table:style-name="ce16">
            <text:p>AH.1.2.1.5</text:p>
          </table:table-cell>
          <table:table-cell office:value-type="string" table:style-name="ce25">
            <text:p>PENGELOLA TATA GUNA LAHAN, AIR, SARANA DAN PRA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7" table:style-name="ce1">
            <text:p>3367</text:p>
          </table:table-cell>
          <table:table-cell office:value-type="string" table:style-name="ce16">
            <text:p>AH.1.2.1.6</text:p>
          </table:table-cell>
          <table:table-cell office:value-type="string" table:style-name="ce25">
            <text:p>PENGOLAH DATA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8" table:style-name="ce1">
            <text:p>3368</text:p>
          </table:table-cell>
          <table:table-cell office:value-type="string" table:style-name="ce15">
            <text:p>AH.1.3</text:p>
          </table:table-cell>
          <table:table-cell office:value-type="string" table:style-name="ce24">
            <text:p>KEPALA BIDANG PENYEDIAAN DAN PENGEMBANGAN PRA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69" table:style-name="ce1">
            <text:p>3369</text:p>
          </table:table-cell>
          <table:table-cell office:value-type="string" table:style-name="ce16">
            <text:p>AH.1.3.1.1</text:p>
          </table:table-cell>
          <table:table-cell office:value-type="string" table:style-name="ce25">
            <text:p>PEMERIKSA PUPUK DAN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0" table:style-name="ce1">
            <text:p>3370</text:p>
          </table:table-cell>
          <table:table-cell office:value-type="string" table:style-name="ce16">
            <text:p>AH.1.3.1.2</text:p>
          </table:table-cell>
          <table:table-cell office:value-type="string" table:style-name="ce25">
            <text:p>PENGELOLA ALAT DAN MESI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1" table:style-name="ce1">
            <text:p>3371</text:p>
          </table:table-cell>
          <table:table-cell office:value-type="string" table:style-name="ce16">
            <text:p>AH.1.3.1.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2" table:style-name="ce1">
            <text:p>3372</text:p>
          </table:table-cell>
          <table:table-cell office:value-type="string" table:style-name="ce16">
            <text:p>AH.1.3.1.4</text:p>
          </table:table-cell>
          <table:table-cell office:value-type="string" table:style-name="ce25">
            <text:p>PENGAWAS PUPUK DAN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3" table:style-name="ce1">
            <text:p>3373</text:p>
          </table:table-cell>
          <table:table-cell office:value-type="string" table:style-name="ce16">
            <text:p>AH.1.3.1.5</text:p>
          </table:table-cell>
          <table:table-cell office:value-type="string" table:style-name="ce25">
            <text:p>ANALIS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4" table:style-name="ce1">
            <text:p>3374</text:p>
          </table:table-cell>
          <table:table-cell office:value-type="string" table:style-name="ce15">
            <text:p>AH.1.4</text:p>
          </table:table-cell>
          <table:table-cell office:value-type="string" table:style-name="ce24">
            <text:p>KEPALA BIDANG PERIZINAN USAH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75" table:style-name="ce1">
            <text:p>3375</text:p>
          </table:table-cell>
          <table:table-cell office:value-type="string" table:style-name="ce16">
            <text:p>AH.1.4.1.1</text:p>
          </table:table-cell>
          <table:table-cell office:value-type="string" table:style-name="ce25">
            <text:p>PENGELOLA DAN KEBUTUHAN BIBIT TANAMAN PADI, BUAH-BUAHAN SERTA SAYUR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6" table:style-name="ce1">
            <text:p>3376</text:p>
          </table:table-cell>
          <table:table-cell office:value-type="string" table:style-name="ce16">
            <text:p>AH.1.4.1.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7" table:style-name="ce1">
            <text:p>3377</text:p>
          </table:table-cell>
          <table:table-cell office:value-type="string" table:style-name="ce16">
            <text:p>AH.1.4.1.3</text:p>
          </table:table-cell>
          <table:table-cell office:value-type="string" table:style-name="ce25">
            <text:p>ANALIS INFORMASI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8" table:style-name="ce1">
            <text:p>3378</text:p>
          </table:table-cell>
          <table:table-cell office:value-type="string" table:style-name="ce16">
            <text:p>AH.1.4.1.4</text:p>
          </table:table-cell>
          <table:table-cell office:value-type="string" table:style-name="ce25">
            <text:p>PENGELOLA TANAMAN PANGAN DAN HORTIKULTUR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9" table:style-name="ce1">
            <text:p>3379</text:p>
          </table:table-cell>
          <table:table-cell office:value-type="string" table:style-name="ce16">
            <text:p>AH.1.4.1.5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0" table:style-name="ce1">
            <text:p>3380</text:p>
          </table:table-cell>
          <table:table-cell office:value-type="string" table:style-name="ce16">
            <text:p>AH.1.4.1.6</text:p>
          </table:table-cell>
          <table:table-cell office:value-type="string" table:style-name="ce25">
            <text:p>ANALIS TANAMAN HIAS DAN TANAMAN KOLEKSI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1" table:style-name="ce1">
            <text:p>3381</text:p>
          </table:table-cell>
          <table:table-cell office:value-type="string" table:style-name="ce16">
            <text:p>AH.1.4.1.7</text:p>
          </table:table-cell>
          <table:table-cell office:value-type="string" table:style-name="ce25">
            <text:p>ANALIS PENGOLAH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2" table:style-name="ce1">
            <text:p>3382</text:p>
          </table:table-cell>
          <table:table-cell office:value-type="string" table:style-name="ce16">
            <text:p>AH.1.4.1.8</text:p>
          </table:table-cell>
          <table:table-cell office:value-type="string" table:style-name="ce25">
            <text:p>PENGELOLA TEKNOLOGI PASCA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3" table:style-name="ce1">
            <text:p>3383</text:p>
          </table:table-cell>
          <table:table-cell office:value-type="string" table:style-name="ce16">
            <text:p>AH.1.4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4" table:style-name="ce1">
            <text:p>3384</text:p>
          </table:table-cell>
          <table:table-cell office:value-type="string" table:style-name="ce16">
            <text:p>AH.1.4.1.10</text:p>
          </table:table-cell>
          <table:table-cell office:value-type="string" table:style-name="ce25">
            <text:p>ANALIS POTENSI BUDIDAYA ANEKA KACANG DAN UMBI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5" table:style-name="ce1">
            <text:p>3385</text:p>
          </table:table-cell>
          <table:table-cell office:value-type="string" table:style-name="ce16">
            <text:p>AH.1.4.1.11</text:p>
          </table:table-cell>
          <table:table-cell office:value-type="string" table:style-name="ce25">
            <text:p>PENGELOLA BUDIDAYA DAN PENGEMBANGAN TANAMAN PANG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6" table:style-name="ce1">
            <text:p>3386</text:p>
          </table:table-cell>
          <table:table-cell office:value-type="string" table:style-name="ce16">
            <text:p>AH.1.4.1.1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7" table:style-name="ce1">
            <text:p>3387</text:p>
          </table:table-cell>
          <table:table-cell office:value-type="string" table:style-name="ce16">
            <text:p>AH.1.4.1.13</text:p>
          </table:table-cell>
          <table:table-cell office:value-type="string" table:style-name="ce25">
            <text:p>PENGOLAH DAT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8" table:style-name="ce1">
            <text:p>3388</text:p>
          </table:table-cell>
          <table:table-cell office:value-type="string" table:style-name="ce16">
            <text:p>AH.1.4.1.14</text:p>
          </table:table-cell>
          <table:table-cell office:value-type="string" table:style-name="ce25">
            <text:p>ANALIS POTENSI BUDIDAYA SEREALI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9" table:style-name="ce1">
            <text:p>3389</text:p>
          </table:table-cell>
          <table:table-cell office:value-type="string" table:style-name="ce16">
            <text:p>AH.1.4.1.15</text:p>
          </table:table-cell>
          <table:table-cell office:value-type="string" table:style-name="ce25">
            <text:p>PENGELOLA BUDIDAYA DAN PENGEMBANGAN TANAMAN PANG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0" table:style-name="ce1">
            <text:p>3390</text:p>
          </table:table-cell>
          <table:table-cell office:value-type="string" table:style-name="ce16">
            <text:p>AH.1.4.1.1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1" table:style-name="ce1">
            <text:p>3391</text:p>
          </table:table-cell>
          <table:table-cell office:value-type="string" table:style-name="ce16">
            <text:p>AH.1.4.1.17</text:p>
          </table:table-cell>
          <table:table-cell office:value-type="string" table:style-name="ce25">
            <text:p>ANALIS PENGOLAH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2" table:style-name="ce1">
            <text:p>3392</text:p>
          </table:table-cell>
          <table:table-cell office:value-type="string" table:style-name="ce16">
            <text:p>AH.1.4.1.18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3" table:style-name="ce1">
            <text:p>3393</text:p>
          </table:table-cell>
          <table:table-cell office:value-type="string" table:style-name="ce16">
            <text:p>AH.1.4.1.19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4" table:style-name="ce1">
            <text:p>3394</text:p>
          </table:table-cell>
          <table:table-cell office:value-type="string" table:style-name="ce16">
            <text:p>AH.1.4.1.20</text:p>
          </table:table-cell>
          <table:table-cell office:value-type="string" table:style-name="ce25">
            <text:p>PENGELOLA TEKNOLOGI PASCA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5" table:style-name="ce1">
            <text:p>3395</text:p>
          </table:table-cell>
          <table:table-cell office:value-type="string" table:style-name="ce15">
            <text:p>AH.1.5</text:p>
          </table:table-cell>
          <table:table-cell office:value-type="string" table:style-name="ce29">
            <text:p>KEPALA BIDANG PENGENDALIAN KESEHATAN HEWAN DAN KESEHATAN MASYARAKAT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96" table:style-name="ce1">
            <text:p>3396</text:p>
          </table:table-cell>
          <table:table-cell office:value-type="string" table:style-name="ce5">
            <text:p>AH.1.5.1.1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7" table:style-name="ce1">
            <text:p>3397</text:p>
          </table:table-cell>
          <table:table-cell office:value-type="string" table:style-name="ce5">
            <text:p>AH.1.5.1.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8" table:style-name="ce1">
            <text:p>3398</text:p>
          </table:table-cell>
          <table:table-cell office:value-type="string" table:style-name="ce5">
            <text:p>AH.1.5.1.3</text:p>
          </table:table-cell>
          <table:table-cell office:value-type="string" table:style-name="ce25">
            <text:p>PENGAWAS PENYAKIT DAN PENGENDALI PENYAKIT HEW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9" table:style-name="ce1">
            <text:p>3399</text:p>
          </table:table-cell>
          <table:table-cell office:value-type="string" table:style-name="ce5">
            <text:p>AH.1.5.1.4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0" table:style-name="ce1">
            <text:p>3400</text:p>
          </table:table-cell>
          <table:table-cell office:value-type="string" table:style-name="ce5">
            <text:p>AH.1.5.1.5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1" table:style-name="ce1">
            <text:p>3401</text:p>
          </table:table-cell>
          <table:table-cell office:value-type="string" table:style-name="ce5">
            <text:p>AH.1.5.1.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2" table:style-name="ce1">
            <text:p>3402</text:p>
          </table:table-cell>
          <table:table-cell office:value-type="string" table:style-name="ce5">
            <text:p>AH.1.5.1.7</text:p>
          </table:table-cell>
          <table:table-cell office:value-type="string" table:style-name="ce25">
            <text:p>PENGAWAS HYGIENE, SANITASI USAHA PETERNAK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3" table:style-name="ce1">
            <text:p>3403</text:p>
          </table:table-cell>
          <table:table-cell office:value-type="string" table:style-name="ce5">
            <text:p>AH.1.5.1.8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4" table:style-name="ce1">
            <text:p>3404</text:p>
          </table:table-cell>
          <table:table-cell office:value-type="string" table:style-name="ce5">
            <text:p>AH.1.5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5" table:style-name="ce1">
            <text:p>3405</text:p>
          </table:table-cell>
          <table:table-cell office:value-type="string" table:style-name="ce5">
            <text:p>AH.1.5.1.10</text:p>
          </table:table-cell>
          <table:table-cell office:value-type="string" table:style-name="ce25">
            <text:p>PENGAWAS HYGIENE, SANITASI USAHA PETERNAK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6" table:style-name="ce1">
            <text:p>3406</text:p>
          </table:table-cell>
          <table:table-cell office:value-type="string" table:style-name="ce5">
            <text:p>AH.1.5.1.11</text:p>
          </table:table-cell>
          <table:table-cell office:value-type="string" table:style-name="ce25">
            <text:p>PENGAWAS PENYAKIT DAN PENGENDALI PENYAKIT HEW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7" table:style-name="ce1">
            <text:p>3407</text:p>
          </table:table-cell>
          <table:table-cell office:value-type="string" table:style-name="ce5">
            <text:p>AH.1.5.1.12</text:p>
          </table:table-cell>
          <table:table-cell office:value-type="string" table:style-name="ce25">
            <text:p>PENGAWAS MUTU BIBIT TERNAK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8" table:style-name="ce1">
            <text:p>3408</text:p>
          </table:table-cell>
          <table:table-cell office:value-type="string" table:style-name="ce5">
            <text:p>AH.1.5.1.13</text:p>
          </table:table-cell>
          <table:table-cell office:value-type="string" table:style-name="ce25">
            <text:p>PENGELOLA TERNAK UNGGAS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9" table:style-name="ce1">
            <text:p>3409</text:p>
          </table:table-cell>
          <table:table-cell office:value-type="string" table:style-name="ce5">
            <text:p>AH.1.5.1.1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0" table:style-name="ce1">
            <text:p>3410</text:p>
          </table:table-cell>
          <table:table-cell office:value-type="string" table:style-name="ce5">
            <text:p>AH.1.5.1.15</text:p>
          </table:table-cell>
          <table:table-cell office:value-type="string" table:style-name="ce25">
            <text:p>PENGELOLA BUDIDAYA PENGEMBANGAN TERNAK DAN HEWAN LAINNYA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1" table:style-name="ce1">
            <text:p>3411</text:p>
          </table:table-cell>
          <table:table-cell office:value-type="string" table:style-name="ce5">
            <text:p>AH.1.5.1.16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2" table:style-name="ce1">
            <text:p>3412</text:p>
          </table:table-cell>
          <table:table-cell office:value-type="string" table:style-name="ce5">
            <text:p>AH.1.5.1.17</text:p>
          </table:table-cell>
          <table:table-cell office:value-type="string" table:style-name="ce25">
            <text:p>PENGAWAS MUTU PAKAN DAN PRODUKSI BIBIT TERNAK BESA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3" table:style-name="ce1">
            <text:p>3413</text:p>
          </table:table-cell>
          <table:table-cell office:value-type="string" table:style-name="ce5">
            <text:p>AH.1.5.1.18</text:p>
          </table:table-cell>
          <table:table-cell office:value-type="string" table:style-name="ce25">
            <text:p>ANALIS PAKAN TERNAK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4" table:style-name="ce1">
            <text:p>3414</text:p>
          </table:table-cell>
          <table:table-cell office:value-type="string" table:style-name="ce5">
            <text:p>AH.1.5.1.1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5" table:style-name="ce1">
            <text:p>3415</text:p>
          </table:table-cell>
          <table:table-cell office:value-type="string" table:style-name="ce5">
            <text:p>AH.1.5.1.20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6" table:style-name="ce1">
            <text:p>3416</text:p>
          </table:table-cell>
          <table:table-cell office:value-type="string" table:style-name="ce5">
            <text:p>AH.1.5.1.21</text:p>
          </table:table-cell>
          <table:table-cell office:value-type="string" table:style-name="ce25">
            <text:p>ANALIS PEMASARAN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7" table:style-name="ce1">
            <text:p>3417</text:p>
          </table:table-cell>
          <table:table-cell office:value-type="string" table:style-name="ce5">
            <text:p>AH.1.5.1.22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8" table:style-name="ce1">
            <text:p>3418</text:p>
          </table:table-cell>
          <table:table-cell office:value-type="string" table:style-name="ce5">
            <text:p>AH.1.5.1.2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9" table:style-name="ce1">
            <text:p>3419</text:p>
          </table:table-cell>
          <table:table-cell office:value-type="string" table:style-name="ce4">
            <text:p>AH.1.6</text:p>
          </table:table-cell>
          <table:table-cell office:value-type="string" table:style-name="ce24">
            <text:p>KEPALA BIDANG PENGENDALIAN DAN PENANGGULANGAN BENC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420" table:style-name="ce1">
            <text:p>3420</text:p>
          </table:table-cell>
          <table:table-cell office:value-type="string" table:style-name="ce5">
            <text:p>AH.1.6.1.1</text:p>
          </table:table-cell>
          <table:table-cell office:value-type="string" table:style-name="ce25">
            <text:p>PENGELOLA PERKEBUNAN DAN KEHUTA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1" table:style-name="ce1">
            <text:p>3421</text:p>
          </table:table-cell>
          <table:table-cell office:value-type="string" table:style-name="ce5">
            <text:p>AH.1.6.1.2</text:p>
          </table:table-cell>
          <table:table-cell office:value-type="string" table:style-name="ce25">
            <text:p>PENYULUH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2" table:style-name="ce1">
            <text:p>3422</text:p>
          </table:table-cell>
          <table:table-cell office:value-type="string" table:style-name="ce5">
            <text:p>AH.1.6.1.3</text:p>
          </table:table-cell>
          <table:table-cell office:value-type="string" table:style-name="ce25">
            <text:p>PENGELOLA PENGENDALI ORGANISME PENGGANGGU TANAM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3" table:style-name="ce1">
            <text:p>3423</text:p>
          </table:table-cell>
          <table:table-cell office:value-type="string" table:style-name="ce5">
            <text:p>AH.1.6.1.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4" table:style-name="ce1">
            <text:p>3424</text:p>
          </table:table-cell>
          <table:table-cell office:value-type="string" table:style-name="ce5">
            <text:p>AH.1.6.1.5</text:p>
          </table:table-cell>
          <table:table-cell office:value-type="string" table:style-name="ce25">
            <text:p>PENGELOLA TEKNOLOGI PENGENDALIAN ORGANISME PENGGANGU TANAM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5" table:style-name="ce1">
            <text:p>3425</text:p>
          </table:table-cell>
          <table:table-cell office:value-type="string" table:style-name="ce5">
            <text:p>AH.1.6.1.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6" table:style-name="ce1">
            <text:p>3426</text:p>
          </table:table-cell>
          <table:table-cell office:value-type="string" table:style-name="ce5">
            <text:p>AH.1.6.1.7</text:p>
          </table:table-cell>
          <table:table-cell office:value-type="string" table:style-name="ce25">
            <text:p>ANALIS PENGELOLA DATA KOMODITAS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7" table:style-name="ce1">
            <text:p>3427</text:p>
          </table:table-cell>
          <table:table-cell office:value-type="string" table:style-name="ce5">
            <text:p>AH.1.6.1.8</text:p>
          </table:table-cell>
          <table:table-cell office:value-type="string" table:style-name="ce25">
            <text:p>PENGELOLA BUDIDAYA DAN PENGEMBANGAN PERKEBUNAN DAN KEHUTA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8" table:style-name="ce1">
            <text:p>3428</text:p>
          </table:table-cell>
          <table:table-cell office:value-type="string" table:style-name="ce5">
            <text:p>AH.1.6.1.9</text:p>
          </table:table-cell>
          <table:table-cell office:value-type="string" table:style-name="ce25">
            <text:p>PENGELOLA PERMODALAN USAHA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9" table:style-name="ce1">
            <text:p>3429</text:p>
          </table:table-cell>
          <table:table-cell office:value-type="string" table:style-name="ce5">
            <text:p>AH.1.6.1.10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0" table:style-name="ce1">
            <text:p>3430</text:p>
          </table:table-cell>
          <table:table-cell office:value-type="string" table:style-name="ce5">
            <text:p>AH.1.6.1.11</text:p>
          </table:table-cell>
          <table:table-cell office:value-type="string" table:style-name="ce25">
            <text:p>PENGAWAS MUTU HASIL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1" table:style-name="ce1">
            <text:p>3431</text:p>
          </table:table-cell>
          <table:table-cell office:value-type="string" table:style-name="ce5">
            <text:p>AH.1.6.1.1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2" table:style-name="ce1">
            <text:p>3432</text:p>
          </table:table-cell>
          <table:table-cell office:value-type="string" table:style-name="ce5">
            <text:p>AH.1.6.1.13</text:p>
          </table:table-cell>
          <table:table-cell office:value-type="string" table:style-name="ce25">
            <text:p>PENGELOLA PENILAI USAHA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3" table:style-name="ce1">
            <text:p>3433</text:p>
          </table:table-cell>
          <table:table-cell office:value-type="string" table:style-name="ce5">
            <text:p>AH.1.6.1.14</text:p>
          </table:table-cell>
          <table:table-cell office:value-type="string" table:style-name="ce25">
            <text:p>PENGELOLA PEMASAR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4" table:style-name="ce1">
            <text:p>3434</text:p>
          </table:table-cell>
          <table:table-cell office:value-type="string" table:style-name="ce15">
            <text:p>AH.1.7</text:p>
          </table:table-cell>
          <table:table-cell office:value-type="string" table:style-name="ce28">
            <text:p>KEPALA BIDANG PENYULU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435" table:style-name="ce1">
            <text:p>3435</text:p>
          </table:table-cell>
          <table:table-cell office:value-type="string" table:style-name="ce16">
            <text:p>AH.1.7.1.1</text:p>
          </table:table-cell>
          <table:table-cell office:value-type="string" table:style-name="ce25">
            <text:p>PENGELOLA ADMINISTRASI SISTEM INFORMASI PENYULUH PERTANI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6" table:style-name="ce1">
            <text:p>3436</text:p>
          </table:table-cell>
          <table:table-cell office:value-type="string" table:style-name="ce16">
            <text:p>AH.1.7.1.2</text:p>
          </table:table-cell>
          <table:table-cell office:value-type="string" table:style-name="ce25">
            <text:p>ANALIS METODE PENYULUH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7" table:style-name="ce1">
            <text:p>3437</text:p>
          </table:table-cell>
          <table:table-cell office:value-type="string" table:style-name="ce16">
            <text:p>AH.1.7.1.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8" table:style-name="ce1">
            <text:p>3438</text:p>
          </table:table-cell>
          <table:table-cell office:value-type="string" table:style-name="ce16">
            <text:p>AH.1.7.1.4</text:p>
          </table:table-cell>
          <table:table-cell office:value-type="string" table:style-name="ce25">
            <text:p>ANALIS PROGRAM PENYULUH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9" table:style-name="ce1">
            <text:p>3439</text:p>
          </table:table-cell>
          <table:table-cell office:value-type="string" table:style-name="ce15">
            <text:p>AI.1</text:p>
          </table:table-cell>
          <table:table-cell office:value-type="string" table:style-name="ce9">
            <text:p>KEPALA DINAS KETAHANAN PANGAN</text:p>
          </table:table-cell>
          <table:table-cell office:value-type="float" office:value="35" table:style-name="ce1">
            <text:p>35</text:p>
          </table:table-cell>
          <table:table-cell table:number-columns-repeated="16380" table:style-name="ce1"/>
        </table:table-row>
        <table:table-row table:style-name="ro2">
          <table:table-cell office:value-type="float" office:value="3440" table:style-name="ce1">
            <text:p>3440</text:p>
          </table:table-cell>
          <table:table-cell office:value-type="string" table:style-name="ce16">
            <text:p>AI.1.5</text:p>
          </table:table-cell>
          <table:table-cell office:value-type="string" table:style-name="ce17">
            <text:p>ANALIS KETAHANAN PANGAN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1" table:style-name="ce1">
            <text:p>3441</text:p>
          </table:table-cell>
          <table:table-cell office:value-type="string" table:style-name="ce16">
            <text:p>AI.1.6</text:p>
          </table:table-cell>
          <table:table-cell office:value-type="string" table:style-name="ce17">
            <text:p>ANALIS KETAHANAN PANGAN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2" table:style-name="ce1">
            <text:p>3442</text:p>
          </table:table-cell>
          <table:table-cell office:value-type="string" table:style-name="ce16">
            <text:p>AI.1.7</text:p>
          </table:table-cell>
          <table:table-cell office:value-type="string" table:style-name="ce17">
            <text:p>ANALIS KETAHANAN PANGAN MADY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3" table:style-name="ce1">
            <text:p>3443</text:p>
          </table:table-cell>
          <table:table-cell office:value-type="string" table:style-name="ce16">
            <text:p>AI.1.8</text:p>
          </table:table-cell>
          <table:table-cell office:value-type="string" table:style-name="ce17">
            <text:p>PENGAWAS MUTU HASIL PERTANIAN PELAKSANA PEMUL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4" table:style-name="ce1">
            <text:p>3444</text:p>
          </table:table-cell>
          <table:table-cell office:value-type="string" table:style-name="ce16">
            <text:p>AI.1.9</text:p>
          </table:table-cell>
          <table:table-cell office:value-type="string" table:style-name="ce17">
            <text:p>PENGAWAS MUTU HASIL PERTANIAN PELAKSAN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5" table:style-name="ce1">
            <text:p>3445</text:p>
          </table:table-cell>
          <table:table-cell office:value-type="string" table:style-name="ce16">
            <text:p>AI.1.10</text:p>
          </table:table-cell>
          <table:table-cell office:value-type="string" table:style-name="ce17">
            <text:p>PENGAWAS MUTU HASIL PERTANIAN PELAKSANA LANJUT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6" table:style-name="ce1">
            <text:p>3446</text:p>
          </table:table-cell>
          <table:table-cell office:value-type="string" table:style-name="ce16">
            <text:p>AI.1.11</text:p>
          </table:table-cell>
          <table:table-cell office:value-type="string" table:style-name="ce17">
            <text:p>PENGAWAS MUTU HASIL PERTANIAN PENYELI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7" table:style-name="ce1">
            <text:p>3447</text:p>
          </table:table-cell>
          <table:table-cell office:value-type="string" table:style-name="ce16">
            <text:p>AI.1.12</text:p>
          </table:table-cell>
          <table:table-cell office:value-type="string" table:style-name="ce17">
            <text:p>PENGAWAS MUTU HASIL PERTANIAN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8" table:style-name="ce1">
            <text:p>3448</text:p>
          </table:table-cell>
          <table:table-cell office:value-type="string" table:style-name="ce16">
            <text:p>AI.1.13</text:p>
          </table:table-cell>
          <table:table-cell office:value-type="string" table:style-name="ce17">
            <text:p>PENGAWAS MUTU HASIL PERTANIAN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9" table:style-name="ce1">
            <text:p>3449</text:p>
          </table:table-cell>
          <table:table-cell office:value-type="string" table:style-name="ce16">
            <text:p>AI.1.14</text:p>
          </table:table-cell>
          <table:table-cell office:value-type="string" table:style-name="ce17">
            <text:p>PENGAWAS MUTU HASIL PERTANIAN MADY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0" table:style-name="ce1">
            <text:p>3450</text:p>
          </table:table-cell>
          <table:table-cell office:value-type="string" table:style-name="ce16">
            <text:p>AI.1.15</text:p>
          </table:table-cell>
          <table:table-cell office:value-type="string" table:style-name="ce21">
            <text:p>ARSIPARIS PELAKSAN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1" table:style-name="ce1">
            <text:p>3451</text:p>
          </table:table-cell>
          <table:table-cell office:value-type="string" table:style-name="ce16">
            <text:p>AI.1.16</text:p>
          </table:table-cell>
          <table:table-cell office:value-type="string" table:style-name="ce21">
            <text:p>ARSIPARIS PELAKSANA LANJUT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2" table:style-name="ce1">
            <text:p>3452</text:p>
          </table:table-cell>
          <table:table-cell office:value-type="string" table:style-name="ce16">
            <text:p>AI.1.17</text:p>
          </table:table-cell>
          <table:table-cell office:value-type="string" table:style-name="ce21">
            <text:p>ARSIPARIS PENYELI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3" table:style-name="ce1">
            <text:p>3453</text:p>
          </table:table-cell>
          <table:table-cell office:value-type="string" table:style-name="ce16">
            <text:p>AI.1.18</text:p>
          </table:table-cell>
          <table:table-cell office:value-type="string" table:style-name="ce21">
            <text:p>ARSIPARIS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4" table:style-name="ce1">
            <text:p>3454</text:p>
          </table:table-cell>
          <table:table-cell office:value-type="string" table:style-name="ce16">
            <text:p>AI.1.19</text:p>
          </table:table-cell>
          <table:table-cell office:value-type="string" table:style-name="ce21">
            <text:p>ARSIPARIS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5" table:style-name="ce1">
            <text:p>3455</text:p>
          </table:table-cell>
          <table:table-cell office:value-type="string" table:style-name="ce16">
            <text:p>AI.1.20</text:p>
          </table:table-cell>
          <table:table-cell office:value-type="string" table:style-name="ce17">
            <text:p>ANALIS KEBIJAKAN 1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6" table:style-name="ce1">
            <text:p>3456</text:p>
          </table:table-cell>
          <table:table-cell office:value-type="string" table:style-name="ce16">
            <text:p>AI.1.21</text:p>
          </table:table-cell>
          <table:table-cell office:value-type="string" table:style-name="ce17">
            <text:p>ANALIS KEBIJAKAN 2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7" table:style-name="ce1">
            <text:p>3457</text:p>
          </table:table-cell>
          <table:table-cell office:value-type="string" table:style-name="ce16">
            <text:p>AI.1.22</text:p>
          </table:table-cell>
          <table:table-cell office:value-type="string" table:style-name="ce17">
            <text:p>ANALIS KEBIJAKAN 3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8" table:style-name="ce1">
            <text:p>3458</text:p>
          </table:table-cell>
          <table:table-cell office:value-type="string" table:style-name="ce16">
            <text:p>AI.1.23</text:p>
          </table:table-cell>
          <table:table-cell office:value-type="string" table:style-name="ce17">
            <text:p>ANALIS KEBIJAKAN 4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9" table:style-name="ce1">
            <text:p>3459</text:p>
          </table:table-cell>
          <table:table-cell office:value-type="string" table:style-name="ce16">
            <text:p>AI.1.24</text:p>
          </table:table-cell>
          <table:table-cell office:value-type="string" table:style-name="ce17">
            <text:p>ANALIS KEBIJAKAN 5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0" table:style-name="ce1">
            <text:p>3460</text:p>
          </table:table-cell>
          <table:table-cell office:value-type="string" table:style-name="ce16">
            <text:p>AI.1.25</text:p>
          </table:table-cell>
          <table:table-cell office:value-type="string" table:style-name="ce17">
            <text:p>ANALIS KEBIJAKAN 6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1" table:style-name="ce1">
            <text:p>3461</text:p>
          </table:table-cell>
          <table:table-cell office:value-type="string" table:style-name="ce16">
            <text:p>AI.1.26</text:p>
          </table:table-cell>
          <table:table-cell office:value-type="string" table:style-name="ce17">
            <text:p>ANALIS KEBIJAKAN 7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2" table:style-name="ce1">
            <text:p>3462</text:p>
          </table:table-cell>
          <table:table-cell office:value-type="string" table:style-name="ce16">
            <text:p>AI.1.27</text:p>
          </table:table-cell>
          <table:table-cell office:value-type="string" table:style-name="ce17">
            <text:p>ANALIS KEBIJAKAN 8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3" table:style-name="ce1">
            <text:p>3463</text:p>
          </table:table-cell>
          <table:table-cell office:value-type="string" table:style-name="ce16">
            <text:p>AI.1.28</text:p>
          </table:table-cell>
          <table:table-cell office:value-type="string" table:style-name="ce17">
            <text:p>ANALIS KEBIJAKAN 9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4" table:style-name="ce1">
            <text:p>3464</text:p>
          </table:table-cell>
          <table:table-cell office:value-type="string" table:style-name="ce16">
            <text:p>AI.1.29</text:p>
          </table:table-cell>
          <table:table-cell office:value-type="string" table:style-name="ce17">
            <text:p>ANALIS KEBIJAKAN 10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5" table:style-name="ce1">
            <text:p>3465</text:p>
          </table:table-cell>
          <table:table-cell office:value-type="string" table:style-name="ce15">
            <text:p>AI.1.1</text:p>
          </table:table-cell>
          <table:table-cell office:value-type="string" table:style-name="ce19">
            <text:p>SEKRETARIS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6" table:style-name="ce1">
            <text:p>3466</text:p>
          </table:table-cell>
          <table:table-cell office:value-type="string" table:style-name="ce20">
            <text:p>AI.1.1.2.1</text:p>
          </table:table-cell>
          <table:table-cell office:value-type="string" table:style-name="ce17">
            <text:p>PENGELOLA GAJI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7" table:style-name="ce1">
            <text:p>3467</text:p>
          </table:table-cell>
          <table:table-cell office:value-type="string" table:style-name="ce20">
            <text:p>AI.1.1.2.2</text:p>
          </table:table-cell>
          <table:table-cell office:value-type="string" table:style-name="ce17">
            <text:p>BENDAHARA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8" table:style-name="ce1">
            <text:p>3468</text:p>
          </table:table-cell>
          <table:table-cell office:value-type="string" table:style-name="ce20">
            <text:p>AI.1.1.2.3</text:p>
          </table:table-cell>
          <table:table-cell office:value-type="string" table:style-name="ce17">
            <text:p>VERIFIKATOR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9" table:style-name="ce1">
            <text:p>3469</text:p>
          </table:table-cell>
          <table:table-cell office:value-type="string" table:style-name="ce20">
            <text:p>AI.1.1.2.4</text:p>
          </table:table-cell>
          <table:table-cell office:value-type="string" table:style-name="ce17">
            <text:p>PENGELOLA AKUNTANSI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0" table:style-name="ce1">
            <text:p>3470</text:p>
          </table:table-cell>
          <table:table-cell office:value-type="string" table:style-name="ce16">
            <text:p>AI.1.1.2.5</text:p>
          </table:table-cell>
          <table:table-cell office:value-type="string" table:style-name="ce17">
            <text:p>PENGADMINISTRASI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1" table:style-name="ce1">
            <text:p>3471</text:p>
          </table:table-cell>
          <table:table-cell office:value-type="string" table:style-name="ce16">
            <text:p>AI.1.1.2.6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2" table:style-name="ce1">
            <text:p>3472</text:p>
          </table:table-cell>
          <table:table-cell office:value-type="string" table:style-name="ce16">
            <text:p>AI.1.1.2.7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3" table:style-name="ce1">
            <text:p>3473</text:p>
          </table:table-cell>
          <table:table-cell office:value-type="string" table:style-name="ce16">
            <text:p>AI.1.1.2.8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4" table:style-name="ce1">
            <text:p>3474</text:p>
          </table:table-cell>
          <table:table-cell office:value-type="string" table:style-name="ce16">
            <text:p>AI.1.1.2.9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5" table:style-name="ce1">
            <text:p>3475</text:p>
          </table:table-cell>
          <table:table-cell office:value-type="string" table:style-name="ce16">
            <text:p>AI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6" table:style-name="ce1">
            <text:p>3476</text:p>
          </table:table-cell>
          <table:table-cell office:value-type="string" table:style-name="ce16">
            <text:p>AI.1.1.2.11</text:p>
          </table:table-cell>
          <table:table-cell office:value-type="string" table:style-name="ce17">
            <text:p>PENGADMINISTRASI PAJAK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7" table:style-name="ce1">
            <text:p>3477</text:p>
          </table:table-cell>
          <table:table-cell office:value-type="string" table:style-name="ce15">
            <text:p>AI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8" table:style-name="ce1">
            <text:p>3478</text:p>
          </table:table-cell>
          <table:table-cell office:value-type="string" table:style-name="ce20">
            <text:p>AI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79" table:style-name="ce1">
            <text:p>3479</text:p>
          </table:table-cell>
          <table:table-cell office:value-type="string" table:style-name="ce20">
            <text:p>AI.1.1.1.2</text:p>
          </table:table-cell>
          <table:table-cell office:value-type="string" table:style-name="ce17">
            <text:p>PENGADMINISTRASI KEPEGAWAI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0" table:style-name="ce1">
            <text:p>3480</text:p>
          </table:table-cell>
          <table:table-cell office:value-type="string" table:style-name="ce20">
            <text:p>AI.1.1.1.3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1" table:style-name="ce1">
            <text:p>3481</text:p>
          </table:table-cell>
          <table:table-cell office:value-type="string" table:style-name="ce20">
            <text:p>AI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2" table:style-name="ce1">
            <text:p>3482</text:p>
          </table:table-cell>
          <table:table-cell office:value-type="string" table:style-name="ce20">
            <text:p>AI.1.1.1.5</text:p>
          </table:table-cell>
          <table:table-cell office:value-type="string" table:style-name="ce17">
            <text:p>PENGELOLA PERJALANAN DINAS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3" table:style-name="ce1">
            <text:p>3483</text:p>
          </table:table-cell>
          <table:table-cell office:value-type="string" table:style-name="ce20">
            <text:p>AI.1.1.1.6</text:p>
          </table:table-cell>
          <table:table-cell office:value-type="string" table:style-name="ce17">
            <text:p>PENGELOLA SARANA DAN PRASARAN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4" table:style-name="ce1">
            <text:p>3484</text:p>
          </table:table-cell>
          <table:table-cell office:value-type="string" table:style-name="ce20">
            <text:p>AI.1.1.1.7</text:p>
          </table:table-cell>
          <table:table-cell office:value-type="string" table:style-name="ce17">
            <text:p>PENGEMUDI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5" table:style-name="ce1">
            <text:p>3485</text:p>
          </table:table-cell>
          <table:table-cell office:value-type="string" table:style-name="ce20">
            <text:p>AI.1.1.1.8</text:p>
          </table:table-cell>
          <table:table-cell office:value-type="string" table:style-name="ce17">
            <text:p>PETUGAS KEAMAN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6" table:style-name="ce1">
            <text:p>3486</text:p>
          </table:table-cell>
          <table:table-cell office:value-type="string" table:style-name="ce20">
            <text:p>AI.1.1.1.9</text:p>
          </table:table-cell>
          <table:table-cell office:value-type="string" table:style-name="ce17">
            <text:p>PRAMU BAKTI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7" table:style-name="ce1">
            <text:p>3487</text:p>
          </table:table-cell>
          <table:table-cell office:value-type="string" table:style-name="ce20">
            <text:p>AI.1.1.1.10</text:p>
          </table:table-cell>
          <table:table-cell office:value-type="string" table:style-name="ce17">
            <text:p>SEKRETARIS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8" table:style-name="ce1">
            <text:p>3488</text:p>
          </table:table-cell>
          <table:table-cell office:value-type="string" table:style-name="ce20">
            <text:p>AI.1.1.1.11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9" table:style-name="ce1">
            <text:p>3489</text:p>
          </table:table-cell>
          <table:table-cell office:value-type="string" table:style-name="ce20">
            <text:p>AI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0" table:style-name="ce1">
            <text:p>3490</text:p>
          </table:table-cell>
          <table:table-cell office:value-type="string" table:style-name="ce20">
            <text:p>AI.1.1.1.13</text:p>
          </table:table-cell>
          <table:table-cell office:value-type="string" table:style-name="ce17">
            <text:p>PENGELOLA PERPUSTAKA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1" table:style-name="ce1">
            <text:p>3491</text:p>
          </table:table-cell>
          <table:table-cell office:value-type="string" table:style-name="ce20">
            <text:p>AI.1.1.1.14</text:p>
          </table:table-cell>
          <table:table-cell office:value-type="string" table:style-name="ce17">
            <text:p>PRANATA KEARSIP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2" table:style-name="ce1">
            <text:p>3492</text:p>
          </table:table-cell>
          <table:table-cell office:value-type="string" table:style-name="ce15">
            <text:p>AI.1.2</text:p>
          </table:table-cell>
          <table:table-cell office:value-type="string" table:style-name="ce9">
            <text:p>KEPALA BIDANG KETERSEDIAAN DAN FASILITAS PANG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93" table:style-name="ce1">
            <text:p>3493</text:p>
          </table:table-cell>
          <table:table-cell office:value-type="string" table:style-name="ce16">
            <text:p>AI.1.2.1.1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4" table:style-name="ce1">
            <text:p>3494</text:p>
          </table:table-cell>
          <table:table-cell office:value-type="string" table:style-name="ce20">
            <text:p>AI.1.2.1.2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5" table:style-name="ce1">
            <text:p>3495</text:p>
          </table:table-cell>
          <table:table-cell office:value-type="string" table:style-name="ce16">
            <text:p>AI.1.2.1.3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6" table:style-name="ce1">
            <text:p>3496</text:p>
          </table:table-cell>
          <table:table-cell office:value-type="string" table:style-name="ce20">
            <text:p>AI.1.2.1.4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7" table:style-name="ce1">
            <text:p>3497</text:p>
          </table:table-cell>
          <table:table-cell office:value-type="string" table:style-name="ce16">
            <text:p>AI.1.2.1.5</text:p>
          </table:table-cell>
          <table:table-cell office:value-type="string" table:style-name="ce17">
            <text:p>PENGELOLA KETERSEDIAAN DAN KERAW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8" table:style-name="ce1">
            <text:p>3498</text:p>
          </table:table-cell>
          <table:table-cell office:value-type="string" table:style-name="ce20">
            <text:p>AI.1.2.1.6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9" table:style-name="ce1">
            <text:p>3499</text:p>
          </table:table-cell>
          <table:table-cell office:value-type="string" table:style-name="ce16">
            <text:p>AI.1.2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0" table:style-name="ce1">
            <text:p>3500</text:p>
          </table:table-cell>
          <table:table-cell office:value-type="string" table:style-name="ce20">
            <text:p>AI.1.2.1.8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1" table:style-name="ce1">
            <text:p>3501</text:p>
          </table:table-cell>
          <table:table-cell office:value-type="string" table:style-name="ce16">
            <text:p>AI.1.2.1.9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2" table:style-name="ce1">
            <text:p>3502</text:p>
          </table:table-cell>
          <table:table-cell office:value-type="string" table:style-name="ce20">
            <text:p>AI.1.2.1.10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3" table:style-name="ce1">
            <text:p>3503</text:p>
          </table:table-cell>
          <table:table-cell office:value-type="string" table:style-name="ce15">
            <text:p>AI.1.3</text:p>
          </table:table-cell>
          <table:table-cell office:value-type="string" table:style-name="ce9">
            <text:p>KEPALA BIDANG KERAWANAN PANGAN DAN GIZI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504" table:style-name="ce1">
            <text:p>3504</text:p>
          </table:table-cell>
          <table:table-cell office:value-type="string" table:style-name="ce20">
            <text:p>AI.1.3.1.1</text:p>
          </table:table-cell>
          <table:table-cell office:value-type="string" table:style-name="ce17">
            <text:p>PENGAWAS HARGA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5" table:style-name="ce1">
            <text:p>3505</text:p>
          </table:table-cell>
          <table:table-cell office:value-type="string" table:style-name="ce16">
            <text:p>AI.1.3.1.2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6" table:style-name="ce1">
            <text:p>3506</text:p>
          </table:table-cell>
          <table:table-cell office:value-type="string" table:style-name="ce20">
            <text:p>AI.1.3.1.3</text:p>
          </table:table-cell>
          <table:table-cell office:value-type="string" table:style-name="ce17">
            <text:p>PENYUSUN PERKEMBANGAN HARGA DAN PENGKAJIAN PASAR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7" table:style-name="ce1">
            <text:p>3507</text:p>
          </table:table-cell>
          <table:table-cell office:value-type="string" table:style-name="ce20">
            <text:p>AI.1.3.1.4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8" table:style-name="ce1">
            <text:p>3508</text:p>
          </table:table-cell>
          <table:table-cell office:value-type="string" table:style-name="ce16">
            <text:p>AI.1.3.1.5</text:p>
          </table:table-cell>
          <table:table-cell office:value-type="string" table:style-name="ce17">
            <text:p>KOORDINATOR SISTEM INFORMASI DISTRIBUSI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9" table:style-name="ce1">
            <text:p>3509</text:p>
          </table:table-cell>
          <table:table-cell office:value-type="string" table:style-name="ce20">
            <text:p>AI.1.3.1.6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0" table:style-name="ce1">
            <text:p>3510</text:p>
          </table:table-cell>
          <table:table-cell office:value-type="string" table:style-name="ce20">
            <text:p>AI.1.3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1" table:style-name="ce1">
            <text:p>3511</text:p>
          </table:table-cell>
          <table:table-cell office:value-type="string" table:style-name="ce16">
            <text:p>AI.1.3.1.8</text:p>
          </table:table-cell>
          <table:table-cell office:value-type="string" table:style-name="ce17">
            <text:p>PENGELOLA DISTRIBUSI DAN PEMASAR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2" table:style-name="ce1">
            <text:p>3512</text:p>
          </table:table-cell>
          <table:table-cell office:value-type="string" table:style-name="ce20">
            <text:p>AI.1.3.1.9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3" table:style-name="ce1">
            <text:p>3513</text:p>
          </table:table-cell>
          <table:table-cell office:value-type="string" table:style-name="ce20">
            <text:p>AI.1.3.1.10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4" table:style-name="ce1">
            <text:p>3514</text:p>
          </table:table-cell>
          <table:table-cell office:value-type="string" table:style-name="ce16">
            <text:p>AI.1.3.1.11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5" table:style-name="ce1">
            <text:p>3515</text:p>
          </table:table-cell>
          <table:table-cell office:value-type="string" table:style-name="ce15">
            <text:p>AI.1.4</text:p>
          </table:table-cell>
          <table:table-cell office:value-type="string" table:style-name="ce9">
            <text:p>KEPALA BIDANG PENGANEKARAGAMAN KONSUMSI DAN KEAMANAN PANG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516" table:style-name="ce1">
            <text:p>3516</text:p>
          </table:table-cell>
          <table:table-cell office:value-type="string" table:style-name="ce20">
            <text:p>AI.1.4.1.1</text:p>
          </table:table-cell>
          <table:table-cell office:value-type="string" table:style-name="ce17">
            <text:p>PENGELOLA POLA PANGAN HARAP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7" table:style-name="ce1">
            <text:p>3517</text:p>
          </table:table-cell>
          <table:table-cell office:value-type="string" table:style-name="ce20">
            <text:p>AI.1.4.1.2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8" table:style-name="ce1">
            <text:p>3518</text:p>
          </table:table-cell>
          <table:table-cell office:value-type="string" table:style-name="ce20">
            <text:p>AI.1.4.1.3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9" table:style-name="ce1">
            <text:p>3519</text:p>
          </table:table-cell>
          <table:table-cell office:value-type="string" table:style-name="ce20">
            <text:p>AI.1.4.1.4</text:p>
          </table:table-cell>
          <table:table-cell office:value-type="string" table:style-name="ce17">
            <text:p>PENGELOLA PENGAWAS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0" table:style-name="ce1">
            <text:p>3520</text:p>
          </table:table-cell>
          <table:table-cell office:value-type="string" table:style-name="ce20">
            <text:p>AI.1.4.1.5</text:p>
          </table:table-cell>
          <table:table-cell office:value-type="string" table:style-name="ce17">
            <text:p>PENYUSUN RENCANA PENGAWAS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1" table:style-name="ce1">
            <text:p>3521</text:p>
          </table:table-cell>
          <table:table-cell office:value-type="string" table:style-name="ce20">
            <text:p>AI.1.4.1.6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2" table:style-name="ce1">
            <text:p>3522</text:p>
          </table:table-cell>
          <table:table-cell office:value-type="string" table:style-name="ce20">
            <text:p>AI.1.4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3" table:style-name="ce1">
            <text:p>3523</text:p>
          </table:table-cell>
          <table:table-cell office:value-type="string" table:style-name="ce20">
            <text:p>AI.1.4.1.8</text:p>
          </table:table-cell>
          <table:table-cell office:value-type="string" table:style-name="ce17">
            <text:p>PENGELOLA PENGANEKARAGAMAN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4" table:style-name="ce1">
            <text:p>3524</text:p>
          </table:table-cell>
          <table:table-cell office:value-type="string" table:style-name="ce20">
            <text:p>AI.1.4.1.9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5" table:style-name="ce1">
            <text:p>3525</text:p>
          </table:table-cell>
          <table:table-cell office:value-type="string" table:style-name="ce15">
            <text:p>AJ.1</text:p>
          </table:table-cell>
          <table:table-cell office:value-type="string" table:style-name="ce9">
            <text:p>KEPALA DINAS ENERGI DAN SUMBER DAYA MINERAL</text:p>
          </table:table-cell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2">
          <table:table-cell office:value-type="float" office:value="3526" table:style-name="ce1">
            <text:p>3526</text:p>
          </table:table-cell>
          <table:table-cell office:value-type="string" table:style-name="ce16">
            <text:p>AJ.1.6</text:p>
          </table:table-cell>
          <table:table-cell office:value-type="string" table:style-name="ce17">
            <text:p>PENYELIDIK BUMI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7" table:style-name="ce1">
            <text:p>3527</text:p>
          </table:table-cell>
          <table:table-cell office:value-type="string" table:style-name="ce16">
            <text:p>AJ.1.7</text:p>
          </table:table-cell>
          <table:table-cell office:value-type="string" table:style-name="ce17">
            <text:p>PENYELIDIK BUMI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8" table:style-name="ce1">
            <text:p>3528</text:p>
          </table:table-cell>
          <table:table-cell office:value-type="string" table:style-name="ce16">
            <text:p>AJ.1.8</text:p>
          </table:table-cell>
          <table:table-cell office:value-type="string" table:style-name="ce17">
            <text:p>PENYELIDIK BUMI MADY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9" table:style-name="ce1">
            <text:p>3529</text:p>
          </table:table-cell>
          <table:table-cell office:value-type="string" table:style-name="ce16">
            <text:p>AJ.1.9</text:p>
          </table:table-cell>
          <table:table-cell office:value-type="string" table:style-name="ce17">
            <text:p>PENYELIDIK BUMI U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0" table:style-name="ce1">
            <text:p>3530</text:p>
          </table:table-cell>
          <table:table-cell office:value-type="string" table:style-name="ce16">
            <text:p>AJ.1.10</text:p>
          </table:table-cell>
          <table:table-cell office:value-type="string" table:style-name="ce17">
            <text:p>INSPEKTUR KETENAGALISTRIKAN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1" table:style-name="ce1">
            <text:p>3531</text:p>
          </table:table-cell>
          <table:table-cell office:value-type="string" table:style-name="ce16">
            <text:p>AJ.1.11</text:p>
          </table:table-cell>
          <table:table-cell office:value-type="string" table:style-name="ce17">
            <text:p>INSPEKTUR KETENAGALISTRIKAN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2" table:style-name="ce1">
            <text:p>3532</text:p>
          </table:table-cell>
          <table:table-cell office:value-type="string" table:style-name="ce16">
            <text:p>AJ.1.12</text:p>
          </table:table-cell>
          <table:table-cell office:value-type="string" table:style-name="ce17">
            <text:p>INSPEKTUR KETENAGALISTRIKAN MADY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3" table:style-name="ce1">
            <text:p>3533</text:p>
          </table:table-cell>
          <table:table-cell office:value-type="string" table:style-name="ce16">
            <text:p>AJ.1.13</text:p>
          </table:table-cell>
          <table:table-cell office:value-type="string" table:style-name="ce17">
            <text:p>INSPEKTUR KETENAGALISTRIKAN U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4" table:style-name="ce1">
            <text:p>3534</text:p>
          </table:table-cell>
          <table:table-cell office:value-type="string" table:style-name="ce16">
            <text:p>AJ.1.14</text:p>
          </table:table-cell>
          <table:table-cell office:value-type="string" table:style-name="ce17">
            <text:p>ARSIPARIS PELAKSAN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5" table:style-name="ce1">
            <text:p>3535</text:p>
          </table:table-cell>
          <table:table-cell office:value-type="string" table:style-name="ce16">
            <text:p>AJ.1.15</text:p>
          </table:table-cell>
          <table:table-cell office:value-type="string" table:style-name="ce17">
            <text:p>ARSIPARIS PELAKSANA LANJUT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6" table:style-name="ce1">
            <text:p>3536</text:p>
          </table:table-cell>
          <table:table-cell office:value-type="string" table:style-name="ce16">
            <text:p>AJ.1.16</text:p>
          </table:table-cell>
          <table:table-cell office:value-type="string" table:style-name="ce17">
            <text:p>ARSIPARIS PENYELI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7" table:style-name="ce1">
            <text:p>3537</text:p>
          </table:table-cell>
          <table:table-cell office:value-type="string" table:style-name="ce16">
            <text:p>AJ.1.17</text:p>
          </table:table-cell>
          <table:table-cell office:value-type="string" table:style-name="ce17">
            <text:p>ARSIPARIS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8" table:style-name="ce1">
            <text:p>3538</text:p>
          </table:table-cell>
          <table:table-cell office:value-type="string" table:style-name="ce16">
            <text:p>AJ.1.18</text:p>
          </table:table-cell>
          <table:table-cell office:value-type="string" table:style-name="ce17">
            <text:p>ARSIPARIS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9" table:style-name="ce1">
            <text:p>3539</text:p>
          </table:table-cell>
          <table:table-cell office:value-type="string" table:style-name="ce16">
            <text:p>AJ.1.19</text:p>
          </table:table-cell>
          <table:table-cell office:value-type="string" table:style-name="ce17">
            <text:p>ANALIS KEBIJAKAN 1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0" table:style-name="ce1">
            <text:p>3540</text:p>
          </table:table-cell>
          <table:table-cell office:value-type="string" table:style-name="ce16">
            <text:p>AJ.1.20</text:p>
          </table:table-cell>
          <table:table-cell office:value-type="string" table:style-name="ce17">
            <text:p>ANALIS KEBIJAKAN 2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1" table:style-name="ce1">
            <text:p>3541</text:p>
          </table:table-cell>
          <table:table-cell office:value-type="string" table:style-name="ce16">
            <text:p>AJ.1.21</text:p>
          </table:table-cell>
          <table:table-cell office:value-type="string" table:style-name="ce17">
            <text:p>ANALIS KEBIJAKAN 3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2" table:style-name="ce1">
            <text:p>3542</text:p>
          </table:table-cell>
          <table:table-cell office:value-type="string" table:style-name="ce16">
            <text:p>AJ.1.22</text:p>
          </table:table-cell>
          <table:table-cell office:value-type="string" table:style-name="ce17">
            <text:p>ANALIS KEBIJAKAN 4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3" table:style-name="ce1">
            <text:p>3543</text:p>
          </table:table-cell>
          <table:table-cell office:value-type="string" table:style-name="ce16">
            <text:p>AJ.1.23</text:p>
          </table:table-cell>
          <table:table-cell office:value-type="string" table:style-name="ce17">
            <text:p>ANALIS KEBIJAKAN 5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4" table:style-name="ce1">
            <text:p>3544</text:p>
          </table:table-cell>
          <table:table-cell office:value-type="string" table:style-name="ce16">
            <text:p>AJ.1.24</text:p>
          </table:table-cell>
          <table:table-cell office:value-type="string" table:style-name="ce17">
            <text:p>ANALIS KEBIJAKAN 6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5" table:style-name="ce1">
            <text:p>3545</text:p>
          </table:table-cell>
          <table:table-cell office:value-type="string" table:style-name="ce16">
            <text:p>AJ.1.25</text:p>
          </table:table-cell>
          <table:table-cell office:value-type="string" table:style-name="ce17">
            <text:p>ANALIS KEBIJAKAN 7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6" table:style-name="ce1">
            <text:p>3546</text:p>
          </table:table-cell>
          <table:table-cell office:value-type="string" table:style-name="ce16">
            <text:p>AJ.1.26</text:p>
          </table:table-cell>
          <table:table-cell office:value-type="string" table:style-name="ce17">
            <text:p>ANALIS KEBIJAKAN 8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7" table:style-name="ce1">
            <text:p>3547</text:p>
          </table:table-cell>
          <table:table-cell office:value-type="string" table:style-name="ce16">
            <text:p>AJ.1.27</text:p>
          </table:table-cell>
          <table:table-cell office:value-type="string" table:style-name="ce17">
            <text:p>ANALIS KEBIJAKAN 9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8" table:style-name="ce1">
            <text:p>3548</text:p>
          </table:table-cell>
          <table:table-cell office:value-type="string" table:style-name="ce16">
            <text:p>AJ.1.28</text:p>
          </table:table-cell>
          <table:table-cell office:value-type="string" table:style-name="ce17">
            <text:p>ANALIS KEBIJAKAN 10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9" table:style-name="ce1">
            <text:p>3549</text:p>
          </table:table-cell>
          <table:table-cell office:value-type="string" table:style-name="ce16">
            <text:p>AJ.1.29</text:p>
          </table:table-cell>
          <table:table-cell office:value-type="string" table:style-name="ce17">
            <text:p>ANALIS KEBIJAKAN 11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0" table:style-name="ce1">
            <text:p>3550</text:p>
          </table:table-cell>
          <table:table-cell office:value-type="string" table:style-name="ce16">
            <text:p>AJ.1.30</text:p>
          </table:table-cell>
          <table:table-cell office:value-type="string" table:style-name="ce17">
            <text:p>ANALIS KEBIJAKAN 12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1" table:style-name="ce1">
            <text:p>3551</text:p>
          </table:table-cell>
          <table:table-cell office:value-type="string" table:style-name="ce16">
            <text:p>AJ.1.31</text:p>
          </table:table-cell>
          <table:table-cell office:value-type="string" table:style-name="ce17">
            <text:p>ANALIS KEBIJAKAN 13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2" table:style-name="ce1">
            <text:p>3552</text:p>
          </table:table-cell>
          <table:table-cell office:value-type="string" table:style-name="ce16">
            <text:p>AJ.1.32</text:p>
          </table:table-cell>
          <table:table-cell office:value-type="string" table:style-name="ce17">
            <text:p>ANALIS KEBIJAKAN 14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3" table:style-name="ce1">
            <text:p>3553</text:p>
          </table:table-cell>
          <table:table-cell office:value-type="string" table:style-name="ce15">
            <text:p>AJ.1.1</text:p>
          </table:table-cell>
          <table:table-cell office:value-type="string" table:style-name="ce19">
            <text:p>SEKRETARIS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4" table:style-name="ce1">
            <text:p>3554</text:p>
          </table:table-cell>
          <table:table-cell office:value-type="string" table:style-name="ce16">
            <text:p>AJ.1.1.2.1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5" table:style-name="ce1">
            <text:p>3555</text:p>
          </table:table-cell>
          <table:table-cell office:value-type="string" table:style-name="ce16">
            <text:p>AJ.1.1.2.2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6" table:style-name="ce1">
            <text:p>3556</text:p>
          </table:table-cell>
          <table:table-cell office:value-type="string" table:style-name="ce16">
            <text:p>AJ.1.1.2.3</text:p>
          </table:table-cell>
          <table:table-cell office:value-type="string" table:style-name="ce17">
            <text:p>PENGELOLA BAHAN PERENCANA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7" table:style-name="ce1">
            <text:p>3557</text:p>
          </table:table-cell>
          <table:table-cell office:value-type="string" table:style-name="ce16">
            <text:p>AJ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8" table:style-name="ce1">
            <text:p>3558</text:p>
          </table:table-cell>
          <table:table-cell office:value-type="string" table:style-name="ce16">
            <text:p>AJ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9" table:style-name="ce1">
            <text:p>3559</text:p>
          </table:table-cell>
          <table:table-cell office:value-type="string" table:style-name="ce16">
            <text:p>AJ.1.1.2.6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0" table:style-name="ce1">
            <text:p>3560</text:p>
          </table:table-cell>
          <table:table-cell office:value-type="string" table:style-name="ce16">
            <text:p>AJ.1.1.2.7</text:p>
          </table:table-cell>
          <table:table-cell office:value-type="string" table:style-name="ce17">
            <text:p>VERIFIKATOR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1" table:style-name="ce1">
            <text:p>3561</text:p>
          </table:table-cell>
          <table:table-cell office:value-type="string" table:style-name="ce16">
            <text:p>AJ.1.1.2.8</text:p>
          </table:table-cell>
          <table:table-cell office:value-type="string" table:style-name="ce17">
            <text:p>BENDAHARA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2" table:style-name="ce1">
            <text:p>3562</text:p>
          </table:table-cell>
          <table:table-cell office:value-type="string" table:style-name="ce16">
            <text:p>AJ.1.1.2.9</text:p>
          </table:table-cell>
          <table:table-cell office:value-type="string" table:style-name="ce17">
            <text:p>PENGELOLA AKUNTANSI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3" table:style-name="ce1">
            <text:p>3563</text:p>
          </table:table-cell>
          <table:table-cell office:value-type="string" table:style-name="ce16">
            <text:p>AJ.1.1.2.10</text:p>
          </table:table-cell>
          <table:table-cell office:value-type="string" table:style-name="ce17">
            <text:p>PENGADMINSTRASI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4" table:style-name="ce1">
            <text:p>3564</text:p>
          </table:table-cell>
          <table:table-cell office:value-type="string" table:style-name="ce16">
            <text:p>AJ.1.1.2.11</text:p>
          </table:table-cell>
          <table:table-cell office:value-type="string" table:style-name="ce17">
            <text:p>PENGELOLA GAJI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5" table:style-name="ce1">
            <text:p>3565</text:p>
          </table:table-cell>
          <table:table-cell office:value-type="string" table:style-name="ce16">
            <text:p>AJ.1.1.2.12</text:p>
          </table:table-cell>
          <table:table-cell office:value-type="string" table:style-name="ce17">
            <text:p>PENATA LAPORAN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6" table:style-name="ce1">
            <text:p>3566</text:p>
          </table:table-cell>
          <table:table-cell office:value-type="string" table:style-name="ce16">
            <text:p>AJ.1.1.2.13</text:p>
          </table:table-cell>
          <table:table-cell office:value-type="string" table:style-name="ce17">
            <text:p>PENGADMINISTRASI PAJAK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7" table:style-name="ce1">
            <text:p>3567</text:p>
          </table:table-cell>
          <table:table-cell office:value-type="string" table:style-name="ce16">
            <text:p>AJ.1.1.2.14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8" table:style-name="ce1">
            <text:p>3568</text:p>
          </table:table-cell>
          <table:table-cell office:value-type="string" table:style-name="ce15">
            <text:p>AJ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9" table:style-name="ce1">
            <text:p>3569</text:p>
          </table:table-cell>
          <table:table-cell office:value-type="string" table:style-name="ce16">
            <text:p>AJ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0" table:style-name="ce1">
            <text:p>3570</text:p>
          </table:table-cell>
          <table:table-cell office:value-type="string" table:style-name="ce16">
            <text:p>AJ.1.1.1.2</text:p>
          </table:table-cell>
          <table:table-cell office:value-type="string" table:style-name="ce17">
            <text:p>PRANATA KEARSIP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1" table:style-name="ce1">
            <text:p>3571</text:p>
          </table:table-cell>
          <table:table-cell office:value-type="string" table:style-name="ce16">
            <text:p>AJ.1.1.1.3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2" table:style-name="ce1">
            <text:p>3572</text:p>
          </table:table-cell>
          <table:table-cell office:value-type="string" table:style-name="ce16">
            <text:p>AJ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3" table:style-name="ce1">
            <text:p>3573</text:p>
          </table:table-cell>
          <table:table-cell office:value-type="string" table:style-name="ce16">
            <text:p>AJ.1.1.1.5</text:p>
          </table:table-cell>
          <table:table-cell office:value-type="string" table:style-name="ce17">
            <text:p>PRAMU BAKTI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4" table:style-name="ce1">
            <text:p>3574</text:p>
          </table:table-cell>
          <table:table-cell office:value-type="string" table:style-name="ce16">
            <text:p>AJ.1.1.1.6</text:p>
          </table:table-cell>
          <table:table-cell office:value-type="string" table:style-name="ce17">
            <text:p>PETUGAS KEAMAN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5" table:style-name="ce1">
            <text:p>3575</text:p>
          </table:table-cell>
          <table:table-cell office:value-type="string" table:style-name="ce16">
            <text:p>AJ.1.1.1.7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6" table:style-name="ce1">
            <text:p>3576</text:p>
          </table:table-cell>
          <table:table-cell office:value-type="string" table:style-name="ce16">
            <text:p>AJ.1.1.1.8</text:p>
          </table:table-cell>
          <table:table-cell office:value-type="string" table:style-name="ce17">
            <text:p>PENGELOLA PERJALANAN DINAS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7" table:style-name="ce1">
            <text:p>3577</text:p>
          </table:table-cell>
          <table:table-cell office:value-type="string" table:style-name="ce16">
            <text:p>AJ.1.1.1.9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8" table:style-name="ce1">
            <text:p>3578</text:p>
          </table:table-cell>
          <table:table-cell office:value-type="string" table:style-name="ce16">
            <text:p>AJ.1.1.1.10</text:p>
          </table:table-cell>
          <table:table-cell office:value-type="string" table:style-name="ce17">
            <text:p>SEKRETARIS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9" table:style-name="ce1">
            <text:p>3579</text:p>
          </table:table-cell>
          <table:table-cell office:value-type="string" table:style-name="ce16">
            <text:p>AJ.1.1.1.11</text:p>
          </table:table-cell>
          <table:table-cell office:value-type="string" table:style-name="ce17">
            <text:p>PENGEMUDI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0" table:style-name="ce1">
            <text:p>3580</text:p>
          </table:table-cell>
          <table:table-cell office:value-type="string" table:style-name="ce16">
            <text:p>AJ.1.1.1.12</text:p>
          </table:table-cell>
          <table:table-cell office:value-type="string" table:style-name="ce17">
            <text:p>PRAMU TAM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1" table:style-name="ce1">
            <text:p>3581</text:p>
          </table:table-cell>
          <table:table-cell office:value-type="string" table:style-name="ce16">
            <text:p>AJ.1.1.1.13</text:p>
          </table:table-cell>
          <table:table-cell office:value-type="string" table:style-name="ce17">
            <text:p>PRAMU KEBERSIH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2" table:style-name="ce1">
            <text:p>3582</text:p>
          </table:table-cell>
          <table:table-cell office:value-type="string" table:style-name="ce16">
            <text:p>AJ.1.1.1.14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3" table:style-name="ce1">
            <text:p>3583</text:p>
          </table:table-cell>
          <table:table-cell office:value-type="string" table:style-name="ce16">
            <text:p>AJ.1.1.1.15</text:p>
          </table:table-cell>
          <table:table-cell office:value-type="string" table:style-name="ce17">
            <text:p>PRANATA BARANG DAN JAS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4" table:style-name="ce1">
            <text:p>3584</text:p>
          </table:table-cell>
          <table:table-cell office:value-type="string" table:style-name="ce15">
            <text:p>AJ.1.2</text:p>
          </table:table-cell>
          <table:table-cell office:value-type="string" table:style-name="ce9">
            <text:p>KEPALA BIDANG GEOLOGI DAN AIR TANAH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85" table:style-name="ce1">
            <text:p>3585</text:p>
          </table:table-cell>
          <table:table-cell office:value-type="string" table:style-name="ce16">
            <text:p>AJ.1.2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6" table:style-name="ce1">
            <text:p>3586</text:p>
          </table:table-cell>
          <table:table-cell office:value-type="string" table:style-name="ce16">
            <text:p>AJ.1.2.1.2</text:p>
          </table:table-cell>
          <table:table-cell office:value-type="string" table:style-name="ce17">
            <text:p>ANALIS POTENSI SUMBER AIR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7" table:style-name="ce1">
            <text:p>3587</text:p>
          </table:table-cell>
          <table:table-cell office:value-type="string" table:style-name="ce16">
            <text:p>AJ.1.2.1.3</text:p>
          </table:table-cell>
          <table:table-cell office:value-type="string" table:style-name="ce17">
            <text:p>PENGELOLA GEOLOGI, TATA LINGKUNGAN DAN AIR BAWAH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8" table:style-name="ce1">
            <text:p>3588</text:p>
          </table:table-cell>
          <table:table-cell office:value-type="string" table:style-name="ce16">
            <text:p>AJ.1.2.1.4</text:p>
          </table:table-cell>
          <table:table-cell office:value-type="string" table:style-name="ce17">
            <text:p>PENYUSUN RENCANA TATA RUANG DAN ZONASI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9" table:style-name="ce1">
            <text:p>3589</text:p>
          </table:table-cell>
          <table:table-cell office:value-type="string" table:style-name="ce16">
            <text:p>AJ.1.2.1.5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0" table:style-name="ce1">
            <text:p>3590</text:p>
          </table:table-cell>
          <table:table-cell office:value-type="string" table:style-name="ce16">
            <text:p>AJ.1.2.1.6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1" table:style-name="ce1">
            <text:p>3591</text:p>
          </table:table-cell>
          <table:table-cell office:value-type="string" table:style-name="ce16">
            <text:p>AJ.1.2.1.7</text:p>
          </table:table-cell>
          <table:table-cell office:value-type="string" table:style-name="ce17">
            <text:p>ANALIS POTENSI SUMBER AIR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2" table:style-name="ce1">
            <text:p>3592</text:p>
          </table:table-cell>
          <table:table-cell office:value-type="string" table:style-name="ce16">
            <text:p>AJ.1.2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3" table:style-name="ce1">
            <text:p>3593</text:p>
          </table:table-cell>
          <table:table-cell office:value-type="string" table:style-name="ce16">
            <text:p>AJ.1.2.1.9</text:p>
          </table:table-cell>
          <table:table-cell office:value-type="string" table:style-name="ce17">
            <text:p>PENGADMINISTRASI IZIN USAH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4" table:style-name="ce1">
            <text:p>3594</text:p>
          </table:table-cell>
          <table:table-cell office:value-type="string" table:style-name="ce16">
            <text:p>AJ.1.2.1.10</text:p>
          </table:table-cell>
          <table:table-cell office:value-type="string" table:style-name="ce17">
            <text:p>ANALIS PENGUKURAN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5" table:style-name="ce1">
            <text:p>3595</text:p>
          </table:table-cell>
          <table:table-cell office:value-type="string" table:style-name="ce16">
            <text:p>AJ.1.2.1.11</text:p>
          </table:table-cell>
          <table:table-cell office:value-type="string" table:style-name="ce17">
            <text:p>PENGELOLA PENGGUNAAN DAN PEMANFAATAN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6" table:style-name="ce1">
            <text:p>3596</text:p>
          </table:table-cell>
          <table:table-cell office:value-type="string" table:style-name="ce16">
            <text:p>AJ.1.2.1.12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7" table:style-name="ce1">
            <text:p>3597</text:p>
          </table:table-cell>
          <table:table-cell office:value-type="string" table:style-name="ce16">
            <text:p>AJ.1.2.1.13</text:p>
          </table:table-cell>
          <table:table-cell office:value-type="string" table:style-name="ce17">
            <text:p>PEMERIKSA SEKTOR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8" table:style-name="ce1">
            <text:p>3598</text:p>
          </table:table-cell>
          <table:table-cell office:value-type="string" table:style-name="ce16">
            <text:p>AJ.1.2.1.14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9" table:style-name="ce1">
            <text:p>3599</text:p>
          </table:table-cell>
          <table:table-cell office:value-type="string" table:style-name="ce16">
            <text:p>AJ.1.2.1.15</text:p>
          </table:table-cell>
          <table:table-cell office:value-type="string" table:style-name="ce17">
            <text:p>ANALIS KONSERVASI AIR DAN LINGKUNGAN HIDUP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0" table:style-name="ce1">
            <text:p>3600</text:p>
          </table:table-cell>
          <table:table-cell office:value-type="string" table:style-name="ce16">
            <text:p>AJ.1.2.1.16</text:p>
          </table:table-cell>
          <table:table-cell office:value-type="string" table:style-name="ce17">
            <text:p>PENGELOLA PENGGUNAAN DAN PENGENDALIAN PEMANFAATAN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1" table:style-name="ce1">
            <text:p>3601</text:p>
          </table:table-cell>
          <table:table-cell office:value-type="string" table:style-name="ce16">
            <text:p>AJ.1.2.1.17</text:p>
          </table:table-cell>
          <table:table-cell office:value-type="string" table:style-name="ce17">
            <text:p>PENGELOLA SARANA PENYELIDIKAN GEOLOGI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2" table:style-name="ce1">
            <text:p>3602</text:p>
          </table:table-cell>
          <table:table-cell office:value-type="string" table:style-name="ce15">
            <text:p>AJ.1.3</text:p>
          </table:table-cell>
          <table:table-cell office:value-type="string" table:style-name="ce9">
            <text:p>KEPALA BIDANG MINERAL DAN BATU BAR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03" table:style-name="ce1">
            <text:p>3603</text:p>
          </table:table-cell>
          <table:table-cell office:value-type="string" table:style-name="ce16">
            <text:p>AJ.1.3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4" table:style-name="ce1">
            <text:p>3604</text:p>
          </table:table-cell>
          <table:table-cell office:value-type="string" table:style-name="ce16">
            <text:p>AJ.1.3.1.2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5" table:style-name="ce1">
            <text:p>3605</text:p>
          </table:table-cell>
          <table:table-cell office:value-type="string" table:style-name="ce16">
            <text:p>AJ.1.3.1.3</text:p>
          </table:table-cell>
          <table:table-cell office:value-type="string" table:style-name="ce17">
            <text:p>PENGELOLA DATABASE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6" table:style-name="ce1">
            <text:p>3606</text:p>
          </table:table-cell>
          <table:table-cell office:value-type="string" table:style-name="ce16">
            <text:p>AJ.1.3.1.4</text:p>
          </table:table-cell>
          <table:table-cell office:value-type="string" table:style-name="ce17">
            <text:p>ANALIS PENGAWAS EKSPLORASI DAN ESKPLOIT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7" table:style-name="ce1">
            <text:p>3607</text:p>
          </table:table-cell>
          <table:table-cell office:value-type="string" table:style-name="ce16">
            <text:p>AJ.1.3.1.5</text:p>
          </table:table-cell>
          <table:table-cell office:value-type="string" table:style-name="ce17">
            <text:p>ANALIS KONSERVASI PERTAMBANG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8" table:style-name="ce1">
            <text:p>3608</text:p>
          </table:table-cell>
          <table:table-cell office:value-type="string" table:style-name="ce16">
            <text:p>AJ.1.3.1.6</text:p>
          </table:table-cell>
          <table:table-cell office:value-type="string" table:style-name="ce17">
            <text:p>ANALIS USAHA JASA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9" table:style-name="ce1">
            <text:p>3609</text:p>
          </table:table-cell>
          <table:table-cell office:value-type="string" table:style-name="ce16">
            <text:p>AJ.1.3.1.7</text:p>
          </table:table-cell>
          <table:table-cell office:value-type="string" table:style-name="ce17">
            <text:p>PENGELOLA SARANA PENELITIAN DAN PENGEMBANGAN ENERGI DAN |SUMBER DAYA MINERAL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0" table:style-name="ce1">
            <text:p>3610</text:p>
          </table:table-cell>
          <table:table-cell office:value-type="string" table:style-name="ce16">
            <text:p>AJ.1.3.1.8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1" table:style-name="ce1">
            <text:p>3611</text:p>
          </table:table-cell>
          <table:table-cell office:value-type="string" table:style-name="ce16">
            <text:p>AJ.1.3.1.9</text:p>
          </table:table-cell>
          <table:table-cell office:value-type="string" table:style-name="ce17">
            <text:p>ANALIS RENCANA PRODUKSI DAN PEMANFAAT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2" table:style-name="ce1">
            <text:p>3612</text:p>
          </table:table-cell>
          <table:table-cell office:value-type="string" table:style-name="ce16">
            <text:p>AJ.1.3.1.10</text:p>
          </table:table-cell>
          <table:table-cell office:value-type="string" table:style-name="ce17">
            <text:p>PENGELOLA PERIZINAN USAHA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3" table:style-name="ce1">
            <text:p>3613</text:p>
          </table:table-cell>
          <table:table-cell office:value-type="string" table:style-name="ce16">
            <text:p>AJ.1.3.1.11</text:p>
          </table:table-cell>
          <table:table-cell office:value-type="string" table:style-name="ce17">
            <text:p>PENGELOLA DATABASE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4" table:style-name="ce1">
            <text:p>3614</text:p>
          </table:table-cell>
          <table:table-cell office:value-type="string" table:style-name="ce16">
            <text:p>AJ.1.3.1.12</text:p>
          </table:table-cell>
          <table:table-cell office:value-type="string" table:style-name="ce17">
            <text:p>ANALIS PENGAWASAN EKSPLORASI DAN EKSPLOIT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5" table:style-name="ce1">
            <text:p>3615</text:p>
          </table:table-cell>
          <table:table-cell office:value-type="string" table:style-name="ce16">
            <text:p>AJ.1.3.1.13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6" table:style-name="ce1">
            <text:p>3616</text:p>
          </table:table-cell>
          <table:table-cell office:value-type="string" table:style-name="ce16">
            <text:p>AJ.1.3.1.14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7" table:style-name="ce1">
            <text:p>3617</text:p>
          </table:table-cell>
          <table:table-cell office:value-type="string" table:style-name="ce16">
            <text:p>AJ.1.3.1.15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8" table:style-name="ce1">
            <text:p>3618</text:p>
          </table:table-cell>
          <table:table-cell office:value-type="string" table:style-name="ce16">
            <text:p>AJ.1.3.1.16</text:p>
          </table:table-cell>
          <table:table-cell office:value-type="string" table:style-name="ce17">
            <text:p>ANALIS REKLAM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9" table:style-name="ce1">
            <text:p>3619</text:p>
          </table:table-cell>
          <table:table-cell office:value-type="string" table:style-name="ce16">
            <text:p>AJ.1.3.1.17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20" table:style-name="ce1">
            <text:p>3620</text:p>
          </table:table-cell>
          <table:table-cell office:value-type="string" table:style-name="ce16">
            <text:p>AJ.1.3.1.18</text:p>
          </table:table-cell>
          <table:table-cell office:value-type="string" table:style-name="ce17">
            <text:p>ANALIS PERLINDUNGAN LINGKUNGAN PERTAMBANG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21" table:style-name="ce1">
            <text:p>3621</text:p>
          </table:table-cell>
          <table:table-cell office:value-type="string" table:style-name="ce15">
            <text:p>AJ.1.4</text:p>
          </table:table-cell>
          <table:table-cell office:value-type="string" table:style-name="ce9">
            <text:p>KEPALA BIDANG PENGEMBANGAN INFRASTRUKTUR ENERGI D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22" table:style-name="ce1">
            <text:p>3622</text:p>
          </table:table-cell>
          <table:table-cell office:value-type="string" table:style-name="ce16">
            <text:p>AJ.1.4.1.1</text:p>
          </table:table-cell>
          <table:table-cell office:value-type="string" table:style-name="ce30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3" table:style-name="ce1">
            <text:p>3623</text:p>
          </table:table-cell>
          <table:table-cell office:value-type="string" table:style-name="ce16">
            <text:p>AJ.1.4.1.2</text:p>
          </table:table-cell>
          <table:table-cell office:value-type="string" table:style-name="ce30">
            <text:p>ANALIS PENGEMBANGAN ENERGI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4" table:style-name="ce1">
            <text:p>3624</text:p>
          </table:table-cell>
          <table:table-cell office:value-type="string" table:style-name="ce16">
            <text:p>AJ.1.4.1.3</text:p>
          </table:table-cell>
          <table:table-cell office:value-type="string" table:style-name="ce30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5" table:style-name="ce1">
            <text:p>3625</text:p>
          </table:table-cell>
          <table:table-cell office:value-type="string" table:style-name="ce16">
            <text:p>AJ.1.4.1.4</text:p>
          </table:table-cell>
          <table:table-cell office:value-type="string" table:style-name="ce17">
            <text:p>ANALIS PELAYANAN DAN PENGAWASAN USAHA BIO ENERGI DAN ANEKA ENERGI BARU TERBARUK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6" table:style-name="ce1">
            <text:p>3626</text:p>
          </table:table-cell>
          <table:table-cell office:value-type="string" table:style-name="ce16">
            <text:p>AJ.1.4.1.5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7" table:style-name="ce1">
            <text:p>3627</text:p>
          </table:table-cell>
          <table:table-cell office:value-type="string" table:style-name="ce16">
            <text:p>AJ.1.4.1.6</text:p>
          </table:table-cell>
          <table:table-cell office:value-type="string" table:style-name="ce17">
            <text:p>PENGELOLA PEMANFAATAN ENERGI DAN PENYEDIAAN LISTRIK PERDESA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8" table:style-name="ce1">
            <text:p>3628</text:p>
          </table:table-cell>
          <table:table-cell office:value-type="string" table:style-name="ce16">
            <text:p>AJ.1.4.1.7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9" table:style-name="ce1">
            <text:p>3629</text:p>
          </table:table-cell>
          <table:table-cell office:value-type="string" table:style-name="ce16">
            <text:p>AJ.1.4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0" table:style-name="ce1">
            <text:p>3630</text:p>
          </table:table-cell>
          <table:table-cell office:value-type="string" table:style-name="ce16">
            <text:p>AJ.1.4.1.9</text:p>
          </table:table-cell>
          <table:table-cell office:value-type="string" table:style-name="ce17">
            <text:p>ANALIS PENGEMBANGAN INFRASTRUKTUR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1" table:style-name="ce1">
            <text:p>3631</text:p>
          </table:table-cell>
          <table:table-cell office:value-type="string" table:style-name="ce16">
            <text:p>AJ.1.4.1.10</text:p>
          </table:table-cell>
          <table:table-cell office:value-type="string" table:style-name="ce17">
            <text:p>ANALIS PENGEMBANGAN INFRASTRUKTUR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2" table:style-name="ce1">
            <text:p>3632</text:p>
          </table:table-cell>
          <table:table-cell office:value-type="string" table:style-name="ce16">
            <text:p>AJ.1.4.1.11</text:p>
          </table:table-cell>
          <table:table-cell office:value-type="string" table:style-name="ce17">
            <text:p>ANALIS PEMANFAATAN ENERGI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3" table:style-name="ce1">
            <text:p>3633</text:p>
          </table:table-cell>
          <table:table-cell office:value-type="string" table:style-name="ce16">
            <text:p>AJ.1.4.1.12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4" table:style-name="ce1">
            <text:p>3634</text:p>
          </table:table-cell>
          <table:table-cell office:value-type="string" table:style-name="ce16">
            <text:p>AJ.1.4.1.13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5" table:style-name="ce1">
            <text:p>3635</text:p>
          </table:table-cell>
          <table:table-cell office:value-type="string" table:style-name="ce16">
            <text:p>AJ.1.4.1.14</text:p>
          </table:table-cell>
          <table:table-cell office:value-type="string" table:style-name="ce17">
            <text:p>ANALIS PENGELOLA SARANA PENELITIAN DAN PENGEMBANGAN ENERGI DAN SUMBER DAYA MINERAL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6" table:style-name="ce1">
            <text:p>3636</text:p>
          </table:table-cell>
          <table:table-cell office:value-type="string" table:style-name="ce19">
            <text:p>AJ.1.5</text:p>
          </table:table-cell>
          <table:table-cell office:value-type="string" table:style-name="ce19">
            <text:p>KEPALA BIDANG PEMANFAAT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37" table:style-name="ce1">
            <text:p>3637</text:p>
          </table:table-cell>
          <table:table-cell office:value-type="string" table:style-name="ce5">
            <text:p>AJ.1.5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38" table:style-name="ce1">
            <text:p>3638</text:p>
          </table:table-cell>
          <table:table-cell office:value-type="string" table:style-name="ce5">
            <text:p>AJ.1.5.1.2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39" table:style-name="ce1">
            <text:p>3639</text:p>
          </table:table-cell>
          <table:table-cell office:value-type="string" table:style-name="ce5">
            <text:p>AJ.1.5.1.3</text:p>
          </table:table-cell>
          <table:table-cell office:value-type="string" table:style-name="ce17">
            <text:p>PENGELOLA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0" table:style-name="ce1">
            <text:p>3640</text:p>
          </table:table-cell>
          <table:table-cell office:value-type="string" table:style-name="ce5">
            <text:p>AJ.1.5.1.4</text:p>
          </table:table-cell>
          <table:table-cell office:value-type="string" table:style-name="ce17">
            <text:p>ANALIS KELAIKAN TEKNIK DAN KESELAMAT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1" table:style-name="ce1">
            <text:p>3641</text:p>
          </table:table-cell>
          <table:table-cell office:value-type="string" table:style-name="ce5">
            <text:p>AJ.1.5.1.5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2" table:style-name="ce1">
            <text:p>3642</text:p>
          </table:table-cell>
          <table:table-cell office:value-type="string" table:style-name="ce5">
            <text:p>AJ.1.5.1.6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3" table:style-name="ce1">
            <text:p>3643</text:p>
          </table:table-cell>
          <table:table-cell office:value-type="string" table:style-name="ce5">
            <text:p>AJ.1.5.1.7</text:p>
          </table:table-cell>
          <table:table-cell office:value-type="string" table:style-name="ce17">
            <text:p>ANALIS PENGUSAHAAN DAN PELAYAN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4" table:style-name="ce1">
            <text:p>3644</text:p>
          </table:table-cell>
          <table:table-cell office:value-type="string" table:style-name="ce5">
            <text:p>AJ.1.5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5" table:style-name="ce1">
            <text:p>3645</text:p>
          </table:table-cell>
          <table:table-cell office:value-type="string" table:style-name="ce5">
            <text:p>AJ.1.5.1.9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6" table:style-name="ce1">
            <text:p>3646</text:p>
          </table:table-cell>
          <table:table-cell office:value-type="string" table:style-name="ce5">
            <text:p>AJ.1.5.1.10</text:p>
          </table:table-cell>
          <table:table-cell office:value-type="string" table:style-name="ce17">
            <text:p>PENGAWAS KE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7" table:style-name="ce1">
            <text:p>3647</text:p>
          </table:table-cell>
          <table:table-cell office:value-type="string" table:style-name="ce5">
            <text:p>AJ.1.5.1.11</text:p>
          </table:table-cell>
          <table:table-cell office:value-type="string" table:style-name="ce17">
            <text:p>ANALIS STANDARISASI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8" table:style-name="ce1">
            <text:p>3648</text:p>
          </table:table-cell>
          <table:table-cell office:value-type="string" table:style-name="ce5">
            <text:p>AJ.1.5.1.12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9" table:style-name="ce1">
            <text:p>3649</text:p>
          </table:table-cell>
          <table:table-cell office:value-type="string" table:style-name="ce15">
            <text:p>AK.1</text:p>
          </table:table-cell>
          <table:table-cell office:value-type="string" table:style-name="ce9">
            <text:p>KEPALA DINAS PERINDUSTRIAN DAN PERDAGANGAN<text:s/></text:p>
          </table:table-cell>
          <table:table-cell office:value-type="float" office:value="37" table:style-name="ce1">
            <text:p>37</text:p>
          </table:table-cell>
          <table:table-cell table:number-columns-repeated="16380" table:style-name="ce1"/>
        </table:table-row>
        <table:table-row table:style-name="ro2">
          <table:table-cell office:value-type="float" office:value="3650" table:style-name="ce1">
            <text:p>3650</text:p>
          </table:table-cell>
          <table:table-cell office:value-type="string" table:style-name="ce16">
            <text:p>AK.1.6</text:p>
          </table:table-cell>
          <table:table-cell office:value-type="string" table:style-name="ce17">
            <text:p>PENYULUH PERINDUSTRIAN DAN PERDAGANGAN PELAKSAN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1" table:style-name="ce1">
            <text:p>3651</text:p>
          </table:table-cell>
          <table:table-cell office:value-type="string" table:style-name="ce16">
            <text:p>AK.1.7</text:p>
          </table:table-cell>
          <table:table-cell office:value-type="string" table:style-name="ce17">
            <text:p>PENYULUH PERINDUSTRIAN DAN PERDAGANGAN PELAKSANA LANJUT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2" table:style-name="ce1">
            <text:p>3652</text:p>
          </table:table-cell>
          <table:table-cell office:value-type="string" table:style-name="ce16">
            <text:p>AK.1.8</text:p>
          </table:table-cell>
          <table:table-cell office:value-type="string" table:style-name="ce17">
            <text:p>PENYULUH PERINDUSTRIAN DAN PERDAGANGAN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3" table:style-name="ce1">
            <text:p>3653</text:p>
          </table:table-cell>
          <table:table-cell office:value-type="string" table:style-name="ce16">
            <text:p>AK.1.9</text:p>
          </table:table-cell>
          <table:table-cell office:value-type="string" table:style-name="ce17">
            <text:p>PENYULUH PERINDUSTRIAN DAN PERDAGANGAN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4" table:style-name="ce1">
            <text:p>3654</text:p>
          </table:table-cell>
          <table:table-cell office:value-type="string" table:style-name="ce16">
            <text:p>AK.1.10</text:p>
          </table:table-cell>
          <table:table-cell office:value-type="string" table:style-name="ce17">
            <text:p>PENYULUH PERINDUSTRIAN DAN PERDAGANGAN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5" table:style-name="ce1">
            <text:p>3655</text:p>
          </table:table-cell>
          <table:table-cell office:value-type="string" table:style-name="ce16">
            <text:p>AK.1.11</text:p>
          </table:table-cell>
          <table:table-cell office:value-type="string" table:style-name="ce17">
            <text:p>PENYULUH PERINDUSTRIAN DAN PERDAGANGAN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6" table:style-name="ce1">
            <text:p>3656</text:p>
          </table:table-cell>
          <table:table-cell office:value-type="string" table:style-name="ce16">
            <text:p>AK.1.12</text:p>
          </table:table-cell>
          <table:table-cell office:value-type="string" table:style-name="ce17">
            <text:p>ASESOR MANAJEMEN MUTU INDUSTRI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7" table:style-name="ce1">
            <text:p>3657</text:p>
          </table:table-cell>
          <table:table-cell office:value-type="string" table:style-name="ce16">
            <text:p>AK.1.13</text:p>
          </table:table-cell>
          <table:table-cell office:value-type="string" table:style-name="ce17">
            <text:p>ASESOR MANAJEMEN MUTU INDUSTRI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8" table:style-name="ce1">
            <text:p>3658</text:p>
          </table:table-cell>
          <table:table-cell office:value-type="string" table:style-name="ce16">
            <text:p>AK.1.14</text:p>
          </table:table-cell>
          <table:table-cell office:value-type="string" table:style-name="ce17">
            <text:p>ASESOR MANAJEMEN MUTU INDUSTRI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9" table:style-name="ce1">
            <text:p>3659</text:p>
          </table:table-cell>
          <table:table-cell office:value-type="string" table:style-name="ce16">
            <text:p>AK.1.15</text:p>
          </table:table-cell>
          <table:table-cell office:value-type="string" table:style-name="ce17">
            <text:p>PENGUJI MUTU BARANG PEMUL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0" table:style-name="ce1">
            <text:p>3660</text:p>
          </table:table-cell>
          <table:table-cell office:value-type="string" table:style-name="ce16">
            <text:p>AK.1.16</text:p>
          </table:table-cell>
          <table:table-cell office:value-type="string" table:style-name="ce17">
            <text:p>PENGUJI MUTU BARANG TERAMPIL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1" table:style-name="ce1">
            <text:p>3661</text:p>
          </table:table-cell>
          <table:table-cell office:value-type="string" table:style-name="ce16">
            <text:p>AK.1.17</text:p>
          </table:table-cell>
          <table:table-cell office:value-type="string" table:style-name="ce17">
            <text:p>PENGUJI MUTU BARANG MAHIR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2" table:style-name="ce1">
            <text:p>3662</text:p>
          </table:table-cell>
          <table:table-cell office:value-type="string" table:style-name="ce16">
            <text:p>AK.1.18</text:p>
          </table:table-cell>
          <table:table-cell office:value-type="string" table:style-name="ce17">
            <text:p>PENGUJI MUTU BARANG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3" table:style-name="ce1">
            <text:p>3663</text:p>
          </table:table-cell>
          <table:table-cell office:value-type="string" table:style-name="ce16">
            <text:p>AK.1.19</text:p>
          </table:table-cell>
          <table:table-cell office:value-type="string" table:style-name="ce17">
            <text:p>PENGUJI MUTU BARANG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4" table:style-name="ce1">
            <text:p>3664</text:p>
          </table:table-cell>
          <table:table-cell office:value-type="string" table:style-name="ce16">
            <text:p>AK.1.20</text:p>
          </table:table-cell>
          <table:table-cell office:value-type="string" table:style-name="ce17">
            <text:p>PENGUJI MUTU BARANG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5" table:style-name="ce1">
            <text:p>3665</text:p>
          </table:table-cell>
          <table:table-cell office:value-type="string" table:style-name="ce16">
            <text:p>AK.1.21</text:p>
          </table:table-cell>
          <table:table-cell office:value-type="string" table:style-name="ce17">
            <text:p>PENGUJI MUTU BARANG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6" table:style-name="ce1">
            <text:p>3666</text:p>
          </table:table-cell>
          <table:table-cell office:value-type="string" table:style-name="ce16">
            <text:p>AK.1.22</text:p>
          </table:table-cell>
          <table:table-cell office:value-type="string" table:style-name="ce21">
            <text:p>ARSIPARIS PELAKSAN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7" table:style-name="ce1">
            <text:p>3667</text:p>
          </table:table-cell>
          <table:table-cell office:value-type="string" table:style-name="ce16">
            <text:p>AK.1.23</text:p>
          </table:table-cell>
          <table:table-cell office:value-type="string" table:style-name="ce21">
            <text:p>ARSIPARIS PELAKSANA LANJUT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8" table:style-name="ce1">
            <text:p>3668</text:p>
          </table:table-cell>
          <table:table-cell office:value-type="string" table:style-name="ce16">
            <text:p>AK.1.24</text:p>
          </table:table-cell>
          <table:table-cell office:value-type="string" table:style-name="ce21">
            <text:p>ARSIPARIS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9" table:style-name="ce1">
            <text:p>3669</text:p>
          </table:table-cell>
          <table:table-cell office:value-type="string" table:style-name="ce16">
            <text:p>AK.1.25</text:p>
          </table:table-cell>
          <table:table-cell office:value-type="string" table:style-name="ce21">
            <text:p>ARSIPARIS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0" table:style-name="ce1">
            <text:p>3670</text:p>
          </table:table-cell>
          <table:table-cell office:value-type="string" table:style-name="ce16">
            <text:p>AK.1.26</text:p>
          </table:table-cell>
          <table:table-cell office:value-type="string" table:style-name="ce21">
            <text:p>ARSIPARIS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1" table:style-name="ce1">
            <text:p>3671</text:p>
          </table:table-cell>
          <table:table-cell office:value-type="string" table:style-name="ce15">
            <text:p>AK.1.1</text:p>
          </table:table-cell>
          <table:table-cell office:value-type="string" table:style-name="ce19">
            <text:p>SEKRETARIS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2" table:style-name="ce1">
            <text:p>3672</text:p>
          </table:table-cell>
          <table:table-cell office:value-type="string" table:style-name="ce16">
            <text:p>AK.1.1.2.1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3" table:style-name="ce1">
            <text:p>3673</text:p>
          </table:table-cell>
          <table:table-cell office:value-type="string" table:style-name="ce16">
            <text:p>AK.1.1.2.2</text:p>
          </table:table-cell>
          <table:table-cell office:value-type="string" table:style-name="ce17">
            <text:p>PENGELOLA BAHAN PERENCANA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4" table:style-name="ce1">
            <text:p>3674</text:p>
          </table:table-cell>
          <table:table-cell office:value-type="string" table:style-name="ce16">
            <text:p>AK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5" table:style-name="ce1">
            <text:p>3675</text:p>
          </table:table-cell>
          <table:table-cell office:value-type="string" table:style-name="ce16">
            <text:p>AK.1.1.2.4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6" table:style-name="ce1">
            <text:p>3676</text:p>
          </table:table-cell>
          <table:table-cell office:value-type="string" table:style-name="ce16">
            <text:p>AK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7" table:style-name="ce1">
            <text:p>3677</text:p>
          </table:table-cell>
          <table:table-cell office:value-type="string" table:style-name="ce16">
            <text:p>AK.1.1.2.6</text:p>
          </table:table-cell>
          <table:table-cell office:value-type="string" table:style-name="ce17">
            <text:p>PENGELOLA GAJI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8" table:style-name="ce1">
            <text:p>3678</text:p>
          </table:table-cell>
          <table:table-cell office:value-type="string" table:style-name="ce16">
            <text:p>AK.1.1.2.7</text:p>
          </table:table-cell>
          <table:table-cell office:value-type="string" table:style-name="ce17">
            <text:p>PENGELOLA AKUNTANSI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9" table:style-name="ce1">
            <text:p>3679</text:p>
          </table:table-cell>
          <table:table-cell office:value-type="string" table:style-name="ce16">
            <text:p>AK.1.1.2.8</text:p>
          </table:table-cell>
          <table:table-cell office:value-type="string" table:style-name="ce17">
            <text:p>VERIFIKATOR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0" table:style-name="ce1">
            <text:p>3680</text:p>
          </table:table-cell>
          <table:table-cell office:value-type="string" table:style-name="ce16">
            <text:p>AK.1.1.2.9</text:p>
          </table:table-cell>
          <table:table-cell office:value-type="string" table:style-name="ce17">
            <text:p>PENGADMINISTRASI PAJAK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1" table:style-name="ce1">
            <text:p>3681</text:p>
          </table:table-cell>
          <table:table-cell office:value-type="string" table:style-name="ce16">
            <text:p>AK.1.1.2.10</text:p>
          </table:table-cell>
          <table:table-cell office:value-type="string" table:style-name="ce17">
            <text:p>BENDAHARA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2" table:style-name="ce1">
            <text:p>3682</text:p>
          </table:table-cell>
          <table:table-cell office:value-type="string" table:style-name="ce16">
            <text:p>AK.1.1.2.11</text:p>
          </table:table-cell>
          <table:table-cell office:value-type="string" table:style-name="ce17">
            <text:p>PENGADMINISTRASI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3" table:style-name="ce1">
            <text:p>3683</text:p>
          </table:table-cell>
          <table:table-cell office:value-type="string" table:style-name="ce16">
            <text:p>AK.1.1.2.12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4" table:style-name="ce1">
            <text:p>3684</text:p>
          </table:table-cell>
          <table:table-cell office:value-type="string" table:style-name="ce15">
            <text:p>AK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5" table:style-name="ce1">
            <text:p>3685</text:p>
          </table:table-cell>
          <table:table-cell office:value-type="string" table:style-name="ce16">
            <text:p>AK.1.1.1.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6" table:style-name="ce1">
            <text:p>3686</text:p>
          </table:table-cell>
          <table:table-cell office:value-type="string" table:style-name="ce16">
            <text:p>AK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7" table:style-name="ce1">
            <text:p>3687</text:p>
          </table:table-cell>
          <table:table-cell office:value-type="string" table:style-name="ce16">
            <text:p>AK.1.1.1.3</text:p>
          </table:table-cell>
          <table:table-cell office:value-type="string" table:style-name="ce17">
            <text:p>PENGELOLA BARANG MILIK NEGAR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8" table:style-name="ce1">
            <text:p>3688</text:p>
          </table:table-cell>
          <table:table-cell office:value-type="string" table:style-name="ce16">
            <text:p>AK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9" table:style-name="ce1">
            <text:p>3689</text:p>
          </table:table-cell>
          <table:table-cell office:value-type="string" table:style-name="ce16">
            <text:p>AK.1.1.1.5</text:p>
          </table:table-cell>
          <table:table-cell office:value-type="string" table:style-name="ce17">
            <text:p>SEKRETARIS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0" table:style-name="ce1">
            <text:p>3690</text:p>
          </table:table-cell>
          <table:table-cell office:value-type="string" table:style-name="ce16">
            <text:p>AK.1.1.1.6</text:p>
          </table:table-cell>
          <table:table-cell office:value-type="string" table:style-name="ce17">
            <text:p>PRANATA KEARSIP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1" table:style-name="ce1">
            <text:p>3691</text:p>
          </table:table-cell>
          <table:table-cell office:value-type="string" table:style-name="ce16">
            <text:p>AK.1.1.1.7</text:p>
          </table:table-cell>
          <table:table-cell office:value-type="string" table:style-name="ce17">
            <text:p>PENGEMUDI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2" table:style-name="ce1">
            <text:p>3692</text:p>
          </table:table-cell>
          <table:table-cell office:value-type="string" table:style-name="ce16">
            <text:p>AK.1.1.1.8</text:p>
          </table:table-cell>
          <table:table-cell office:value-type="string" table:style-name="ce17">
            <text:p>PETUGAS KEAMAN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3" table:style-name="ce1">
            <text:p>3693</text:p>
          </table:table-cell>
          <table:table-cell office:value-type="string" table:style-name="ce16">
            <text:p>AK.1.1.1.9</text:p>
          </table:table-cell>
          <table:table-cell office:value-type="string" table:style-name="ce17">
            <text:p>PRAMU BAKTI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4" table:style-name="ce1">
            <text:p>3694</text:p>
          </table:table-cell>
          <table:table-cell office:value-type="string" table:style-name="ce16">
            <text:p>AK.1.1.1.10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5" table:style-name="ce1">
            <text:p>3695</text:p>
          </table:table-cell>
          <table:table-cell office:value-type="string" table:style-name="ce16">
            <text:p>AK.1.1.1.11</text:p>
          </table:table-cell>
          <table:table-cell office:value-type="string" table:style-name="ce17">
            <text:p>PRANATA BARANG DAN JAS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6" table:style-name="ce1">
            <text:p>3696</text:p>
          </table:table-cell>
          <table:table-cell office:value-type="string" table:style-name="ce16">
            <text:p>AK.1.1.1.12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7" table:style-name="ce1">
            <text:p>3697</text:p>
          </table:table-cell>
          <table:table-cell office:value-type="string" table:style-name="ce16">
            <text:p>AK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8" table:style-name="ce1">
            <text:p>3698</text:p>
          </table:table-cell>
          <table:table-cell office:value-type="string" table:style-name="ce15">
            <text:p>AK.1.2</text:p>
          </table:table-cell>
          <table:table-cell office:value-type="string" table:style-name="ce9">
            <text:p>KEPALA BIDANG PERINDUSTRI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99" table:style-name="ce1">
            <text:p>3699</text:p>
          </table:table-cell>
          <table:table-cell office:value-type="string" table:style-name="ce16">
            <text:p>AK.1.2.1.1</text:p>
          </table:table-cell>
          <table:table-cell office:value-type="string" table:style-name="ce17">
            <text:p>ANALIS KEBIJAKAN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0" table:style-name="ce1">
            <text:p>3700</text:p>
          </table:table-cell>
          <table:table-cell office:value-type="string" table:style-name="ce16">
            <text:p>AK.1.2.1.2</text:p>
          </table:table-cell>
          <table:table-cell office:value-type="string" table:style-name="ce17">
            <text:p>PENYUSUN RENCANA BIMBINGAN TEKNIS MANAJEMEN MUTU PRODUKS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1" table:style-name="ce1">
            <text:p>3701</text:p>
          </table:table-cell>
          <table:table-cell office:value-type="string" table:style-name="ce16">
            <text:p>AK.1.2.1.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2" table:style-name="ce1">
            <text:p>3702</text:p>
          </table:table-cell>
          <table:table-cell office:value-type="string" table:style-name="ce16">
            <text:p>AK.1.2.1.4</text:p>
          </table:table-cell>
          <table:table-cell office:value-type="string" table:style-name="ce17">
            <text:p>PENGELOLA DATA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3" table:style-name="ce1">
            <text:p>3703</text:p>
          </table:table-cell>
          <table:table-cell office:value-type="string" table:style-name="ce16">
            <text:p>AK.1.2.1.5</text:p>
          </table:table-cell>
          <table:table-cell office:value-type="string" table:style-name="ce17">
            <text:p>ANALIS PERENCANAAN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4" table:style-name="ce1">
            <text:p>3704</text:p>
          </table:table-cell>
          <table:table-cell office:value-type="string" table:style-name="ce16">
            <text:p>AK.1.2.1.6</text:p>
          </table:table-cell>
          <table:table-cell office:value-type="string" table:style-name="ce17">
            <text:p>ANALIS MODEL PENGEMBANGAN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5" table:style-name="ce1">
            <text:p>3705</text:p>
          </table:table-cell>
          <table:table-cell office:value-type="string" table:style-name="ce16">
            <text:p>AK.1.2.1.7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6" table:style-name="ce1">
            <text:p>3706</text:p>
          </table:table-cell>
          <table:table-cell office:value-type="string" table:style-name="ce16">
            <text:p>AK.1.2.1.8</text:p>
          </table:table-cell>
          <table:table-cell office:value-type="string" table:style-name="ce17">
            <text:p>PENYUSUN RENCANA BIMBINGAN TEKNIS USAHA MIKRO , KECIL DAN MENENGAH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7" table:style-name="ce1">
            <text:p>3707</text:p>
          </table:table-cell>
          <table:table-cell office:value-type="string" table:style-name="ce16">
            <text:p>AK.1.2.1.9</text:p>
          </table:table-cell>
          <table:table-cell office:value-type="string" table:style-name="ce17">
            <text:p>PENYUSUN RENCANA PELAYANAN USAHA MIKRO KECIL DAN MENENGAH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8" table:style-name="ce1">
            <text:p>3708</text:p>
          </table:table-cell>
          <table:table-cell office:value-type="string" table:style-name="ce16">
            <text:p>AK.1.2.1.10</text:p>
          </table:table-cell>
          <table:table-cell office:value-type="string" table:style-name="ce17">
            <text:p>ANALIS KERJASAMA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9" table:style-name="ce1">
            <text:p>3709</text:p>
          </table:table-cell>
          <table:table-cell office:value-type="string" table:style-name="ce16">
            <text:p>AK.1.2.1.1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10" table:style-name="ce1">
            <text:p>3710</text:p>
          </table:table-cell>
          <table:table-cell office:value-type="string" table:style-name="ce16">
            <text:p>AK.1.2.1.12</text:p>
          </table:table-cell>
          <table:table-cell office:value-type="string" table:style-name="ce17">
            <text:p>PENYUSUN PENELITI DAN PENGEMBANGAN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11" table:style-name="ce1">
            <text:p>3711</text:p>
          </table:table-cell>
          <table:table-cell office:value-type="string" table:style-name="ce15">
            <text:p>AK.1.3</text:p>
          </table:table-cell>
          <table:table-cell office:value-type="string" table:style-name="ce9">
            <text:p>KEPALA BIDANG PERDAGANGAN DALAM NEGERI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12" table:style-name="ce1">
            <text:p>3712</text:p>
          </table:table-cell>
          <table:table-cell office:value-type="string" table:style-name="ce16">
            <text:p>AK.1.3.1.1</text:p>
          </table:table-cell>
          <table:table-cell office:value-type="string" table:style-name="ce17">
            <text:p>PENGELOLA PEMASAR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3" table:style-name="ce1">
            <text:p>3713</text:p>
          </table:table-cell>
          <table:table-cell office:value-type="string" table:style-name="ce16">
            <text:p>AK.1.3.1.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4" table:style-name="ce1">
            <text:p>3714</text:p>
          </table:table-cell>
          <table:table-cell office:value-type="string" table:style-name="ce16">
            <text:p>AK.1.3.1.3</text:p>
          </table:table-cell>
          <table:table-cell office:value-type="string" table:style-name="ce17">
            <text:p>FASILITATOR PERDAGANG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5" table:style-name="ce1">
            <text:p>3715</text:p>
          </table:table-cell>
          <table:table-cell office:value-type="string" table:style-name="ce16">
            <text:p>AK.1.3.1.4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6" table:style-name="ce1">
            <text:p>3716</text:p>
          </table:table-cell>
          <table:table-cell office:value-type="string" table:style-name="ce16">
            <text:p>AK.1.3.1.5</text:p>
          </table:table-cell>
          <table:table-cell office:value-type="string" table:style-name="ce17">
            <text:p>PENGAWAS PERDAGANGAN BERJANGKA KOMODIT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7" table:style-name="ce1">
            <text:p>3717</text:p>
          </table:table-cell>
          <table:table-cell office:value-type="string" table:style-name="ce16">
            <text:p>AK.1.3.1.6</text:p>
          </table:table-cell>
          <table:table-cell office:value-type="string" table:style-name="ce17">
            <text:p>ANALIS BIMBINGAN USAH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8" table:style-name="ce1">
            <text:p>3718</text:p>
          </table:table-cell>
          <table:table-cell office:value-type="string" table:style-name="ce16">
            <text:p>AK.1.3.1.7</text:p>
          </table:table-cell>
          <table:table-cell office:value-type="string" table:style-name="ce17">
            <text:p>PENGELOLA DISTRIBUSI DAN PEMASAR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9" table:style-name="ce1">
            <text:p>3719</text:p>
          </table:table-cell>
          <table:table-cell office:value-type="string" table:style-name="ce16">
            <text:p>AK.1.3.1.8</text:p>
          </table:table-cell>
          <table:table-cell office:value-type="string" table:style-name="ce17">
            <text:p>PENYUSUN RENCANA JARINGAN DISTRIBUS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0" table:style-name="ce1">
            <text:p>3720</text:p>
          </table:table-cell>
          <table:table-cell office:value-type="string" table:style-name="ce16">
            <text:p>AK.1.3.1.9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1" table:style-name="ce1">
            <text:p>3721</text:p>
          </table:table-cell>
          <table:table-cell office:value-type="string" table:style-name="ce16">
            <text:p>AK.1.3.1.10</text:p>
          </table:table-cell>
          <table:table-cell office:value-type="string" table:style-name="ce17">
            <text:p>PENYUSUN RENCANA INFORMASI PASAR DALAM NEGER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2" table:style-name="ce1">
            <text:p>3722</text:p>
          </table:table-cell>
          <table:table-cell office:value-type="string" table:style-name="ce16">
            <text:p>AK.1.3.1.11</text:p>
          </table:table-cell>
          <table:table-cell office:value-type="string" table:style-name="ce17">
            <text:p>ANALIS STANDAR HARG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3" table:style-name="ce1">
            <text:p>3723</text:p>
          </table:table-cell>
          <table:table-cell office:value-type="string" table:style-name="ce16">
            <text:p>AK.1.3.1.12</text:p>
          </table:table-cell>
          <table:table-cell office:value-type="string" table:style-name="ce17">
            <text:p>PENYUSUN PERKEMBANGAN HARGA DAN PENGKAJIAN PASAR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4" table:style-name="ce1">
            <text:p>3724</text:p>
          </table:table-cell>
          <table:table-cell office:value-type="string" table:style-name="ce16">
            <text:p>AK.1.3.1.1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5" table:style-name="ce1">
            <text:p>3725</text:p>
          </table:table-cell>
          <table:table-cell office:value-type="string" table:style-name="ce15">
            <text:p>AK.1.4</text:p>
          </table:table-cell>
          <table:table-cell office:value-type="string" table:style-name="ce9">
            <text:p>KEPALA BIDANG PERDAGANGAN LUAR NEGERI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26" table:style-name="ce1">
            <text:p>3726</text:p>
          </table:table-cell>
          <table:table-cell office:value-type="string" table:style-name="ce16">
            <text:p>AK.1.4.1.1</text:p>
          </table:table-cell>
          <table:table-cell office:value-type="string" table:style-name="ce17">
            <text:p>PENGELOLA EKSPOR HASIL USAHA INDUSTRI DAN USAHA PERDAGANGAN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7" table:style-name="ce1">
            <text:p>3727</text:p>
          </table:table-cell>
          <table:table-cell office:value-type="string" table:style-name="ce16">
            <text:p>AK.1.4.1.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8" table:style-name="ce1">
            <text:p>3728</text:p>
          </table:table-cell>
          <table:table-cell office:value-type="string" table:style-name="ce16">
            <text:p>AK.1.4.1.3</text:p>
          </table:table-cell>
          <table:table-cell office:value-type="string" table:style-name="ce17">
            <text:p>PENGELOLA FASILITASI DAN MEDIASI PEMBANGUNAN USAHA PERDAGANGAN EKSPOR-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9" table:style-name="ce1">
            <text:p>3729</text:p>
          </table:table-cell>
          <table:table-cell office:value-type="string" table:style-name="ce16">
            <text:p>AK.1.4.1.4</text:p>
          </table:table-cell>
          <table:table-cell office:value-type="string" table:style-name="ce17">
            <text:p>ANALIS PENGEMBANGAN PASA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0" table:style-name="ce1">
            <text:p>3730</text:p>
          </table:table-cell>
          <table:table-cell office:value-type="string" table:style-name="ce16">
            <text:p>AK.1.4.1.5</text:p>
          </table:table-cell>
          <table:table-cell office:value-type="string" table:style-name="ce17">
            <text:p>PENYUSUN RENCANA PEMANTAUAN DAN EVALUASI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1" table:style-name="ce1">
            <text:p>3731</text:p>
          </table:table-cell>
          <table:table-cell office:value-type="string" table:style-name="ce16">
            <text:p>AK.1.4.1.6</text:p>
          </table:table-cell>
          <table:table-cell office:value-type="string" table:style-name="ce17">
            <text:p>PENYUSUN RENCANA ANALISIS KEBUTUHAN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2" table:style-name="ce1">
            <text:p>3732</text:p>
          </table:table-cell>
          <table:table-cell office:value-type="string" table:style-name="ce16">
            <text:p>AK.1.4.1.7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3" table:style-name="ce1">
            <text:p>3733</text:p>
          </table:table-cell>
          <table:table-cell office:value-type="string" table:style-name="ce16">
            <text:p>AK.1.4.1.8</text:p>
          </table:table-cell>
          <table:table-cell office:value-type="string" table:style-name="ce17">
            <text:p>PENGADMINISTRASI ANALISIS KEBUTUHAN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4" table:style-name="ce1">
            <text:p>3734</text:p>
          </table:table-cell>
          <table:table-cell office:value-type="string" table:style-name="ce16">
            <text:p>AK.1.4.1.9</text:p>
          </table:table-cell>
          <table:table-cell office:value-type="string" table:style-name="ce17">
            <text:p>PENYUSUN RENCANA INFORMASI PASAR LUAR NEGERI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5" table:style-name="ce1">
            <text:p>3735</text:p>
          </table:table-cell>
          <table:table-cell office:value-type="string" table:style-name="ce16">
            <text:p>AK.1.4.1.10</text:p>
          </table:table-cell>
          <table:table-cell office:value-type="string" table:style-name="ce17">
            <text:p>PENYUSUN RENCANA ANALISIS PASAR LUAR NEGERI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6" table:style-name="ce1">
            <text:p>3736</text:p>
          </table:table-cell>
          <table:table-cell office:value-type="string" table:style-name="ce16">
            <text:p>AK.1.4.1.1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7" table:style-name="ce1">
            <text:p>3737</text:p>
          </table:table-cell>
          <table:table-cell office:value-type="string" table:style-name="ce16">
            <text:p>AK.1.4.1.12</text:p>
          </table:table-cell>
          <table:table-cell office:value-type="string" table:style-name="ce17">
            <text:p>ANALIS PASA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8" table:style-name="ce1">
            <text:p>3738</text:p>
          </table:table-cell>
          <table:table-cell office:value-type="string" table:style-name="ce15">
            <text:p>AK.1.5</text:p>
          </table:table-cell>
          <table:table-cell office:value-type="string" table:style-name="ce23">
            <text:p>KEPALA BIDANG PENGAWAS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39" table:style-name="ce1">
            <text:p>3739</text:p>
          </table:table-cell>
          <table:table-cell office:value-type="string" table:style-name="ce5">
            <text:p>AK.1.5.1.1</text:p>
          </table:table-cell>
          <table:table-cell office:value-type="string" table:style-name="ce17">
            <text:p>PENGELOLA FASILIITASI DAN MEDIASI PERLINDUNGGAN KONSUME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0" table:style-name="ce1">
            <text:p>3740</text:p>
          </table:table-cell>
          <table:table-cell office:value-type="string" table:style-name="ce5">
            <text:p>AK.1.5.1.2</text:p>
          </table:table-cell>
          <table:table-cell office:value-type="string" table:style-name="ce17">
            <text:p>PENGELOLA DATA MONITORING DAN EVALUASI BERKAS SENGKET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1" table:style-name="ce1">
            <text:p>3741</text:p>
          </table:table-cell>
          <table:table-cell office:value-type="string" table:style-name="ce5">
            <text:p>AK.1.5.1.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2" table:style-name="ce1">
            <text:p>3742</text:p>
          </table:table-cell>
          <table:table-cell office:value-type="string" table:style-name="ce5">
            <text:p>AK.1.5.1.4</text:p>
          </table:table-cell>
          <table:table-cell office:value-type="string" table:style-name="ce17">
            <text:p>PENYUSUN RENCANA PENGAMANAN PERLINDUNGAN AKSES PASAR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3" table:style-name="ce1">
            <text:p>3743</text:p>
          </table:table-cell>
          <table:table-cell office:value-type="string" table:style-name="ce5">
            <text:p>AK.1.5.1.5</text:p>
          </table:table-cell>
          <table:table-cell office:value-type="string" table:style-name="ce17">
            <text:p>PENGAWAS INDUSTRI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4" table:style-name="ce1">
            <text:p>3744</text:p>
          </table:table-cell>
          <table:table-cell office:value-type="string" table:style-name="ce5">
            <text:p>AK.1.5.1.6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string" table:style-name="ce5">
            <text:p>AK.1.5.1.7</text:p>
          </table:table-cell>
          <table:table-cell office:value-type="string" table:style-name="ce17">
            <text:p>PENGELOLA SARANA PERINDUSTRI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6" table:style-name="ce1">
            <text:p>3746</text:p>
          </table:table-cell>
          <table:table-cell office:value-type="string" table:style-name="ce5">
            <text:p>AK.1.5.1.8</text:p>
          </table:table-cell>
          <table:table-cell office:value-type="string" table:style-name="ce17">
            <text:p>ANALIS INDUSTRI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7" table:style-name="ce1">
            <text:p>3747</text:p>
          </table:table-cell>
          <table:table-cell office:value-type="string" table:style-name="ce5">
            <text:p>AK.1.5.1.9</text:p>
          </table:table-cell>
          <table:table-cell office:value-type="string" table:style-name="ce17">
            <text:p>ANALIS DATA STANDARISASI/ PENYELI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8" table:style-name="ce1">
            <text:p>3748</text:p>
          </table:table-cell>
          <table:table-cell office:value-type="string" table:style-name="ce5">
            <text:p>AK.1.5.1.10</text:p>
          </table:table-cell>
          <table:table-cell office:value-type="string" table:style-name="ce17">
            <text:p>ANALIS MUTU PRODUK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9" table:style-name="ce1">
            <text:p>3749</text:p>
          </table:table-cell>
          <table:table-cell office:value-type="string" table:style-name="ce5">
            <text:p>AK.1.5.1.11</text:p>
          </table:table-cell>
          <table:table-cell office:value-type="string" table:style-name="ce17">
            <text:p>PENGAWAS BARANG BEREDAR DAN JAS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0" table:style-name="ce1">
            <text:p>3750</text:p>
          </table:table-cell>
          <table:table-cell office:value-type="string" table:style-name="ce5">
            <text:p>AK.1.5.1.1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1" table:style-name="ce1">
            <text:p>3751</text:p>
          </table:table-cell>
          <table:table-cell office:value-type="string" table:style-name="ce5">
            <text:p>AK.1.5.1.13</text:p>
          </table:table-cell>
          <table:table-cell office:value-type="string" table:style-name="ce17">
            <text:p>PENGELOLA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2" table:style-name="ce1">
            <text:p>3752</text:p>
          </table:table-cell>
          <table:table-cell office:value-type="string" table:style-name="ce5">
            <text:p>AK.1.5.1.14</text:p>
          </table:table-cell>
          <table:table-cell office:value-type="string" table:style-name="ce17">
            <text:p>ANALIS BIDANG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3" table:style-name="ce1">
            <text:p>3753</text:p>
          </table:table-cell>
          <table:table-cell office:value-type="string" table:style-name="ce5">
            <text:p>AK.1.5.1.15</text:p>
          </table:table-cell>
          <table:table-cell office:value-type="string" table:style-name="ce17">
            <text:p>PENYUSUN RENCANA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number-rows-repeated="10448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_32_2" style:display-name="Comma 2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mdede</meta:initial-creator>
    <dc:creator>mdede</dc:creator>
    <meta:creation-date>2022-09-03T21:59:48Z</meta:creation-date>
    <dc:date>2022-09-16T06:44:35Z</dc:date>
  </office:meta>
</office:document-meta>
</file>